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555" calcext:value-type="float">
            <text:p>0,000251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319" calcext:value-type="float">
            <text:p>0,000304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842" calcext:value-type="float">
            <text:p>0,000231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05" calcext:value-type="float">
            <text:p>0,0000001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37" calcext:value-type="float">
            <text:p>0,000014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948" calcext:value-type="float">
            <text:p>0,000282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5633" calcext:value-type="float">
            <text:p>0,000365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27" calcext:value-type="float">
            <text:p>0,00022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11" calcext:value-type="float">
            <text:p>0,000012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109" calcext:value-type="float">
            <text:p>0,000337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421" calcext:value-type="float">
            <text:p>0,000254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231" calcext:value-type="float">
            <text:p>0,000239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" calcext:value-type="float">
            <text:p>0,0000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338" calcext:value-type="float">
            <text:p>0,000307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928" calcext:value-type="float">
            <text:p>0,000194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626" calcext:value-type="float">
            <text:p>0,000210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95" calcext:value-type="float">
            <text:p>0,000011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686" calcext:value-type="float">
            <text:p>0,000393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9295" calcext:value-type="float">
            <text:p>0,000299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287" calcext:value-type="float">
            <text:p>0,000253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968" calcext:value-type="float">
            <text:p>0,000014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348" calcext:value-type="float">
            <text:p>0,000311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9626" calcext:value-type="float">
            <text:p>0,000309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376" calcext:value-type="float">
            <text:p>0,000241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85" calcext:value-type="float">
            <text:p>0,000023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2931" calcext:value-type="float">
            <text:p>0,000312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024" calcext:value-type="float">
            <text:p>0,000341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346" calcext:value-type="float">
            <text:p>0,000275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67" calcext:value-type="float">
            <text:p>0,000022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524" calcext:value-type="float">
            <text:p>0,000444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8788" calcext:value-type="float">
            <text:p>0,000578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2468" calcext:value-type="float">
            <text:p>0,000482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76" calcext:value-type="float">
            <text:p>0,000000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96" calcext:value-type="float">
            <text:p>0,000045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4374" calcext:value-type="float">
            <text:p>0,000314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132" calcext:value-type="float">
            <text:p>0,000269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495" calcext:value-type="float">
            <text:p>0,000238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07" calcext:value-type="float">
            <text:p>0,000014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0625" calcext:value-type="float">
            <text:p>0,000300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335" calcext:value-type="float">
            <text:p>0,000225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296" calcext:value-type="float">
            <text:p>0,000303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53" calcext:value-type="float">
            <text:p>0,0000119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3905" calcext:value-type="float">
            <text:p>0,00103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297" calcext:value-type="float">
            <text:p>0,00030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815" calcext:value-type="float">
            <text:p>0,000261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61" calcext:value-type="float">
            <text:p>0,000018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7852" calcext:value-type="float">
            <text:p>0,00147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8017" calcext:value-type="float">
            <text:p>0,000328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5442" calcext:value-type="float">
            <text:p>0,000475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608" calcext:value-type="float">
            <text:p>0,000017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4361" calcext:value-type="float">
            <text:p>0,000484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6213" calcext:value-type="float">
            <text:p>0,000326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0958" calcext:value-type="float">
            <text:p>0,000420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063" calcext:value-type="float">
            <text:p>0,000020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1933" calcext:value-type="float">
            <text:p>0,000391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478" calcext:value-type="float">
            <text:p>0,00028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927" calcext:value-type="float">
            <text:p>0,00039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765" calcext:value-type="float">
            <text:p>0,000045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976" calcext:value-type="float">
            <text:p>0,000433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932" calcext:value-type="float">
            <text:p>0,000283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107" calcext:value-type="float">
            <text:p>0,000274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41" calcext:value-type="float">
            <text:p>0,000012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012" calcext:value-type="float">
            <text:p>0,000294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156" calcext:value-type="float">
            <text:p>0,000304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5158" calcext:value-type="float">
            <text:p>0,000415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14" calcext:value-type="float">
            <text:p>0,000000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276" calcext:value-type="float">
            <text:p>0,000035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2079" calcext:value-type="float">
            <text:p>0,000672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6248" calcext:value-type="float">
            <text:p>0,000296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1438" calcext:value-type="float">
            <text:p>0,000361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595" calcext:value-type="float">
            <text:p>0,000022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0437" calcext:value-type="float">
            <text:p>0,000550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639" calcext:value-type="float">
            <text:p>0,000333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063" calcext:value-type="float">
            <text:p>0,000333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09" calcext:value-type="float">
            <text:p>0,000022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8727" calcext:value-type="float">
            <text:p>0,000428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7742" calcext:value-type="float">
            <text:p>0,000597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378" calcext:value-type="float">
            <text:p>0,00040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61" calcext:value-type="float">
            <text:p>0,000020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6355" calcext:value-type="float">
            <text:p>0,000416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5183" calcext:value-type="float">
            <text:p>0,000255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691" calcext:value-type="float">
            <text:p>0,000398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98" calcext:value-type="float">
            <text:p>0,000014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0915" calcext:value-type="float">
            <text:p>0,000350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8912" calcext:value-type="float">
            <text:p>0,000318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497" calcext:value-type="float">
            <text:p>0,000344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03" calcext:value-type="float">
            <text:p>0,000000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97" calcext:value-type="float">
            <text:p>0,000070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4703" calcext:value-type="float">
            <text:p>0,000674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7613" calcext:value-type="float">
            <text:p>0,000527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3434" calcext:value-type="float">
            <text:p>0,000373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991" calcext:value-type="float">
            <text:p>0,000071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52379" calcext:value-type="float">
            <text:p>0,000752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679" calcext:value-type="float">
            <text:p>0,000409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219" calcext:value-type="float">
            <text:p>0,000335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83" calcext:value-type="float">
            <text:p>0,000022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0114" calcext:value-type="float">
            <text:p>0,000360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2993" calcext:value-type="float">
            <text:p>0,000312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16112" calcext:value-type="float">
            <text:p>0,000816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54" calcext:value-type="float">
            <text:p>0,000037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5919" calcext:value-type="float">
            <text:p>0,000325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5323" calcext:value-type="float">
            <text:p>0,000305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1706" calcext:value-type="float">
            <text:p>0,000361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15" calcext:value-type="float">
            <text:p>0,000020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914" calcext:value-type="float">
            <text:p>0,000307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0666" calcext:value-type="float">
            <text:p>0,000340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22018" calcext:value-type="float">
            <text:p>0,000522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11" calcext:value-type="float">
            <text:p>0,0000001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58" calcext:value-type="float">
            <text:p>0,000022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1141" calcext:value-type="float">
            <text:p>0,000431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073" calcext:value-type="float">
            <text:p>0,000283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8755" calcext:value-type="float">
            <text:p>0,000268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07" calcext:value-type="float">
            <text:p>0,000013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306" calcext:value-type="float">
            <text:p>0,00045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383" calcext:value-type="float">
            <text:p>0,000331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151" calcext:value-type="float">
            <text:p>0,000341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44" calcext:value-type="float">
            <text:p>0,000026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165" calcext:value-type="float">
            <text:p>0,000337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983" calcext:value-type="float">
            <text:p>0,000222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2227" calcext:value-type="float">
            <text:p>0,000362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004" calcext:value-type="float">
            <text:p>0,000035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2022" calcext:value-type="float">
            <text:p>0,000562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475" calcext:value-type="float">
            <text:p>0,000288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6789" calcext:value-type="float">
            <text:p>0,00030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44" calcext:value-type="float">
            <text:p>0,000015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8493" calcext:value-type="float">
            <text:p>0,000298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89" calcext:value-type="float">
            <text:p>0,00024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953" calcext:value-type="float">
            <text:p>0,000221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85" calcext:value-type="float">
            <text:p>0,000011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324" calcext:value-type="float">
            <text:p>0,000289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7959" calcext:value-type="float">
            <text:p>0,000267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212" calcext:value-type="float">
            <text:p>0,000219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098" calcext:value-type="float">
            <text:p>0,000050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2493" calcext:value-type="float">
            <text:p>0,000312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4559" calcext:value-type="float">
            <text:p>0,000284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067" calcext:value-type="float">
            <text:p>0,000252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59" calcext:value-type="float">
            <text:p>0,000016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5737" calcext:value-type="float">
            <text:p>0,000705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9197" calcext:value-type="float">
            <text:p>0,000459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542" calcext:value-type="float">
            <text:p>0,000295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03" calcext:value-type="float">
            <text:p>0,000028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7565" calcext:value-type="float">
            <text:p>0,000407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488" calcext:value-type="float">
            <text:p>0,000288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1174" calcext:value-type="float">
            <text:p>0,000351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65" calcext:value-type="float">
            <text:p>0,000047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521" calcext:value-type="float">
            <text:p>0,000478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78" calcext:value-type="float">
            <text:p>0,00024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4662" calcext:value-type="float">
            <text:p>0,000474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08" calcext:value-type="float">
            <text:p>0,000027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6403" calcext:value-type="float">
            <text:p>0,000586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0186" calcext:value-type="float">
            <text:p>0,000400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279" calcext:value-type="float">
            <text:p>0,000352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45" calcext:value-type="float">
            <text:p>0,000013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2814" calcext:value-type="float">
            <text:p>0,000332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44" calcext:value-type="float">
            <text:p>0,00023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126" calcext:value-type="float">
            <text:p>0,000289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472" calcext:value-type="float">
            <text:p>0,000021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67546" calcext:value-type="float">
            <text:p>0,000567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496" calcext:value-type="float">
            <text:p>0,000367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1089" calcext:value-type="float">
            <text:p>0,000281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86" calcext:value-type="float">
            <text:p>0,000016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954" calcext:value-type="float">
            <text:p>0,00038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156" calcext:value-type="float">
            <text:p>0,000276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8077" calcext:value-type="float">
            <text:p>0,000298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44" calcext:value-type="float">
            <text:p>0,000029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6256" calcext:value-type="float">
            <text:p>0,000416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7618" calcext:value-type="float">
            <text:p>0,000277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97" calcext:value-type="float">
            <text:p>0,00037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2" calcext:value-type="float">
            <text:p>0,00002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6697" calcext:value-type="float">
            <text:p>0,000386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5895" calcext:value-type="float">
            <text:p>0,000365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6087" calcext:value-type="float">
            <text:p>0,000446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77" calcext:value-type="float">
            <text:p>0,000015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7582" calcext:value-type="float">
            <text:p>0,000717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4448" calcext:value-type="float">
            <text:p>0,000334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754" calcext:value-type="float">
            <text:p>0,00028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15" calcext:value-type="float">
            <text:p>0,000034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3698" calcext:value-type="float">
            <text:p>0,000493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3303" calcext:value-type="float">
            <text:p>0,000323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767" calcext:value-type="float">
            <text:p>0,000311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15" calcext:value-type="float">
            <text:p>0,00004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603" calcext:value-type="float">
            <text:p>0,00066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569" calcext:value-type="float">
            <text:p>0,000401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7343" calcext:value-type="float">
            <text:p>0,000547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86" calcext:value-type="float">
            <text:p>0,000021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9383" calcext:value-type="float">
            <text:p>0,000499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572" calcext:value-type="float">
            <text:p>0,00108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7181" calcext:value-type="float">
            <text:p>0,000327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29" calcext:value-type="float">
            <text:p>0,000029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2448" calcext:value-type="float">
            <text:p>0,00050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666" calcext:value-type="float">
            <text:p>0,000246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6" calcext:value-type="float">
            <text:p>0,0002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42" calcext:value-type="float">
            <text:p>0,000016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8687" calcext:value-type="float">
            <text:p>0,000328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422" calcext:value-type="float">
            <text:p>0,000401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823" calcext:value-type="float">
            <text:p>0,000224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142" calcext:value-type="float">
            <text:p>0,000026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853" calcext:value-type="float">
            <text:p>0,000367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29" calcext:value-type="float">
            <text:p>0,00028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6376" calcext:value-type="float">
            <text:p>0,000536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98" calcext:value-type="float">
            <text:p>0,000000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47" calcext:value-type="float">
            <text:p>0,000037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2063" calcext:value-type="float">
            <text:p>0,000402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0785" calcext:value-type="float">
            <text:p>0,00031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2062" calcext:value-type="float">
            <text:p>0,000492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91" calcext:value-type="float">
            <text:p>0,000017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7151" calcext:value-type="float">
            <text:p>0,000367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4789" calcext:value-type="float">
            <text:p>0,000364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406" calcext:value-type="float">
            <text:p>0,000253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71" calcext:value-type="float">
            <text:p>0,000015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657" calcext:value-type="float">
            <text:p>0,000286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5275" calcext:value-type="float">
            <text:p>0,000305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7184" calcext:value-type="float">
            <text:p>0,000387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755" calcext:value-type="float">
            <text:p>0,000095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7192" calcext:value-type="float">
            <text:p>0,000497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9974" calcext:value-type="float">
            <text:p>0,000449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219" calcext:value-type="float">
            <text:p>0,000232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19" calcext:value-type="float">
            <text:p>0,000026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803" calcext:value-type="float">
            <text:p>0,000445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225" calcext:value-type="float">
            <text:p>0,000244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923" calcext:value-type="float">
            <text:p>0,000278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18" calcext:value-type="float">
            <text:p>0,000024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9821" calcext:value-type="float">
            <text:p>0,000359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541" calcext:value-type="float">
            <text:p>0,000266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124" calcext:value-type="float">
            <text:p>0,000282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47" calcext:value-type="float">
            <text:p>0,000021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2533" calcext:value-type="float">
            <text:p>0,000362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917" calcext:value-type="float">
            <text:p>0,000219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8415" calcext:value-type="float">
            <text:p>0,000378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595" calcext:value-type="float">
            <text:p>0,000053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486" calcext:value-type="float">
            <text:p>0,00054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4943" calcext:value-type="float">
            <text:p>0,000314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488" calcext:value-type="float">
            <text:p>0,000223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35" calcext:value-type="float">
            <text:p>0,000015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6068" calcext:value-type="float">
            <text:p>0,000296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7732" calcext:value-type="float">
            <text:p>0,000267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042" calcext:value-type="float">
            <text:p>0,000218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7" calcext:value-type="float">
            <text:p>0,000016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3919" calcext:value-type="float">
            <text:p>0,000433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069" calcext:value-type="float">
            <text:p>0,00054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038" calcext:value-type="float">
            <text:p>0,000257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71" calcext:value-type="float">
            <text:p>0,000023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731" calcext:value-type="float">
            <text:p>0,000331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2381" calcext:value-type="float">
            <text:p>0,000312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5705" calcext:value-type="float">
            <text:p>0,000255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61" calcext:value-type="float">
            <text:p>0,000022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9" calcext:value-type="float">
            <text:p>0,0003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697" calcext:value-type="float">
            <text:p>0,000225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263" calcext:value-type="float">
            <text:p>0,000258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18" calcext:value-type="float">
            <text:p>0,000015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8054" calcext:value-type="float">
            <text:p>0,000368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033" calcext:value-type="float">
            <text:p>0,000286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099" calcext:value-type="float">
            <text:p>0,000282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53" calcext:value-type="float">
            <text:p>0,0000329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7788" calcext:value-type="float">
            <text:p>0,000477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0534" calcext:value-type="float">
            <text:p>0,000440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964" calcext:value-type="float">
            <text:p>0,000278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7" calcext:value-type="float">
            <text:p>0,000000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88" calcext:value-type="float">
            <text:p>0,000027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2438" calcext:value-type="float">
            <text:p>0,000362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782" calcext:value-type="float">
            <text:p>0,000278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0209" calcext:value-type="float">
            <text:p>0,000350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15" calcext:value-type="float">
            <text:p>0,000019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4" calcext:value-type="float">
            <text:p>0,0003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369" calcext:value-type="float">
            <text:p>0,000244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6797" calcext:value-type="float">
            <text:p>0,000326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14" calcext:value-type="float">
            <text:p>0,000011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973" calcext:value-type="float">
            <text:p>0,000285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6788" calcext:value-type="float">
            <text:p>0,000326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723" calcext:value-type="float">
            <text:p>0,000344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257" calcext:value-type="float">
            <text:p>0,000037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621" calcext:value-type="float">
            <text:p>0,000513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69" calcext:value-type="float">
            <text:p>0,00028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1185" calcext:value-type="float">
            <text:p>0,000291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64" calcext:value-type="float">
            <text:p>0,000012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8158" calcext:value-type="float">
            <text:p>0,000448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6393" calcext:value-type="float">
            <text:p>0,000426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99942" calcext:value-type="float">
            <text:p>0,000699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7" calcext:value-type="float">
            <text:p>0,00003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654" calcext:value-type="float">
            <text:p>0,000401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364" calcext:value-type="float">
            <text:p>0,000253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0318" calcext:value-type="float">
            <text:p>0,000280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01" calcext:value-type="float">
            <text:p>0,000016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227964" calcext:value-type="float">
            <text:p>0,00227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3738" calcext:value-type="float">
            <text:p>0,000313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459" calcext:value-type="float">
            <text:p>0,000272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15" calcext:value-type="float">
            <text:p>0,000016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6012" calcext:value-type="float">
            <text:p>0,000356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0773" calcext:value-type="float">
            <text:p>0,000280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858" calcext:value-type="float">
            <text:p>0,000258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7" calcext:value-type="float">
            <text:p>0,00001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9056" calcext:value-type="float">
            <text:p>0,000429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038" calcext:value-type="float">
            <text:p>0,00059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838" calcext:value-type="float">
            <text:p>0,000331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778" calcext:value-type="float">
            <text:p>0,000025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717" calcext:value-type="float">
            <text:p>0,000301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012" calcext:value-type="float">
            <text:p>0,000331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025" calcext:value-type="float">
            <text:p>0,00022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47" calcext:value-type="float">
            <text:p>0,000015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6939" calcext:value-type="float">
            <text:p>0,000376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685" calcext:value-type="float">
            <text:p>0,000249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0984" calcext:value-type="float">
            <text:p>0,000370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01" calcext:value-type="float">
            <text:p>0,000018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80881" calcext:value-type="float">
            <text:p>0,000780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486" calcext:value-type="float">
            <text:p>0,000363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3433" calcext:value-type="float">
            <text:p>0,000573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8" calcext:value-type="float">
            <text:p>0,000014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023" calcext:value-type="float">
            <text:p>0,000311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313" calcext:value-type="float">
            <text:p>0,000321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5129" calcext:value-type="float">
            <text:p>0,000445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08" calcext:value-type="float">
            <text:p>0,000020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9624" calcext:value-type="float">
            <text:p>0,000349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458" calcext:value-type="float">
            <text:p>0,000441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213" calcext:value-type="float">
            <text:p>0,000233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367" calcext:value-type="float">
            <text:p>0,0000163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7649" calcext:value-type="float">
            <text:p>0,00029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314" calcext:value-type="float">
            <text:p>0,000244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082" calcext:value-type="float">
            <text:p>0,000329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65" calcext:value-type="float">
            <text:p>0,000022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5023" calcext:value-type="float">
            <text:p>0,000645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651" calcext:value-type="float">
            <text:p>0,000221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93" calcext:value-type="float">
            <text:p>0,00028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41" calcext:value-type="float">
            <text:p>0,000019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7292" calcext:value-type="float">
            <text:p>0,000347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0306" calcext:value-type="float">
            <text:p>0,000300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144" calcext:value-type="float">
            <text:p>0,000238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3" calcext:value-type="float">
            <text:p>0,00002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5935" calcext:value-type="float">
            <text:p>0,000395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286" calcext:value-type="float">
            <text:p>0,000276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713" calcext:value-type="float">
            <text:p>0,000256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01" calcext:value-type="float">
            <text:p>0,000016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1211" calcext:value-type="float">
            <text:p>0,000441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4986" calcext:value-type="float">
            <text:p>0,000284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3592" calcext:value-type="float">
            <text:p>0,000263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539" calcext:value-type="float">
            <text:p>0,0000005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39" calcext:value-type="float">
            <text:p>0,000038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2173" calcext:value-type="float">
            <text:p>0,000472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0547" calcext:value-type="float">
            <text:p>0,000430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671" calcext:value-type="float">
            <text:p>0,000269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02" calcext:value-type="float">
            <text:p>0,000022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553" calcext:value-type="float">
            <text:p>0,00032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715" calcext:value-type="float">
            <text:p>0,000241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695" calcext:value-type="float">
            <text:p>0,000248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53" calcext:value-type="float">
            <text:p>0,000013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5797" calcext:value-type="float">
            <text:p>0,000585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7647" calcext:value-type="float">
            <text:p>0,000577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6621" calcext:value-type="float">
            <text:p>0,000316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234" calcext:value-type="float">
            <text:p>0,000017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5763" calcext:value-type="float">
            <text:p>0,000345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662" calcext:value-type="float">
            <text:p>0,000301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691" calcext:value-type="float">
            <text:p>0,000285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1" calcext:value-type="float">
            <text:p>0,000000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587" calcext:value-type="float">
            <text:p>0,000050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7047" calcext:value-type="float">
            <text:p>0,000397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766" calcext:value-type="float">
            <text:p>0,000352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7223" calcext:value-type="float">
            <text:p>0,000377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39" calcext:value-type="float">
            <text:p>0,000036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746" calcext:value-type="float">
            <text:p>0,00030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101" calcext:value-type="float">
            <text:p>0,000303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943" calcext:value-type="float">
            <text:p>0,00065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46" calcext:value-type="float">
            <text:p>0,000022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6151" calcext:value-type="float">
            <text:p>0,000436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0331" calcext:value-type="float">
            <text:p>0,000430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3044" calcext:value-type="float">
            <text:p>0,000393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19" calcext:value-type="float">
            <text:p>0,000023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0153" calcext:value-type="float">
            <text:p>0,00150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3085" calcext:value-type="float">
            <text:p>0,000343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5975" calcext:value-type="float">
            <text:p>0,000355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88" calcext:value-type="float">
            <text:p>0,000000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81" calcext:value-type="float">
            <text:p>0,000027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9048" calcext:value-type="float">
            <text:p>0,000369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397" calcext:value-type="float">
            <text:p>0,00037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5891" calcext:value-type="float">
            <text:p>0,00115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63" calcext:value-type="float">
            <text:p>0,00002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8947" calcext:value-type="float">
            <text:p>0,000518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114" calcext:value-type="float">
            <text:p>0,00031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156" calcext:value-type="float">
            <text:p>0,000289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052" calcext:value-type="float">
            <text:p>0,000115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3459" calcext:value-type="float">
            <text:p>0,000473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4073" calcext:value-type="float">
            <text:p>0,000374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457" calcext:value-type="float">
            <text:p>0,000319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59" calcext:value-type="float">
            <text:p>0,000020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14883" calcext:value-type="float">
            <text:p>0,000914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8644" calcext:value-type="float">
            <text:p>0,000728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5618" calcext:value-type="float">
            <text:p>0,000325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24" calcext:value-type="float">
            <text:p>0,000000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34" calcext:value-type="float">
            <text:p>0,000021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2779" calcext:value-type="float">
            <text:p>0,000592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6676" calcext:value-type="float">
            <text:p>0,000466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9208" calcext:value-type="float">
            <text:p>0,000729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69" calcext:value-type="float">
            <text:p>0,000117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7799" calcext:value-type="float">
            <text:p>0,000487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4904" calcext:value-type="float">
            <text:p>0,000334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2846" calcext:value-type="float">
            <text:p>0,000552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452" calcext:value-type="float">
            <text:p>0,000054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3707" calcext:value-type="float">
            <text:p>0,000643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411" calcext:value-type="float">
            <text:p>0,00042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3173" calcext:value-type="float">
            <text:p>0,000253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176" calcext:value-type="float">
            <text:p>0,00006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8527" calcext:value-type="float">
            <text:p>0,00034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7752" calcext:value-type="float">
            <text:p>0,000727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7859" calcext:value-type="float">
            <text:p>0,000687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02" calcext:value-type="float">
            <text:p>0,000024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1847" calcext:value-type="float">
            <text:p>0,000371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4795" calcext:value-type="float">
            <text:p>0,000434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2653" calcext:value-type="float">
            <text:p>0,000602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23" calcext:value-type="float">
            <text:p>0,000029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2615" calcext:value-type="float">
            <text:p>0,000412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04" calcext:value-type="float">
            <text:p>0,00047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3315" calcext:value-type="float">
            <text:p>0,000313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89" calcext:value-type="float">
            <text:p>0,0000145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98414" calcext:value-type="float">
            <text:p>0,00198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356514" calcext:value-type="float">
            <text:p>0,00356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3958" calcext:value-type="float">
            <text:p>0,000633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59" calcext:value-type="float">
            <text:p>0,00008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1939" calcext:value-type="float">
            <text:p>0,000771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4626" calcext:value-type="float">
            <text:p>0,000564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5919" calcext:value-type="float">
            <text:p>0,00185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744" calcext:value-type="float">
            <text:p>0,000074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3243" calcext:value-type="float">
            <text:p>0,00143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41909" calcext:value-type="float">
            <text:p>0,000841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4066" calcext:value-type="float">
            <text:p>0,000694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013" calcext:value-type="float">
            <text:p>0,000039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5404" calcext:value-type="float">
            <text:p>0,0011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7777" calcext:value-type="float">
            <text:p>0,00147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8389" calcext:value-type="float">
            <text:p>0,000638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078" calcext:value-type="float">
            <text:p>0,000074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2204" calcext:value-type="float">
            <text:p>0,000872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5708" calcext:value-type="float">
            <text:p>0,000575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79442" calcext:value-type="float">
            <text:p>0,00179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1" calcext:value-type="float">
            <text:p>0,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953" calcext:value-type="float">
            <text:p>0,0000669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1364" calcext:value-type="float">
            <text:p>0,00131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1747" calcext:value-type="float">
            <text:p>0,00141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0276" calcext:value-type="float">
            <text:p>0,000740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64" calcext:value-type="float">
            <text:p>0,00005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3053" calcext:value-type="float">
            <text:p>0,00113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300944" calcext:value-type="float">
            <text:p>0,00300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0532" calcext:value-type="float">
            <text:p>0,000650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001" calcext:value-type="float">
            <text:p>0,000065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934" calcext:value-type="float">
            <text:p>0,00080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5518" calcext:value-type="float">
            <text:p>0,000535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13975" calcext:value-type="float">
            <text:p>0,000913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4503" calcext:value-type="float">
            <text:p>0,000044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91849" calcext:value-type="float">
            <text:p>0,00191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3275" calcext:value-type="float">
            <text:p>0,000883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7324" calcext:value-type="float">
            <text:p>0,000627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239" calcext:value-type="float">
            <text:p>0,000073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8976" calcext:value-type="float">
            <text:p>0,00128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9645" calcext:value-type="float">
            <text:p>0,00099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52118" calcext:value-type="float">
            <text:p>0,000952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685" calcext:value-type="float">
            <text:p>0,000061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76469" calcext:value-type="float">
            <text:p>0,00176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6642" calcext:value-type="float">
            <text:p>0,00186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0418" calcext:value-type="float">
            <text:p>0,000880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409" calcext:value-type="float">
            <text:p>0,000072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85028" calcext:value-type="float">
            <text:p>0,000985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6637" calcext:value-type="float">
            <text:p>0,00146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4688" calcext:value-type="float">
            <text:p>0,000884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522" calcext:value-type="float">
            <text:p>0,000074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6097" calcext:value-type="float">
            <text:p>0,000726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7456" calcext:value-type="float">
            <text:p>0,000667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8062" calcext:value-type="float">
            <text:p>0,00188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9" calcext:value-type="float">
            <text:p>0,00000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022" calcext:value-type="float">
            <text:p>0,000065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839" calcext:value-type="float">
            <text:p>0,0011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2572" calcext:value-type="float">
            <text:p>0,000712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1297" calcext:value-type="float">
            <text:p>0,000601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039" calcext:value-type="float">
            <text:p>0,000099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77479" calcext:value-type="float">
            <text:p>0,0017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6342" calcext:value-type="float">
            <text:p>0,000576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051" calcext:value-type="float">
            <text:p>0,00086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563" calcext:value-type="float">
            <text:p>0,00004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3689" calcext:value-type="float">
            <text:p>0,000703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240867" calcext:value-type="float">
            <text:p>0,00240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8535" calcext:value-type="float">
            <text:p>0,0018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248" calcext:value-type="float">
            <text:p>0,000082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1103" calcext:value-type="float">
            <text:p>0,00131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9887" calcext:value-type="float">
            <text:p>0,000729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8722" calcext:value-type="float">
            <text:p>0,000678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767" calcext:value-type="float">
            <text:p>0,000102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842" calcext:value-type="float">
            <text:p>0,00078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7802" calcext:value-type="float">
            <text:p>0,00107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5567" calcext:value-type="float">
            <text:p>0,0007455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836" calcext:value-type="float">
            <text:p>0,000065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8274" calcext:value-type="float">
            <text:p>0,00108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3216" calcext:value-type="float">
            <text:p>0,000883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224889" calcext:value-type="float">
            <text:p>0,00224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847" calcext:value-type="float">
            <text:p>0,0000498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474" calcext:value-type="float">
            <text:p>0,00081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1073" calcext:value-type="float">
            <text:p>0,000651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3304" calcext:value-type="float">
            <text:p>0,000673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697" calcext:value-type="float">
            <text:p>0,000043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01759" calcext:value-type="float">
            <text:p>0,000901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6789" calcext:value-type="float">
            <text:p>0,000566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3302" calcext:value-type="float">
            <text:p>0,000623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92" calcext:value-type="float">
            <text:p>0,000000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953" calcext:value-type="float">
            <text:p>0,0000409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7274" calcext:value-type="float">
            <text:p>0,00097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4465" calcext:value-type="float">
            <text:p>0,000594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1662" calcext:value-type="float">
            <text:p>0,000531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849" calcext:value-type="float">
            <text:p>0,000042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9825" calcext:value-type="float">
            <text:p>0,000749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5286" calcext:value-type="float">
            <text:p>0,000475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4438" calcext:value-type="float">
            <text:p>0,000554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324" calcext:value-type="float">
            <text:p>0,000051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5113" calcext:value-type="float">
            <text:p>0,000625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657" calcext:value-type="float">
            <text:p>0,000523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6785" calcext:value-type="float">
            <text:p>0,000476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218" calcext:value-type="float">
            <text:p>0,000034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6219" calcext:value-type="float">
            <text:p>0,000516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746" calcext:value-type="float">
            <text:p>0,000508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8826" calcext:value-type="float">
            <text:p>0,000558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855" calcext:value-type="float">
            <text:p>0,000043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5925" calcext:value-type="float">
            <text:p>0,000725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0993" calcext:value-type="float">
            <text:p>0,000540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483" calcext:value-type="float">
            <text:p>0,000529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336" calcext:value-type="float">
            <text:p>0,000030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0115" calcext:value-type="float">
            <text:p>0,000630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258" calcext:value-type="float">
            <text:p>0,000529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6352" calcext:value-type="float">
            <text:p>0,000456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542" calcext:value-type="float">
            <text:p>0,000028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049" calcext:value-type="float">
            <text:p>0,0010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97" calcext:value-type="float">
            <text:p>0,0004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723" calcext:value-type="float">
            <text:p>0,000461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529" calcext:value-type="float">
            <text:p>0,000065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2708" calcext:value-type="float">
            <text:p>0,000622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7095" calcext:value-type="float">
            <text:p>0,000527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06" calcext:value-type="float">
            <text:p>0,0004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064" calcext:value-type="float">
            <text:p>0,000033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5775" calcext:value-type="float">
            <text:p>0,000635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7037" calcext:value-type="float">
            <text:p>0,000547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4994" calcext:value-type="float">
            <text:p>0,000704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443" calcext:value-type="float">
            <text:p>0,000031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5164" calcext:value-type="float">
            <text:p>0,000605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135" calcext:value-type="float">
            <text:p>0,00069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6837" calcext:value-type="float">
            <text:p>0,000546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69" calcext:value-type="float">
            <text:p>0,00003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8386" calcext:value-type="float">
            <text:p>0,000818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234" calcext:value-type="float">
            <text:p>0,00042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3304" calcext:value-type="float">
            <text:p>0,000463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475" calcext:value-type="float">
            <text:p>0,000051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5107" calcext:value-type="float">
            <text:p>0,000705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7068" calcext:value-type="float">
            <text:p>0,000507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6988" calcext:value-type="float">
            <text:p>0,00096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39" calcext:value-type="float">
            <text:p>0,000029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5269" calcext:value-type="float">
            <text:p>0,000655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8909" calcext:value-type="float">
            <text:p>0,000708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5638" calcext:value-type="float">
            <text:p>0,000525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057" calcext:value-type="float">
            <text:p>0,00003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017" calcext:value-type="float">
            <text:p>0,00081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439" calcext:value-type="float">
            <text:p>0,000519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3821" calcext:value-type="float">
            <text:p>0,000513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586" calcext:value-type="float">
            <text:p>0,000031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2314" calcext:value-type="float">
            <text:p>0,000792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6995" calcext:value-type="float">
            <text:p>0,000426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2684" calcext:value-type="float">
            <text:p>0,000492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2" calcext:value-type="float">
            <text:p>0,00000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429" calcext:value-type="float">
            <text:p>0,000032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6057" calcext:value-type="float">
            <text:p>0,000656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7694" calcext:value-type="float">
            <text:p>0,000527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2017" calcext:value-type="float">
            <text:p>0,000442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482" calcext:value-type="float">
            <text:p>0,000070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1379" calcext:value-type="float">
            <text:p>0,00101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958" calcext:value-type="float">
            <text:p>0,000510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9955" calcext:value-type="float">
            <text:p>0,000649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501" calcext:value-type="float">
            <text:p>0,000032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394" calcext:value-type="float">
            <text:p>0,000701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5897" calcext:value-type="float">
            <text:p>0,000775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8626" calcext:value-type="float">
            <text:p>0,000558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376" calcext:value-type="float">
            <text:p>0,000030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38527" calcext:value-type="float">
            <text:p>0,000838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4584" calcext:value-type="float">
            <text:p>0,000494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5424" calcext:value-type="float">
            <text:p>0,000525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523" calcext:value-type="float">
            <text:p>0,000047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6378" calcext:value-type="float">
            <text:p>0,000696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6753" calcext:value-type="float">
            <text:p>0,000586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5673" calcext:value-type="float">
            <text:p>0,000575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176" calcext:value-type="float">
            <text:p>0,000042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8029" calcext:value-type="float">
            <text:p>0,000628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9221" calcext:value-type="float">
            <text:p>0,000499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9816" calcext:value-type="float">
            <text:p>0,000619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719" calcext:value-type="float">
            <text:p>0,0000307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2144" calcext:value-type="float">
            <text:p>0,000642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5787" calcext:value-type="float">
            <text:p>0,000495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305" calcext:value-type="float">
            <text:p>0,00056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955" calcext:value-type="float">
            <text:p>0,000031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4174" calcext:value-type="float">
            <text:p>0,000584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5928" calcext:value-type="float">
            <text:p>0,000745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8088" calcext:value-type="float">
            <text:p>0,000528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754" calcext:value-type="float">
            <text:p>0,000029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8233" calcext:value-type="float">
            <text:p>0,000818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3187" calcext:value-type="float">
            <text:p>0,000443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463" calcext:value-type="float">
            <text:p>0,000529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584" calcext:value-type="float">
            <text:p>0,000035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7586" calcext:value-type="float">
            <text:p>0,000687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5215" calcext:value-type="float">
            <text:p>0,000505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821" calcext:value-type="float">
            <text:p>0,00053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01" calcext:value-type="float">
            <text:p>0,00004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6119" calcext:value-type="float">
            <text:p>0,000716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203" calcext:value-type="float">
            <text:p>0,000529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616" calcext:value-type="float">
            <text:p>0,000508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397" calcext:value-type="float">
            <text:p>0,000059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5064" calcext:value-type="float">
            <text:p>0,000685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193" calcext:value-type="float">
            <text:p>0,000519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9633" calcext:value-type="float">
            <text:p>0,000799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762" calcext:value-type="float">
            <text:p>0,0000437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4301" calcext:value-type="float">
            <text:p>0,000634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7405" calcext:value-type="float">
            <text:p>0,000567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6633" calcext:value-type="float">
            <text:p>0,000536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14" calcext:value-type="float">
            <text:p>0,00003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2509" calcext:value-type="float">
            <text:p>0,000562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1074" calcext:value-type="float">
            <text:p>0,000721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8396" calcext:value-type="float">
            <text:p>0,000558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792" calcext:value-type="float">
            <text:p>0,000033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5713" calcext:value-type="float">
            <text:p>0,000725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9397" calcext:value-type="float">
            <text:p>0,00046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909" calcext:value-type="float">
            <text:p>0,000511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942" calcext:value-type="float">
            <text:p>0,000054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7009" calcext:value-type="float">
            <text:p>0,000717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3097" calcext:value-type="float">
            <text:p>0,000633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1462" calcext:value-type="float">
            <text:p>0,000581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859" calcext:value-type="float">
            <text:p>0,000038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9169" calcext:value-type="float">
            <text:p>0,000769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1345" calcext:value-type="float">
            <text:p>0,000561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355" calcext:value-type="float">
            <text:p>0,000560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91" calcext:value-type="float">
            <text:p>0,000054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0278" calcext:value-type="float">
            <text:p>0,00110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665" calcext:value-type="float">
            <text:p>0,000509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2934" calcext:value-type="float">
            <text:p>0,000532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264" calcext:value-type="float">
            <text:p>0,000058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8964" calcext:value-type="float">
            <text:p>0,000648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0028" calcext:value-type="float">
            <text:p>0,000580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592" calcext:value-type="float">
            <text:p>0,00050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72" calcext:value-type="float">
            <text:p>0,00003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8709" calcext:value-type="float">
            <text:p>0,000698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6309" calcext:value-type="float">
            <text:p>0,000466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0001" calcext:value-type="float">
            <text:p>0,000790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657" calcext:value-type="float">
            <text:p>0,000028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3766" calcext:value-type="float">
            <text:p>0,000703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5" calcext:value-type="float">
            <text:p>0,0005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2036" calcext:value-type="float">
            <text:p>0,000522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068" calcext:value-type="float">
            <text:p>0,000047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2823" calcext:value-type="float">
            <text:p>0,000632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0825" calcext:value-type="float">
            <text:p>0,000860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5583" calcext:value-type="float">
            <text:p>0,000545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611" calcext:value-type="float">
            <text:p>0,000028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67145" calcext:value-type="float">
            <text:p>0,000967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078" calcext:value-type="float">
            <text:p>0,00045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9573" calcext:value-type="float">
            <text:p>0,000559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536" calcext:value-type="float">
            <text:p>0,000066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7595" calcext:value-type="float">
            <text:p>0,000737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0479" calcext:value-type="float">
            <text:p>0,000540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8571" calcext:value-type="float">
            <text:p>0,000608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4798" calcext:value-type="float">
            <text:p>0,000044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4474" calcext:value-type="float">
            <text:p>0,000764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559" calcext:value-type="float">
            <text:p>0,00055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1841" calcext:value-type="float">
            <text:p>0,000551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259" calcext:value-type="float">
            <text:p>0,000030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3532" calcext:value-type="float">
            <text:p>0,00113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5898" calcext:value-type="float">
            <text:p>0,000625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6863" calcext:value-type="float">
            <text:p>0,000506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492" calcext:value-type="float">
            <text:p>0,000033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4447" calcext:value-type="float">
            <text:p>0,000614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4314" calcext:value-type="float">
            <text:p>0,000454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3734" calcext:value-type="float">
            <text:p>0,000583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725" calcext:value-type="float">
            <text:p>0,000034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9743" calcext:value-type="float">
            <text:p>0,000659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4301" calcext:value-type="float">
            <text:p>0,000494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6874" calcext:value-type="float">
            <text:p>0,000616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461" calcext:value-type="float">
            <text:p>0,000029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2212" calcext:value-type="float">
            <text:p>0,000642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7084" calcext:value-type="float">
            <text:p>0,000877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283" calcext:value-type="float">
            <text:p>0,000511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93" calcext:value-type="float">
            <text:p>0,000028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3322" calcext:value-type="float">
            <text:p>0,000873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8113" calcext:value-type="float">
            <text:p>0,000488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3358" calcext:value-type="float">
            <text:p>0,000553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396" calcext:value-type="float">
            <text:p>0,000032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26941" calcext:value-type="float">
            <text:p>0,000826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1566" calcext:value-type="float">
            <text:p>0,000501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81" calcext:value-type="float">
            <text:p>0,0005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151" calcext:value-type="float">
            <text:p>0,000074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4265" calcext:value-type="float">
            <text:p>0,000634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4979" calcext:value-type="float">
            <text:p>0,000514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7141" calcext:value-type="float">
            <text:p>0,000497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751" calcext:value-type="float">
            <text:p>0,000031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7717" calcext:value-type="float">
            <text:p>0,000637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6936" calcext:value-type="float">
            <text:p>0,000506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3425" calcext:value-type="float">
            <text:p>0,000763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735" calcext:value-type="float">
            <text:p>0,000028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4785" calcext:value-type="float">
            <text:p>0,000574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7269" calcext:value-type="float">
            <text:p>0,000717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7259" calcext:value-type="float">
            <text:p>0,000457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184" calcext:value-type="float">
            <text:p>0,000034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7919" calcext:value-type="float">
            <text:p>0,000807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28" calcext:value-type="float">
            <text:p>0,00050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602" calcext:value-type="float">
            <text:p>0,000511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894" calcext:value-type="float">
            <text:p>0,000028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11667" calcext:value-type="float">
            <text:p>0,000911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8547" calcext:value-type="float">
            <text:p>0,000518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789" calcext:value-type="float">
            <text:p>0,000560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725" calcext:value-type="float">
            <text:p>0,000080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2066" calcext:value-type="float">
            <text:p>0,000642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9477" calcext:value-type="float">
            <text:p>0,000569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796" calcext:value-type="float">
            <text:p>0,00049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" calcext:value-type="float">
            <text:p>0,0000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7376" calcext:value-type="float">
            <text:p>0,000617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1235" calcext:value-type="float">
            <text:p>0,000501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54" calcext:value-type="float">
            <text:p>0,0005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719" calcext:value-type="float">
            <text:p>0,0000397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5536" calcext:value-type="float">
            <text:p>0,000675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3028" calcext:value-type="float">
            <text:p>0,000573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4062" calcext:value-type="float">
            <text:p>0,000604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676" calcext:value-type="float">
            <text:p>0,000036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7246" calcext:value-type="float">
            <text:p>0,000537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8524" calcext:value-type="float">
            <text:p>0,000668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865" calcext:value-type="float">
            <text:p>0,000509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0252" calcext:value-type="float">
            <text:p>0,000050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524" calcext:value-type="float">
            <text:p>0,00077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1427" calcext:value-type="float">
            <text:p>0,000541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265" calcext:value-type="float">
            <text:p>0,00058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161" calcext:value-type="float">
            <text:p>0,000047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0607" calcext:value-type="float">
            <text:p>0,000670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8802" calcext:value-type="float">
            <text:p>0,000498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3827" calcext:value-type="float">
            <text:p>0,000503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058" calcext:value-type="float">
            <text:p>0,000051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7062" calcext:value-type="float">
            <text:p>0,000817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0443" calcext:value-type="float">
            <text:p>0,000570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6104" calcext:value-type="float">
            <text:p>0,000606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28" calcext:value-type="float">
            <text:p>0,00005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1617" calcext:value-type="float">
            <text:p>0,000811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8095" calcext:value-type="float">
            <text:p>0,000778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9945" calcext:value-type="float">
            <text:p>0,000679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157" calcext:value-type="float">
            <text:p>0,000049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0639" calcext:value-type="float">
            <text:p>0,000850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19" calcext:value-type="float">
            <text:p>0,0006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9374" calcext:value-type="float">
            <text:p>0,000719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0425" calcext:value-type="float">
            <text:p>0,000050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21757" calcext:value-type="float">
            <text:p>0,000821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4931" calcext:value-type="float">
            <text:p>0,000604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199" calcext:value-type="float">
            <text:p>0,00065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514" calcext:value-type="float">
            <text:p>0,000047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5517" calcext:value-type="float">
            <text:p>0,000625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4146" calcext:value-type="float">
            <text:p>0,000484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9982" calcext:value-type="float">
            <text:p>0,000579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23" calcext:value-type="float">
            <text:p>0,00003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7219" calcext:value-type="float">
            <text:p>0,000597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9816" calcext:value-type="float">
            <text:p>0,00109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6936" calcext:value-type="float">
            <text:p>0,000666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93" calcext:value-type="float">
            <text:p>0,00003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26126" calcext:value-type="float">
            <text:p>0,000826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6824" calcext:value-type="float">
            <text:p>0,000506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4374" calcext:value-type="float">
            <text:p>0,000644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749" calcext:value-type="float">
            <text:p>0,000049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5818" calcext:value-type="float">
            <text:p>0,000785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3438" calcext:value-type="float">
            <text:p>0,000503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6522" calcext:value-type="float">
            <text:p>0,000476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993" calcext:value-type="float">
            <text:p>0,000085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4467" calcext:value-type="float">
            <text:p>0,000664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0623" calcext:value-type="float">
            <text:p>0,000500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837" calcext:value-type="float">
            <text:p>0,000565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194" calcext:value-type="float">
            <text:p>0,000056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0801" calcext:value-type="float">
            <text:p>0,00063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0505" calcext:value-type="float">
            <text:p>0,000490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6191" calcext:value-type="float">
            <text:p>0,000686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6147" calcext:value-type="float">
            <text:p>0,000046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6277" calcext:value-type="float">
            <text:p>0,000666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2717" calcext:value-type="float">
            <text:p>0,000622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8074" calcext:value-type="float">
            <text:p>0,000588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128" calcext:value-type="float">
            <text:p>0,000036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4942" calcext:value-type="float">
            <text:p>0,000754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2176" calcext:value-type="float">
            <text:p>0,000562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2989" calcext:value-type="float">
            <text:p>0,000542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41" calcext:value-type="float">
            <text:p>0,000028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9524" calcext:value-type="float">
            <text:p>0,000739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1568" calcext:value-type="float">
            <text:p>0,000551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7958" calcext:value-type="float">
            <text:p>0,000557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582" calcext:value-type="float">
            <text:p>0,000043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8926" calcext:value-type="float">
            <text:p>0,000548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7395" calcext:value-type="float">
            <text:p>0,000477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3621" calcext:value-type="float">
            <text:p>0,00083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687" calcext:value-type="float">
            <text:p>0,000055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3238" calcext:value-type="float">
            <text:p>0,000853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1519" calcext:value-type="float">
            <text:p>0,000571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9903" calcext:value-type="float">
            <text:p>0,000729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891" calcext:value-type="float">
            <text:p>0,000049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5034" calcext:value-type="float">
            <text:p>0,000665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25" calcext:value-type="float">
            <text:p>0,00052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3827" calcext:value-type="float">
            <text:p>0,000503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806" calcext:value-type="float">
            <text:p>0,000034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717" calcext:value-type="float">
            <text:p>0,00057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7082" calcext:value-type="float">
            <text:p>0,00048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39771" calcext:value-type="float">
            <text:p>0,000939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0022" calcext:value-type="float">
            <text:p>0,00004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21759" calcext:value-type="float">
            <text:p>0,000821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094" calcext:value-type="float">
            <text:p>0,000510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579" calcext:value-type="float">
            <text:p>0,00052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648" calcext:value-type="float">
            <text:p>0,000055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3167" calcext:value-type="float">
            <text:p>0,000633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494" calcext:value-type="float">
            <text:p>0,00052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9219" calcext:value-type="float">
            <text:p>0,000479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5807" calcext:value-type="float">
            <text:p>0,000045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1742" calcext:value-type="float">
            <text:p>0,000691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267" calcext:value-type="float">
            <text:p>0,00060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5328" calcext:value-type="float">
            <text:p>0,000525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576" calcext:value-type="float">
            <text:p>0,0000335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2937" calcext:value-type="float">
            <text:p>0,000652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9357" calcext:value-type="float">
            <text:p>0,000569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981" calcext:value-type="float">
            <text:p>0,000560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11" calcext:value-type="float">
            <text:p>0,00005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3392" calcext:value-type="float">
            <text:p>0,000743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3224" calcext:value-type="float">
            <text:p>0,000493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6093" calcext:value-type="float">
            <text:p>0,000566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451" calcext:value-type="float">
            <text:p>0,00004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848" calcext:value-type="float">
            <text:p>0,00125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6026" calcext:value-type="float">
            <text:p>0,000876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551" calcext:value-type="float">
            <text:p>0,00104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608" calcext:value-type="float">
            <text:p>0,000105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955" calcext:value-type="float">
            <text:p>0,00106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053" calcext:value-type="float">
            <text:p>0,00114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6182" calcext:value-type="float">
            <text:p>0,000916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841" calcext:value-type="float">
            <text:p>0,000061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286" calcext:value-type="float">
            <text:p>0,00122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0054" calcext:value-type="float">
            <text:p>0,000990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457" calcext:value-type="float">
            <text:p>0,00112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284" calcext:value-type="float">
            <text:p>0,000102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732" calcext:value-type="float">
            <text:p>0,00117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3324" calcext:value-type="float">
            <text:p>0,000803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13" calcext:value-type="float">
            <text:p>0,0010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457" calcext:value-type="float">
            <text:p>0,000072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164" calcext:value-type="float">
            <text:p>0,00104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325" calcext:value-type="float">
            <text:p>0,00118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4024" calcext:value-type="float">
            <text:p>0,000914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217" calcext:value-type="float">
            <text:p>0,000062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6088" calcext:value-type="float">
            <text:p>0,00136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7712" calcext:value-type="float">
            <text:p>0,000757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4743" calcext:value-type="float">
            <text:p>0,000874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677" calcext:value-type="float">
            <text:p>0,000158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614" calcext:value-type="float">
            <text:p>0,00112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6797" calcext:value-type="float">
            <text:p>0,000786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9119" calcext:value-type="float">
            <text:p>0,000889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709" calcext:value-type="float">
            <text:p>0,000062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075" calcext:value-type="float">
            <text:p>0,00108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6667" calcext:value-type="float">
            <text:p>0,00126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5031" calcext:value-type="float">
            <text:p>0,000975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962" calcext:value-type="float">
            <text:p>0,000057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1768" calcext:value-type="float">
            <text:p>0,00171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5219" calcext:value-type="float">
            <text:p>0,000895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417" calcext:value-type="float">
            <text:p>0,00096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356" calcext:value-type="float">
            <text:p>0,000082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553" calcext:value-type="float">
            <text:p>0,00106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469" calcext:value-type="float">
            <text:p>0,000971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7357" calcext:value-type="float">
            <text:p>0,00147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392" calcext:value-type="float">
            <text:p>0,000061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894" calcext:value-type="float">
            <text:p>0,00108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386" calcext:value-type="float">
            <text:p>0,00119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8236" calcext:value-type="float">
            <text:p>0,000948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537" calcext:value-type="float">
            <text:p>0,000058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019" calcext:value-type="float">
            <text:p>0,00124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4864" calcext:value-type="float">
            <text:p>0,000874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215" calcext:value-type="float">
            <text:p>0,000892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802" calcext:value-type="float">
            <text:p>0,000103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082" calcext:value-type="float">
            <text:p>0,00109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366" calcext:value-type="float">
            <text:p>0,000850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602" calcext:value-type="float">
            <text:p>0,00142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181" calcext:value-type="float">
            <text:p>0,000108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035" calcext:value-type="float">
            <text:p>0,00111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289" calcext:value-type="float">
            <text:p>0,00119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6852" calcext:value-type="float">
            <text:p>0,00116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086" calcext:value-type="float">
            <text:p>0,000105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6063" calcext:value-type="float">
            <text:p>0,00166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747" calcext:value-type="float">
            <text:p>0,00129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449" calcext:value-type="float">
            <text:p>0,00124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551" calcext:value-type="float">
            <text:p>0,000134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2735" calcext:value-type="float">
            <text:p>0,00152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646" calcext:value-type="float">
            <text:p>0,00108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082" calcext:value-type="float">
            <text:p>0,00135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759" calcext:value-type="float">
            <text:p>0,000108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4179" calcext:value-type="float">
            <text:p>0,00164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0711" calcext:value-type="float">
            <text:p>0,00160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205" calcext:value-type="float">
            <text:p>0,00127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365" calcext:value-type="float">
            <text:p>0,000072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48" calcext:value-type="float">
            <text:p>0,0011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3883" calcext:value-type="float">
            <text:p>0,000833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4049" calcext:value-type="float">
            <text:p>0,00134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248" calcext:value-type="float">
            <text:p>0,000122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878" calcext:value-type="float">
            <text:p>0,00114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451" calcext:value-type="float">
            <text:p>0,00121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888" calcext:value-type="float">
            <text:p>0,000892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6" calcext:value-type="float">
            <text:p>0,0000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473" calcext:value-type="float">
            <text:p>0,00112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5176" calcext:value-type="float">
            <text:p>0,000895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3961" calcext:value-type="float">
            <text:p>0,000923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9127" calcext:value-type="float">
            <text:p>0,000069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337" calcext:value-type="float">
            <text:p>0,00108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3537" calcext:value-type="float">
            <text:p>0,000863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632" calcext:value-type="float">
            <text:p>0,00108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1474" calcext:value-type="float">
            <text:p>0,000091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04" calcext:value-type="float">
            <text:p>0,0010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9362" calcext:value-type="float">
            <text:p>0,000969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28" calcext:value-type="float">
            <text:p>0,00093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556" calcext:value-type="float">
            <text:p>0,000059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3877" calcext:value-type="float">
            <text:p>0,00143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9569" calcext:value-type="float">
            <text:p>0,000949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4353" calcext:value-type="float">
            <text:p>0,000874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9603" calcext:value-type="float">
            <text:p>0,000079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26" calcext:value-type="float">
            <text:p>0,00114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3171" calcext:value-type="float">
            <text:p>0,000843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9885" calcext:value-type="float">
            <text:p>0,00091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4855" calcext:value-type="float">
            <text:p>0,000084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1781" calcext:value-type="float">
            <text:p>0,000921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3385" calcext:value-type="float">
            <text:p>0,000973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5223" calcext:value-type="float">
            <text:p>0,000935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531" calcext:value-type="float">
            <text:p>0,000060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913" calcext:value-type="float">
            <text:p>0,00110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6704" calcext:value-type="float">
            <text:p>0,000856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9683" calcext:value-type="float">
            <text:p>0,000909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0438" calcext:value-type="float">
            <text:p>0,000130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543" calcext:value-type="float">
            <text:p>0,00123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1507" calcext:value-type="float">
            <text:p>0,000871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1434" calcext:value-type="float">
            <text:p>0,000951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071" calcext:value-type="float">
            <text:p>0,000114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7881" calcext:value-type="float">
            <text:p>0,0013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369" calcext:value-type="float">
            <text:p>0,00103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193" calcext:value-type="float">
            <text:p>0,00100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244" calcext:value-type="float">
            <text:p>0,000123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434" calcext:value-type="float">
            <text:p>0,00123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6521" calcext:value-type="float">
            <text:p>0,000946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943" calcext:value-type="float">
            <text:p>0,00103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824" calcext:value-type="float">
            <text:p>0,000067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8041" calcext:value-type="float">
            <text:p>0,00128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8421" calcext:value-type="float">
            <text:p>0,000928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8589" calcext:value-type="float">
            <text:p>0,000958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472" calcext:value-type="float">
            <text:p>0,000137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6677" calcext:value-type="float">
            <text:p>0,000946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7585" calcext:value-type="float">
            <text:p>0,000897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111" calcext:value-type="float">
            <text:p>0,00104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0714" calcext:value-type="float">
            <text:p>0,000070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412" calcext:value-type="float">
            <text:p>0,00113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6959" calcext:value-type="float">
            <text:p>0,000916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721" calcext:value-type="float">
            <text:p>0,000971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5815" calcext:value-type="float">
            <text:p>0,000075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841" calcext:value-type="float">
            <text:p>0,00142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2123" calcext:value-type="float">
            <text:p>0,000962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263" calcext:value-type="float">
            <text:p>0,00105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882" calcext:value-type="float">
            <text:p>0,000157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2162" calcext:value-type="float">
            <text:p>0,000982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365" calcext:value-type="float">
            <text:p>0,00090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556" calcext:value-type="float">
            <text:p>0,00107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276" calcext:value-type="float">
            <text:p>0,000061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431" calcext:value-type="float">
            <text:p>0,00114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048" calcext:value-type="float">
            <text:p>0,00104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4688" calcext:value-type="float">
            <text:p>0,000864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519" calcext:value-type="float">
            <text:p>0,000077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209" calcext:value-type="float">
            <text:p>0,00135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4777" calcext:value-type="float">
            <text:p>0,000884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9036" calcext:value-type="float">
            <text:p>0,000999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8261" calcext:value-type="float">
            <text:p>0,000068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2452" calcext:value-type="float">
            <text:p>0,000972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2128" calcext:value-type="float">
            <text:p>0,000882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2138" calcext:value-type="float">
            <text:p>0,00082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932" calcext:value-type="float">
            <text:p>0,000089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665" calcext:value-type="float">
            <text:p>0,00117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836" calcext:value-type="float">
            <text:p>0,00110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093" calcext:value-type="float">
            <text:p>0,00090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152" calcext:value-type="float">
            <text:p>0,00007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962" calcext:value-type="float">
            <text:p>0,00133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1626" calcext:value-type="float">
            <text:p>0,000861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0971" calcext:value-type="float">
            <text:p>0,000970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882" calcext:value-type="float">
            <text:p>0,000117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892" calcext:value-type="float">
            <text:p>0,00112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012" calcext:value-type="float">
            <text:p>0,00089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427" calcext:value-type="float">
            <text:p>0,00113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275" calcext:value-type="float">
            <text:p>0,000063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946" calcext:value-type="float">
            <text:p>0,00103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8385" calcext:value-type="float">
            <text:p>0,00128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341" calcext:value-type="float">
            <text:p>0,000938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689" calcext:value-type="float">
            <text:p>0,0000626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023" calcext:value-type="float">
            <text:p>0,00130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3147" calcext:value-type="float">
            <text:p>0,000963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7277" calcext:value-type="float">
            <text:p>0,000917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57" calcext:value-type="float">
            <text:p>0,00009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196" calcext:value-type="float">
            <text:p>0,00110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378" calcext:value-type="float">
            <text:p>0,000892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6665" calcext:value-type="float">
            <text:p>0,000866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014" calcext:value-type="float">
            <text:p>0,000089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8948" calcext:value-type="float">
            <text:p>0,00138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001" calcext:value-type="float">
            <text:p>0,00110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593" calcext:value-type="float">
            <text:p>0,00121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329" calcext:value-type="float">
            <text:p>0,000154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45" calcext:value-type="float">
            <text:p>0,0012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148" calcext:value-type="float">
            <text:p>0,00107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487" calcext:value-type="float">
            <text:p>0,00125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603" calcext:value-type="float">
            <text:p>0,000106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2744" calcext:value-type="float">
            <text:p>0,00152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8072" calcext:value-type="float">
            <text:p>0,000918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2125" calcext:value-type="float">
            <text:p>0,000762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1345" calcext:value-type="float">
            <text:p>0,000071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975" calcext:value-type="float">
            <text:p>0,0010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371" calcext:value-type="float">
            <text:p>0,00115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9003" calcext:value-type="float">
            <text:p>0,000929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474" calcext:value-type="float">
            <text:p>0,000077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54" calcext:value-type="float">
            <text:p>0,0010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3819" calcext:value-type="float">
            <text:p>0,000863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5713" calcext:value-type="float">
            <text:p>0,00125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269" calcext:value-type="float">
            <text:p>0,000128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728" calcext:value-type="float">
            <text:p>0,00110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25" calcext:value-type="float">
            <text:p>0,0010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83" calcext:value-type="float">
            <text:p>0,001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775" calcext:value-type="float">
            <text:p>0,000108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194" calcext:value-type="float">
            <text:p>0,0012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586" calcext:value-type="float">
            <text:p>0,00101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118" calcext:value-type="float">
            <text:p>0,00124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025" calcext:value-type="float">
            <text:p>0,000064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416" calcext:value-type="float">
            <text:p>0,00115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812" calcext:value-type="float">
            <text:p>0,00133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5233" calcext:value-type="float">
            <text:p>0,000855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941" calcext:value-type="float">
            <text:p>0,000063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6341" calcext:value-type="float">
            <text:p>0,00156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9059" calcext:value-type="float">
            <text:p>0,000879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1825" calcext:value-type="float">
            <text:p>0,000951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5" calcext:value-type="float">
            <text:p>0,0000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51" calcext:value-type="float">
            <text:p>0,00103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5166" calcext:value-type="float">
            <text:p>0,000935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9938" calcext:value-type="float">
            <text:p>0,00139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54" calcext:value-type="float">
            <text:p>0,00006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121" calcext:value-type="float">
            <text:p>0,00115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4173" calcext:value-type="float">
            <text:p>0,00154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1099" calcext:value-type="float">
            <text:p>0,000901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71" calcext:value-type="float">
            <text:p>0,00005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4476" calcext:value-type="float">
            <text:p>0,00134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0906" calcext:value-type="float">
            <text:p>0,000890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557" calcext:value-type="float">
            <text:p>0,00090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4078" calcext:value-type="float">
            <text:p>0,000074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582" calcext:value-type="float">
            <text:p>0,00117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372" calcext:value-type="float">
            <text:p>0,00084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242" calcext:value-type="float">
            <text:p>0,0010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812" calcext:value-type="float">
            <text:p>0,000077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53" calcext:value-type="float">
            <text:p>0,00103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804" calcext:value-type="float">
            <text:p>0,00101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1972" calcext:value-type="float">
            <text:p>0,000901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5655" calcext:value-type="float">
            <text:p>0,000075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9014" calcext:value-type="float">
            <text:p>0,00179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478" calcext:value-type="float">
            <text:p>0,00123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318" calcext:value-type="float">
            <text:p>0,00101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392" calcext:value-type="float">
            <text:p>0,000120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5832" calcext:value-type="float">
            <text:p>0,00155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4594" calcext:value-type="float">
            <text:p>0,000864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0083" calcext:value-type="float">
            <text:p>0,000950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173" calcext:value-type="float">
            <text:p>0,000124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987" calcext:value-type="float">
            <text:p>0,00115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5395" calcext:value-type="float">
            <text:p>0,000955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056" calcext:value-type="float">
            <text:p>0,00118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584" calcext:value-type="float">
            <text:p>0,000116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584" calcext:value-type="float">
            <text:p>0,00130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415" calcext:value-type="float">
            <text:p>0,00110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552" calcext:value-type="float">
            <text:p>0,00107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64" calcext:value-type="float">
            <text:p>0,00013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543" calcext:value-type="float">
            <text:p>0,00112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2307" calcext:value-type="float">
            <text:p>0,000942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965" calcext:value-type="float">
            <text:p>0,00113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1052" calcext:value-type="float">
            <text:p>0,000071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801" calcext:value-type="float">
            <text:p>0,00108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2741" calcext:value-type="float">
            <text:p>0,000962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2749" calcext:value-type="float">
            <text:p>0,000902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88" calcext:value-type="float">
            <text:p>0,000000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538" calcext:value-type="float">
            <text:p>0,000059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22553" calcext:value-type="float">
            <text:p>0,00222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913" calcext:value-type="float">
            <text:p>0,00115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9014" calcext:value-type="float">
            <text:p>0,00139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241" calcext:value-type="float">
            <text:p>0,000138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488" calcext:value-type="float">
            <text:p>0,00142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99" calcext:value-type="float">
            <text:p>0,0012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6486" calcext:value-type="float">
            <text:p>0,00116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482" calcext:value-type="float">
            <text:p>0,000117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6486" calcext:value-type="float">
            <text:p>0,00146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789" calcext:value-type="float">
            <text:p>0,00103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2393" calcext:value-type="float">
            <text:p>0,000962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568" calcext:value-type="float">
            <text:p>0,000186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225" calcext:value-type="float">
            <text:p>0,0015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3169" calcext:value-type="float">
            <text:p>0,00143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507" calcext:value-type="float">
            <text:p>0,00122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767" calcext:value-type="float">
            <text:p>0,000107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4149" calcext:value-type="float">
            <text:p>0,00164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19" calcext:value-type="float">
            <text:p>0,0011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318" calcext:value-type="float">
            <text:p>0,00111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5722" calcext:value-type="float">
            <text:p>0,000065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3202" calcext:value-type="float">
            <text:p>0,00173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1343" calcext:value-type="float">
            <text:p>0,000981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697" calcext:value-type="float">
            <text:p>0,00089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246" calcext:value-type="float">
            <text:p>0,000092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2" calcext:value-type="float">
            <text:p>0,00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8695" calcext:value-type="float">
            <text:p>0,000858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842" calcext:value-type="float">
            <text:p>0,00122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179" calcext:value-type="float">
            <text:p>0,000082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416" calcext:value-type="float">
            <text:p>0,00113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139" calcext:value-type="float">
            <text:p>0,00122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2334" calcext:value-type="float">
            <text:p>0,000922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74" calcext:value-type="float">
            <text:p>0,00000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24" calcext:value-type="float">
            <text:p>0,00009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6774" calcext:value-type="float">
            <text:p>0,00116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249" calcext:value-type="float">
            <text:p>0,00101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823" calcext:value-type="float">
            <text:p>0,00115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814" calcext:value-type="float">
            <text:p>0,000059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49" calcext:value-type="float">
            <text:p>0,0011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949" calcext:value-type="float">
            <text:p>0,00109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973" calcext:value-type="float">
            <text:p>0,00101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151" calcext:value-type="float">
            <text:p>0,000072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5587" calcext:value-type="float">
            <text:p>0,00195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566" calcext:value-type="float">
            <text:p>0,00105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654" calcext:value-type="float">
            <text:p>0,00142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52" calcext:value-type="float">
            <text:p>0,000104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591" calcext:value-type="float">
            <text:p>0,00119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781" calcext:value-type="float">
            <text:p>0,00106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575" calcext:value-type="float">
            <text:p>0,00101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0281" calcext:value-type="float">
            <text:p>0,000070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301" calcext:value-type="float">
            <text:p>0,0015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6629" calcext:value-type="float">
            <text:p>0,000936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121" calcext:value-type="float">
            <text:p>0,00109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992" calcext:value-type="float">
            <text:p>0,000064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959" calcext:value-type="float">
            <text:p>0,00111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2441" calcext:value-type="float">
            <text:p>0,000982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709" calcext:value-type="float">
            <text:p>0,00104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3186" calcext:value-type="float">
            <text:p>0,000073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028" calcext:value-type="float">
            <text:p>0,00133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721" calcext:value-type="float">
            <text:p>0,00108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607" calcext:value-type="float">
            <text:p>0,00087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5164" calcext:value-type="float">
            <text:p>0,00007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408" calcext:value-type="float">
            <text:p>0,00102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7069" calcext:value-type="float">
            <text:p>0,000927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89" calcext:value-type="float">
            <text:p>0,0012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553" calcext:value-type="float">
            <text:p>0,00008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357" calcext:value-type="float">
            <text:p>0,00105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985" calcext:value-type="float">
            <text:p>0,00130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8388" calcext:value-type="float">
            <text:p>0,000948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475" calcext:value-type="float">
            <text:p>0,000067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7297" calcext:value-type="float">
            <text:p>0,0017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0838" calcext:value-type="float">
            <text:p>0,000920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286" calcext:value-type="float">
            <text:p>0,000989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7" calcext:value-type="float">
            <text:p>0,0000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642" calcext:value-type="float">
            <text:p>0,00110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423" calcext:value-type="float">
            <text:p>0,000850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854" calcext:value-type="float">
            <text:p>0,00117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815" calcext:value-type="float">
            <text:p>0,000076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089" calcext:value-type="float">
            <text:p>0,00102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044" calcext:value-type="float">
            <text:p>0,00130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559" calcext:value-type="float">
            <text:p>0,00107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732" calcext:value-type="float">
            <text:p>0,000099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265" calcext:value-type="float">
            <text:p>0,00111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8696" calcext:value-type="float">
            <text:p>0,000908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9246" calcext:value-type="float">
            <text:p>0,000869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73" calcext:value-type="float">
            <text:p>0,000082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909" calcext:value-type="float">
            <text:p>0,00119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6493" calcext:value-type="float">
            <text:p>0,000866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2051" calcext:value-type="float">
            <text:p>0,000982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251" calcext:value-type="float">
            <text:p>0,000092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127" calcext:value-type="float">
            <text:p>0,00127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0338" calcext:value-type="float">
            <text:p>0,000940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7549" calcext:value-type="float">
            <text:p>0,000857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38" calcext:value-type="float">
            <text:p>0,00011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5735" calcext:value-type="float">
            <text:p>0,0013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4386" calcext:value-type="float">
            <text:p>0,000924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714" calcext:value-type="float">
            <text:p>0,00100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841" calcext:value-type="float">
            <text:p>0,000063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56" calcext:value-type="float">
            <text:p>0,00111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921" calcext:value-type="float">
            <text:p>0,00104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254" calcext:value-type="float">
            <text:p>0,00083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805" calcext:value-type="float">
            <text:p>0,000082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87" calcext:value-type="float">
            <text:p>0,0011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434" calcext:value-type="float">
            <text:p>0,000892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269" calcext:value-type="float">
            <text:p>0,00100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154" calcext:value-type="float">
            <text:p>0,000104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115" calcext:value-type="float">
            <text:p>0,00109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0187" calcext:value-type="float">
            <text:p>0,000990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097" calcext:value-type="float">
            <text:p>0,00104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341" calcext:value-type="float">
            <text:p>0,000076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641" calcext:value-type="float">
            <text:p>0,0012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4997" calcext:value-type="float">
            <text:p>0,000994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174" calcext:value-type="float">
            <text:p>0,000938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173" calcext:value-type="float">
            <text:p>0,000104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6113" calcext:value-type="float">
            <text:p>0,00166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769" calcext:value-type="float">
            <text:p>0,00103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238" calcext:value-type="float">
            <text:p>0,00131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207" calcext:value-type="float">
            <text:p>0,000063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766" calcext:value-type="float">
            <text:p>0,00108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423" calcext:value-type="float">
            <text:p>0,00107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9445" calcext:value-type="float">
            <text:p>0,000939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828" calcext:value-type="float">
            <text:p>0,000090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2956" calcext:value-type="float">
            <text:p>0,00142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059" calcext:value-type="float">
            <text:p>0,00111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317" calcext:value-type="float">
            <text:p>0,00121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631" calcext:value-type="float">
            <text:p>0,000163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0887" calcext:value-type="float">
            <text:p>0,00150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9116" calcext:value-type="float">
            <text:p>0,00149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312" calcext:value-type="float">
            <text:p>0,00120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645" calcext:value-type="float">
            <text:p>0,000096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68" calcext:value-type="float">
            <text:p>0,0011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2259" calcext:value-type="float">
            <text:p>0,00132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795" calcext:value-type="float">
            <text:p>0,00107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768" calcext:value-type="float">
            <text:p>0,000062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9106" calcext:value-type="float">
            <text:p>0,00139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5392" calcext:value-type="float">
            <text:p>0,000845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891" calcext:value-type="float">
            <text:p>0,000971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842" calcext:value-type="float">
            <text:p>0,000076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073" calcext:value-type="float">
            <text:p>0,00107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7296" calcext:value-type="float">
            <text:p>0,000867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4716" calcext:value-type="float">
            <text:p>0,00144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999" calcext:value-type="float">
            <text:p>0,000058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62" calcext:value-type="float">
            <text:p>0,00104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5377" calcext:value-type="float">
            <text:p>0,00105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2786" calcext:value-type="float">
            <text:p>0,000892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97" calcext:value-type="float">
            <text:p>0,00005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4764" calcext:value-type="float">
            <text:p>0,00154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4659" calcext:value-type="float">
            <text:p>0,000974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9546" calcext:value-type="float">
            <text:p>0,00085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566" calcext:value-type="float">
            <text:p>0,000128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925" calcext:value-type="float">
            <text:p>0,00175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844" calcext:value-type="float">
            <text:p>0,00150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753" calcext:value-type="float">
            <text:p>0,00206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2186" calcext:value-type="float">
            <text:p>0,000152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837" calcext:value-type="float">
            <text:p>0,00201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294" calcext:value-type="float">
            <text:p>0,00150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409" calcext:value-type="float">
            <text:p>0,00168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7734" calcext:value-type="float">
            <text:p>0,000327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5446" calcext:value-type="float">
            <text:p>0,00255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2347" calcext:value-type="float">
            <text:p>0,00232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895" calcext:value-type="float">
            <text:p>0,00206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475" calcext:value-type="float">
            <text:p>0,000226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0175" calcext:value-type="float">
            <text:p>0,00260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7624" calcext:value-type="float">
            <text:p>0,00217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946" calcext:value-type="float">
            <text:p>0,00208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662" calcext:value-type="float">
            <text:p>0,000191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6819" calcext:value-type="float">
            <text:p>0,00246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3521" calcext:value-type="float">
            <text:p>0,00243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132" calcext:value-type="float">
            <text:p>0,00169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221" calcext:value-type="float">
            <text:p>0,000122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078" calcext:value-type="float">
            <text:p>0,0020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641" calcext:value-type="float">
            <text:p>0,00218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769" calcext:value-type="float">
            <text:p>0,00172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6778" calcext:value-type="float">
            <text:p>0,000166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2902" calcext:value-type="float">
            <text:p>0,00222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047" calcext:value-type="float">
            <text:p>0,00177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428" calcext:value-type="float">
            <text:p>0,00249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5747" calcext:value-type="float">
            <text:p>0,000125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69" calcext:value-type="float">
            <text:p>0,0018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796" calcext:value-type="float">
            <text:p>0,00183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276" calcext:value-type="float">
            <text:p>0,00196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7956" calcext:value-type="float">
            <text:p>0,000167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133" calcext:value-type="float">
            <text:p>0,00184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724" calcext:value-type="float">
            <text:p>0,00160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978" calcext:value-type="float">
            <text:p>0,00168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0726" calcext:value-type="float">
            <text:p>0,000160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521" calcext:value-type="float">
            <text:p>0,00267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415" calcext:value-type="float">
            <text:p>0,00188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819" calcext:value-type="float">
            <text:p>0,00208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489" calcext:value-type="float">
            <text:p>0,000131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106" calcext:value-type="float">
            <text:p>0,00182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854" calcext:value-type="float">
            <text:p>0,00229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966" calcext:value-type="float">
            <text:p>0,00171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6306" calcext:value-type="float">
            <text:p>0,000156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112" calcext:value-type="float">
            <text:p>0,00175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694" calcext:value-type="float">
            <text:p>0,00156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8359" calcext:value-type="float">
            <text:p>0,00238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1914" calcext:value-type="float">
            <text:p>0,000121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355" calcext:value-type="float">
            <text:p>0,00181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428" calcext:value-type="float">
            <text:p>0,00169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945" calcext:value-type="float">
            <text:p>0,00184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205" calcext:value-type="float">
            <text:p>0,000148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58" calcext:value-type="float">
            <text:p>0,0017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976" calcext:value-type="float">
            <text:p>0,00148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6831" calcext:value-type="float">
            <text:p>0,00256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3539" calcext:value-type="float">
            <text:p>0,000183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597" calcext:value-type="float">
            <text:p>0,00224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908" calcext:value-type="float">
            <text:p>0,00151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794" calcext:value-type="float">
            <text:p>0,00156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061" calcext:value-type="float">
            <text:p>0,000139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73" calcext:value-type="float">
            <text:p>0,0019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928" calcext:value-type="float">
            <text:p>0,00163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283" calcext:value-type="float">
            <text:p>0,0017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8024" calcext:value-type="float">
            <text:p>0,000158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8657" calcext:value-type="float">
            <text:p>0,00268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807" calcext:value-type="float">
            <text:p>0,00188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24" calcext:value-type="float">
            <text:p>0,0022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456" calcext:value-type="float">
            <text:p>0,000134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2094" calcext:value-type="float">
            <text:p>0,00252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278" calcext:value-type="float">
            <text:p>0,00161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501" calcext:value-type="float">
            <text:p>0,00160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737" calcext:value-type="float">
            <text:p>0,000148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641" calcext:value-type="float">
            <text:p>0,00196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452" calcext:value-type="float">
            <text:p>0,00196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363" calcext:value-type="float">
            <text:p>0,00161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4074" calcext:value-type="float">
            <text:p>0,000124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637" calcext:value-type="float">
            <text:p>0,00192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172" calcext:value-type="float">
            <text:p>0,00182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503" calcext:value-type="float">
            <text:p>0,00216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1825" calcext:value-type="float">
            <text:p>0,000151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126" calcext:value-type="float">
            <text:p>0,00207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364" calcext:value-type="float">
            <text:p>0,00191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486" calcext:value-type="float">
            <text:p>0,00176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114" calcext:value-type="float">
            <text:p>0,000225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099" calcext:value-type="float">
            <text:p>0,00184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451" calcext:value-type="float">
            <text:p>0,00162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14" calcext:value-type="float">
            <text:p>0,0019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0565" calcext:value-type="float">
            <text:p>0,000170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723" calcext:value-type="float">
            <text:p>0,00191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09" calcext:value-type="float">
            <text:p>0,0014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299" calcext:value-type="float">
            <text:p>0,00166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589" calcext:value-type="float">
            <text:p>0,0002965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241" calcext:value-type="float">
            <text:p>0,00213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387" calcext:value-type="float">
            <text:p>0,00175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009" calcext:value-type="float">
            <text:p>0,00162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952" calcext:value-type="float">
            <text:p>0,000199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0372" calcext:value-type="float">
            <text:p>0,00260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769" calcext:value-type="float">
            <text:p>0,00164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974" calcext:value-type="float">
            <text:p>0,00161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655" calcext:value-type="float">
            <text:p>0,000148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043" calcext:value-type="float">
            <text:p>0,00194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2349" calcext:value-type="float">
            <text:p>0,00242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812" calcext:value-type="float">
            <text:p>0,00163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516" calcext:value-type="float">
            <text:p>0,000141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16" calcext:value-type="float">
            <text:p>0,001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172" calcext:value-type="float">
            <text:p>0,00161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8687" calcext:value-type="float">
            <text:p>0,00248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358" calcext:value-type="float">
            <text:p>0,00018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193" calcext:value-type="float">
            <text:p>0,00178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893" calcext:value-type="float">
            <text:p>0,00167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455" calcext:value-type="float">
            <text:p>0,00183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4" calcext:value-type="float">
            <text:p>0,0002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085" calcext:value-type="float">
            <text:p>0,00180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916" calcext:value-type="float">
            <text:p>0,00157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223" calcext:value-type="float">
            <text:p>0,00193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921" calcext:value-type="float">
            <text:p>0,000122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0145" calcext:value-type="float">
            <text:p>0,00250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268" calcext:value-type="float">
            <text:p>0,00160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794" calcext:value-type="float">
            <text:p>0,00163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0844" calcext:value-type="float">
            <text:p>0,000150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714" calcext:value-type="float">
            <text:p>0,00190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5358" calcext:value-type="float">
            <text:p>0,00265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131" calcext:value-type="float">
            <text:p>0,00169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248" calcext:value-type="float">
            <text:p>0,00018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697" calcext:value-type="float">
            <text:p>0,00173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079" calcext:value-type="float">
            <text:p>0,00167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583" calcext:value-type="float">
            <text:p>0,00174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905" calcext:value-type="float">
            <text:p>0,000117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142" calcext:value-type="float">
            <text:p>0,00187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5569" calcext:value-type="float">
            <text:p>0,00275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039" calcext:value-type="float">
            <text:p>0,00183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3961" calcext:value-type="float">
            <text:p>0,000193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401" calcext:value-type="float">
            <text:p>0,00194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227" calcext:value-type="float">
            <text:p>0,00158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203" calcext:value-type="float">
            <text:p>0,00172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027" calcext:value-type="float">
            <text:p>0,000122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286" calcext:value-type="float">
            <text:p>0,0028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056" calcext:value-type="float">
            <text:p>0,0015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755" calcext:value-type="float">
            <text:p>0,00153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8346" calcext:value-type="float">
            <text:p>0,000138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842" calcext:value-type="float">
            <text:p>0,00197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3007" calcext:value-type="float">
            <text:p>0,00263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523" calcext:value-type="float">
            <text:p>0,00153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9857" calcext:value-type="float">
            <text:p>0,000149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502" calcext:value-type="float">
            <text:p>0,00184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323" calcext:value-type="float">
            <text:p>0,00167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749" calcext:value-type="float">
            <text:p>0,00185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8212" calcext:value-type="float">
            <text:p>0,000168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498" calcext:value-type="float">
            <text:p>0,00194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233" calcext:value-type="float">
            <text:p>0,00219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619" calcext:value-type="float">
            <text:p>0,00166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0346" calcext:value-type="float">
            <text:p>0,000180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944" calcext:value-type="float">
            <text:p>0,00249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4553" calcext:value-type="float">
            <text:p>0,00284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419" calcext:value-type="float">
            <text:p>0,00175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99" calcext:value-type="float">
            <text:p>0,00019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341" calcext:value-type="float">
            <text:p>0,00187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347" calcext:value-type="float">
            <text:p>0,00161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1748" calcext:value-type="float">
            <text:p>0,00251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9047" calcext:value-type="float">
            <text:p>0,000299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1765" calcext:value-type="float">
            <text:p>0,00261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002" calcext:value-type="float">
            <text:p>0,00159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763" calcext:value-type="float">
            <text:p>0,00155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3237" calcext:value-type="float">
            <text:p>0,000183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2665" calcext:value-type="float">
            <text:p>0,00392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1206" calcext:value-type="float">
            <text:p>0,00211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0374" calcext:value-type="float">
            <text:p>0,00220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154" calcext:value-type="float">
            <text:p>0,000259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2942" calcext:value-type="float">
            <text:p>0,00252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828" calcext:value-type="float">
            <text:p>0,00218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364" calcext:value-type="float">
            <text:p>0,00166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7964" calcext:value-type="float">
            <text:p>0,000197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0673" calcext:value-type="float">
            <text:p>0,00270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821" calcext:value-type="float">
            <text:p>0,00189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303" calcext:value-type="float">
            <text:p>0,00172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646" calcext:value-type="float">
            <text:p>0,000132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526" calcext:value-type="float">
            <text:p>0,00185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816" calcext:value-type="float">
            <text:p>0,00202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144" calcext:value-type="float">
            <text:p>0,0017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5341" calcext:value-type="float">
            <text:p>0,000175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256" calcext:value-type="float">
            <text:p>0,00177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045" calcext:value-type="float">
            <text:p>0,00166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9655" calcext:value-type="float">
            <text:p>0,00239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132" calcext:value-type="float">
            <text:p>0,000141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235" calcext:value-type="float">
            <text:p>0,00171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415" calcext:value-type="float">
            <text:p>0,00174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389" calcext:value-type="float">
            <text:p>0,00170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4457" calcext:value-type="float">
            <text:p>0,000294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2886" calcext:value-type="float">
            <text:p>0,00222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757" calcext:value-type="float">
            <text:p>0,00179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563" calcext:value-type="float">
            <text:p>0,00182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6941" calcext:value-type="float">
            <text:p>0,000186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181" calcext:value-type="float">
            <text:p>0,00207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744" calcext:value-type="float">
            <text:p>0,00166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491" calcext:value-type="float">
            <text:p>0,00198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2879" calcext:value-type="float">
            <text:p>0,000162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018" calcext:value-type="float">
            <text:p>0,00205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074" calcext:value-type="float">
            <text:p>0,00184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483" calcext:value-type="float">
            <text:p>0,00170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8616" calcext:value-type="float">
            <text:p>0,000178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424" calcext:value-type="float">
            <text:p>0,00230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729" calcext:value-type="float">
            <text:p>0,00203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819" calcext:value-type="float">
            <text:p>0,00182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123" calcext:value-type="float">
            <text:p>0,00016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487" calcext:value-type="float">
            <text:p>0,00207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181" calcext:value-type="float">
            <text:p>0,00166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1723" calcext:value-type="float">
            <text:p>0,00211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1283" calcext:value-type="float">
            <text:p>0,000121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464" calcext:value-type="float">
            <text:p>0,00173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772" calcext:value-type="float">
            <text:p>0,00179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165" calcext:value-type="float">
            <text:p>0,00176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797" calcext:value-type="float">
            <text:p>0,000229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915" calcext:value-type="float">
            <text:p>0,00171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182" calcext:value-type="float">
            <text:p>0,00174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971" calcext:value-type="float">
            <text:p>0,00193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587" calcext:value-type="float">
            <text:p>0,000122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516" calcext:value-type="float">
            <text:p>0,00230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034" calcext:value-type="float">
            <text:p>0,00155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713" calcext:value-type="float">
            <text:p>0,00165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8335" calcext:value-type="float">
            <text:p>0,000158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263" calcext:value-type="float">
            <text:p>0,0021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266" calcext:value-type="float">
            <text:p>0,00186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982" calcext:value-type="float">
            <text:p>0,00169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3611" calcext:value-type="float">
            <text:p>0,000123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3409" calcext:value-type="float">
            <text:p>0,00243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921" calcext:value-type="float">
            <text:p>0,00168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894" calcext:value-type="float">
            <text:p>0,00184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7546" calcext:value-type="float">
            <text:p>0,000167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839" calcext:value-type="float">
            <text:p>0,00192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403" calcext:value-type="float">
            <text:p>0,00209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197" calcext:value-type="float">
            <text:p>0,00174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5704" calcext:value-type="float">
            <text:p>0,000135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305" calcext:value-type="float">
            <text:p>0,00161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297" calcext:value-type="float">
            <text:p>0,00162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8058" calcext:value-type="float">
            <text:p>0,00258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2239" calcext:value-type="float">
            <text:p>0,000172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965" calcext:value-type="float">
            <text:p>0,00192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666" calcext:value-type="float">
            <text:p>0,00156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219" calcext:value-type="float">
            <text:p>0,00159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347" calcext:value-type="float">
            <text:p>0,000216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35" calcext:value-type="float">
            <text:p>0,0019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405" calcext:value-type="float">
            <text:p>0,00180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278" calcext:value-type="float">
            <text:p>0,00159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9936" calcext:value-type="float">
            <text:p>0,000129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0296" calcext:value-type="float">
            <text:p>0,00230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452" calcext:value-type="float">
            <text:p>0,00175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981" calcext:value-type="float">
            <text:p>0,00194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1965" calcext:value-type="float">
            <text:p>0,000151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5" calcext:value-type="float">
            <text:p>0,001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649" calcext:value-type="float">
            <text:p>0,00173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875" calcext:value-type="float">
            <text:p>0,00173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4209" calcext:value-type="float">
            <text:p>0,000254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72" calcext:value-type="float">
            <text:p>0,0017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272" calcext:value-type="float">
            <text:p>0,00161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757" calcext:value-type="float">
            <text:p>0,00216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2925" calcext:value-type="float">
            <text:p>0,000142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8523" calcext:value-type="float">
            <text:p>0,00248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514" calcext:value-type="float">
            <text:p>0,00162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783" calcext:value-type="float">
            <text:p>0,00165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095" calcext:value-type="float">
            <text:p>0,000132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65" calcext:value-type="float">
            <text:p>0,0019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857" calcext:value-type="float">
            <text:p>0,00219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209" calcext:value-type="float">
            <text:p>0,00163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5351" calcext:value-type="float">
            <text:p>0,000145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1973" calcext:value-type="float">
            <text:p>0,00231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211" calcext:value-type="float">
            <text:p>0,00166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414" calcext:value-type="float">
            <text:p>0,00188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244" calcext:value-type="float">
            <text:p>0,000188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181" calcext:value-type="float">
            <text:p>0,00201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4738" calcext:value-type="float">
            <text:p>0,0021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793" calcext:value-type="float">
            <text:p>0,00177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8077" calcext:value-type="float">
            <text:p>0,000238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388" calcext:value-type="float">
            <text:p>0,00208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263" calcext:value-type="float">
            <text:p>0,00188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695" calcext:value-type="float">
            <text:p>0,00180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9304" calcext:value-type="float">
            <text:p>0,000199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194" calcext:value-type="float">
            <text:p>0,0018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19" calcext:value-type="float">
            <text:p>0,001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385" calcext:value-type="float">
            <text:p>0,0024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6562" calcext:value-type="float">
            <text:p>0,000196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0155" calcext:value-type="float">
            <text:p>0,00210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736" calcext:value-type="float">
            <text:p>0,00169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581" calcext:value-type="float">
            <text:p>0,00161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9732" calcext:value-type="float">
            <text:p>0,000169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306" calcext:value-type="float">
            <text:p>0,00189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883" calcext:value-type="float">
            <text:p>0,00162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864" calcext:value-type="float">
            <text:p>0,00165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75" calcext:value-type="float">
            <text:p>0,00012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85793" calcext:value-type="float">
            <text:p>0,00285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943" calcext:value-type="float">
            <text:p>0,00161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268" calcext:value-type="float">
            <text:p>0,00162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773" calcext:value-type="float">
            <text:p>0,00130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451" calcext:value-type="float">
            <text:p>0,00227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074" calcext:value-type="float">
            <text:p>0,00198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981" calcext:value-type="float">
            <text:p>0,00179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5259" calcext:value-type="float">
            <text:p>0,000145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6661" calcext:value-type="float">
            <text:p>0,00206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347" calcext:value-type="float">
            <text:p>0,00229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255" calcext:value-type="float">
            <text:p>0,00146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632" calcext:value-type="float">
            <text:p>0,000195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362" calcext:value-type="float">
            <text:p>0,00197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711" calcext:value-type="float">
            <text:p>0,00190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4388" calcext:value-type="float">
            <text:p>0,00244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7583" calcext:value-type="float">
            <text:p>0,000127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634" calcext:value-type="float">
            <text:p>0,00175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963" calcext:value-type="float">
            <text:p>0,00157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805" calcext:value-type="float">
            <text:p>0,00176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259" calcext:value-type="float">
            <text:p>0,000236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596" calcext:value-type="float">
            <text:p>0,00219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259" calcext:value-type="float">
            <text:p>0,00154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418" calcext:value-type="float">
            <text:p>0,00171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1737" calcext:value-type="float">
            <text:p>0,000151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0533" calcext:value-type="float">
            <text:p>0,00240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849" calcext:value-type="float">
            <text:p>0,00151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001" calcext:value-type="float">
            <text:p>0,00181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9304" calcext:value-type="float">
            <text:p>0,000169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102" calcext:value-type="float">
            <text:p>0,00190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306" calcext:value-type="float">
            <text:p>0,00190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87" calcext:value-type="float">
            <text:p>0,0016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599" calcext:value-type="float">
            <text:p>0,000119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436" calcext:value-type="float">
            <text:p>0,00267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567" calcext:value-type="float">
            <text:p>0,00167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577" calcext:value-type="float">
            <text:p>0,00185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8076" calcext:value-type="float">
            <text:p>0,000188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641" calcext:value-type="float">
            <text:p>0,00181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847" calcext:value-type="float">
            <text:p>0,00202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368" calcext:value-type="float">
            <text:p>0,00171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186" calcext:value-type="float">
            <text:p>0,00017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652" calcext:value-type="float">
            <text:p>0,00180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738" calcext:value-type="float">
            <text:p>0,00163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7747" calcext:value-type="float">
            <text:p>0,00237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6263" calcext:value-type="float">
            <text:p>0,0001262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708" calcext:value-type="float">
            <text:p>0,00172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388" calcext:value-type="float">
            <text:p>0,00172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068" calcext:value-type="float">
            <text:p>0,00178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0695" calcext:value-type="float">
            <text:p>0,000260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406" calcext:value-type="float">
            <text:p>0,00176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139" calcext:value-type="float">
            <text:p>0,00152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7746" calcext:value-type="float">
            <text:p>0,00227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734" calcext:value-type="float">
            <text:p>0,000139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468" calcext:value-type="float">
            <text:p>0,00202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908" calcext:value-type="float">
            <text:p>0,00155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097" calcext:value-type="float">
            <text:p>0,00184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2136" calcext:value-type="float">
            <text:p>0,000162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334" calcext:value-type="float">
            <text:p>0,00194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502" calcext:value-type="float">
            <text:p>0,00153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323" calcext:value-type="float">
            <text:p>0,00213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998" calcext:value-type="float">
            <text:p>0,000122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952" calcext:value-type="float">
            <text:p>0,0023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165" calcext:value-type="float">
            <text:p>0,00167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482" calcext:value-type="float">
            <text:p>0,00161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0527" calcext:value-type="float">
            <text:p>0,000160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623" calcext:value-type="float">
            <text:p>0,00191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672" calcext:value-type="float">
            <text:p>0,00176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348" calcext:value-type="float">
            <text:p>0,0015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738" calcext:value-type="float">
            <text:p>0,000117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3304" calcext:value-type="float">
            <text:p>0,00243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024" calcext:value-type="float">
            <text:p>0,00157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882" calcext:value-type="float">
            <text:p>0,00156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485" calcext:value-type="float">
            <text:p>0,000141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5361" calcext:value-type="float">
            <text:p>0,00195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0974" calcext:value-type="float">
            <text:p>0,00200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318" calcext:value-type="float">
            <text:p>0,00155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" calcext:value-type="float">
            <text:p>0,000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6228" calcext:value-type="float">
            <text:p>0,00246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352" calcext:value-type="float">
            <text:p>0,00167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1027" calcext:value-type="float">
            <text:p>0,00171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246" calcext:value-type="float">
            <text:p>0,000132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453" calcext:value-type="float">
            <text:p>0,00193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3364" calcext:value-type="float">
            <text:p>0,00233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743" calcext:value-type="float">
            <text:p>0,00160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461" calcext:value-type="float">
            <text:p>0,000118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826" calcext:value-type="float">
            <text:p>0,00216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469" calcext:value-type="float">
            <text:p>0,00167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136" calcext:value-type="float">
            <text:p>0,00174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9973" calcext:value-type="float">
            <text:p>0,000129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42" calcext:value-type="float">
            <text:p>0,0017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684" calcext:value-type="float">
            <text:p>0,00188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821" calcext:value-type="float">
            <text:p>0,00158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0858" calcext:value-type="float">
            <text:p>0,000170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649" calcext:value-type="float">
            <text:p>0,0018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735" calcext:value-type="float">
            <text:p>0,00170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411" calcext:value-type="float">
            <text:p>0,00173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5464" calcext:value-type="float">
            <text:p>0,000125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781" calcext:value-type="float">
            <text:p>0,00189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9121" calcext:value-type="float">
            <text:p>0,00279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857" calcext:value-type="float">
            <text:p>0,00192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1594" calcext:value-type="float">
            <text:p>0,000121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331" calcext:value-type="float">
            <text:p>0,00176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369" calcext:value-type="float">
            <text:p>0,00147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6178" calcext:value-type="float">
            <text:p>0,00226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3692" calcext:value-type="float">
            <text:p>0,000123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281" calcext:value-type="float">
            <text:p>0,00182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602" calcext:value-type="float">
            <text:p>0,00172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419" calcext:value-type="float">
            <text:p>0,00176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1904" calcext:value-type="float">
            <text:p>0,000191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73" calcext:value-type="float">
            <text:p>0,0018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045" calcext:value-type="float">
            <text:p>0,00164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8511" calcext:value-type="float">
            <text:p>0,00208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7546" calcext:value-type="float">
            <text:p>0,000157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5213" calcext:value-type="float">
            <text:p>0,00315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853" calcext:value-type="float">
            <text:p>0,00198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977" calcext:value-type="float">
            <text:p>0,00227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0912" calcext:value-type="float">
            <text:p>0,000170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4409" calcext:value-type="float">
            <text:p>0,00244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549" calcext:value-type="float">
            <text:p>0,00216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11" calcext:value-type="float">
            <text:p>0,0021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452" calcext:value-type="float">
            <text:p>0,000271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327" calcext:value-type="float">
            <text:p>0,00207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239" calcext:value-type="float">
            <text:p>0,00181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274" calcext:value-type="float">
            <text:p>0,00225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8675" calcext:value-type="float">
            <text:p>0,000208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618" calcext:value-type="float">
            <text:p>0,0024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2" calcext:value-type="float">
            <text:p>0,001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479" calcext:value-type="float">
            <text:p>0,00227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2941" calcext:value-type="float">
            <text:p>0,000162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0179" calcext:value-type="float">
            <text:p>0,00240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957" calcext:value-type="float">
            <text:p>0,00198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971" calcext:value-type="float">
            <text:p>0,00230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9509" calcext:value-type="float">
            <text:p>0,000199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531" calcext:value-type="float">
            <text:p>0,00238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171" calcext:value-type="float">
            <text:p>0,00225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075" calcext:value-type="float">
            <text:p>0,00235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5778" calcext:value-type="float">
            <text:p>0,000205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8545" calcext:value-type="float">
            <text:p>0,00248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89" calcext:value-type="float">
            <text:p>0,0021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1194" calcext:value-type="float">
            <text:p>0,00241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4071" calcext:value-type="float">
            <text:p>0,000184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0041" calcext:value-type="float">
            <text:p>0,00300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535" calcext:value-type="float">
            <text:p>0,00187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5555" calcext:value-type="float">
            <text:p>0,00245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5341" calcext:value-type="float">
            <text:p>0,000205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907" calcext:value-type="float">
            <text:p>0,0029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596" calcext:value-type="float">
            <text:p>0,00191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945" calcext:value-type="float">
            <text:p>0,00201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3752" calcext:value-type="float">
            <text:p>0,000183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006" calcext:value-type="float">
            <text:p>0,00197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928" calcext:value-type="float">
            <text:p>0,00260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841" calcext:value-type="float">
            <text:p>0,00201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629" calcext:value-type="float">
            <text:p>0,000257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803" calcext:value-type="float">
            <text:p>0,00232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188" calcext:value-type="float">
            <text:p>0,00184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888" calcext:value-type="float">
            <text:p>0,00255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9744" calcext:value-type="float">
            <text:p>0,000179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6908" calcext:value-type="float">
            <text:p>0,00296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03" calcext:value-type="float">
            <text:p>0,0018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423" calcext:value-type="float">
            <text:p>0,00226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5444" calcext:value-type="float">
            <text:p>0,000155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718" calcext:value-type="float">
            <text:p>0,00212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221" calcext:value-type="float">
            <text:p>0,00203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27" calcext:value-type="float">
            <text:p>0,0021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102" calcext:value-type="float">
            <text:p>0,000279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7" calcext:value-type="float">
            <text:p>0,002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42" calcext:value-type="float">
            <text:p>0,0018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273" calcext:value-type="float">
            <text:p>0,00215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1563" calcext:value-type="float">
            <text:p>0,000171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3063" calcext:value-type="float">
            <text:p>0,00353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352" calcext:value-type="float">
            <text:p>0,00212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87" calcext:value-type="float">
            <text:p>0,0020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63" calcext:value-type="float">
            <text:p>0,000145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15" calcext:value-type="float">
            <text:p>0,0023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455" calcext:value-type="float">
            <text:p>0,00213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11" calcext:value-type="float">
            <text:p>0,0021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2605" calcext:value-type="float">
            <text:p>0,000192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737" calcext:value-type="float">
            <text:p>0,00202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636" calcext:value-type="float">
            <text:p>0,00183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23" calcext:value-type="float">
            <text:p>0,0020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766" calcext:value-type="float">
            <text:p>0,000148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8674" calcext:value-type="float">
            <text:p>0,00298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718" calcext:value-type="float">
            <text:p>0,00200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646" calcext:value-type="float">
            <text:p>0,00261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623" calcext:value-type="float">
            <text:p>0,000148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923" calcext:value-type="float">
            <text:p>0,00221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02" calcext:value-type="float">
            <text:p>0,00190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702" calcext:value-type="float">
            <text:p>0,00207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78" calcext:value-type="float">
            <text:p>0,00027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509" calcext:value-type="float">
            <text:p>0,00235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282" calcext:value-type="float">
            <text:p>0,00217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503" calcext:value-type="float">
            <text:p>0,00211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383" calcext:value-type="float">
            <text:p>0,000145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3841" calcext:value-type="float">
            <text:p>0,00253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069" calcext:value-type="float">
            <text:p>0,00205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7453" calcext:value-type="float">
            <text:p>0,00267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9374" calcext:value-type="float">
            <text:p>0,000149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724" calcext:value-type="float">
            <text:p>0,00230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742" calcext:value-type="float">
            <text:p>0,00193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283" calcext:value-type="float">
            <text:p>0,00207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1722" calcext:value-type="float">
            <text:p>0,000201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224" calcext:value-type="float">
            <text:p>0,00210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689" calcext:value-type="float">
            <text:p>0,00176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83" calcext:value-type="float">
            <text:p>0,0020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294" calcext:value-type="float">
            <text:p>0,00018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6358" calcext:value-type="float">
            <text:p>0,00366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812" calcext:value-type="float">
            <text:p>0,00217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591" calcext:value-type="float">
            <text:p>0,00225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71" calcext:value-type="float">
            <text:p>0,00014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207" calcext:value-type="float">
            <text:p>0,00229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052" calcext:value-type="float">
            <text:p>0,00214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368" calcext:value-type="float">
            <text:p>0,00219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878" calcext:value-type="float">
            <text:p>0,00018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358" calcext:value-type="float">
            <text:p>0,00233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416" calcext:value-type="float">
            <text:p>0,00255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45" calcext:value-type="float">
            <text:p>0,0020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7362" calcext:value-type="float">
            <text:p>0,000257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0897" calcext:value-type="float">
            <text:p>0,00250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89" calcext:value-type="float">
            <text:p>0,0018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601" calcext:value-type="float">
            <text:p>0,00237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4641" calcext:value-type="float">
            <text:p>0,000164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5045" calcext:value-type="float">
            <text:p>0,00325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513" calcext:value-type="float">
            <text:p>0,00189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497" calcext:value-type="float">
            <text:p>0,00198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0542" calcext:value-type="float">
            <text:p>0,000160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944" calcext:value-type="float">
            <text:p>0,0021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4178" calcext:value-type="float">
            <text:p>0,00264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1" calcext:value-type="float">
            <text:p>0,002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316" calcext:value-type="float">
            <text:p>0,000253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992" calcext:value-type="float">
            <text:p>0,00255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0157" calcext:value-type="float">
            <text:p>0,00280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789" calcext:value-type="float">
            <text:p>0,0021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5406" calcext:value-type="float">
            <text:p>0,000255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85517" calcext:value-type="float">
            <text:p>0,00485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362" calcext:value-type="float">
            <text:p>0,0031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13" calcext:value-type="float">
            <text:p>0,0020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2259" calcext:value-type="float">
            <text:p>0,000182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765" calcext:value-type="float">
            <text:p>0,00236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3351" calcext:value-type="float">
            <text:p>0,00313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73" calcext:value-type="float">
            <text:p>0,0022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7884" calcext:value-type="float">
            <text:p>0,000197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877" calcext:value-type="float">
            <text:p>0,00216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193" calcext:value-type="float">
            <text:p>0,00216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502" calcext:value-type="float">
            <text:p>0,00223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0584" calcext:value-type="float">
            <text:p>0,000150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7666" calcext:value-type="float">
            <text:p>0,00327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76" calcext:value-type="float">
            <text:p>0,0019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563" calcext:value-type="float">
            <text:p>0,00214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345" calcext:value-type="float">
            <text:p>0,000153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447" calcext:value-type="float">
            <text:p>0,00225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2305" calcext:value-type="float">
            <text:p>0,00272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439" calcext:value-type="float">
            <text:p>0,00205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4663" calcext:value-type="float">
            <text:p>0,000384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327" calcext:value-type="float">
            <text:p>0,00218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268" calcext:value-type="float">
            <text:p>0,00187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45" calcext:value-type="float">
            <text:p>0,0022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1788" calcext:value-type="float">
            <text:p>0,000151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0066" calcext:value-type="float">
            <text:p>0,00320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272" calcext:value-type="float">
            <text:p>0,00187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591" calcext:value-type="float">
            <text:p>0,0021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2129" calcext:value-type="float">
            <text:p>0,000172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572" calcext:value-type="float">
            <text:p>0,00208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723" calcext:value-type="float">
            <text:p>0,00220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309" calcext:value-type="float">
            <text:p>0,00212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877" calcext:value-type="float">
            <text:p>0,00020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995" calcext:value-type="float">
            <text:p>0,00212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472" calcext:value-type="float">
            <text:p>0,00190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239" calcext:value-type="float">
            <text:p>0,00220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9548" calcext:value-type="float">
            <text:p>0,000149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7834" calcext:value-type="float">
            <text:p>0,00287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965" calcext:value-type="float">
            <text:p>0,00198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053" calcext:value-type="float">
            <text:p>0,00216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124" calcext:value-type="float">
            <text:p>0,000145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428" calcext:value-type="float">
            <text:p>0,00219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3526" calcext:value-type="float">
            <text:p>0,00313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6929" calcext:value-type="float">
            <text:p>0,00316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109" calcext:value-type="float">
            <text:p>0,000243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8455" calcext:value-type="float">
            <text:p>0,00258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722" calcext:value-type="float">
            <text:p>0,00196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4035" calcext:value-type="float">
            <text:p>0,00284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2878" calcext:value-type="float">
            <text:p>0,000182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781" calcext:value-type="float">
            <text:p>0,00237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49" calcext:value-type="float">
            <text:p>0,0018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418" calcext:value-type="float">
            <text:p>0,00219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495" calcext:value-type="float">
            <text:p>0,00029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2828" calcext:value-type="float">
            <text:p>0,00292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943" calcext:value-type="float">
            <text:p>0,00215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649" calcext:value-type="float">
            <text:p>0,00201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7652" calcext:value-type="float">
            <text:p>0,000177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6904" calcext:value-type="float">
            <text:p>0,00246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1179" calcext:value-type="float">
            <text:p>0,00271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483" calcext:value-type="float">
            <text:p>0,00188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9941" calcext:value-type="float">
            <text:p>0,000219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45" calcext:value-type="float">
            <text:p>0,0023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746" calcext:value-type="float">
            <text:p>0,00190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7459" calcext:value-type="float">
            <text:p>0,00247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602" calcext:value-type="float">
            <text:p>0,00020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612" calcext:value-type="float">
            <text:p>0,0027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4" calcext:value-type="float">
            <text:p>0,0017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883" calcext:value-type="float">
            <text:p>0,00174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4551" calcext:value-type="float">
            <text:p>0,000174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833" calcext:value-type="float">
            <text:p>0,00227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9506" calcext:value-type="float">
            <text:p>0,00279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857" calcext:value-type="float">
            <text:p>0,00205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7539" calcext:value-type="float">
            <text:p>0,000207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714" calcext:value-type="float">
            <text:p>0,00227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899" calcext:value-type="float">
            <text:p>0,00203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4223" calcext:value-type="float">
            <text:p>0,00314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0602" calcext:value-type="float">
            <text:p>0,000180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993" calcext:value-type="float">
            <text:p>0,00222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028" calcext:value-type="float">
            <text:p>0,00182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983" calcext:value-type="float">
            <text:p>0,00231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787" calcext:value-type="float">
            <text:p>0,000175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3531" calcext:value-type="float">
            <text:p>0,00243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88" calcext:value-type="float">
            <text:p>0,0021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396" calcext:value-type="float">
            <text:p>0,00211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33" calcext:value-type="float">
            <text:p>0,00025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8832" calcext:value-type="float">
            <text:p>0,00268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5727" calcext:value-type="float">
            <text:p>0,00265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907" calcext:value-type="float">
            <text:p>0,00198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144" calcext:value-type="float">
            <text:p>0,000372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2755" calcext:value-type="float">
            <text:p>0,00282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5855" calcext:value-type="float">
            <text:p>0,00365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4099" calcext:value-type="float">
            <text:p>0,00254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864" calcext:value-type="float">
            <text:p>0,000268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063" calcext:value-type="float">
            <text:p>0,00231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6172" calcext:value-type="float">
            <text:p>0,00276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596" calcext:value-type="float">
            <text:p>0,00203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336" calcext:value-type="float">
            <text:p>0,000266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032" calcext:value-type="float">
            <text:p>0,00236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276" calcext:value-type="float">
            <text:p>0,00197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039" calcext:value-type="float">
            <text:p>0,00206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0283" calcext:value-type="float">
            <text:p>0,000160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7193" calcext:value-type="float">
            <text:p>0,00317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609" calcext:value-type="float">
            <text:p>0,00207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48" calcext:value-type="float">
            <text:p>0,0022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519" calcext:value-type="float">
            <text:p>0,000235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862" calcext:value-type="float">
            <text:p>0,00204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086" calcext:value-type="float">
            <text:p>0,00198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678" calcext:value-type="float">
            <text:p>0,00198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4916" calcext:value-type="float">
            <text:p>0,000414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548" calcext:value-type="float">
            <text:p>0,0026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947" calcext:value-type="float">
            <text:p>0,00201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655" calcext:value-type="float">
            <text:p>0,00196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0774" calcext:value-type="float">
            <text:p>0,000170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211" calcext:value-type="float">
            <text:p>0,00242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663" calcext:value-type="float">
            <text:p>0,00211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6246" calcext:value-type="float">
            <text:p>0,00326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8133" calcext:value-type="float">
            <text:p>0,0001881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9115" calcext:value-type="float">
            <text:p>0,00279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735" calcext:value-type="float">
            <text:p>0,00184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446" calcext:value-type="float">
            <text:p>0,00194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801" calcext:value-type="float">
            <text:p>0,000175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4858" calcext:value-type="float">
            <text:p>0,0024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793" calcext:value-type="float">
            <text:p>0,00261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974" calcext:value-type="float">
            <text:p>0,00217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0445" calcext:value-type="float">
            <text:p>0,000420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32" calcext:value-type="float">
            <text:p>0,0026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7096" calcext:value-type="float">
            <text:p>0,00287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139" calcext:value-type="float">
            <text:p>0,00208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387" calcext:value-type="float">
            <text:p>0,000348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887" calcext:value-type="float">
            <text:p>0,00213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435" calcext:value-type="float">
            <text:p>0,00205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694" calcext:value-type="float">
            <text:p>0,00231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6906" calcext:value-type="float">
            <text:p>0,0001969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1848" calcext:value-type="float">
            <text:p>0,00321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359" calcext:value-type="float">
            <text:p>0,00206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4396" calcext:value-type="float">
            <text:p>0,00244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787" calcext:value-type="float">
            <text:p>0,00018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955" calcext:value-type="float">
            <text:p>0,00236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184" calcext:value-type="float">
            <text:p>0,00205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498" calcext:value-type="float">
            <text:p>0,00222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4139" calcext:value-type="float">
            <text:p>0,000214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75" calcext:value-type="float">
            <text:p>0,0025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6505" calcext:value-type="float">
            <text:p>0,00306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339" calcext:value-type="float">
            <text:p>0,0025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5818" calcext:value-type="float">
            <text:p>0,000185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8121" calcext:value-type="float">
            <text:p>0,00258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8633" calcext:value-type="float">
            <text:p>0,0048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4409" calcext:value-type="float">
            <text:p>0,00254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3929" calcext:value-type="float">
            <text:p>0,000213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201" calcext:value-type="float">
            <text:p>0,00255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619" calcext:value-type="float">
            <text:p>0,0023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93" calcext:value-type="float">
            <text:p>0,0021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6594" calcext:value-type="float">
            <text:p>0,000366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009" calcext:value-type="float">
            <text:p>0,00216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87" calcext:value-type="float">
            <text:p>0,00190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822" calcext:value-type="float">
            <text:p>0,00182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586" calcext:value-type="float">
            <text:p>0,00016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6283" calcext:value-type="float">
            <text:p>0,00256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2906" calcext:value-type="float">
            <text:p>0,00202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0776" calcext:value-type="float">
            <text:p>0,00270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707" calcext:value-type="float">
            <text:p>0,000153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642" calcext:value-type="float">
            <text:p>0,00228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342" calcext:value-type="float">
            <text:p>0,00199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689" calcext:value-type="float">
            <text:p>0,00196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2715" calcext:value-type="float">
            <text:p>0,000222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9565" calcext:value-type="float">
            <text:p>0,00249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4222" calcext:value-type="float">
            <text:p>0,00254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9066" calcext:value-type="float">
            <text:p>0,00209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6791" calcext:value-type="float">
            <text:p>0,000326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9648" calcext:value-type="float">
            <text:p>0,00239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394" calcext:value-type="float">
            <text:p>0,00207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966" calcext:value-type="float">
            <text:p>0,00205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093" calcext:value-type="float">
            <text:p>0,0001480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6456" calcext:value-type="float">
            <text:p>0,00266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964" calcext:value-type="float">
            <text:p>0,00178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5155" calcext:value-type="float">
            <text:p>0,00235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1979" calcext:value-type="float">
            <text:p>0,000251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9152" calcext:value-type="float">
            <text:p>0,00239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34" calcext:value-type="float">
            <text:p>0,001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668" calcext:value-type="float">
            <text:p>0,00225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5968" calcext:value-type="float">
            <text:p>0,000245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95276" calcext:value-type="float">
            <text:p>0,00395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2673" calcext:value-type="float">
            <text:p>0,00262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261" calcext:value-type="float">
            <text:p>0,0026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23" calcext:value-type="float">
            <text:p>0,000000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9811" calcext:value-type="float">
            <text:p>0,000329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7569" calcext:value-type="float">
            <text:p>0,00307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9698" calcext:value-type="float">
            <text:p>0,00269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62873" calcext:value-type="float">
            <text:p>0,00362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758" calcext:value-type="float">
            <text:p>0,000350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7831" calcext:value-type="float">
            <text:p>0,00297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178" calcext:value-type="float">
            <text:p>0,00232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845" calcext:value-type="float">
            <text:p>0,00198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7736" calcext:value-type="float">
            <text:p>0,0002077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871" calcext:value-type="float">
            <text:p>0,00225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7761" calcext:value-type="float">
            <text:p>0,00267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641" calcext:value-type="float">
            <text:p>0,00193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3962" calcext:value-type="float">
            <text:p>0,000203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7195" calcext:value-type="float">
            <text:p>0,00247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703" calcext:value-type="float">
            <text:p>0,00208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5036" calcext:value-type="float">
            <text:p>0,00295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4261" calcext:value-type="float">
            <text:p>0,000214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601" calcext:value-type="float">
            <text:p>0,00224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431" calcext:value-type="float">
            <text:p>0,00177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855" calcext:value-type="float">
            <text:p>0,00198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237" calcext:value-type="float">
            <text:p>0,000262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04" calcext:value-type="float">
            <text:p>0,0022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5375" calcext:value-type="float">
            <text:p>0,00335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0703" calcext:value-type="float">
            <text:p>0,00330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2511" calcext:value-type="float">
            <text:p>0,000212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0854" calcext:value-type="float">
            <text:p>0,00330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605" calcext:value-type="float">
            <text:p>0,0020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7223" calcext:value-type="float">
            <text:p>0,00277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0398" calcext:value-type="float">
            <text:p>0,000160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628" calcext:value-type="float">
            <text:p>0,00214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859" calcext:value-type="float">
            <text:p>0,00208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137" calcext:value-type="float">
            <text:p>0,00219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6172" calcext:value-type="float">
            <text:p>0,000206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973" calcext:value-type="float">
            <text:p>0,00236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872" calcext:value-type="float">
            <text:p>0,00208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715" calcext:value-type="float">
            <text:p>0,00201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9154" calcext:value-type="float">
            <text:p>0,000169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99" calcext:value-type="float">
            <text:p>0,0026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844" calcext:value-type="float">
            <text:p>0,00204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6103" calcext:value-type="float">
            <text:p>0,00276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0651" calcext:value-type="float">
            <text:p>0,000240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8265" calcext:value-type="float">
            <text:p>0,00298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048" calcext:value-type="float">
            <text:p>0,00208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252" calcext:value-type="float">
            <text:p>0,00227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5078" calcext:value-type="float">
            <text:p>0,000185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995" calcext:value-type="float">
            <text:p>0,00227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4889" calcext:value-type="float">
            <text:p>0,00274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994" calcext:value-type="float">
            <text:p>0,00205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016" calcext:value-type="float">
            <text:p>0,000235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664" calcext:value-type="float">
            <text:p>0,00228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075" calcext:value-type="float">
            <text:p>0,00186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408" calcext:value-type="float">
            <text:p>0,0023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4261" calcext:value-type="float">
            <text:p>0,000194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515" calcext:value-type="float">
            <text:p>0,0028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071" calcext:value-type="float">
            <text:p>0,00223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864" calcext:value-type="float">
            <text:p>0,00210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2294" calcext:value-type="float">
            <text:p>0,000192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916" calcext:value-type="float">
            <text:p>0,00236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13" calcext:value-type="float">
            <text:p>0,0020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0825" calcext:value-type="float">
            <text:p>0,00200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4148" calcext:value-type="float">
            <text:p>0,000394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909" calcext:value-type="float">
            <text:p>0,00223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4759" calcext:value-type="float">
            <text:p>0,00314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9506" calcext:value-type="float">
            <text:p>0,00209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6018" calcext:value-type="float">
            <text:p>0,000216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271" calcext:value-type="float">
            <text:p>0,00231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153" calcext:value-type="float">
            <text:p>0,00188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647" calcext:value-type="float">
            <text:p>0,00221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6598" calcext:value-type="float">
            <text:p>0,000166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0275" calcext:value-type="float">
            <text:p>0,00290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2486" calcext:value-type="float">
            <text:p>0,00262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7825" calcext:value-type="float">
            <text:p>0,00297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8611" calcext:value-type="float">
            <text:p>0,000318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9416" calcext:value-type="float">
            <text:p>0,00299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5849" calcext:value-type="float">
            <text:p>0,00265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063" calcext:value-type="float">
            <text:p>0,0033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2615" calcext:value-type="float">
            <text:p>0,000252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2117" calcext:value-type="float">
            <text:p>0,00302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551" calcext:value-type="float">
            <text:p>0,00186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8645" calcext:value-type="float">
            <text:p>0,00248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3" calcext:value-type="float">
            <text:p>0,0002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612" calcext:value-type="float">
            <text:p>0,00228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50663" calcext:value-type="float">
            <text:p>0,00350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426" calcext:value-type="float">
            <text:p>0,00220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6424" calcext:value-type="float">
            <text:p>0,000206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425" calcext:value-type="float">
            <text:p>0,00221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332" calcext:value-type="float">
            <text:p>0,00201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058" calcext:value-type="float">
            <text:p>0,00222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8631" calcext:value-type="float">
            <text:p>0,000178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2562" calcext:value-type="float">
            <text:p>0,00312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826" calcext:value-type="float">
            <text:p>0,00219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2823" calcext:value-type="float">
            <text:p>0,00322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649" calcext:value-type="float">
            <text:p>0,000286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7573" calcext:value-type="float">
            <text:p>0,00237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621" calcext:value-type="float">
            <text:p>0,00188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332" calcext:value-type="float">
            <text:p>0,00197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7185" calcext:value-type="float">
            <text:p>0,000167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946" calcext:value-type="float">
            <text:p>0,00266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6642" calcext:value-type="float">
            <text:p>0,00306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386" calcext:value-type="float">
            <text:p>0,00247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75" calcext:value-type="float">
            <text:p>0,00034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558" calcext:value-type="float">
            <text:p>0,00255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656" calcext:value-type="float">
            <text:p>0,00241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642" calcext:value-type="float">
            <text:p>0,00266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434" calcext:value-type="float">
            <text:p>0,000175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2664" calcext:value-type="float">
            <text:p>0,00312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893" calcext:value-type="float">
            <text:p>0,00217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2011" calcext:value-type="float">
            <text:p>0,00282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704" calcext:value-type="float">
            <text:p>0,00025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0992" calcext:value-type="float">
            <text:p>0,00360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174" calcext:value-type="float">
            <text:p>0,00235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3948" calcext:value-type="float">
            <text:p>0,00293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7253" calcext:value-type="float">
            <text:p>0,000217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393" calcext:value-type="float">
            <text:p>0,00240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81" calcext:value-type="float">
            <text:p>0,0024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337" calcext:value-type="float">
            <text:p>0,00246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158" calcext:value-type="float">
            <text:p>0,000428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445" calcext:value-type="float">
            <text:p>0,00265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988" calcext:value-type="float">
            <text:p>0,0026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94" calcext:value-type="float">
            <text:p>0,0023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8818" calcext:value-type="float">
            <text:p>0,000288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948" calcext:value-type="float">
            <text:p>0,00244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228" calcext:value-type="float">
            <text:p>0,00216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8301" calcext:value-type="float">
            <text:p>0,00278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077" calcext:value-type="float">
            <text:p>0,000179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815" calcext:value-type="float">
            <text:p>0,00277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659" calcext:value-type="float">
            <text:p>0,00251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256" calcext:value-type="float">
            <text:p>0,00329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7811" calcext:value-type="float">
            <text:p>0,000257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4357" calcext:value-type="float">
            <text:p>0,00374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397" calcext:value-type="float">
            <text:p>0,0022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51" calcext:value-type="float">
            <text:p>0,002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8579" calcext:value-type="float">
            <text:p>0,000178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681" calcext:value-type="float">
            <text:p>0,00264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944" calcext:value-type="float">
            <text:p>0,00215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66" calcext:value-type="float">
            <text:p>0,0022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7248" calcext:value-type="float">
            <text:p>0,000247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001" calcext:value-type="float">
            <text:p>0,00252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4236" calcext:value-type="float">
            <text:p>0,00304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27" calcext:value-type="float">
            <text:p>0,0023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95502" calcext:value-type="float">
            <text:p>0,000595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0845" calcext:value-type="float">
            <text:p>0,00330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5548" calcext:value-type="float">
            <text:p>0,0038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898" calcext:value-type="float">
            <text:p>0,00249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4542" calcext:value-type="float">
            <text:p>0,000234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879" calcext:value-type="float">
            <text:p>0,00277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198" calcext:value-type="float">
            <text:p>0,00243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22" calcext:value-type="float">
            <text:p>0,0019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9879" calcext:value-type="float">
            <text:p>0,000199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4893" calcext:value-type="float">
            <text:p>0,00364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208" calcext:value-type="float">
            <text:p>0,00226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087" calcext:value-type="float">
            <text:p>0,00241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9761" calcext:value-type="float">
            <text:p>0,000219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5876" calcext:value-type="float">
            <text:p>0,00315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344" calcext:value-type="float">
            <text:p>0,00240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7372" calcext:value-type="float">
            <text:p>0,00307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8593" calcext:value-type="float">
            <text:p>0,000238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3514" calcext:value-type="float">
            <text:p>0,00343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458" calcext:value-type="float">
            <text:p>0,00226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343" calcext:value-type="float">
            <text:p>0,00258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1137" calcext:value-type="float">
            <text:p>0,000241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7094" calcext:value-type="float">
            <text:p>0,00317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3494" calcext:value-type="float">
            <text:p>0,00303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269" calcext:value-type="float">
            <text:p>0,0028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2384" calcext:value-type="float">
            <text:p>0,000192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5105" calcext:value-type="float">
            <text:p>0,00365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93" calcext:value-type="float">
            <text:p>0,0022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0568" calcext:value-type="float">
            <text:p>0,00310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7065" calcext:value-type="float">
            <text:p>0,000197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818" calcext:value-type="float">
            <text:p>0,0024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925" calcext:value-type="float">
            <text:p>0,00248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476" calcext:value-type="float">
            <text:p>0,00239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5076" calcext:value-type="float">
            <text:p>0,000235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188" calcext:value-type="float">
            <text:p>0,00252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3258" calcext:value-type="float">
            <text:p>0,00293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849" calcext:value-type="float">
            <text:p>0,00212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533" calcext:value-type="float">
            <text:p>0,000173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092" calcext:value-type="float">
            <text:p>0,0028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026" calcext:value-type="float">
            <text:p>0,00246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308" calcext:value-type="float">
            <text:p>0,00262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33" calcext:value-type="float">
            <text:p>0,00017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643" calcext:value-type="float">
            <text:p>0,00227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1774" calcext:value-type="float">
            <text:p>0,00301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6722" calcext:value-type="float">
            <text:p>0,00276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7252" calcext:value-type="float">
            <text:p>0,000187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472" calcext:value-type="float">
            <text:p>0,00296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808" calcext:value-type="float">
            <text:p>0,00221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853" calcext:value-type="float">
            <text:p>0,00231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6941" calcext:value-type="float">
            <text:p>0,000236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867" calcext:value-type="float">
            <text:p>0,00256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179" calcext:value-type="float">
            <text:p>0,00246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046" calcext:value-type="float">
            <text:p>0,00239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1805" calcext:value-type="float">
            <text:p>0,000251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143" calcext:value-type="float">
            <text:p>0,00277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288" calcext:value-type="float">
            <text:p>0,00290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524" calcext:value-type="float">
            <text:p>0,00257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529" calcext:value-type="float">
            <text:p>0,000439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316" calcext:value-type="float">
            <text:p>0,00252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871" calcext:value-type="float">
            <text:p>0,00232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303" calcext:value-type="float">
            <text:p>0,00225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8383" calcext:value-type="float">
            <text:p>0,000178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7666" calcext:value-type="float">
            <text:p>0,00307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753" calcext:value-type="float">
            <text:p>0,00229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5994" calcext:value-type="float">
            <text:p>0,00315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6985" calcext:value-type="float">
            <text:p>0,000216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6869" calcext:value-type="float">
            <text:p>0,00356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411" calcext:value-type="float">
            <text:p>0,00222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512" calcext:value-type="float">
            <text:p>0,00290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9218" calcext:value-type="float">
            <text:p>0,000189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527" calcext:value-type="float">
            <text:p>0,00285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077" calcext:value-type="float">
            <text:p>0,00227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573" calcext:value-type="float">
            <text:p>0,00227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0572" calcext:value-type="float">
            <text:p>0,000240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404" calcext:value-type="float">
            <text:p>0,0026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3152" calcext:value-type="float">
            <text:p>0,00363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618" calcext:value-type="float">
            <text:p>0,00257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4026" calcext:value-type="float">
            <text:p>0,000264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2708" calcext:value-type="float">
            <text:p>0,002727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5644" calcext:value-type="float">
            <text:p>0,00315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236" calcext:value-type="float">
            <text:p>0,00235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9007" calcext:value-type="float">
            <text:p>0,000349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716" calcext:value-type="float">
            <text:p>0,00258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396" calcext:value-type="float">
            <text:p>0,00258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745" calcext:value-type="float">
            <text:p>0,00217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53" calcext:value-type="float">
            <text:p>0,00017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899" calcext:value-type="float">
            <text:p>0,00296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57461" calcext:value-type="float">
            <text:p>0,00457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683" calcext:value-type="float">
            <text:p>0,00264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32" calcext:value-type="float">
            <text:p>0,00035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3493" calcext:value-type="float">
            <text:p>0,00303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839" calcext:value-type="float">
            <text:p>0,00260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758" calcext:value-type="float">
            <text:p>0,00230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702" calcext:value-type="float">
            <text:p>0,00024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385" calcext:value-type="float">
            <text:p>0,00288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254" calcext:value-type="float">
            <text:p>0,00201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4783" calcext:value-type="float">
            <text:p>0,00274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33" calcext:value-type="float">
            <text:p>0,0002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7027" calcext:value-type="float">
            <text:p>0,00347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262" calcext:value-type="float">
            <text:p>0,00229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0415" calcext:value-type="float">
            <text:p>0,00390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2828" calcext:value-type="float">
            <text:p>0,000462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687" calcext:value-type="float">
            <text:p>0,00329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5313" calcext:value-type="float">
            <text:p>0,00325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93" calcext:value-type="float">
            <text:p>0,0019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8218" calcext:value-type="float">
            <text:p>0,000468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89008" calcext:value-type="float">
            <text:p>0,00389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065" calcext:value-type="float">
            <text:p>0,00255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1286" calcext:value-type="float">
            <text:p>0,00351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3288" calcext:value-type="float">
            <text:p>0,000223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8858" calcext:value-type="float">
            <text:p>0,00378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8747" calcext:value-type="float">
            <text:p>0,00318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9892" calcext:value-type="float">
            <text:p>0,00299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993" calcext:value-type="float">
            <text:p>0,000409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587" calcext:value-type="float">
            <text:p>0,00277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7014" calcext:value-type="float">
            <text:p>0,00267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721" calcext:value-type="float">
            <text:p>0,00261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8039" calcext:value-type="float">
            <text:p>0,000228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512" calcext:value-type="float">
            <text:p>0,00288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5379" calcext:value-type="float">
            <text:p>0,00295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249" calcext:value-type="float">
            <text:p>0,00221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819" calcext:value-type="float">
            <text:p>0,000310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199" calcext:value-type="float">
            <text:p>0,00256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007" calcext:value-type="float">
            <text:p>0,00247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029" calcext:value-type="float">
            <text:p>0,00241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2032" calcext:value-type="float">
            <text:p>0,000212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2773" calcext:value-type="float">
            <text:p>0,00322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822" calcext:value-type="float">
            <text:p>0,00221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5689" calcext:value-type="float">
            <text:p>0,00325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1933" calcext:value-type="float">
            <text:p>0,000201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7567" calcext:value-type="float">
            <text:p>0,00357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653" calcext:value-type="float">
            <text:p>0,00230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946" calcext:value-type="float">
            <text:p>0,00232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6774" calcext:value-type="float">
            <text:p>0,000236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962" calcext:value-type="float">
            <text:p>0,00242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9597" calcext:value-type="float">
            <text:p>0,00319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116" calcext:value-type="float">
            <text:p>0,00237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334" calcext:value-type="float">
            <text:p>0,000179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033" calcext:value-type="float">
            <text:p>0,00266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8976" calcext:value-type="float">
            <text:p>0,00318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839" calcext:value-type="float">
            <text:p>0,00243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748" calcext:value-type="float">
            <text:p>0,000313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555" calcext:value-type="float">
            <text:p>0,00229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382" calcext:value-type="float">
            <text:p>0,00209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478" calcext:value-type="float">
            <text:p>0,00247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7714" calcext:value-type="float">
            <text:p>0,000247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844" calcext:value-type="float">
            <text:p>0,00288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585" calcext:value-type="float">
            <text:p>0,00238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167" calcext:value-type="float">
            <text:p>0,00262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9398" calcext:value-type="float">
            <text:p>0,000249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0184" calcext:value-type="float">
            <text:p>0,00320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013" calcext:value-type="float">
            <text:p>0,00250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7136" calcext:value-type="float">
            <text:p>0,00317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5272" calcext:value-type="float">
            <text:p>0,000205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665" calcext:value-type="float">
            <text:p>0,0033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225" calcext:value-type="float">
            <text:p>0,00220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714" calcext:value-type="float">
            <text:p>0,00251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9924" calcext:value-type="float">
            <text:p>0,000239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662" calcext:value-type="float">
            <text:p>0,00252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8" calcext:value-type="float">
            <text:p>0,0026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843" calcext:value-type="float">
            <text:p>0,00250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8143" calcext:value-type="float">
            <text:p>0,000278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3919" calcext:value-type="float">
            <text:p>0,00393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1344" calcext:value-type="float">
            <text:p>0,00331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8771" calcext:value-type="float">
            <text:p>0,00368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97074" calcext:value-type="float">
            <text:p>0,000497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9959" calcext:value-type="float">
            <text:p>0,00359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2152" calcext:value-type="float">
            <text:p>0,00312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1727" calcext:value-type="float">
            <text:p>0,00311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672" calcext:value-type="float">
            <text:p>0,000403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3384" calcext:value-type="float">
            <text:p>0,00343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748" calcext:value-type="float">
            <text:p>0,00288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6248" calcext:value-type="float">
            <text:p>0,00396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3042" calcext:value-type="float">
            <text:p>0,000533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775" calcext:value-type="float">
            <text:p>0,00254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725" calcext:value-type="float">
            <text:p>0,00246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061" calcext:value-type="float">
            <text:p>0,00210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6251" calcext:value-type="float">
            <text:p>0,000226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5812" calcext:value-type="float">
            <text:p>0,00305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258" calcext:value-type="float">
            <text:p>0,00225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8019" calcext:value-type="float">
            <text:p>0,00358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5096" calcext:value-type="float">
            <text:p>0,0002450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1375" calcext:value-type="float">
            <text:p>0,00351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431" calcext:value-type="float">
            <text:p>0,0027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9918" calcext:value-type="float">
            <text:p>0,00319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305" calcext:value-type="float">
            <text:p>0,000314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9508" calcext:value-type="float">
            <text:p>0,00309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173" calcext:value-type="float">
            <text:p>0,00223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616" calcext:value-type="float">
            <text:p>0,00238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6777" calcext:value-type="float">
            <text:p>0,000236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1195" calcext:value-type="float">
            <text:p>0,00291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283" calcext:value-type="float">
            <text:p>0,00229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281" calcext:value-type="float">
            <text:p>0,00233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035" calcext:value-type="float">
            <text:p>0,000316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06817" calcext:value-type="float">
            <text:p>0,00406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1166" calcext:value-type="float">
            <text:p>0,00291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9718" calcext:value-type="float">
            <text:p>0,00359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964" calcext:value-type="float">
            <text:p>0,000318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3876" calcext:value-type="float">
            <text:p>0,00363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274" calcext:value-type="float">
            <text:p>0,00239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4485" calcext:value-type="float">
            <text:p>0,00324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7013" calcext:value-type="float">
            <text:p>0,000227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9703" calcext:value-type="float">
            <text:p>0,00319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959" calcext:value-type="float">
            <text:p>0,00213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246" calcext:value-type="float">
            <text:p>0,00237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1872" calcext:value-type="float">
            <text:p>0,000191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9741" calcext:value-type="float">
            <text:p>0,00269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012" calcext:value-type="float">
            <text:p>0,00243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592" calcext:value-type="float">
            <text:p>0,00244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2264" calcext:value-type="float">
            <text:p>0,000262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944" calcext:value-type="float">
            <text:p>0,00250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186" calcext:value-type="float">
            <text:p>0,00266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373" calcext:value-type="float">
            <text:p>0,00227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6479" calcext:value-type="float">
            <text:p>0,000266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94" calcext:value-type="float">
            <text:p>0,0025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35" calcext:value-type="float">
            <text:p>0,0022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89" calcext:value-type="float">
            <text:p>0,0025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2987" calcext:value-type="float">
            <text:p>0,000202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636" calcext:value-type="float">
            <text:p>0,0032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58" calcext:value-type="float">
            <text:p>0,0025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4327" calcext:value-type="float">
            <text:p>0,00304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8315" calcext:value-type="float">
            <text:p>0,000188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652" calcext:value-type="float">
            <text:p>0,00254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485" calcext:value-type="float">
            <text:p>0,00201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592" calcext:value-type="float">
            <text:p>0,00228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32" calcext:value-type="float">
            <text:p>0,0003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657" calcext:value-type="float">
            <text:p>0,00265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502" calcext:value-type="float">
            <text:p>0,00249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957" calcext:value-type="float">
            <text:p>0,00232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3774" calcext:value-type="float">
            <text:p>0,00053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997" calcext:value-type="float">
            <text:p>0,00259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668" calcext:value-type="float">
            <text:p>0,0024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213" calcext:value-type="float">
            <text:p>0,00243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3978" calcext:value-type="float">
            <text:p>0,000253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0644" calcext:value-type="float">
            <text:p>0,00280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189" calcext:value-type="float">
            <text:p>0,00255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354" calcext:value-type="float">
            <text:p>0,00262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0878" calcext:value-type="float">
            <text:p>0,000190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9381" calcext:value-type="float">
            <text:p>0,00339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211" calcext:value-type="float">
            <text:p>0,00220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232" calcext:value-type="float">
            <text:p>0,0031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7157" calcext:value-type="float">
            <text:p>0,000237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8013" calcext:value-type="float">
            <text:p>0,00378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4473" calcext:value-type="float">
            <text:p>0,00314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652" calcext:value-type="float">
            <text:p>0,0023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6757" calcext:value-type="float">
            <text:p>0,000386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975" calcext:value-type="float">
            <text:p>0,0024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437" calcext:value-type="float">
            <text:p>0,00221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239" calcext:value-type="float">
            <text:p>0,00254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296" calcext:value-type="float">
            <text:p>0,000179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224" calcext:value-type="float">
            <text:p>0,0035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203" calcext:value-type="float">
            <text:p>0,00226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2161" calcext:value-type="float">
            <text:p>0,00342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1421" calcext:value-type="float">
            <text:p>0,000301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445" calcext:value-type="float">
            <text:p>0,00264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161" calcext:value-type="float">
            <text:p>0,00213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408" calcext:value-type="float">
            <text:p>0,00215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565" calcext:value-type="float">
            <text:p>0,000332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481" calcext:value-type="float">
            <text:p>0,00253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014" calcext:value-type="float">
            <text:p>0,00223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231" calcext:value-type="float">
            <text:p>0,00250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163" calcext:value-type="float">
            <text:p>0,000339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831" calcext:value-type="float">
            <text:p>0,00251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669" calcext:value-type="float">
            <text:p>0,00225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297" calcext:value-type="float">
            <text:p>0,00250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8792" calcext:value-type="float">
            <text:p>0,000178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288" calcext:value-type="float">
            <text:p>0,00290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399" calcext:value-type="float">
            <text:p>0,00229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3689" calcext:value-type="float">
            <text:p>0,00333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9315" calcext:value-type="float">
            <text:p>0,000299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384" calcext:value-type="float">
            <text:p>0,0039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435" calcext:value-type="float">
            <text:p>0,00238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7043" calcext:value-type="float">
            <text:p>0,00317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1318" calcext:value-type="float">
            <text:p>0,0002313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121" calcext:value-type="float">
            <text:p>0,00281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738" calcext:value-type="float">
            <text:p>0,0021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464" calcext:value-type="float">
            <text:p>0,00227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76" calcext:value-type="float">
            <text:p>0,000000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0097" calcext:value-type="float">
            <text:p>0,000210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569395" calcext:value-type="float">
            <text:p>0,00569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573" calcext:value-type="float">
            <text:p>0,00266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9178" calcext:value-type="float">
            <text:p>0,00349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1083" calcext:value-type="float">
            <text:p>0,000201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8742" calcext:value-type="float">
            <text:p>0,00328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225" calcext:value-type="float">
            <text:p>0,0022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28" calcext:value-type="float">
            <text:p>0,0026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5789" calcext:value-type="float">
            <text:p>0,000185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792" calcext:value-type="float">
            <text:p>0,00264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458" calcext:value-type="float">
            <text:p>0,00234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143" calcext:value-type="float">
            <text:p>0,00242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6685" calcext:value-type="float">
            <text:p>0,000456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3787" calcext:value-type="float">
            <text:p>0,00323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761" calcext:value-type="float">
            <text:p>0,00262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552" calcext:value-type="float">
            <text:p>0,00235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145" calcext:value-type="float">
            <text:p>0,000326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848" calcext:value-type="float">
            <text:p>0,00238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487" calcext:value-type="float">
            <text:p>0,00228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378" calcext:value-type="float">
            <text:p>0,00264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2928" calcext:value-type="float">
            <text:p>0,000252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753" calcext:value-type="float">
            <text:p>0,00329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3725" calcext:value-type="float">
            <text:p>0,00293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523" calcext:value-type="float">
            <text:p>0,00281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0393" calcext:value-type="float">
            <text:p>0,000230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4462" calcext:value-type="float">
            <text:p>0,00324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816" calcext:value-type="float">
            <text:p>0,00275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2" calcext:value-type="float">
            <text:p>0,002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5414" calcext:value-type="float">
            <text:p>0,000235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2237" calcext:value-type="float">
            <text:p>0,00302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233" calcext:value-type="float">
            <text:p>0,00243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5161" calcext:value-type="float">
            <text:p>0,00355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1115" calcext:value-type="float">
            <text:p>0,000411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1765" calcext:value-type="float">
            <text:p>0,0041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632" calcext:value-type="float">
            <text:p>0,00296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178" calcext:value-type="float">
            <text:p>0,00237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6481" calcext:value-type="float">
            <text:p>0,000226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3293" calcext:value-type="float">
            <text:p>0,00293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8779" calcext:value-type="float">
            <text:p>0,00278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799" calcext:value-type="float">
            <text:p>0,00255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1738" calcext:value-type="float">
            <text:p>0,000221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401" calcext:value-type="float">
            <text:p>0,00265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6912" calcext:value-type="float">
            <text:p>0,00316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798" calcext:value-type="float">
            <text:p>0,00250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038" calcext:value-type="float">
            <text:p>0,00021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333" calcext:value-type="float">
            <text:p>0,00229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611" calcext:value-type="float">
            <text:p>0,00200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74" calcext:value-type="float">
            <text:p>0,0026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2211" calcext:value-type="float">
            <text:p>0,000182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39042" calcext:value-type="float">
            <text:p>0,00339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641" calcext:value-type="float">
            <text:p>0,00212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117" calcext:value-type="float">
            <text:p>0,00261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0056" calcext:value-type="float">
            <text:p>0,000190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282" calcext:value-type="float">
            <text:p>0,00259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013" calcext:value-type="float">
            <text:p>0,00212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293" calcext:value-type="float">
            <text:p>0,00243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9411" calcext:value-type="float">
            <text:p>0,000219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478" calcext:value-type="float">
            <text:p>0,00257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443" calcext:value-type="float">
            <text:p>0,00283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661" calcext:value-type="float">
            <text:p>0,00232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362" calcext:value-type="float">
            <text:p>0,000176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631" calcext:value-type="float">
            <text:p>0,00275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66" calcext:value-type="float">
            <text:p>0,0023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7075" calcext:value-type="float">
            <text:p>0,00307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8441" calcext:value-type="float">
            <text:p>0,000198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73501" calcext:value-type="float">
            <text:p>0,00373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492" calcext:value-type="float">
            <text:p>0,00238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4921" calcext:value-type="float">
            <text:p>0,00284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5209" calcext:value-type="float">
            <text:p>0,000205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208" calcext:value-type="float">
            <text:p>0,00253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48" calcext:value-type="float">
            <text:p>0,0022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091" calcext:value-type="float">
            <text:p>0,00232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31985" calcext:value-type="float">
            <text:p>0,000231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397" calcext:value-type="float">
            <text:p>0,00249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964" calcext:value-type="float">
            <text:p>0,00254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346" calcext:value-type="float">
            <text:p>0,00243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5239" calcext:value-type="float">
            <text:p>0,000295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3279" calcext:value-type="float">
            <text:p>0,00283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535" calcext:value-type="float">
            <text:p>0,00239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8205" calcext:value-type="float">
            <text:p>0,00318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52" calcext:value-type="float">
            <text:p>0,000000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4072" calcext:value-type="float">
            <text:p>0,000204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577" calcext:value-type="float">
            <text:p>0,00303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9476" calcext:value-type="float">
            <text:p>0,00349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632" calcext:value-type="float">
            <text:p>0,00267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3407" calcext:value-type="float">
            <text:p>0,000293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069" calcext:value-type="float">
            <text:p>0,00265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63" calcext:value-type="float">
            <text:p>0,0023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68" calcext:value-type="float">
            <text:p>0,0029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1113" calcext:value-type="float">
            <text:p>0,000211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0871" calcext:value-type="float">
            <text:p>0,00360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461" calcext:value-type="float">
            <text:p>0,00252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7361" calcext:value-type="float">
            <text:p>0,00327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1298" calcext:value-type="float">
            <text:p>0,000271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0084" calcext:value-type="float">
            <text:p>0,00350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906" calcext:value-type="float">
            <text:p>0,00246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434" calcext:value-type="float">
            <text:p>0,00260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994" calcext:value-type="float">
            <text:p>0,00024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975" calcext:value-type="float">
            <text:p>0,00262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437" calcext:value-type="float">
            <text:p>0,00260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15" calcext:value-type="float">
            <text:p>0,0026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2" calcext:value-type="float">
            <text:p>0,00000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3556" calcext:value-type="float">
            <text:p>0,000403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246" calcext:value-type="float">
            <text:p>0,00278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48" calcext:value-type="float">
            <text:p>0,0030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037" calcext:value-type="float">
            <text:p>0,00253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0268" calcext:value-type="float">
            <text:p>0,000250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514" calcext:value-type="float">
            <text:p>0,00285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157" calcext:value-type="float">
            <text:p>0,00290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886" calcext:value-type="float">
            <text:p>0,00254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374" calcext:value-type="float">
            <text:p>0,000208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62632" calcext:value-type="float">
            <text:p>0,00462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254" calcext:value-type="float">
            <text:p>0,00268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193" calcext:value-type="float">
            <text:p>0,00255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501" calcext:value-type="float">
            <text:p>0,000239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4602" calcext:value-type="float">
            <text:p>0,00364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418" calcext:value-type="float">
            <text:p>0,00243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1179" calcext:value-type="float">
            <text:p>0,00371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3193" calcext:value-type="float">
            <text:p>0,000213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9853" calcext:value-type="float">
            <text:p>0,00379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2" calcext:value-type="float">
            <text:p>0,0024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8223" calcext:value-type="float">
            <text:p>0,00368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895" calcext:value-type="float">
            <text:p>0,000463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4075" calcext:value-type="float">
            <text:p>0,00404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785" calcext:value-type="float">
            <text:p>0,0031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127" calcext:value-type="float">
            <text:p>0,00266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8956" calcext:value-type="float">
            <text:p>0,000258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284" calcext:value-type="float">
            <text:p>0,00296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534" calcext:value-type="float">
            <text:p>0,00301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023" calcext:value-type="float">
            <text:p>0,00288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3191" calcext:value-type="float">
            <text:p>0,000293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686" calcext:value-type="float">
            <text:p>0,00285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96" calcext:value-type="float">
            <text:p>0,0033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272" calcext:value-type="float">
            <text:p>0,00272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9735" calcext:value-type="float">
            <text:p>0,000389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704" calcext:value-type="float">
            <text:p>0,002897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32" calcext:value-type="float">
            <text:p>0,0027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4348" calcext:value-type="float">
            <text:p>0,00354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43" calcext:value-type="float">
            <text:p>0,00037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764" calcext:value-type="float">
            <text:p>0,00274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9825" calcext:value-type="float">
            <text:p>0,00369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495" calcext:value-type="float">
            <text:p>0,00283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03289" calcext:value-type="float">
            <text:p>0,000303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6077" calcext:value-type="float">
            <text:p>0,00326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0073" calcext:value-type="float">
            <text:p>0,00330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629" calcext:value-type="float">
            <text:p>0,0030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6992" calcext:value-type="float">
            <text:p>0,000256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013" calcext:value-type="float">
            <text:p>0,00297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1157" calcext:value-type="float">
            <text:p>0,00351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362" calcext:value-type="float">
            <text:p>0,00283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678" calcext:value-type="float">
            <text:p>0,000536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341" calcext:value-type="float">
            <text:p>0,00275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33" calcext:value-type="float">
            <text:p>0,0027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757" calcext:value-type="float">
            <text:p>0,00269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556" calcext:value-type="float">
            <text:p>0,000206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4343" calcext:value-type="float">
            <text:p>0,00314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335" calcext:value-type="float">
            <text:p>0,00234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37" calcext:value-type="float">
            <text:p>0,0028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542" calcext:value-type="float">
            <text:p>0,000207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4888" calcext:value-type="float">
            <text:p>0,00384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512" calcext:value-type="float">
            <text:p>0,00250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78" calcext:value-type="float">
            <text:p>0,003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551" calcext:value-type="float">
            <text:p>0,000216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6563" calcext:value-type="float">
            <text:p>0,00386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6" calcext:value-type="float">
            <text:p>0,0026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9849" calcext:value-type="float">
            <text:p>0,00339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4405" calcext:value-type="float">
            <text:p>0,000284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5754" calcext:value-type="float">
            <text:p>0,00385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231" calcext:value-type="float">
            <text:p>0,00262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463" calcext:value-type="float">
            <text:p>0,00289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264" calcext:value-type="float">
            <text:p>0,000203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162" calcext:value-type="float">
            <text:p>0,00276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869" calcext:value-type="float">
            <text:p>0,00329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5723" calcext:value-type="float">
            <text:p>0,00325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859" calcext:value-type="float">
            <text:p>0,000210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248" calcext:value-type="float">
            <text:p>0,00277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076" calcext:value-type="float">
            <text:p>0,00286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669" calcext:value-type="float">
            <text:p>0,00275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505" calcext:value-type="float">
            <text:p>0,00026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4416" calcext:value-type="float">
            <text:p>0,00314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302" calcext:value-type="float">
            <text:p>0,00280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773" calcext:value-type="float">
            <text:p>0,00272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2638" calcext:value-type="float">
            <text:p>0,000282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482" calcext:value-type="float">
            <text:p>0,00303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0057" calcext:value-type="float">
            <text:p>0,00380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9339" calcext:value-type="float">
            <text:p>0,00339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1041" calcext:value-type="float">
            <text:p>0,000531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0278" calcext:value-type="float">
            <text:p>0,00360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765" calcext:value-type="float">
            <text:p>0,00292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5518" calcext:value-type="float">
            <text:p>0,00345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1302" calcext:value-type="float">
            <text:p>0,000341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3208" calcext:value-type="float">
            <text:p>0,0043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535" calcext:value-type="float">
            <text:p>0,00267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225" calcext:value-type="float">
            <text:p>0,00323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2281" calcext:value-type="float">
            <text:p>0,000262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7476" calcext:value-type="float">
            <text:p>0,00407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675" calcext:value-type="float">
            <text:p>0,00271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947" calcext:value-type="float">
            <text:p>0,00336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7108" calcext:value-type="float">
            <text:p>0,000337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0868" calcext:value-type="float">
            <text:p>0,00340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239" calcext:value-type="float">
            <text:p>0,00279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8163" calcext:value-type="float">
            <text:p>0,00388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1042" calcext:value-type="float">
            <text:p>0,000311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102" calcext:value-type="float">
            <text:p>0,00286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413" calcext:value-type="float">
            <text:p>0,00251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5845" calcext:value-type="float">
            <text:p>0,00305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823" calcext:value-type="float">
            <text:p>0,000216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507" calcext:value-type="float">
            <text:p>0,0037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898" calcext:value-type="float">
            <text:p>0,00239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0681" calcext:value-type="float">
            <text:p>0,00320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857" calcext:value-type="float">
            <text:p>0,000208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3512" calcext:value-type="float">
            <text:p>0,00423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888" calcext:value-type="float">
            <text:p>0,00251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889" calcext:value-type="float">
            <text:p>0,00322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275" calcext:value-type="float">
            <text:p>0,000210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7276" calcext:value-type="float">
            <text:p>0,00307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918" calcext:value-type="float">
            <text:p>0,00227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826" calcext:value-type="float">
            <text:p>0,00256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6867" calcext:value-type="float">
            <text:p>0,000296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636" calcext:value-type="float">
            <text:p>0,00271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33" calcext:value-type="float">
            <text:p>0,0028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437" calcext:value-type="float">
            <text:p>0,00352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0657" calcext:value-type="float">
            <text:p>0,000280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887" calcext:value-type="float">
            <text:p>0,00300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08" calcext:value-type="float">
            <text:p>0,0027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234" calcext:value-type="float">
            <text:p>0,002622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9083" calcext:value-type="float">
            <text:p>0,000269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092" calcext:value-type="float">
            <text:p>0,00285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113" calcext:value-type="float">
            <text:p>0,00336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722" calcext:value-type="float">
            <text:p>0,00266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1813" calcext:value-type="float">
            <text:p>0,000341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454" calcext:value-type="float">
            <text:p>0,00298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335" calcext:value-type="float">
            <text:p>0,00323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124" calcext:value-type="float">
            <text:p>0,00268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9437" calcext:value-type="float">
            <text:p>0,000279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0483" calcext:value-type="float">
            <text:p>0,00380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779" calcext:value-type="float">
            <text:p>0,00254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0217" calcext:value-type="float">
            <text:p>0,00310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7186" calcext:value-type="float">
            <text:p>0,000217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242" calcext:value-type="float">
            <text:p>0,0032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424" calcext:value-type="float">
            <text:p>0,00243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677" calcext:value-type="float">
            <text:p>0,00267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3721" calcext:value-type="float">
            <text:p>0,000283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134" calcext:value-type="float">
            <text:p>0,00303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355" calcext:value-type="float">
            <text:p>0,0029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47" calcext:value-type="float">
            <text:p>0,0028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1129" calcext:value-type="float">
            <text:p>0,000261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241" calcext:value-type="float">
            <text:p>0,00299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6465" calcext:value-type="float">
            <text:p>0,00316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03" calcext:value-type="float">
            <text:p>0,00261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918" calcext:value-type="float">
            <text:p>0,000384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184" calcext:value-type="float">
            <text:p>0,00289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0636" calcext:value-type="float">
            <text:p>0,00370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327" calcext:value-type="float">
            <text:p>0,00272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058" calcext:value-type="float">
            <text:p>0,00029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7447" calcext:value-type="float">
            <text:p>0,0030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002" calcext:value-type="float">
            <text:p>0,00352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075" calcext:value-type="float">
            <text:p>0,00291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07" calcext:value-type="float">
            <text:p>0,00040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493" calcext:value-type="float">
            <text:p>0,00291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99" calcext:value-type="float">
            <text:p>0,00269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754" calcext:value-type="float">
            <text:p>0,00257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2122" calcext:value-type="float">
            <text:p>0,000342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9793" calcext:value-type="float">
            <text:p>0,00359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61" calcext:value-type="float">
            <text:p>0,0025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773" calcext:value-type="float">
            <text:p>0,00274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9723" calcext:value-type="float">
            <text:p>0,000219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5808" calcext:value-type="float">
            <text:p>0,00335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298" calcext:value-type="float">
            <text:p>0,00250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333" calcext:value-type="float">
            <text:p>0,00281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09" calcext:value-type="float">
            <text:p>0,00020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999" calcext:value-type="float">
            <text:p>0,00308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994" calcext:value-type="float">
            <text:p>0,00256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2702" calcext:value-type="float">
            <text:p>0,00342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1728" calcext:value-type="float">
            <text:p>0,000291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3408" calcext:value-type="float">
            <text:p>0,00383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634" calcext:value-type="float">
            <text:p>0,00257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9146" calcext:value-type="float">
            <text:p>0,00359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5677" calcext:value-type="float">
            <text:p>0,000275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4001" calcext:value-type="float">
            <text:p>0,00354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835" calcext:value-type="float">
            <text:p>0,00258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3854" calcext:value-type="float">
            <text:p>0,00333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8308" calcext:value-type="float">
            <text:p>0,000228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2233" calcext:value-type="float">
            <text:p>0,00312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925" calcext:value-type="float">
            <text:p>0,00247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969" calcext:value-type="float">
            <text:p>0,00249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7" calcext:value-type="float">
            <text:p>0,000000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2746" calcext:value-type="float">
            <text:p>0,000232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322" calcext:value-type="float">
            <text:p>0,00264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612" calcext:value-type="float">
            <text:p>0,00285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867" calcext:value-type="float">
            <text:p>0,00280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706" calcext:value-type="float">
            <text:p>0,000239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329" calcext:value-type="float">
            <text:p>0,00297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92" calcext:value-type="float">
            <text:p>0,0027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682" calcext:value-type="float">
            <text:p>0,00254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39068" calcext:value-type="float">
            <text:p>0,000539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5735" calcext:value-type="float">
            <text:p>0,0032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253" calcext:value-type="float">
            <text:p>0,00275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462" calcext:value-type="float">
            <text:p>0,00265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8479" calcext:value-type="float">
            <text:p>0,000318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359" calcext:value-type="float">
            <text:p>0,00285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6456" calcext:value-type="float">
            <text:p>0,00326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92" calcext:value-type="float">
            <text:p>0,003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54005" calcext:value-type="float">
            <text:p>0,000454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458" calcext:value-type="float">
            <text:p>0,00299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821" calcext:value-type="float">
            <text:p>0,00278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875" calcext:value-type="float">
            <text:p>0,0027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127" calcext:value-type="float">
            <text:p>0,000333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001" calcext:value-type="float">
            <text:p>0,0031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099" calcext:value-type="float">
            <text:p>0,00283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334" calcext:value-type="float">
            <text:p>0,00245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00721" calcext:value-type="float">
            <text:p>0,000300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588" calcext:value-type="float">
            <text:p>0,00303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33" calcext:value-type="float">
            <text:p>0,0022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44" calcext:value-type="float">
            <text:p>0,0024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9964" calcext:value-type="float">
            <text:p>0,000259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5698" calcext:value-type="float">
            <text:p>0,00395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94495" calcext:value-type="float">
            <text:p>0,00494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935" calcext:value-type="float">
            <text:p>0,00292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8551" calcext:value-type="float">
            <text:p>0,000258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134" calcext:value-type="float">
            <text:p>0,00319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8295" calcext:value-type="float">
            <text:p>0,00318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514" calcext:value-type="float">
            <text:p>0,00280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9681" calcext:value-type="float">
            <text:p>0,000299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606" calcext:value-type="float">
            <text:p>0,00262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124" calcext:value-type="float">
            <text:p>0,00268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3254" calcext:value-type="float">
            <text:p>0,00383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336" calcext:value-type="float">
            <text:p>0,000496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62001" calcext:value-type="float">
            <text:p>0,00462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416" calcext:value-type="float">
            <text:p>0,00277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5343" calcext:value-type="float">
            <text:p>0,00345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8375" calcext:value-type="float">
            <text:p>0,0002683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2712" calcext:value-type="float">
            <text:p>0,00392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567" calcext:value-type="float">
            <text:p>0,00262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848" calcext:value-type="float">
            <text:p>0,00344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8043" calcext:value-type="float">
            <text:p>0,000248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0442" calcext:value-type="float">
            <text:p>0,00380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874" calcext:value-type="float">
            <text:p>0,00290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8792" calcext:value-type="float">
            <text:p>0,00378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9361" calcext:value-type="float">
            <text:p>0,000259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0714" calcext:value-type="float">
            <text:p>0,00350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961" calcext:value-type="float">
            <text:p>0,00249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9904" calcext:value-type="float">
            <text:p>0,00309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6723" calcext:value-type="float">
            <text:p>0,000246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1277" calcext:value-type="float">
            <text:p>0,00331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553" calcext:value-type="float">
            <text:p>0,00242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66" calcext:value-type="float">
            <text:p>0,00266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1834" calcext:value-type="float">
            <text:p>0,000221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109" calcext:value-type="float">
            <text:p>0,00285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597" calcext:value-type="float">
            <text:p>0,00283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404" calcext:value-type="float">
            <text:p>0,00256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167" calcext:value-type="float">
            <text:p>0,000239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668" calcext:value-type="float">
            <text:p>0,00289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176" calcext:value-type="float">
            <text:p>0,00263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066" calcext:value-type="float">
            <text:p>0,00256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5944" calcext:value-type="float">
            <text:p>0,000425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7727" calcext:value-type="float">
            <text:p>0,00317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989" calcext:value-type="float">
            <text:p>0,00246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77" calcext:value-type="float">
            <text:p>0,00261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587" calcext:value-type="float">
            <text:p>0,000374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968" calcext:value-type="float">
            <text:p>0,00285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2546" calcext:value-type="float">
            <text:p>0,00342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177" calcext:value-type="float">
            <text:p>0,00267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969" calcext:value-type="float">
            <text:p>0,000374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628" calcext:value-type="float">
            <text:p>0,00266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366" calcext:value-type="float">
            <text:p>0,00254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685" calcext:value-type="float">
            <text:p>0,00242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1846" calcext:value-type="float">
            <text:p>0,000221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4132" calcext:value-type="float">
            <text:p>0,00304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167" calcext:value-type="float">
            <text:p>0,00238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13" calcext:value-type="float">
            <text:p>0,00281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705" calcext:value-type="float">
            <text:p>0,000207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7867" calcext:value-type="float">
            <text:p>0,00377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973" calcext:value-type="float">
            <text:p>0,00255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7431" calcext:value-type="float">
            <text:p>0,00357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7" calcext:value-type="float">
            <text:p>0,00000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3357" calcext:value-type="float">
            <text:p>0,000223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8775" calcext:value-type="float">
            <text:p>0,00408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94" calcext:value-type="float">
            <text:p>0,00269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4334" calcext:value-type="float">
            <text:p>0,00324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864" calcext:value-type="float">
            <text:p>0,000251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4441" calcext:value-type="float">
            <text:p>0,00404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174" calcext:value-type="float">
            <text:p>0,00250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127" calcext:value-type="float">
            <text:p>0,00352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092" calcext:value-type="float">
            <text:p>0,00028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543" calcext:value-type="float">
            <text:p>0,00302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427" calcext:value-type="float">
            <text:p>0,00244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161" calcext:value-type="float">
            <text:p>0,00243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116" calcext:value-type="float">
            <text:p>0,00032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344" calcext:value-type="float">
            <text:p>0,00300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249" calcext:value-type="float">
            <text:p>0,00242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732" calcext:value-type="float">
            <text:p>0,00270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9328" calcext:value-type="float">
            <text:p>0,000249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668614" calcext:value-type="float">
            <text:p>0,00668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11" calcext:value-type="float">
            <text:p>0,0029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1431" calcext:value-type="float">
            <text:p>0,00381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0051" calcext:value-type="float">
            <text:p>0,00024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2408" calcext:value-type="float">
            <text:p>0,00412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42" calcext:value-type="float">
            <text:p>0,00269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8872" calcext:value-type="float">
            <text:p>0,00338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9356" calcext:value-type="float">
            <text:p>0,000299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0639" calcext:value-type="float">
            <text:p>0,00380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369" calcext:value-type="float">
            <text:p>0,00288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5999" calcext:value-type="float">
            <text:p>0,00345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9293" calcext:value-type="float">
            <text:p>0,000289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8129" calcext:value-type="float">
            <text:p>0,00328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968" calcext:value-type="float">
            <text:p>0,00251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681" calcext:value-type="float">
            <text:p>0,00288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324" calcext:value-type="float">
            <text:p>0,00025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756" calcext:value-type="float">
            <text:p>0,00300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485" calcext:value-type="float">
            <text:p>0,00266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226" calcext:value-type="float">
            <text:p>0,00300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6486" calcext:value-type="float">
            <text:p>0,000276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999" calcext:value-type="float">
            <text:p>0,00291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7346" calcext:value-type="float">
            <text:p>0,00287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0499" calcext:value-type="float">
            <text:p>0,00330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037" calcext:value-type="float">
            <text:p>0,000392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523085" calcext:value-type="float">
            <text:p>0,00523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171" calcext:value-type="float">
            <text:p>0,00270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192" calcext:value-type="float">
            <text:p>0,00289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8976" calcext:value-type="float">
            <text:p>0,000278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9973" calcext:value-type="float">
            <text:p>0,00419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838" calcext:value-type="float">
            <text:p>0,00266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7052" calcext:value-type="float">
            <text:p>0,00377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1033" calcext:value-type="float">
            <text:p>0,000241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0593" calcext:value-type="float">
            <text:p>0,00420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63" calcext:value-type="float">
            <text:p>0,0026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3827" calcext:value-type="float">
            <text:p>0,00363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9495" calcext:value-type="float">
            <text:p>0,000269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5142" calcext:value-type="float">
            <text:p>0,00385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684" calcext:value-type="float">
            <text:p>0,0025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3289" calcext:value-type="float">
            <text:p>0,00353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5338" calcext:value-type="float">
            <text:p>0,000275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2684" calcext:value-type="float">
            <text:p>0,00362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724" calcext:value-type="float">
            <text:p>0,00248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717" calcext:value-type="float">
            <text:p>0,00323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33311" calcext:value-type="float">
            <text:p>0,000333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5127" calcext:value-type="float">
            <text:p>0,00385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6743" calcext:value-type="float">
            <text:p>0,00366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774" calcext:value-type="float">
            <text:p>0,00256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491" calcext:value-type="float">
            <text:p>0,000363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68081" calcext:value-type="float">
            <text:p>0,00468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112" calcext:value-type="float">
            <text:p>0,00254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009" calcext:value-type="float">
            <text:p>0,00284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714" calcext:value-type="float">
            <text:p>0,000204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871" calcext:value-type="float">
            <text:p>0,00300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82" calcext:value-type="float">
            <text:p>0,0028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289" calcext:value-type="float">
            <text:p>0,00264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2659" calcext:value-type="float">
            <text:p>0,000242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641" calcext:value-type="float">
            <text:p>0,00284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26" calcext:value-type="float">
            <text:p>0,0025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097" calcext:value-type="float">
            <text:p>0,00286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586" calcext:value-type="float">
            <text:p>0,000327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7562" calcext:value-type="float">
            <text:p>0,00327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5" calcext:value-type="float">
            <text:p>0,002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526" calcext:value-type="float">
            <text:p>0,00262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2066" calcext:value-type="float">
            <text:p>0,000272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668" calcext:value-type="float">
            <text:p>0,00299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112" calcext:value-type="float">
            <text:p>0,00297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658" calcext:value-type="float">
            <text:p>0,00271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5789" calcext:value-type="float">
            <text:p>0,000265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547" calcext:value-type="float">
            <text:p>0,00298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2219" calcext:value-type="float">
            <text:p>0,00342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792" calcext:value-type="float">
            <text:p>0,00273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07644" calcext:value-type="float">
            <text:p>0,000607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528" calcext:value-type="float">
            <text:p>0,00300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1641" calcext:value-type="float">
            <text:p>0,00351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136" calcext:value-type="float">
            <text:p>0,00288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9825" calcext:value-type="float">
            <text:p>0,000429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262" calcext:value-type="float">
            <text:p>0,00297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8182" calcext:value-type="float">
            <text:p>0,00358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404" calcext:value-type="float">
            <text:p>0,00296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15711" calcext:value-type="float">
            <text:p>0,000315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052" calcext:value-type="float">
            <text:p>0,00281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543" calcext:value-type="float">
            <text:p>0,00273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016" calcext:value-type="float">
            <text:p>0,00269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0916" calcext:value-type="float">
            <text:p>0,000350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4343" calcext:value-type="float">
            <text:p>0,00404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148" calcext:value-type="float">
            <text:p>0,00291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5934" calcext:value-type="float">
            <text:p>0,00265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44646" calcext:value-type="float">
            <text:p>0,000444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59" calcext:value-type="float">
            <text:p>0,0028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71" calcext:value-type="float">
            <text:p>0,0029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665" calcext:value-type="float">
            <text:p>0,00253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431" calcext:value-type="float">
            <text:p>0,000391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3277" calcext:value-type="float">
            <text:p>0,00343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4259" calcext:value-type="float">
            <text:p>0,00464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0975" calcext:value-type="float">
            <text:p>0,00380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1755" calcext:value-type="float">
            <text:p>0,000451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0432" calcext:value-type="float">
            <text:p>0,00430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46174" calcext:value-type="float">
            <text:p>0,00246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3929" calcext:value-type="float">
            <text:p>0,00393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9" calcext:value-type="float">
            <text:p>0,000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7607" calcext:value-type="float">
            <text:p>0,000377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615711" calcext:value-type="float">
            <text:p>0,00615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5703" calcext:value-type="float">
            <text:p>0,00335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9047" calcext:value-type="float">
            <text:p>0,00409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10034" calcext:value-type="float">
            <text:p>0,00031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4711" calcext:value-type="float">
            <text:p>0,00314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374" calcext:value-type="float">
            <text:p>0,00331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556" calcext:value-type="float">
            <text:p>0,00297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3193" calcext:value-type="float">
            <text:p>0,000273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375" calcext:value-type="float">
            <text:p>0,00329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64427" calcext:value-type="float">
            <text:p>0,00564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48024" calcext:value-type="float">
            <text:p>0,00548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1734" calcext:value-type="float">
            <text:p>0,000551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685279" calcext:value-type="float">
            <text:p>0,00685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95129" calcext:value-type="float">
            <text:p>0,00595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85514" calcext:value-type="float">
            <text:p>0,00585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9275" calcext:value-type="float">
            <text:p>0,000389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79719" calcext:value-type="float">
            <text:p>0,00579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8025" calcext:value-type="float">
            <text:p>0,00418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2236" calcext:value-type="float">
            <text:p>0,00352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2397" calcext:value-type="float">
            <text:p>0,000332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3049" calcext:value-type="float">
            <text:p>0,00423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6932" calcext:value-type="float">
            <text:p>0,00306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1144" calcext:value-type="float">
            <text:p>0,00431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11812" calcext:value-type="float">
            <text:p>0,000311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5187" calcext:value-type="float">
            <text:p>0,00395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869" calcext:value-type="float">
            <text:p>0,00295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395" calcext:value-type="float">
            <text:p>0,00327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00215" calcext:value-type="float">
            <text:p>0,000300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0313" calcext:value-type="float">
            <text:p>0,00330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506" calcext:value-type="float">
            <text:p>0,00259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142" calcext:value-type="float">
            <text:p>0,0038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6" calcext:value-type="float">
            <text:p>0,000000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74058" calcext:value-type="float">
            <text:p>0,000674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03427" calcext:value-type="float">
            <text:p>0,00503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6892" calcext:value-type="float">
            <text:p>0,00386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714" calcext:value-type="float">
            <text:p>0,0030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97717" calcext:value-type="float">
            <text:p>0,000297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1942" calcext:value-type="float">
            <text:p>0,00351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917" calcext:value-type="float">
            <text:p>0,00277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434" calcext:value-type="float">
            <text:p>0,00302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6676" calcext:value-type="float">
            <text:p>0,000286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7441" calcext:value-type="float">
            <text:p>0,00337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491" calcext:value-type="float">
            <text:p>0,00297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969" calcext:value-type="float">
            <text:p>0,00304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7666" calcext:value-type="float">
            <text:p>0,000387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434" calcext:value-type="float">
            <text:p>0,0032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895" calcext:value-type="float">
            <text:p>0,00321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2453" calcext:value-type="float">
            <text:p>0,00322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25191" calcext:value-type="float">
            <text:p>0,000625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5975" calcext:value-type="float">
            <text:p>0,00335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4551" calcext:value-type="float">
            <text:p>0,00374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788" calcext:value-type="float">
            <text:p>0,00311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432" calcext:value-type="float">
            <text:p>0,00049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9456" calcext:value-type="float">
            <text:p>0,00329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413" calcext:value-type="float">
            <text:p>0,0042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1714" calcext:value-type="float">
            <text:p>0,00391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1" calcext:value-type="float">
            <text:p>0,000000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1566" calcext:value-type="float">
            <text:p>0,000331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918" calcext:value-type="float">
            <text:p>0,00323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761" calcext:value-type="float">
            <text:p>0,00305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214" calcext:value-type="float">
            <text:p>0,00282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5444" calcext:value-type="float">
            <text:p>0,00065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84783" calcext:value-type="float">
            <text:p>0,00484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924" calcext:value-type="float">
            <text:p>0,0037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916" calcext:value-type="float">
            <text:p>0,00410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336" calcext:value-type="float">
            <text:p>0,000419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37085" calcext:value-type="float">
            <text:p>0,00537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9819" calcext:value-type="float">
            <text:p>0,00479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921" calcext:value-type="float">
            <text:p>0,0038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498" calcext:value-type="float">
            <text:p>0,00039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81818" calcext:value-type="float">
            <text:p>0,0048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6959" calcext:value-type="float">
            <text:p>0,00356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457" calcext:value-type="float">
            <text:p>0,00296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4878" calcext:value-type="float">
            <text:p>0,000284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8295" calcext:value-type="float">
            <text:p>0,00338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534" calcext:value-type="float">
            <text:p>0,00268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523" calcext:value-type="float">
            <text:p>0,00291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3613" calcext:value-type="float">
            <text:p>0,000253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7865" calcext:value-type="float">
            <text:p>0,00397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554" calcext:value-type="float">
            <text:p>0,0026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6922" calcext:value-type="float">
            <text:p>0,00366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895" calcext:value-type="float">
            <text:p>0,00042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603" calcext:value-type="float">
            <text:p>0,00307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548" calcext:value-type="float">
            <text:p>0,0026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5332" calcext:value-type="float">
            <text:p>0,0035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73866" calcext:value-type="float">
            <text:p>0,000473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1801" calcext:value-type="float">
            <text:p>0,00461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82" calcext:value-type="float">
            <text:p>0,0027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2543" calcext:value-type="float">
            <text:p>0,00462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2935" calcext:value-type="float">
            <text:p>0,000272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3908" calcext:value-type="float">
            <text:p>0,00333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1492" calcext:value-type="float">
            <text:p>0,00271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8494" calcext:value-type="float">
            <text:p>0,00378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7478" calcext:value-type="float">
            <text:p>0,000377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23248" calcext:value-type="float">
            <text:p>0,00523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616" calcext:value-type="float">
            <text:p>0,00286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3052" calcext:value-type="float">
            <text:p>0,00383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19153" calcext:value-type="float">
            <text:p>0,000419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1182" calcext:value-type="float">
            <text:p>0,00451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225" calcext:value-type="float">
            <text:p>0,00327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9793" calcext:value-type="float">
            <text:p>0,00279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6485" calcext:value-type="float">
            <text:p>0,000376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585" calcext:value-type="float">
            <text:p>0,00410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249" calcext:value-type="float">
            <text:p>0,00272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0606" calcext:value-type="float">
            <text:p>0,00420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5795" calcext:value-type="float">
            <text:p>0,000325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6114" calcext:value-type="float">
            <text:p>0,00476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2012" calcext:value-type="float">
            <text:p>0,00252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812" calcext:value-type="float">
            <text:p>0,00325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8275" calcext:value-type="float">
            <text:p>0,000288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21164" calcext:value-type="float">
            <text:p>0,00521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733" calcext:value-type="float">
            <text:p>0,0027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178" calcext:value-type="float">
            <text:p>0,00327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5277" calcext:value-type="float">
            <text:p>0,000275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2505" calcext:value-type="float">
            <text:p>0,00382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033" calcext:value-type="float">
            <text:p>0,00278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4383" calcext:value-type="float">
            <text:p>0,00424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7035" calcext:value-type="float">
            <text:p>0,000267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981" calcext:value-type="float">
            <text:p>0,0036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5396" calcext:value-type="float">
            <text:p>0,00275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7154" calcext:value-type="float">
            <text:p>0,00397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9999" calcext:value-type="float">
            <text:p>0,000339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6135" calcext:value-type="float">
            <text:p>0,00426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3904" calcext:value-type="float">
            <text:p>0,00273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8214" calcext:value-type="float">
            <text:p>0,00368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8123" calcext:value-type="float">
            <text:p>0,000338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7589" calcext:value-type="float">
            <text:p>0,00407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854" calcext:value-type="float">
            <text:p>0,00289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495" calcext:value-type="float">
            <text:p>0,00410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2703" calcext:value-type="float">
            <text:p>0,000322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28" calcext:value-type="float">
            <text:p>0,004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1264" calcext:value-type="float">
            <text:p>0,00261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0271" calcext:value-type="float">
            <text:p>0,00350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4977" calcext:value-type="float">
            <text:p>0,000254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8247" calcext:value-type="float">
            <text:p>0,00368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3" calcext:value-type="float">
            <text:p>0,002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8821" calcext:value-type="float">
            <text:p>0,00348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3236" calcext:value-type="float">
            <text:p>0,000273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1706" calcext:value-type="float">
            <text:p>0,00371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54" calcext:value-type="float">
            <text:p>0,0032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91959" calcext:value-type="float">
            <text:p>0,00491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06169" calcext:value-type="float">
            <text:p>0,000306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9218" calcext:value-type="float">
            <text:p>0,00339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4362" calcext:value-type="float">
            <text:p>0,00254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0082" calcext:value-type="float">
            <text:p>0,00470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9902" calcext:value-type="float">
            <text:p>0,000409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6815" calcext:value-type="float">
            <text:p>0,00446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258" calcext:value-type="float">
            <text:p>0,00370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492" calcext:value-type="float">
            <text:p>0,00295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8162" calcext:value-type="float">
            <text:p>0,000378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86743" calcext:value-type="float">
            <text:p>0,00486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023" calcext:value-type="float">
            <text:p>0,00280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6851" calcext:value-type="float">
            <text:p>0,00406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6898" calcext:value-type="float">
            <text:p>0,000326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7144" calcext:value-type="float">
            <text:p>0,00417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924" calcext:value-type="float">
            <text:p>0,00278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3942" calcext:value-type="float">
            <text:p>0,00383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2539" calcext:value-type="float">
            <text:p>0,000262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8638" calcext:value-type="float">
            <text:p>0,00428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955" calcext:value-type="float">
            <text:p>0,00285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5512" calcext:value-type="float">
            <text:p>0,00395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0931" calcext:value-type="float">
            <text:p>0,000320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3107" calcext:value-type="float">
            <text:p>0,00383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829" calcext:value-type="float">
            <text:p>0,00299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6752" calcext:value-type="float">
            <text:p>0,00366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4398" calcext:value-type="float">
            <text:p>0,000244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9077" calcext:value-type="float">
            <text:p>0,00319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8983" calcext:value-type="float">
            <text:p>0,00258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8174" calcext:value-type="float">
            <text:p>0,00258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6113" calcext:value-type="float">
            <text:p>0,000406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715" calcext:value-type="float">
            <text:p>0,00327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0138" calcext:value-type="float">
            <text:p>0,00270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474" calcext:value-type="float">
            <text:p>0,00308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985" calcext:value-type="float">
            <text:p>0,000276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144" calcext:value-type="float">
            <text:p>0,00301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659" calcext:value-type="float">
            <text:p>0,00289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098" calcext:value-type="float">
            <text:p>0,00327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0902" calcext:value-type="float">
            <text:p>0,000320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58578" calcext:value-type="float">
            <text:p>0,00558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889" calcext:value-type="float">
            <text:p>0,00332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57986" calcext:value-type="float">
            <text:p>0,00457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818" calcext:value-type="float">
            <text:p>0,00026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69371" calcext:value-type="float">
            <text:p>0,00469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3645" calcext:value-type="float">
            <text:p>0,00403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9103" calcext:value-type="float">
            <text:p>0,00479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255" calcext:value-type="float">
            <text:p>0,000276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7511" calcext:value-type="float">
            <text:p>0,00397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809" calcext:value-type="float">
            <text:p>0,00291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2353" calcext:value-type="float">
            <text:p>0,00362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4319" calcext:value-type="float">
            <text:p>0,000244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8665" calcext:value-type="float">
            <text:p>0,00428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189" calcext:value-type="float">
            <text:p>0,00294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616" calcext:value-type="float">
            <text:p>0,00304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3541" calcext:value-type="float">
            <text:p>0,0002735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9211" calcext:value-type="float">
            <text:p>0,00309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221" calcext:value-type="float">
            <text:p>0,00269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0154" calcext:value-type="float">
            <text:p>0,00440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2993" calcext:value-type="float">
            <text:p>0,000242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0541" calcext:value-type="float">
            <text:p>0,00330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226" calcext:value-type="float">
            <text:p>0,00259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5252" calcext:value-type="float">
            <text:p>0,00385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74531" calcext:value-type="float">
            <text:p>0,000374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742" calcext:value-type="float">
            <text:p>0,00325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6569" calcext:value-type="float">
            <text:p>0,00366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8199" calcext:value-type="float">
            <text:p>0,00298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23259" calcext:value-type="float">
            <text:p>0,000423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3811" calcext:value-type="float">
            <text:p>0,00323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01" calcext:value-type="float">
            <text:p>0,0041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727" calcext:value-type="float">
            <text:p>0,00297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9058" calcext:value-type="float">
            <text:p>0,000269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346" calcext:value-type="float">
            <text:p>0,00341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5586" calcext:value-type="float">
            <text:p>0,00405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0803" calcext:value-type="float">
            <text:p>0,00290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457" calcext:value-type="float">
            <text:p>0,00032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5452" calcext:value-type="float">
            <text:p>0,00335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0995" calcext:value-type="float">
            <text:p>0,00360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204" calcext:value-type="float">
            <text:p>0,00307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84949" calcext:value-type="float">
            <text:p>0,000384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06" calcext:value-type="float">
            <text:p>0,003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3681" calcext:value-type="float">
            <text:p>0,00393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044" calcext:value-type="float">
            <text:p>0,00289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41551" calcext:value-type="float">
            <text:p>0,000441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842" calcext:value-type="float">
            <text:p>0,00321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623" calcext:value-type="float">
            <text:p>0,00300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9788" calcext:value-type="float">
            <text:p>0,00259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5038" calcext:value-type="float">
            <text:p>0,000275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153" calcext:value-type="float">
            <text:p>0,00410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444" calcext:value-type="float">
            <text:p>0,00307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9821" calcext:value-type="float">
            <text:p>0,00319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94727" calcext:value-type="float">
            <text:p>0,000494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6868" calcext:value-type="float">
            <text:p>0,00336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6392" calcext:value-type="float">
            <text:p>0,00386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1573" calcext:value-type="float">
            <text:p>0,00301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74957" calcext:value-type="float">
            <text:p>0,000574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847" calcext:value-type="float">
            <text:p>0,00315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4738" calcext:value-type="float">
            <text:p>0,00354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2404" calcext:value-type="float">
            <text:p>0,00272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9546" calcext:value-type="float">
            <text:p>0,000489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002" calcext:value-type="float">
            <text:p>0,00331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3047" calcext:value-type="float">
            <text:p>0,00383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2041" calcext:value-type="float">
            <text:p>0,00312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59942" calcext:value-type="float">
            <text:p>0,000459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4316" calcext:value-type="float">
            <text:p>0,00334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7022" calcext:value-type="float">
            <text:p>0,00367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373" calcext:value-type="float">
            <text:p>0,00300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54832" calcext:value-type="float">
            <text:p>0,000554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640378" calcext:value-type="float">
            <text:p>0,00640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0824" calcext:value-type="float">
            <text:p>0,00430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0611" calcext:value-type="float">
            <text:p>0,00410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94743" calcext:value-type="float">
            <text:p>0,000694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2119" calcext:value-type="float">
            <text:p>0,0033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8323" calcext:value-type="float">
            <text:p>0,00278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668" calcext:value-type="float">
            <text:p>0,00284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636018" calcext:value-type="float">
            <text:p>0,000636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6916" calcext:value-type="float">
            <text:p>0,00446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362" calcext:value-type="float">
            <text:p>0,00269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521" calcext:value-type="float">
            <text:p>0,00291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08947" calcext:value-type="float">
            <text:p>0,000308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3553" calcext:value-type="float">
            <text:p>0,00353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64" calcext:value-type="float">
            <text:p>0,0029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7144" calcext:value-type="float">
            <text:p>0,00317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657" calcext:value-type="float">
            <text:p>0,00026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83" calcext:value-type="float">
            <text:p>0,0032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234" calcext:value-type="float">
            <text:p>0,00274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4353" calcext:value-type="float">
            <text:p>0,00284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8805" calcext:value-type="float">
            <text:p>0,000258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1598" calcext:value-type="float">
            <text:p>0,00331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2048" calcext:value-type="float">
            <text:p>0,00312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2529" calcext:value-type="float">
            <text:p>0,00302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5963" calcext:value-type="float">
            <text:p>0,000245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9408" calcext:value-type="float">
            <text:p>0,00339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175" calcext:value-type="float">
            <text:p>0,00288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9643" calcext:value-type="float">
            <text:p>0,00289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0571" calcext:value-type="float">
            <text:p>0,000390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2818" calcext:value-type="float">
            <text:p>0,00362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5301" calcext:value-type="float">
            <text:p>0,00285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4161" calcext:value-type="float">
            <text:p>0,00374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9087" calcext:value-type="float">
            <text:p>0,000239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061" calcext:value-type="float">
            <text:p>0,0039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7863" calcext:value-type="float">
            <text:p>0,00297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5577" calcext:value-type="float">
            <text:p>0,00335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1128" calcext:value-type="float">
            <text:p>0,000281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22223" calcext:value-type="float">
            <text:p>0,00522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7756" calcext:value-type="float">
            <text:p>0,00287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3119" calcext:value-type="float">
            <text:p>0,00343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99173" calcext:value-type="float">
            <text:p>0,000299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6938" calcext:value-type="float">
            <text:p>0,00376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8357" calcext:value-type="float">
            <text:p>0,00268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3078" calcext:value-type="float">
            <text:p>0,00403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62289" calcext:value-type="float">
            <text:p>0,000262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1041" calcext:value-type="float">
            <text:p>0,00361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9721" calcext:value-type="float">
            <text:p>0,00279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1517" calcext:value-type="float">
            <text:p>0,00391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41319" calcext:value-type="float">
            <text:p>0,000241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15346" calcext:value-type="float">
            <text:p>0,00515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6612" calcext:value-type="float">
            <text:p>0,00356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582" calcext:value-type="float">
            <text:p>0,00303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42396" calcext:value-type="float">
            <text:p>0,000542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3753" calcext:value-type="float">
            <text:p>0,00333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6582" calcext:value-type="float">
            <text:p>0,00416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29" calcext:value-type="float">
            <text:p>0,0030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6318" calcext:value-type="float">
            <text:p>0,0003263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2634" calcext:value-type="float">
            <text:p>0,00352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2308" calcext:value-type="float">
            <text:p>0,00312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4275" calcext:value-type="float">
            <text:p>0,00344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4293" calcext:value-type="float">
            <text:p>0,000254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4481" calcext:value-type="float">
            <text:p>0,00334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6128" calcext:value-type="float">
            <text:p>0,00266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194" calcext:value-type="float">
            <text:p>0,0028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3663" calcext:value-type="float">
            <text:p>0,000233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559" calcext:value-type="float">
            <text:p>0,0035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1582" calcext:value-type="float">
            <text:p>0,00471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2866" calcext:value-type="float">
            <text:p>0,00292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841" calcext:value-type="float">
            <text:p>0,00025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821" calcext:value-type="float">
            <text:p>0,0047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695" calcext:value-type="float">
            <text:p>0,00288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2902" calcext:value-type="float">
            <text:p>0,00392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03055" calcext:value-type="float">
            <text:p>0,000403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43701" calcext:value-type="float">
            <text:p>0,00443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8355" calcext:value-type="float">
            <text:p>0,00308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7558" calcext:value-type="float">
            <text:p>0,00407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949" calcext:value-type="float">
            <text:p>0,00028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7048" calcext:value-type="float">
            <text:p>0,00387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393" calcext:value-type="float">
            <text:p>0,0031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116" calcext:value-type="float">
            <text:p>0,00341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517" calcext:value-type="float">
            <text:p>0,00023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6609" calcext:value-type="float">
            <text:p>0,00336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9042" calcext:value-type="float">
            <text:p>0,00269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167" calcext:value-type="float">
            <text:p>0,00325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80084" calcext:value-type="float">
            <text:p>0,000480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1504" calcext:value-type="float">
            <text:p>0,00381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6273" calcext:value-type="float">
            <text:p>0,00436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972" calcext:value-type="float">
            <text:p>0,00305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3568" calcext:value-type="float">
            <text:p>0,000333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8969" calcext:value-type="float">
            <text:p>0,00398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4854" calcext:value-type="float">
            <text:p>0,00264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3295" calcext:value-type="float">
            <text:p>0,00303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7693" calcext:value-type="float">
            <text:p>0,000277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479" calcext:value-type="float">
            <text:p>0,0032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7195" calcext:value-type="float">
            <text:p>0,00377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2894" calcext:value-type="float">
            <text:p>0,00292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9149" calcext:value-type="float">
            <text:p>0,000239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167" calcext:value-type="float">
            <text:p>0,0034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327" calcext:value-type="float">
            <text:p>0,00286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156" calcext:value-type="float">
            <text:p>0,00321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7832" calcext:value-type="float">
            <text:p>0,000287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1222" calcext:value-type="float">
            <text:p>0,00321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67857" calcext:value-type="float">
            <text:p>0,00267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8618" calcext:value-type="float">
            <text:p>0,00288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2935" calcext:value-type="float">
            <text:p>0,000332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7847" calcext:value-type="float">
            <text:p>0,00327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4189" calcext:value-type="float">
            <text:p>0,002941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74056" calcext:value-type="float">
            <text:p>0,00274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37565" calcext:value-type="float">
            <text:p>0,000337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4453" calcext:value-type="float">
            <text:p>0,00334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0873" calcext:value-type="float">
            <text:p>0,00300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6143" calcext:value-type="float">
            <text:p>0,00286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20384" calcext:value-type="float">
            <text:p>0,000320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2721" calcext:value-type="float">
            <text:p>0,00372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4344" calcext:value-type="float">
            <text:p>0,00304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09684" calcext:value-type="float">
            <text:p>0,00409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96936" calcext:value-type="float">
            <text:p>0,000396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18855" calcext:value-type="float">
            <text:p>0,00418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2" calcext:value-type="float">
            <text:p>0,002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0548" calcext:value-type="float">
            <text:p>0,00370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39556" calcext:value-type="float">
            <text:p>0,000239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512" calcext:value-type="float">
            <text:p>0,0031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008" calcext:value-type="float">
            <text:p>0,0028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72987" calcext:value-type="float">
            <text:p>0,00472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76282" calcext:value-type="float">
            <text:p>0,000276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2867" calcext:value-type="float">
            <text:p>0,00322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9827" calcext:value-type="float">
            <text:p>0,00299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5405" calcext:value-type="float">
            <text:p>0,00375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66208" calcext:value-type="float">
            <text:p>0,000366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37613" calcext:value-type="float">
            <text:p>0,00437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7284" calcext:value-type="float">
            <text:p>0,00307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7349" calcext:value-type="float">
            <text:p>0,00337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509688" calcext:value-type="float">
            <text:p>0,000509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329" calcext:value-type="float">
            <text:p>0,0037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2349" calcext:value-type="float">
            <text:p>0,00392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6321" calcext:value-type="float">
            <text:p>0,00296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86001" calcext:value-type="float">
            <text:p>0,000286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39702" calcext:value-type="float">
            <text:p>0,00339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253" calcext:value-type="float">
            <text:p>0,0031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257" calcext:value-type="float">
            <text:p>0,0030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358905" calcext:value-type="float">
            <text:p>0,000358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0261" calcext:value-type="float">
            <text:p>0,00320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82673" calcext:value-type="float">
            <text:p>0,00282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1343" calcext:value-type="float">
            <text:p>0,00291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55984" calcext:value-type="float">
            <text:p>0,000255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25211" calcext:value-type="float">
            <text:p>0,00325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05874" calcext:value-type="float">
            <text:p>0,00305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95189" calcext:value-type="float">
            <text:p>0,00295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291154" calcext:value-type="float">
            <text:p>0,000291154</text:p>
          </table:table-cell>
        </table:table-row>
      </table:table>
      <table:table table:name="Tabla dinámica_search_by_username_fakeusers_1" table:style-name="ta1">
        <table:shapes>
          <draw:frame draw:z-index="0" draw:style-name="gr1" draw:text-style-name="P1" svg:width="15.999cm" svg:height="8.999cm" svg:x="16.991cm" svg:y="0.616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3943" calcext:value-type="float">
            <text:p>0,00000003943</text:p>
          </table:table-cell>
          <table:table-cell table:style-name="ce14" office:value-type="float" office:value="0.00034822238" calcext:value-type="float">
            <text:p>0,00034822238</text:p>
          </table:table-cell>
          <table:table-cell table:style-name="ce14" office:value-type="float" office:value="0.00047508138" calcext:value-type="float">
            <text:p>0,00047508138</text:p>
          </table:table-cell>
          <table:table-cell table:style-name="ce14" office:value-type="float" office:value="0.00035426225" calcext:value-type="float">
            <text:p>0,00035426225</text:p>
          </table:table-cell>
          <table:table-cell table:style-name="ce18" office:value-type="float" office:value="0.00002766043" calcext:value-type="float">
            <text:p>0,00002766043</text:p>
          </table:table-cell>
          <table:table-cell table:style-name="ce24" office:value-type="float" office:value="0.000241053174" calcext:value-type="float">
            <text:p>0,00024105317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2574" calcext:value-type="float">
            <text:p>0,00000002574</text:p>
          </table:table-cell>
          <table:table-cell office:value-type="float" office:value="0.0006971841" calcext:value-type="float">
            <text:p>0,0006971841</text:p>
          </table:table-cell>
          <table:table-cell office:value-type="float" office:value="0.00081931118" calcext:value-type="float">
            <text:p>0,00081931118</text:p>
          </table:table-cell>
          <table:table-cell office:value-type="float" office:value="0.00066843468" calcext:value-type="float">
            <text:p>0,00066843468</text:p>
          </table:table-cell>
          <table:table-cell office:value-type="float" office:value="0.00004730128" calcext:value-type="float">
            <text:p>0,00004730128</text:p>
          </table:table-cell>
          <table:table-cell office:value-type="float" office:value="0.000446451395999999" calcext:value-type="float">
            <text:p>0,000446451395999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2364" calcext:value-type="float">
            <text:p>0,00000002364</text:p>
          </table:table-cell>
          <table:table-cell office:value-type="float" office:value="0.00102053255" calcext:value-type="float">
            <text:p>0,00102053255</text:p>
          </table:table-cell>
          <table:table-cell office:value-type="float" office:value="0.00125900542" calcext:value-type="float">
            <text:p>0,00125900542</text:p>
          </table:table-cell>
          <table:table-cell office:value-type="float" office:value="0.00104162651" calcext:value-type="float">
            <text:p>0,00104162651</text:p>
          </table:table-cell>
          <table:table-cell office:value-type="float" office:value="0.00009009479" calcext:value-type="float">
            <text:p>0,00009009479</text:p>
          </table:table-cell>
          <table:table-cell office:value-type="float" office:value="0.000682256581999999" calcext:value-type="float">
            <text:p>0,0006822565819999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1925" calcext:value-type="float">
            <text:p>0,00000001925</text:p>
          </table:table-cell>
          <table:table-cell office:value-type="float" office:value="0.0018263607" calcext:value-type="float">
            <text:p>0,0018263607</text:p>
          </table:table-cell>
          <table:table-cell office:value-type="float" office:value="0.0020896784" calcext:value-type="float">
            <text:p>0,0020896784</text:p>
          </table:table-cell>
          <table:table-cell office:value-type="float" office:value="0.0018522233" calcext:value-type="float">
            <text:p>0,0018522233</text:p>
          </table:table-cell>
          <table:table-cell office:value-type="float" office:value="0.00017872971" calcext:value-type="float">
            <text:p>0,00017872971</text:p>
          </table:table-cell>
          <table:table-cell office:value-type="float" office:value="0.001189402272" calcext:value-type="float">
            <text:p>0,00118940227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2189" calcext:value-type="float">
            <text:p>0,00000002189</text:p>
          </table:table-cell>
          <table:table-cell office:value-type="float" office:value="0.0022558026" calcext:value-type="float">
            <text:p>0,0022558026</text:p>
          </table:table-cell>
          <table:table-cell office:value-type="float" office:value="0.0025695595" calcext:value-type="float">
            <text:p>0,0025695595</text:p>
          </table:table-cell>
          <table:table-cell office:value-type="float" office:value="0.0022972313" calcext:value-type="float">
            <text:p>0,0022972313</text:p>
          </table:table-cell>
          <table:table-cell office:value-type="float" office:value="0.00021762729" calcext:value-type="float">
            <text:p>0,00021762729</text:p>
          </table:table-cell>
          <table:table-cell office:value-type="float" office:value="0.001468048516" calcext:value-type="float">
            <text:p>0,0014680485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2161" calcext:value-type="float">
            <text:p>0,00000002161</text:p>
          </table:table-cell>
          <table:table-cell office:value-type="float" office:value="0.0025564307" calcext:value-type="float">
            <text:p>0,0025564307</text:p>
          </table:table-cell>
          <table:table-cell office:value-type="float" office:value="0.0030136532" calcext:value-type="float">
            <text:p>0,0030136532</text:p>
          </table:table-cell>
          <table:table-cell office:value-type="float" office:value="0.0026870572" calcext:value-type="float">
            <text:p>0,0026870572</text:p>
          </table:table-cell>
          <table:table-cell office:value-type="float" office:value="0.00026591275" calcext:value-type="float">
            <text:p>0,00026591275</text:p>
          </table:table-cell>
          <table:table-cell office:value-type="float" office:value="0.001704615092" calcext:value-type="float">
            <text:p>0,00170461509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2063" calcext:value-type="float">
            <text:p>0,00000002063</text:p>
          </table:table-cell>
          <table:table-cell office:value-type="float" office:value="0.0028298966" calcext:value-type="float">
            <text:p>0,0028298966</text:p>
          </table:table-cell>
          <table:table-cell office:value-type="float" office:value="0.0033692479" calcext:value-type="float">
            <text:p>0,0033692479</text:p>
          </table:table-cell>
          <table:table-cell office:value-type="float" office:value="0.0029851465" calcext:value-type="float">
            <text:p>0,0029851465</text:p>
          </table:table-cell>
          <table:table-cell office:value-type="float" office:value="0.00029905282" calcext:value-type="float">
            <text:p>0,00029905282</text:p>
          </table:table-cell>
          <table:table-cell office:value-type="float" office:value="0.00189667289" calcext:value-type="float">
            <text:p>0,001896672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0.00000002505" calcext:value-type="float">
            <text:p>0,00000002505</text:p>
          </table:table-cell>
          <table:table-cell table:style-name="ce16" office:value-type="float" office:value="0.0032231494" calcext:value-type="float">
            <text:p>0,0032231494</text:p>
          </table:table-cell>
          <table:table-cell table:style-name="ce16" office:value-type="float" office:value="0.0039032245" calcext:value-type="float">
            <text:p>0,0039032245</text:p>
          </table:table-cell>
          <table:table-cell table:style-name="ce16" office:value-type="float" office:value="0.0034944313" calcext:value-type="float">
            <text:p>0,0034944313</text:p>
          </table:table-cell>
          <table:table-cell table:style-name="ce20" office:value-type="float" office:value="0.00035319329" calcext:value-type="float">
            <text:p>0,00035319329</text:p>
          </table:table-cell>
          <table:table-cell table:style-name="ce26" office:value-type="float" office:value="0.002194804708" calcext:value-type="float">
            <text:p>0,00219480470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24655" calcext:value-type="float">
            <text:p>0,000000024655</text:p>
          </table:table-cell>
          <table:table-cell table:style-name="ce17" office:value-type="float" office:value="0.00184469737875" calcext:value-type="float">
            <text:p>0,00184469737875</text:p>
          </table:table-cell>
          <table:table-cell table:style-name="ce17" office:value-type="float" office:value="0.002187345185" calcext:value-type="float">
            <text:p>0,002187345185</text:p>
          </table:table-cell>
          <table:table-cell table:style-name="ce17" office:value-type="float" office:value="0.00192255163" calcext:value-type="float">
            <text:p>0,00192255163</text:p>
          </table:table-cell>
          <table:table-cell table:style-name="ce21" office:value-type="float" office:value="0.000184946545" calcext:value-type="float">
            <text:p>0,000184946545</text:p>
          </table:table-cell>
          <table:table-cell table:style-name="ce27" office:value-type="float" office:value="0.00122791307875" calcext:value-type="float">
            <text:p>0,0012279130787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fakeusers_1'.A1:'Tabla dinámica_search_by_username_fakeusers_1'.G11" table:buttons="'Tabla dinámica_search_by_username_fakeusers_1'.A2 'Tabla dinámica_search_by_username_fakeusers_1'.B1" table:show-filter-button="false" table:drill-down-on-double-click="false">
          <table:source-cell-range table:cell-range-address="search_by_username_fakeusers.A1:search_by_username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2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49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2" table:display="true" table:show-details="true"/>
                <table:data-pilot-member table:name="0,000000053" table:display="true" table:show-details="true"/>
                <table:data-pilot-member table:name="0,000000054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7" table:display="true" table:show-details="true"/>
                <table:data-pilot-member table:name="0,000000058" table:display="true" table:show-details="true"/>
                <table:data-pilot-member table:name="0,000000059" table:display="true" table:show-details="true"/>
                <table:data-pilot-member table:name="0,00000006" table:display="true" table:show-details="true"/>
                <table:data-pilot-member table:name="0,000000061" table:display="true" table:show-details="true"/>
                <table:data-pilot-member table:name="0,000000062" table:display="true" table:show-details="true"/>
                <table:data-pilot-member table:name="0,000000064" table:display="true" table:show-details="true"/>
                <table:data-pilot-member table:name="0,000000065" table:display="true" table:show-details="true"/>
                <table:data-pilot-member table:name="0,000000066" table:display="true" table:show-details="true"/>
                <table:data-pilot-member table:name="0,000000067" table:display="true" table:show-details="true"/>
                <table:data-pilot-member table:name="0,000000069" table:display="true" table:show-details="true"/>
                <table:data-pilot-member table:name="0,00000007" table:display="true" table:show-details="true"/>
                <table:data-pilot-member table:name="0,000000072" table:display="true" table:show-details="true"/>
                <table:data-pilot-member table:name="0,000000074" table:display="true" table:show-details="true"/>
                <table:data-pilot-member table:name="0,000000076" table:display="true" table:show-details="true"/>
                <table:data-pilot-member table:name="0,000000087" table:display="true" table:show-details="true"/>
                <table:data-pilot-member table:name="0,000000088" table:display="true" table:show-details="true"/>
                <table:data-pilot-member table:name="0,00000009" table:display="true" table:show-details="true"/>
                <table:data-pilot-member table:name="0,000000092" table:display="true" table:show-details="true"/>
                <table:data-pilot-member table:name="0,000000098" table:display="true" table:show-details="true"/>
                <table:data-pilot-member table:name="0,000000103" table:display="true" table:show-details="true"/>
                <table:data-pilot-member table:name="0,000000105" table:display="true" table:show-details="true"/>
                <table:data-pilot-member table:name="0,00000011" table:display="true" table:show-details="true"/>
                <table:data-pilot-member table:name="0,000000111" table:display="true" table:show-details="true"/>
                <table:data-pilot-member table:name="0,000000114" table:display="true" table:show-details="true"/>
                <table:data-pilot-member table:name="0,000000123" table:display="true" table:show-details="true"/>
                <table:data-pilot-member table:name="0,000000124" table:display="true" table:show-details="true"/>
                <table:data-pilot-member table:name="0,000000539" table:display="true" table:show-details="true"/>
                <table:data-pilot-member table:name="0,000011185" table:display="true" table:show-details="true"/>
                <table:data-pilot-member table:name="0,000011195" table:display="true" table:show-details="true"/>
                <table:data-pilot-member table:name="0,0000113" table:display="true" table:show-details="true"/>
                <table:data-pilot-member table:name="0,000011314" table:display="true" table:show-details="true"/>
                <table:data-pilot-member table:name="0,000011953" table:display="true" table:show-details="true"/>
                <table:data-pilot-member table:name="0,000012111" table:display="true" table:show-details="true"/>
                <table:data-pilot-member table:name="0,000012241" table:display="true" table:show-details="true"/>
                <table:data-pilot-member table:name="0,000012364" table:display="true" table:show-details="true"/>
                <table:data-pilot-member table:name="0,000013553" table:display="true" table:show-details="true"/>
                <table:data-pilot-member table:name="0,000013907" table:display="true" table:show-details="true"/>
                <table:data-pilot-member table:name="0,000013945" table:display="true" table:show-details="true"/>
                <table:data-pilot-member table:name="0,000014137" table:display="true" table:show-details="true"/>
                <table:data-pilot-member table:name="0,000014178" table:display="true" table:show-details="true"/>
                <table:data-pilot-member table:name="0,000014398" table:display="true" table:show-details="true"/>
                <table:data-pilot-member table:name="0,000014507" table:display="true" table:show-details="true"/>
                <table:data-pilot-member table:name="0,000014589" table:display="true" table:show-details="true"/>
                <table:data-pilot-member table:name="0,000014968" table:display="true" table:show-details="true"/>
                <table:data-pilot-member table:name="0,000015018" table:display="true" table:show-details="true"/>
                <table:data-pilot-member table:name="0,000015371" table:display="true" table:show-details="true"/>
                <table:data-pilot-member table:name="0,000015435" table:display="true" table:show-details="true"/>
                <table:data-pilot-member table:name="0,000015477" table:display="true" table:show-details="true"/>
                <table:data-pilot-member table:name="0,000015547" table:display="true" table:show-details="true"/>
                <table:data-pilot-member table:name="0,000015644" table:display="true" table:show-details="true"/>
                <table:data-pilot-member table:name="0,000016042" table:display="true" table:show-details="true"/>
                <table:data-pilot-member table:name="0,000016367" table:display="true" table:show-details="true"/>
                <table:data-pilot-member table:name="0,000016501" table:display="true" table:show-details="true"/>
                <table:data-pilot-member table:name="0,000016586" table:display="true" table:show-details="true"/>
                <table:data-pilot-member table:name="0,000016701" table:display="true" table:show-details="true"/>
                <table:data-pilot-member table:name="0,000016747" table:display="true" table:show-details="true"/>
                <table:data-pilot-member table:name="0,000016915" table:display="true" table:show-details="true"/>
                <table:data-pilot-member table:name="0,000016959" table:display="true" table:show-details="true"/>
                <table:data-pilot-member table:name="0,00001707" table:display="true" table:show-details="true"/>
                <table:data-pilot-member table:name="0,000017234" table:display="true" table:show-details="true"/>
                <table:data-pilot-member table:name="0,000017491" table:display="true" table:show-details="true"/>
                <table:data-pilot-member table:name="0,000017608" table:display="true" table:show-details="true"/>
                <table:data-pilot-member table:name="0,000018461" table:display="true" table:show-details="true"/>
                <table:data-pilot-member table:name="0,000018901" table:display="true" table:show-details="true"/>
                <table:data-pilot-member table:name="0,000019641" table:display="true" table:show-details="true"/>
                <table:data-pilot-member table:name="0,000019815" table:display="true" table:show-details="true"/>
                <table:data-pilot-member table:name="0,000020063" table:display="true" table:show-details="true"/>
                <table:data-pilot-member table:name="0,000020215" table:display="true" table:show-details="true"/>
                <table:data-pilot-member table:name="0,000020361" table:display="true" table:show-details="true"/>
                <table:data-pilot-member table:name="0,000020408" table:display="true" table:show-details="true"/>
                <table:data-pilot-member table:name="0,000020659" table:display="true" table:show-details="true"/>
                <table:data-pilot-member table:name="0,000021086" table:display="true" table:show-details="true"/>
                <table:data-pilot-member table:name="0,000021472" table:display="true" table:show-details="true"/>
                <table:data-pilot-member table:name="0,000021647" table:display="true" table:show-details="true"/>
                <table:data-pilot-member table:name="0,000021834" table:display="true" table:show-details="true"/>
                <table:data-pilot-member table:name="0,000022183" table:display="true" table:show-details="true"/>
                <table:data-pilot-member table:name="0,000022309" table:display="true" table:show-details="true"/>
                <table:data-pilot-member table:name="0,000022595" table:display="true" table:show-details="true"/>
                <table:data-pilot-member table:name="0,000022661" table:display="true" table:show-details="true"/>
                <table:data-pilot-member table:name="0,000022667" table:display="true" table:show-details="true"/>
                <table:data-pilot-member table:name="0,000022702" table:display="true" table:show-details="true"/>
                <table:data-pilot-member table:name="0,000022865" table:display="true" table:show-details="true"/>
                <table:data-pilot-member table:name="0,000022946" table:display="true" table:show-details="true"/>
                <table:data-pilot-member table:name="0,000022958" table:display="true" table:show-details="true"/>
                <table:data-pilot-member table:name="0,000023171" table:display="true" table:show-details="true"/>
                <table:data-pilot-member table:name="0,000023219" table:display="true" table:show-details="true"/>
                <table:data-pilot-member table:name="0,000023285" table:display="true" table:show-details="true"/>
                <table:data-pilot-member table:name="0,00002392" table:display="true" table:show-details="true"/>
                <table:data-pilot-member table:name="0,000024418" table:display="true" table:show-details="true"/>
                <table:data-pilot-member table:name="0,00002463" table:display="true" table:show-details="true"/>
                <table:data-pilot-member table:name="0,000024902" table:display="true" table:show-details="true"/>
                <table:data-pilot-member table:name="0,000025778" table:display="true" table:show-details="true"/>
                <table:data-pilot-member table:name="0,00002593" table:display="true" table:show-details="true"/>
                <table:data-pilot-member table:name="0,000026142" table:display="true" table:show-details="true"/>
                <table:data-pilot-member table:name="0,000026519" table:display="true" table:show-details="true"/>
                <table:data-pilot-member table:name="0,000026844" table:display="true" table:show-details="true"/>
                <table:data-pilot-member table:name="0,000027181" table:display="true" table:show-details="true"/>
                <table:data-pilot-member table:name="0,000027188" table:display="true" table:show-details="true"/>
                <table:data-pilot-member table:name="0,000027308" table:display="true" table:show-details="true"/>
                <table:data-pilot-member table:name="0,000028241" table:display="true" table:show-details="true"/>
                <table:data-pilot-member table:name="0,000028293" table:display="true" table:show-details="true"/>
                <table:data-pilot-member table:name="0,000028542" table:display="true" table:show-details="true"/>
                <table:data-pilot-member table:name="0,000028611" table:display="true" table:show-details="true"/>
                <table:data-pilot-member table:name="0,000028657" table:display="true" table:show-details="true"/>
                <table:data-pilot-member table:name="0,000028703" table:display="true" table:show-details="true"/>
                <table:data-pilot-member table:name="0,000028735" table:display="true" table:show-details="true"/>
                <table:data-pilot-member table:name="0,000028894" table:display="true" table:show-details="true"/>
                <table:data-pilot-member table:name="0,000029123" table:display="true" table:show-details="true"/>
                <table:data-pilot-member table:name="0,000029229" table:display="true" table:show-details="true"/>
                <table:data-pilot-member table:name="0,000029239" table:display="true" table:show-details="true"/>
                <table:data-pilot-member table:name="0,000029244" table:display="true" table:show-details="true"/>
                <table:data-pilot-member table:name="0,000029461" table:display="true" table:show-details="true"/>
                <table:data-pilot-member table:name="0,000029754" table:display="true" table:show-details="true"/>
                <table:data-pilot-member table:name="0,000030057" table:display="true" table:show-details="true"/>
                <table:data-pilot-member table:name="0,000030259" table:display="true" table:show-details="true"/>
                <table:data-pilot-member table:name="0,000030336" table:display="true" table:show-details="true"/>
                <table:data-pilot-member table:name="0,000030376" table:display="true" table:show-details="true"/>
                <table:data-pilot-member table:name="0,000030719" table:display="true" table:show-details="true"/>
                <table:data-pilot-member table:name="0,00003123" table:display="true" table:show-details="true"/>
                <table:data-pilot-member table:name="0,000031443" table:display="true" table:show-details="true"/>
                <table:data-pilot-member table:name="0,000031586" table:display="true" table:show-details="true"/>
                <table:data-pilot-member table:name="0,000031751" table:display="true" table:show-details="true"/>
                <table:data-pilot-member table:name="0,000031955" table:display="true" table:show-details="true"/>
                <table:data-pilot-member table:name="0,000032396" table:display="true" table:show-details="true"/>
                <table:data-pilot-member table:name="0,000032429" table:display="true" table:show-details="true"/>
                <table:data-pilot-member table:name="0,000032501" table:display="true" table:show-details="true"/>
                <table:data-pilot-member table:name="0,00003269" table:display="true" table:show-details="true"/>
                <table:data-pilot-member table:name="0,000032953" table:display="true" table:show-details="true"/>
                <table:data-pilot-member table:name="0,000033064" table:display="true" table:show-details="true"/>
                <table:data-pilot-member table:name="0,000033492" table:display="true" table:show-details="true"/>
                <table:data-pilot-member table:name="0,000033576" table:display="true" table:show-details="true"/>
                <table:data-pilot-member table:name="0,000033792" table:display="true" table:show-details="true"/>
                <table:data-pilot-member table:name="0,000034115" table:display="true" table:show-details="true"/>
                <table:data-pilot-member table:name="0,00003414" table:display="true" table:show-details="true"/>
                <table:data-pilot-member table:name="0,000034184" table:display="true" table:show-details="true"/>
                <table:data-pilot-member table:name="0,000034218" table:display="true" table:show-details="true"/>
                <table:data-pilot-member table:name="0,00003472" table:display="true" table:show-details="true"/>
                <table:data-pilot-member table:name="0,000034725" table:display="true" table:show-details="true"/>
                <table:data-pilot-member table:name="0,000034806" table:display="true" table:show-details="true"/>
                <table:data-pilot-member table:name="0,00003497" table:display="true" table:show-details="true"/>
                <table:data-pilot-member table:name="0,000035004" table:display="true" table:show-details="true"/>
                <table:data-pilot-member table:name="0,000035276" table:display="true" table:show-details="true"/>
                <table:data-pilot-member table:name="0,000035584" table:display="true" table:show-details="true"/>
                <table:data-pilot-member table:name="0,00003593" table:display="true" table:show-details="true"/>
                <table:data-pilot-member table:name="0,000036128" table:display="true" table:show-details="true"/>
                <table:data-pilot-member table:name="0,000036676" table:display="true" table:show-details="true"/>
                <table:data-pilot-member table:name="0,000036739" table:display="true" table:show-details="true"/>
                <table:data-pilot-member table:name="0,000037154" table:display="true" table:show-details="true"/>
                <table:data-pilot-member table:name="0,000037257" table:display="true" table:show-details="true"/>
                <table:data-pilot-member table:name="0,000037547" table:display="true" table:show-details="true"/>
                <table:data-pilot-member table:name="0,000038639" table:display="true" table:show-details="true"/>
                <table:data-pilot-member table:name="0,000038859" table:display="true" table:show-details="true"/>
                <table:data-pilot-member table:name="0,000039013" table:display="true" table:show-details="true"/>
                <table:data-pilot-member table:name="0,000039719" table:display="true" table:show-details="true"/>
                <table:data-pilot-member table:name="0,00004001" table:display="true" table:show-details="true"/>
                <table:data-pilot-member table:name="0,000040022" table:display="true" table:show-details="true"/>
                <table:data-pilot-member table:name="0,000040953" table:display="true" table:show-details="true"/>
                <table:data-pilot-member table:name="0,000042176" table:display="true" table:show-details="true"/>
                <table:data-pilot-member table:name="0,0000423" table:display="true" table:show-details="true"/>
                <table:data-pilot-member table:name="0,000042849" table:display="true" table:show-details="true"/>
                <table:data-pilot-member table:name="0,00004315" table:display="true" table:show-details="true"/>
                <table:data-pilot-member table:name="0,000043582" table:display="true" table:show-details="true"/>
                <table:data-pilot-member table:name="0,000043697" table:display="true" table:show-details="true"/>
                <table:data-pilot-member table:name="0,000043762" table:display="true" table:show-details="true"/>
                <table:data-pilot-member table:name="0,000043855" table:display="true" table:show-details="true"/>
                <table:data-pilot-member table:name="0,000044503" table:display="true" table:show-details="true"/>
                <table:data-pilot-member table:name="0,00004451" table:display="true" table:show-details="true"/>
                <table:data-pilot-member table:name="0,000044798" table:display="true" table:show-details="true"/>
                <table:data-pilot-member table:name="0,000045196" table:display="true" table:show-details="true"/>
                <table:data-pilot-member table:name="0,00004563" table:display="true" table:show-details="true"/>
                <table:data-pilot-member table:name="0,000045765" table:display="true" table:show-details="true"/>
                <table:data-pilot-member table:name="0,000045807" table:display="true" table:show-details="true"/>
                <table:data-pilot-member table:name="0,000046147" table:display="true" table:show-details="true"/>
                <table:data-pilot-member table:name="0,000047068" table:display="true" table:show-details="true"/>
                <table:data-pilot-member table:name="0,000047161" table:display="true" table:show-details="true"/>
                <table:data-pilot-member table:name="0,000047514" table:display="true" table:show-details="true"/>
                <table:data-pilot-member table:name="0,000047523" table:display="true" table:show-details="true"/>
                <table:data-pilot-member table:name="0,000047965" table:display="true" table:show-details="true"/>
                <table:data-pilot-member table:name="0,000049157" table:display="true" table:show-details="true"/>
                <table:data-pilot-member table:name="0,000049749" table:display="true" table:show-details="true"/>
                <table:data-pilot-member table:name="0,000049847" table:display="true" table:show-details="true"/>
                <table:data-pilot-member table:name="0,000049891" table:display="true" table:show-details="true"/>
                <table:data-pilot-member table:name="0,000050098" table:display="true" table:show-details="true"/>
                <table:data-pilot-member table:name="0,000050252" table:display="true" table:show-details="true"/>
                <table:data-pilot-member table:name="0,000050425" table:display="true" table:show-details="true"/>
                <table:data-pilot-member table:name="0,000050587" table:display="true" table:show-details="true"/>
                <table:data-pilot-member table:name="0,000051058" table:display="true" table:show-details="true"/>
                <table:data-pilot-member table:name="0,00005128" table:display="true" table:show-details="true"/>
                <table:data-pilot-member table:name="0,000051324" table:display="true" table:show-details="true"/>
                <table:data-pilot-member table:name="0,000051475" table:display="true" table:show-details="true"/>
                <table:data-pilot-member table:name="0,000053595" table:display="true" table:show-details="true"/>
                <table:data-pilot-member table:name="0,00005364" table:display="true" table:show-details="true"/>
                <table:data-pilot-member table:name="0,000054452" table:display="true" table:show-details="true"/>
                <table:data-pilot-member table:name="0,000054591" table:display="true" table:show-details="true"/>
                <table:data-pilot-member table:name="0,000054942" table:display="true" table:show-details="true"/>
                <table:data-pilot-member table:name="0,000055648" table:display="true" table:show-details="true"/>
                <table:data-pilot-member table:name="0,000055687" table:display="true" table:show-details="true"/>
                <table:data-pilot-member table:name="0,000056194" table:display="true" table:show-details="true"/>
                <table:data-pilot-member table:name="0,00005711" table:display="true" table:show-details="true"/>
                <table:data-pilot-member table:name="0,00005771" table:display="true" table:show-details="true"/>
                <table:data-pilot-member table:name="0,000057962" table:display="true" table:show-details="true"/>
                <table:data-pilot-member table:name="0,00005797" table:display="true" table:show-details="true"/>
                <table:data-pilot-member table:name="0,000058264" table:display="true" table:show-details="true"/>
                <table:data-pilot-member table:name="0,000058537" table:display="true" table:show-details="true"/>
                <table:data-pilot-member table:name="0,000058999" table:display="true" table:show-details="true"/>
                <table:data-pilot-member table:name="0,000059397" table:display="true" table:show-details="true"/>
                <table:data-pilot-member table:name="0,000059538" table:display="true" table:show-details="true"/>
                <table:data-pilot-member table:name="0,000059556" table:display="true" table:show-details="true"/>
                <table:data-pilot-member table:name="0,0000596" table:display="true" table:show-details="true"/>
                <table:data-pilot-member table:name="0,000059814" table:display="true" table:show-details="true"/>
                <table:data-pilot-member table:name="0,000060531" table:display="true" table:show-details="true"/>
                <table:data-pilot-member table:name="0,00006054" table:display="true" table:show-details="true"/>
                <table:data-pilot-member table:name="0,000061276" table:display="true" table:show-details="true"/>
                <table:data-pilot-member table:name="0,000061392" table:display="true" table:show-details="true"/>
                <table:data-pilot-member table:name="0,000061685" table:display="true" table:show-details="true"/>
                <table:data-pilot-member table:name="0,000061841" table:display="true" table:show-details="true"/>
                <table:data-pilot-member table:name="0,000062217" table:display="true" table:show-details="true"/>
                <table:data-pilot-member table:name="0,000062689" table:display="true" table:show-details="true"/>
                <table:data-pilot-member table:name="0,000062709" table:display="true" table:show-details="true"/>
                <table:data-pilot-member table:name="0,000062768" table:display="true" table:show-details="true"/>
                <table:data-pilot-member table:name="0,000063176" table:display="true" table:show-details="true"/>
                <table:data-pilot-member table:name="0,000063207" table:display="true" table:show-details="true"/>
                <table:data-pilot-member table:name="0,000063275" table:display="true" table:show-details="true"/>
                <table:data-pilot-member table:name="0,000063841" table:display="true" table:show-details="true"/>
                <table:data-pilot-member table:name="0,000063941" table:display="true" table:show-details="true"/>
                <table:data-pilot-member table:name="0,000064025" table:display="true" table:show-details="true"/>
                <table:data-pilot-member table:name="0,000064992" table:display="true" table:show-details="true"/>
                <table:data-pilot-member table:name="0,000065001" table:display="true" table:show-details="true"/>
                <table:data-pilot-member table:name="0,000065022" table:display="true" table:show-details="true"/>
                <table:data-pilot-member table:name="0,000065529" table:display="true" table:show-details="true"/>
                <table:data-pilot-member table:name="0,000065722" table:display="true" table:show-details="true"/>
                <table:data-pilot-member table:name="0,000065836" table:display="true" table:show-details="true"/>
                <table:data-pilot-member table:name="0,000066536" table:display="true" table:show-details="true"/>
                <table:data-pilot-member table:name="0,000066953" table:display="true" table:show-details="true"/>
                <table:data-pilot-member table:name="0,000067475" table:display="true" table:show-details="true"/>
                <table:data-pilot-member table:name="0,000067824" table:display="true" table:show-details="true"/>
                <table:data-pilot-member table:name="0,000068261" table:display="true" table:show-details="true"/>
                <table:data-pilot-member table:name="0,000069127" table:display="true" table:show-details="true"/>
                <table:data-pilot-member table:name="0,000070281" table:display="true" table:show-details="true"/>
                <table:data-pilot-member table:name="0,000070397" table:display="true" table:show-details="true"/>
                <table:data-pilot-member table:name="0,000070482" table:display="true" table:show-details="true"/>
                <table:data-pilot-member table:name="0,000070714" table:display="true" table:show-details="true"/>
                <table:data-pilot-member table:name="0,000071052" table:display="true" table:show-details="true"/>
                <table:data-pilot-member table:name="0,000071345" table:display="true" table:show-details="true"/>
                <table:data-pilot-member table:name="0,00007152" table:display="true" table:show-details="true"/>
                <table:data-pilot-member table:name="0,000071991" table:display="true" table:show-details="true"/>
                <table:data-pilot-member table:name="0,000072151" table:display="true" table:show-details="true"/>
                <table:data-pilot-member table:name="0,000072365" table:display="true" table:show-details="true"/>
                <table:data-pilot-member table:name="0,000072409" table:display="true" table:show-details="true"/>
                <table:data-pilot-member table:name="0,000072457" table:display="true" table:show-details="true"/>
                <table:data-pilot-member table:name="0,000073186" table:display="true" table:show-details="true"/>
                <table:data-pilot-member table:name="0,000073239" table:display="true" table:show-details="true"/>
                <table:data-pilot-member table:name="0,000074078" table:display="true" table:show-details="true"/>
                <table:data-pilot-member table:name="0,000074151" table:display="true" table:show-details="true"/>
                <table:data-pilot-member table:name="0,000074522" table:display="true" table:show-details="true"/>
                <table:data-pilot-member table:name="0,000074744" table:display="true" table:show-details="true"/>
                <table:data-pilot-member table:name="0,000075164" table:display="true" table:show-details="true"/>
                <table:data-pilot-member table:name="0,000075655" table:display="true" table:show-details="true"/>
                <table:data-pilot-member table:name="0,000075815" table:display="true" table:show-details="true"/>
                <table:data-pilot-member table:name="0,000076341" table:display="true" table:show-details="true"/>
                <table:data-pilot-member table:name="0,000076815" table:display="true" table:show-details="true"/>
                <table:data-pilot-member table:name="0,000076842" table:display="true" table:show-details="true"/>
                <table:data-pilot-member table:name="0,000077474" table:display="true" table:show-details="true"/>
                <table:data-pilot-member table:name="0,000077519" table:display="true" table:show-details="true"/>
                <table:data-pilot-member table:name="0,000077812" table:display="true" table:show-details="true"/>
                <table:data-pilot-member table:name="0,000079603" table:display="true" table:show-details="true"/>
                <table:data-pilot-member table:name="0,000080725" table:display="true" table:show-details="true"/>
                <table:data-pilot-member table:name="0,000082179" table:display="true" table:show-details="true"/>
                <table:data-pilot-member table:name="0,000082248" table:display="true" table:show-details="true"/>
                <table:data-pilot-member table:name="0,000082356" table:display="true" table:show-details="true"/>
                <table:data-pilot-member table:name="0,00008273" table:display="true" table:show-details="true"/>
                <table:data-pilot-member table:name="0,000082805" table:display="true" table:show-details="true"/>
                <table:data-pilot-member table:name="0,00008459" table:display="true" table:show-details="true"/>
                <table:data-pilot-member table:name="0,000084855" table:display="true" table:show-details="true"/>
                <table:data-pilot-member table:name="0,00008553" table:display="true" table:show-details="true"/>
                <table:data-pilot-member table:name="0,000085993" table:display="true" table:show-details="true"/>
                <table:data-pilot-member table:name="0,000089014" table:display="true" table:show-details="true"/>
                <table:data-pilot-member table:name="0,0000897" table:display="true" table:show-details="true"/>
                <table:data-pilot-member table:name="0,000089932" table:display="true" table:show-details="true"/>
                <table:data-pilot-member table:name="0,000090828" table:display="true" table:show-details="true"/>
                <table:data-pilot-member table:name="0,000091474" table:display="true" table:show-details="true"/>
                <table:data-pilot-member table:name="0,000092246" table:display="true" table:show-details="true"/>
                <table:data-pilot-member table:name="0,000092251" table:display="true" table:show-details="true"/>
                <table:data-pilot-member table:name="0,0000925" table:display="true" table:show-details="true"/>
                <table:data-pilot-member table:name="0,000095755" table:display="true" table:show-details="true"/>
                <table:data-pilot-member table:name="0,00009657" table:display="true" table:show-details="true"/>
                <table:data-pilot-member table:name="0,000096645" table:display="true" table:show-details="true"/>
                <table:data-pilot-member table:name="0,00009824" table:display="true" table:show-details="true"/>
                <table:data-pilot-member table:name="0,000099039" table:display="true" table:show-details="true"/>
                <table:data-pilot-member table:name="0,000099732" table:display="true" table:show-details="true"/>
                <table:data-pilot-member table:name="0,000102284" table:display="true" table:show-details="true"/>
                <table:data-pilot-member table:name="0,000102767" table:display="true" table:show-details="true"/>
                <table:data-pilot-member table:name="0,000103802" table:display="true" table:show-details="true"/>
                <table:data-pilot-member table:name="0,000104154" table:display="true" table:show-details="true"/>
                <table:data-pilot-member table:name="0,000104173" table:display="true" table:show-details="true"/>
                <table:data-pilot-member table:name="0,000104452" table:display="true" table:show-details="true"/>
                <table:data-pilot-member table:name="0,000105086" table:display="true" table:show-details="true"/>
                <table:data-pilot-member table:name="0,000105608" table:display="true" table:show-details="true"/>
                <table:data-pilot-member table:name="0,000106603" table:display="true" table:show-details="true"/>
                <table:data-pilot-member table:name="0,000107767" table:display="true" table:show-details="true"/>
                <table:data-pilot-member table:name="0,000108181" table:display="true" table:show-details="true"/>
                <table:data-pilot-member table:name="0,000108759" table:display="true" table:show-details="true"/>
                <table:data-pilot-member table:name="0,000108775" table:display="true" table:show-details="true"/>
                <table:data-pilot-member table:name="0,000114071" table:display="true" table:show-details="true"/>
                <table:data-pilot-member table:name="0,000115052" table:display="true" table:show-details="true"/>
                <table:data-pilot-member table:name="0,000116584" table:display="true" table:show-details="true"/>
                <table:data-pilot-member table:name="0,000117469" table:display="true" table:show-details="true"/>
                <table:data-pilot-member table:name="0,000117482" table:display="true" table:show-details="true"/>
                <table:data-pilot-member table:name="0,000117738" table:display="true" table:show-details="true"/>
                <table:data-pilot-member table:name="0,000117882" table:display="true" table:show-details="true"/>
                <table:data-pilot-member table:name="0,000117905" table:display="true" table:show-details="true"/>
                <table:data-pilot-member table:name="0,00011838" table:display="true" table:show-details="true"/>
                <table:data-pilot-member table:name="0,000118461" table:display="true" table:show-details="true"/>
                <table:data-pilot-member table:name="0,000119" table:display="true" table:show-details="true"/>
                <table:data-pilot-member table:name="0,000119599" table:display="true" table:show-details="true"/>
                <table:data-pilot-member table:name="0,000120392" table:display="true" table:show-details="true"/>
                <table:data-pilot-member table:name="0,000121283" table:display="true" table:show-details="true"/>
                <table:data-pilot-member table:name="0,000121594" table:display="true" table:show-details="true"/>
                <table:data-pilot-member table:name="0,000121914" table:display="true" table:show-details="true"/>
                <table:data-pilot-member table:name="0,000122027" table:display="true" table:show-details="true"/>
                <table:data-pilot-member table:name="0,000122221" table:display="true" table:show-details="true"/>
                <table:data-pilot-member table:name="0,000122248" table:display="true" table:show-details="true"/>
                <table:data-pilot-member table:name="0,000122587" table:display="true" table:show-details="true"/>
                <table:data-pilot-member table:name="0,00012275" table:display="true" table:show-details="true"/>
                <table:data-pilot-member table:name="0,000122921" table:display="true" table:show-details="true"/>
                <table:data-pilot-member table:name="0,000122998" table:display="true" table:show-details="true"/>
                <table:data-pilot-member table:name="0,000123244" table:display="true" table:show-details="true"/>
                <table:data-pilot-member table:name="0,000123611" table:display="true" table:show-details="true"/>
                <table:data-pilot-member table:name="0,000123692" table:display="true" table:show-details="true"/>
                <table:data-pilot-member table:name="0,000124074" table:display="true" table:show-details="true"/>
                <table:data-pilot-member table:name="0,000124173" table:display="true" table:show-details="true"/>
                <table:data-pilot-member table:name="0,000125464" table:display="true" table:show-details="true"/>
                <table:data-pilot-member table:name="0,000125747" table:display="true" table:show-details="true"/>
                <table:data-pilot-member table:name="0,000126263" table:display="true" table:show-details="true"/>
                <table:data-pilot-member table:name="0,000127583" table:display="true" table:show-details="true"/>
                <table:data-pilot-member table:name="0,000128269" table:display="true" table:show-details="true"/>
                <table:data-pilot-member table:name="0,000128566" table:display="true" table:show-details="true"/>
                <table:data-pilot-member table:name="0,000129936" table:display="true" table:show-details="true"/>
                <table:data-pilot-member table:name="0,000129973" table:display="true" table:show-details="true"/>
                <table:data-pilot-member table:name="0,000130438" table:display="true" table:show-details="true"/>
                <table:data-pilot-member table:name="0,000131489" table:display="true" table:show-details="true"/>
                <table:data-pilot-member table:name="0,00013164" table:display="true" table:show-details="true"/>
                <table:data-pilot-member table:name="0,000132095" table:display="true" table:show-details="true"/>
                <table:data-pilot-member table:name="0,000132246" table:display="true" table:show-details="true"/>
                <table:data-pilot-member table:name="0,000132646" table:display="true" table:show-details="true"/>
                <table:data-pilot-member table:name="0,000134456" table:display="true" table:show-details="true"/>
                <table:data-pilot-member table:name="0,000134551" table:display="true" table:show-details="true"/>
                <table:data-pilot-member table:name="0,000135704" table:display="true" table:show-details="true"/>
                <table:data-pilot-member table:name="0,000137472" table:display="true" table:show-details="true"/>
                <table:data-pilot-member table:name="0,000138241" table:display="true" table:show-details="true"/>
                <table:data-pilot-member table:name="0,000138346" table:display="true" table:show-details="true"/>
                <table:data-pilot-member table:name="0,000139061" table:display="true" table:show-details="true"/>
                <table:data-pilot-member table:name="0,000139734" table:display="true" table:show-details="true"/>
                <table:data-pilot-member table:name="0,000141132" table:display="true" table:show-details="true"/>
                <table:data-pilot-member table:name="0,000141485" table:display="true" table:show-details="true"/>
                <table:data-pilot-member table:name="0,000141516" table:display="true" table:show-details="true"/>
                <table:data-pilot-member table:name="0,000142925" table:display="true" table:show-details="true"/>
                <table:data-pilot-member table:name="0,00014371" table:display="true" table:show-details="true"/>
                <table:data-pilot-member table:name="0,000145124" table:display="true" table:show-details="true"/>
                <table:data-pilot-member table:name="0,000145259" table:display="true" table:show-details="true"/>
                <table:data-pilot-member table:name="0,000145351" table:display="true" table:show-details="true"/>
                <table:data-pilot-member table:name="0,000145383" table:display="true" table:show-details="true"/>
                <table:data-pilot-member table:name="0,000145963" table:display="true" table:show-details="true"/>
                <table:data-pilot-member table:name="0,000148093" table:display="true" table:show-details="true"/>
                <table:data-pilot-member table:name="0,000148205" table:display="true" table:show-details="true"/>
                <table:data-pilot-member table:name="0,000148623" table:display="true" table:show-details="true"/>
                <table:data-pilot-member table:name="0,000148655" table:display="true" table:show-details="true"/>
                <table:data-pilot-member table:name="0,000148737" table:display="true" table:show-details="true"/>
                <table:data-pilot-member table:name="0,000148766" table:display="true" table:show-details="true"/>
                <table:data-pilot-member table:name="0,000149374" table:display="true" table:show-details="true"/>
                <table:data-pilot-member table:name="0,000149548" table:display="true" table:show-details="true"/>
                <table:data-pilot-member table:name="0,000149857" table:display="true" table:show-details="true"/>
                <table:data-pilot-member table:name="0,000150584" table:display="true" table:show-details="true"/>
                <table:data-pilot-member table:name="0,000150844" table:display="true" table:show-details="true"/>
                <table:data-pilot-member table:name="0,000151737" table:display="true" table:show-details="true"/>
                <table:data-pilot-member table:name="0,000151788" table:display="true" table:show-details="true"/>
                <table:data-pilot-member table:name="0,000151825" table:display="true" table:show-details="true"/>
                <table:data-pilot-member table:name="0,000151965" table:display="true" table:show-details="true"/>
                <table:data-pilot-member table:name="0,000152186" table:display="true" table:show-details="true"/>
                <table:data-pilot-member table:name="0,000153345" table:display="true" table:show-details="true"/>
                <table:data-pilot-member table:name="0,000153707" table:display="true" table:show-details="true"/>
                <table:data-pilot-member table:name="0,000154329" table:display="true" table:show-details="true"/>
                <table:data-pilot-member table:name="0,000155444" table:display="true" table:show-details="true"/>
                <table:data-pilot-member table:name="0,000156306" table:display="true" table:show-details="true"/>
                <table:data-pilot-member table:name="0,000157546" table:display="true" table:show-details="true"/>
                <table:data-pilot-member table:name="0,000157882" table:display="true" table:show-details="true"/>
                <table:data-pilot-member table:name="0,000158024" table:display="true" table:show-details="true"/>
                <table:data-pilot-member table:name="0,000158335" table:display="true" table:show-details="true"/>
                <table:data-pilot-member table:name="0,000158677" table:display="true" table:show-details="true"/>
                <table:data-pilot-member table:name="0,000160283" table:display="true" table:show-details="true"/>
                <table:data-pilot-member table:name="0,000160398" table:display="true" table:show-details="true"/>
                <table:data-pilot-member table:name="0,000160527" table:display="true" table:show-details="true"/>
                <table:data-pilot-member table:name="0,000160542" table:display="true" table:show-details="true"/>
                <table:data-pilot-member table:name="0,000160726" table:display="true" table:show-details="true"/>
                <table:data-pilot-member table:name="0,00016123" table:display="true" table:show-details="true"/>
                <table:data-pilot-member table:name="0,000162136" table:display="true" table:show-details="true"/>
                <table:data-pilot-member table:name="0,000162879" table:display="true" table:show-details="true"/>
                <table:data-pilot-member table:name="0,000162941" table:display="true" table:show-details="true"/>
                <table:data-pilot-member table:name="0,000163631" table:display="true" table:show-details="true"/>
                <table:data-pilot-member table:name="0,000164641" table:display="true" table:show-details="true"/>
                <table:data-pilot-member table:name="0,00016586" table:display="true" table:show-details="true"/>
                <table:data-pilot-member table:name="0,000166598" table:display="true" table:show-details="true"/>
                <table:data-pilot-member table:name="0,000166778" table:display="true" table:show-details="true"/>
                <table:data-pilot-member table:name="0,000167185" table:display="true" table:show-details="true"/>
                <table:data-pilot-member table:name="0,000167546" table:display="true" table:show-details="true"/>
                <table:data-pilot-member table:name="0,000167956" table:display="true" table:show-details="true"/>
                <table:data-pilot-member table:name="0,000168212" table:display="true" table:show-details="true"/>
                <table:data-pilot-member table:name="0,000169154" table:display="true" table:show-details="true"/>
                <table:data-pilot-member table:name="0,000169304" table:display="true" table:show-details="true"/>
                <table:data-pilot-member table:name="0,000169732" table:display="true" table:show-details="true"/>
                <table:data-pilot-member table:name="0,000170565" table:display="true" table:show-details="true"/>
                <table:data-pilot-member table:name="0,000170774" table:display="true" table:show-details="true"/>
                <table:data-pilot-member table:name="0,000170858" table:display="true" table:show-details="true"/>
                <table:data-pilot-member table:name="0,000170912" table:display="true" table:show-details="true"/>
                <table:data-pilot-member table:name="0,000171563" table:display="true" table:show-details="true"/>
                <table:data-pilot-member table:name="0,00017186" table:display="true" table:show-details="true"/>
                <table:data-pilot-member table:name="0,000172129" table:display="true" table:show-details="true"/>
                <table:data-pilot-member table:name="0,000172239" table:display="true" table:show-details="true"/>
                <table:data-pilot-member table:name="0,000173533" table:display="true" table:show-details="true"/>
                <table:data-pilot-member table:name="0,00017433" table:display="true" table:show-details="true"/>
                <table:data-pilot-member table:name="0,00017453" table:display="true" table:show-details="true"/>
                <table:data-pilot-member table:name="0,000174551" table:display="true" table:show-details="true"/>
                <table:data-pilot-member table:name="0,000175341" table:display="true" table:show-details="true"/>
                <table:data-pilot-member table:name="0,000175434" table:display="true" table:show-details="true"/>
                <table:data-pilot-member table:name="0,000175787" table:display="true" table:show-details="true"/>
                <table:data-pilot-member table:name="0,000175801" table:display="true" table:show-details="true"/>
                <table:data-pilot-member table:name="0,000176362" table:display="true" table:show-details="true"/>
                <table:data-pilot-member table:name="0,000177652" table:display="true" table:show-details="true"/>
                <table:data-pilot-member table:name="0,000178383" table:display="true" table:show-details="true"/>
                <table:data-pilot-member table:name="0,000178579" table:display="true" table:show-details="true"/>
                <table:data-pilot-member table:name="0,000178616" table:display="true" table:show-details="true"/>
                <table:data-pilot-member table:name="0,000178631" table:display="true" table:show-details="true"/>
                <table:data-pilot-member table:name="0,000178792" table:display="true" table:show-details="true"/>
                <table:data-pilot-member table:name="0,000179077" table:display="true" table:show-details="true"/>
                <table:data-pilot-member table:name="0,000179296" table:display="true" table:show-details="true"/>
                <table:data-pilot-member table:name="0,000179334" table:display="true" table:show-details="true"/>
                <table:data-pilot-member table:name="0,000179744" table:display="true" table:show-details="true"/>
                <table:data-pilot-member table:name="0,000180346" table:display="true" table:show-details="true"/>
                <table:data-pilot-member table:name="0,000180602" table:display="true" table:show-details="true"/>
                <table:data-pilot-member table:name="0,000182211" table:display="true" table:show-details="true"/>
                <table:data-pilot-member table:name="0,000182259" table:display="true" table:show-details="true"/>
                <table:data-pilot-member table:name="0,00018248" table:display="true" table:show-details="true"/>
                <table:data-pilot-member table:name="0,000182878" table:display="true" table:show-details="true"/>
                <table:data-pilot-member table:name="0,00018294" table:display="true" table:show-details="true"/>
                <table:data-pilot-member table:name="0,000183237" table:display="true" table:show-details="true"/>
                <table:data-pilot-member table:name="0,000183539" table:display="true" table:show-details="true"/>
                <table:data-pilot-member table:name="0,00018358" table:display="true" table:show-details="true"/>
                <table:data-pilot-member table:name="0,000183752" table:display="true" table:show-details="true"/>
                <table:data-pilot-member table:name="0,000184071" table:display="true" table:show-details="true"/>
                <table:data-pilot-member table:name="0,000185078" table:display="true" table:show-details="true"/>
                <table:data-pilot-member table:name="0,000185789" table:display="true" table:show-details="true"/>
                <table:data-pilot-member table:name="0,000185818" table:display="true" table:show-details="true"/>
                <table:data-pilot-member table:name="0,000186568" table:display="true" table:show-details="true"/>
                <table:data-pilot-member table:name="0,000186941" table:display="true" table:show-details="true"/>
                <table:data-pilot-member table:name="0,000187252" table:display="true" table:show-details="true"/>
                <table:data-pilot-member table:name="0,00018787" table:display="true" table:show-details="true"/>
                <table:data-pilot-member table:name="0,000188076" table:display="true" table:show-details="true"/>
                <table:data-pilot-member table:name="0,000188133" table:display="true" table:show-details="true"/>
                <table:data-pilot-member table:name="0,000188244" table:display="true" table:show-details="true"/>
                <table:data-pilot-member table:name="0,000188315" table:display="true" table:show-details="true"/>
                <table:data-pilot-member table:name="0,00018878" table:display="true" table:show-details="true"/>
                <table:data-pilot-member table:name="0,000189218" table:display="true" table:show-details="true"/>
                <table:data-pilot-member table:name="0,000190056" table:display="true" table:show-details="true"/>
                <table:data-pilot-member table:name="0,000190878" table:display="true" table:show-details="true"/>
                <table:data-pilot-member table:name="0,000191662" table:display="true" table:show-details="true"/>
                <table:data-pilot-member table:name="0,000191872" table:display="true" table:show-details="true"/>
                <table:data-pilot-member table:name="0,000191904" table:display="true" table:show-details="true"/>
                <table:data-pilot-member table:name="0,00019199" table:display="true" table:show-details="true"/>
                <table:data-pilot-member table:name="0,000192294" table:display="true" table:show-details="true"/>
                <table:data-pilot-member table:name="0,000192384" table:display="true" table:show-details="true"/>
                <table:data-pilot-member table:name="0,000192605" table:display="true" table:show-details="true"/>
                <table:data-pilot-member table:name="0,000193961" table:display="true" table:show-details="true"/>
                <table:data-pilot-member table:name="0,000194261" table:display="true" table:show-details="true"/>
                <table:data-pilot-member table:name="0,000194928" table:display="true" table:show-details="true"/>
                <table:data-pilot-member table:name="0,000195632" table:display="true" table:show-details="true"/>
                <table:data-pilot-member table:name="0,000196562" table:display="true" table:show-details="true"/>
                <table:data-pilot-member table:name="0,000196906" table:display="true" table:show-details="true"/>
                <table:data-pilot-member table:name="0,000197065" table:display="true" table:show-details="true"/>
                <table:data-pilot-member table:name="0,000197884" table:display="true" table:show-details="true"/>
                <table:data-pilot-member table:name="0,000197964" table:display="true" table:show-details="true"/>
                <table:data-pilot-member table:name="0,000198441" table:display="true" table:show-details="true"/>
                <table:data-pilot-member table:name="0,000199304" table:display="true" table:show-details="true"/>
                <table:data-pilot-member table:name="0,000199509" table:display="true" table:show-details="true"/>
                <table:data-pilot-member table:name="0,000199879" table:display="true" table:show-details="true"/>
                <table:data-pilot-member table:name="0,000199952" table:display="true" table:show-details="true"/>
                <table:data-pilot-member table:name="0,000201083" table:display="true" table:show-details="true"/>
                <table:data-pilot-member table:name="0,000201722" table:display="true" table:show-details="true"/>
                <table:data-pilot-member table:name="0,000201933" table:display="true" table:show-details="true"/>
                <table:data-pilot-member table:name="0,000202987" table:display="true" table:show-details="true"/>
                <table:data-pilot-member table:name="0,000203264" table:display="true" table:show-details="true"/>
                <table:data-pilot-member table:name="0,0002033" table:display="true" table:show-details="true"/>
                <table:data-pilot-member table:name="0,000203962" table:display="true" table:show-details="true"/>
                <table:data-pilot-member table:name="0,000204072" table:display="true" table:show-details="true"/>
                <table:data-pilot-member table:name="0,000204714" table:display="true" table:show-details="true"/>
                <table:data-pilot-member table:name="0,000205209" table:display="true" table:show-details="true"/>
                <table:data-pilot-member table:name="0,000205272" table:display="true" table:show-details="true"/>
                <table:data-pilot-member table:name="0,000205341" table:display="true" table:show-details="true"/>
                <table:data-pilot-member table:name="0,000205778" table:display="true" table:show-details="true"/>
                <table:data-pilot-member table:name="0,00020602" table:display="true" table:show-details="true"/>
                <table:data-pilot-member table:name="0,000206172" table:display="true" table:show-details="true"/>
                <table:data-pilot-member table:name="0,000206424" table:display="true" table:show-details="true"/>
                <table:data-pilot-member table:name="0,000206556" table:display="true" table:show-details="true"/>
                <table:data-pilot-member table:name="0,000207539" table:display="true" table:show-details="true"/>
                <table:data-pilot-member table:name="0,000207542" table:display="true" table:show-details="true"/>
                <table:data-pilot-member table:name="0,000207705" table:display="true" table:show-details="true"/>
                <table:data-pilot-member table:name="0,000207736" table:display="true" table:show-details="true"/>
                <table:data-pilot-member table:name="0,00020809" table:display="true" table:show-details="true"/>
                <table:data-pilot-member table:name="0,000208374" table:display="true" table:show-details="true"/>
                <table:data-pilot-member table:name="0,000208675" table:display="true" table:show-details="true"/>
                <table:data-pilot-member table:name="0,00020877" table:display="true" table:show-details="true"/>
                <table:data-pilot-member table:name="0,000208857" table:display="true" table:show-details="true"/>
                <table:data-pilot-member table:name="0,000210097" table:display="true" table:show-details="true"/>
                <table:data-pilot-member table:name="0,000210275" table:display="true" table:show-details="true"/>
                <table:data-pilot-member table:name="0,00021038" table:display="true" table:show-details="true"/>
                <table:data-pilot-member table:name="0,000210626" table:display="true" table:show-details="true"/>
                <table:data-pilot-member table:name="0,000210859" table:display="true" table:show-details="true"/>
                <table:data-pilot-member table:name="0,000211113" table:display="true" table:show-details="true"/>
                <table:data-pilot-member table:name="0,000212032" table:display="true" table:show-details="true"/>
                <table:data-pilot-member table:name="0,000212511" table:display="true" table:show-details="true"/>
                <table:data-pilot-member table:name="0,000213193" table:display="true" table:show-details="true"/>
                <table:data-pilot-member table:name="0,000213929" table:display="true" table:show-details="true"/>
                <table:data-pilot-member table:name="0,000214139" table:display="true" table:show-details="true"/>
                <table:data-pilot-member table:name="0,000214261" table:display="true" table:show-details="true"/>
                <table:data-pilot-member table:name="0,000216018" table:display="true" table:show-details="true"/>
                <table:data-pilot-member table:name="0,000216347" table:display="true" table:show-details="true"/>
                <table:data-pilot-member table:name="0,000216551" table:display="true" table:show-details="true"/>
                <table:data-pilot-member table:name="0,000216823" table:display="true" table:show-details="true"/>
                <table:data-pilot-member table:name="0,000216985" table:display="true" table:show-details="true"/>
                <table:data-pilot-member table:name="0,000217186" table:display="true" table:show-details="true"/>
                <table:data-pilot-member table:name="0,000217253" table:display="true" table:show-details="true"/>
                <table:data-pilot-member table:name="0,000218042" table:display="true" table:show-details="true"/>
                <table:data-pilot-member table:name="0,000219212" table:display="true" table:show-details="true"/>
                <table:data-pilot-member table:name="0,000219411" table:display="true" table:show-details="true"/>
                <table:data-pilot-member table:name="0,000219723" table:display="true" table:show-details="true"/>
                <table:data-pilot-member table:name="0,000219761" table:display="true" table:show-details="true"/>
                <table:data-pilot-member table:name="0,000219917" table:display="true" table:show-details="true"/>
                <table:data-pilot-member table:name="0,000219941" table:display="true" table:show-details="true"/>
                <table:data-pilot-member table:name="0,00022025" table:display="true" table:show-details="true"/>
                <table:data-pilot-member table:name="0,000221651" table:display="true" table:show-details="true"/>
                <table:data-pilot-member table:name="0,000221738" table:display="true" table:show-details="true"/>
                <table:data-pilot-member table:name="0,000221834" table:display="true" table:show-details="true"/>
                <table:data-pilot-member table:name="0,000221846" table:display="true" table:show-details="true"/>
                <table:data-pilot-member table:name="0,000221953" table:display="true" table:show-details="true"/>
                <table:data-pilot-member table:name="0,0002224" table:display="true" table:show-details="true"/>
                <table:data-pilot-member table:name="0,000222715" table:display="true" table:show-details="true"/>
                <table:data-pilot-member table:name="0,000222983" table:display="true" table:show-details="true"/>
                <table:data-pilot-member table:name="0,000223288" table:display="true" table:show-details="true"/>
                <table:data-pilot-member table:name="0,000223357" table:display="true" table:show-details="true"/>
                <table:data-pilot-member table:name="0,000223488" table:display="true" table:show-details="true"/>
                <table:data-pilot-member table:name="0,000224823" table:display="true" table:show-details="true"/>
                <table:data-pilot-member table:name="0,000225114" table:display="true" table:show-details="true"/>
                <table:data-pilot-member table:name="0,00022527" table:display="true" table:show-details="true"/>
                <table:data-pilot-member table:name="0,000225335" table:display="true" table:show-details="true"/>
                <table:data-pilot-member table:name="0,000225697" table:display="true" table:show-details="true"/>
                <table:data-pilot-member table:name="0,000226251" table:display="true" table:show-details="true"/>
                <table:data-pilot-member table:name="0,000226475" table:display="true" table:show-details="true"/>
                <table:data-pilot-member table:name="0,000226481" table:display="true" table:show-details="true"/>
                <table:data-pilot-member table:name="0,000227013" table:display="true" table:show-details="true"/>
                <table:data-pilot-member table:name="0,000228039" table:display="true" table:show-details="true"/>
                <table:data-pilot-member table:name="0,000228308" table:display="true" table:show-details="true"/>
                <table:data-pilot-member table:name="0,000229797" table:display="true" table:show-details="true"/>
                <table:data-pilot-member table:name="0,000230393" table:display="true" table:show-details="true"/>
                <table:data-pilot-member table:name="0,000231318" table:display="true" table:show-details="true"/>
                <table:data-pilot-member table:name="0,000231842" table:display="true" table:show-details="true"/>
                <table:data-pilot-member table:name="0,000231985" table:display="true" table:show-details="true"/>
                <table:data-pilot-member table:name="0,000232219" table:display="true" table:show-details="true"/>
                <table:data-pilot-member table:name="0,000232746" table:display="true" table:show-details="true"/>
                <table:data-pilot-member table:name="0,000233213" table:display="true" table:show-details="true"/>
                <table:data-pilot-member table:name="0,000233663" table:display="true" table:show-details="true"/>
                <table:data-pilot-member table:name="0,000234542" table:display="true" table:show-details="true"/>
                <table:data-pilot-member table:name="0,000235016" table:display="true" table:show-details="true"/>
                <table:data-pilot-member table:name="0,000235076" table:display="true" table:show-details="true"/>
                <table:data-pilot-member table:name="0,00023517" table:display="true" table:show-details="true"/>
                <table:data-pilot-member table:name="0,000235414" table:display="true" table:show-details="true"/>
                <table:data-pilot-member table:name="0,000235519" table:display="true" table:show-details="true"/>
                <table:data-pilot-member table:name="0,000236259" table:display="true" table:show-details="true"/>
                <table:data-pilot-member table:name="0,000236774" table:display="true" table:show-details="true"/>
                <table:data-pilot-member table:name="0,000236777" table:display="true" table:show-details="true"/>
                <table:data-pilot-member table:name="0,000236941" table:display="true" table:show-details="true"/>
                <table:data-pilot-member table:name="0,000237157" table:display="true" table:show-details="true"/>
                <table:data-pilot-member table:name="0,00023744" table:display="true" table:show-details="true"/>
                <table:data-pilot-member table:name="0,000238077" table:display="true" table:show-details="true"/>
                <table:data-pilot-member table:name="0,000238144" table:display="true" table:show-details="true"/>
                <table:data-pilot-member table:name="0,000238495" table:display="true" table:show-details="true"/>
                <table:data-pilot-member table:name="0,000238593" table:display="true" table:show-details="true"/>
                <table:data-pilot-member table:name="0,000239087" table:display="true" table:show-details="true"/>
                <table:data-pilot-member table:name="0,000239149" table:display="true" table:show-details="true"/>
                <table:data-pilot-member table:name="0,000239167" table:display="true" table:show-details="true"/>
                <table:data-pilot-member table:name="0,000239231" table:display="true" table:show-details="true"/>
                <table:data-pilot-member table:name="0,000239501" table:display="true" table:show-details="true"/>
                <table:data-pilot-member table:name="0,000239556" table:display="true" table:show-details="true"/>
                <table:data-pilot-member table:name="0,000239706" table:display="true" table:show-details="true"/>
                <table:data-pilot-member table:name="0,000239924" table:display="true" table:show-details="true"/>
                <table:data-pilot-member table:name="0,000240051" table:display="true" table:show-details="true"/>
                <table:data-pilot-member table:name="0,000240572" table:display="true" table:show-details="true"/>
                <table:data-pilot-member table:name="0,000240651" table:display="true" table:show-details="true"/>
                <table:data-pilot-member table:name="0,000241033" table:display="true" table:show-details="true"/>
                <table:data-pilot-member table:name="0,000241137" table:display="true" table:show-details="true"/>
                <table:data-pilot-member table:name="0,000241319" table:display="true" table:show-details="true"/>
                <table:data-pilot-member table:name="0,000241376" table:display="true" table:show-details="true"/>
                <table:data-pilot-member table:name="0,000241715" table:display="true" table:show-details="true"/>
                <table:data-pilot-member table:name="0,0002423" table:display="true" table:show-details="true"/>
                <table:data-pilot-member table:name="0,000242659" table:display="true" table:show-details="true"/>
                <table:data-pilot-member table:name="0,000242993" table:display="true" table:show-details="true"/>
                <table:data-pilot-member table:name="0,000243109" table:display="true" table:show-details="true"/>
                <table:data-pilot-member table:name="0,000244225" table:display="true" table:show-details="true"/>
                <table:data-pilot-member table:name="0,000244314" table:display="true" table:show-details="true"/>
                <table:data-pilot-member table:name="0,000244319" table:display="true" table:show-details="true"/>
                <table:data-pilot-member table:name="0,000244369" table:display="true" table:show-details="true"/>
                <table:data-pilot-member table:name="0,000244398" table:display="true" table:show-details="true"/>
                <table:data-pilot-member table:name="0,000245096" table:display="true" table:show-details="true"/>
                <table:data-pilot-member table:name="0,00024589" table:display="true" table:show-details="true"/>
                <table:data-pilot-member table:name="0,000245963" table:display="true" table:show-details="true"/>
                <table:data-pilot-member table:name="0,000245968" table:display="true" table:show-details="true"/>
                <table:data-pilot-member table:name="0,000246666" table:display="true" table:show-details="true"/>
                <table:data-pilot-member table:name="0,000246723" table:display="true" table:show-details="true"/>
                <table:data-pilot-member table:name="0,00024702" table:display="true" table:show-details="true"/>
                <table:data-pilot-member table:name="0,000247248" table:display="true" table:show-details="true"/>
                <table:data-pilot-member table:name="0,000247714" table:display="true" table:show-details="true"/>
                <table:data-pilot-member table:name="0,00024778" table:display="true" table:show-details="true"/>
                <table:data-pilot-member table:name="0,000248043" table:display="true" table:show-details="true"/>
                <table:data-pilot-member table:name="0,000248695" table:display="true" table:show-details="true"/>
                <table:data-pilot-member table:name="0,000249328" table:display="true" table:show-details="true"/>
                <table:data-pilot-member table:name="0,000249398" table:display="true" table:show-details="true"/>
                <table:data-pilot-member table:name="0,000249685" table:display="true" table:show-details="true"/>
                <table:data-pilot-member table:name="0,00024994" table:display="true" table:show-details="true"/>
                <table:data-pilot-member table:name="0,000250268" table:display="true" table:show-details="true"/>
                <table:data-pilot-member table:name="0,000251555" table:display="true" table:show-details="true"/>
                <table:data-pilot-member table:name="0,000251805" table:display="true" table:show-details="true"/>
                <table:data-pilot-member table:name="0,000251864" table:display="true" table:show-details="true"/>
                <table:data-pilot-member table:name="0,000251979" table:display="true" table:show-details="true"/>
                <table:data-pilot-member table:name="0,000252067" table:display="true" table:show-details="true"/>
                <table:data-pilot-member table:name="0,000252615" table:display="true" table:show-details="true"/>
                <table:data-pilot-member table:name="0,000252928" table:display="true" table:show-details="true"/>
                <table:data-pilot-member table:name="0,000253173" table:display="true" table:show-details="true"/>
                <table:data-pilot-member table:name="0,00025324" table:display="true" table:show-details="true"/>
                <table:data-pilot-member table:name="0,000253287" table:display="true" table:show-details="true"/>
                <table:data-pilot-member table:name="0,000253316" table:display="true" table:show-details="true"/>
                <table:data-pilot-member table:name="0,000253364" table:display="true" table:show-details="true"/>
                <table:data-pilot-member table:name="0,000253406" table:display="true" table:show-details="true"/>
                <table:data-pilot-member table:name="0,000253613" table:display="true" table:show-details="true"/>
                <table:data-pilot-member table:name="0,000253978" table:display="true" table:show-details="true"/>
                <table:data-pilot-member table:name="0,000254209" table:display="true" table:show-details="true"/>
                <table:data-pilot-member table:name="0,000254293" table:display="true" table:show-details="true"/>
                <table:data-pilot-member table:name="0,000254421" table:display="true" table:show-details="true"/>
                <table:data-pilot-member table:name="0,000254977" table:display="true" table:show-details="true"/>
                <table:data-pilot-member table:name="0,000255183" table:display="true" table:show-details="true"/>
                <table:data-pilot-member table:name="0,000255406" table:display="true" table:show-details="true"/>
                <table:data-pilot-member table:name="0,000255705" table:display="true" table:show-details="true"/>
                <table:data-pilot-member table:name="0,000255984" table:display="true" table:show-details="true"/>
                <table:data-pilot-member table:name="0,000256713" table:display="true" table:show-details="true"/>
                <table:data-pilot-member table:name="0,000256992" table:display="true" table:show-details="true"/>
                <table:data-pilot-member table:name="0,000257038" table:display="true" table:show-details="true"/>
                <table:data-pilot-member table:name="0,00025704" table:display="true" table:show-details="true"/>
                <table:data-pilot-member table:name="0,000257362" table:display="true" table:show-details="true"/>
                <table:data-pilot-member table:name="0,000257629" table:display="true" table:show-details="true"/>
                <table:data-pilot-member table:name="0,000257811" table:display="true" table:show-details="true"/>
                <table:data-pilot-member table:name="0,000258263" table:display="true" table:show-details="true"/>
                <table:data-pilot-member table:name="0,00025841" table:display="true" table:show-details="true"/>
                <table:data-pilot-member table:name="0,000258551" table:display="true" table:show-details="true"/>
                <table:data-pilot-member table:name="0,000258805" table:display="true" table:show-details="true"/>
                <table:data-pilot-member table:name="0,000258858" table:display="true" table:show-details="true"/>
                <table:data-pilot-member table:name="0,000258956" table:display="true" table:show-details="true"/>
                <table:data-pilot-member table:name="0,000259154" table:display="true" table:show-details="true"/>
                <table:data-pilot-member table:name="0,00025933" table:display="true" table:show-details="true"/>
                <table:data-pilot-member table:name="0,000259361" table:display="true" table:show-details="true"/>
                <table:data-pilot-member table:name="0,000259964" table:display="true" table:show-details="true"/>
                <table:data-pilot-member table:name="0,000260695" table:display="true" table:show-details="true"/>
                <table:data-pilot-member table:name="0,000261129" table:display="true" table:show-details="true"/>
                <table:data-pilot-member table:name="0,0002616" table:display="true" table:show-details="true"/>
                <table:data-pilot-member table:name="0,000261815" table:display="true" table:show-details="true"/>
                <table:data-pilot-member table:name="0,000262237" table:display="true" table:show-details="true"/>
                <table:data-pilot-member table:name="0,000262264" table:display="true" table:show-details="true"/>
                <table:data-pilot-member table:name="0,000262281" table:display="true" table:show-details="true"/>
                <table:data-pilot-member table:name="0,000262289" table:display="true" table:show-details="true"/>
                <table:data-pilot-member table:name="0,000262539" table:display="true" table:show-details="true"/>
                <table:data-pilot-member table:name="0,000263592" table:display="true" table:show-details="true"/>
                <table:data-pilot-member table:name="0,000264026" table:display="true" table:show-details="true"/>
                <table:data-pilot-member table:name="0,00026505" table:display="true" table:show-details="true"/>
                <table:data-pilot-member table:name="0,000265789" table:display="true" table:show-details="true"/>
                <table:data-pilot-member table:name="0,000266336" table:display="true" table:show-details="true"/>
                <table:data-pilot-member table:name="0,000266479" table:display="true" table:show-details="true"/>
                <table:data-pilot-member table:name="0,000266541" table:display="true" table:show-details="true"/>
                <table:data-pilot-member table:name="0,00026657" table:display="true" table:show-details="true"/>
                <table:data-pilot-member table:name="0,000267035" table:display="true" table:show-details="true"/>
                <table:data-pilot-member table:name="0,000267732" table:display="true" table:show-details="true"/>
                <table:data-pilot-member table:name="0,000267959" table:display="true" table:show-details="true"/>
                <table:data-pilot-member table:name="0,00026818" table:display="true" table:show-details="true"/>
                <table:data-pilot-member table:name="0,000268375" table:display="true" table:show-details="true"/>
                <table:data-pilot-member table:name="0,000268755" table:display="true" table:show-details="true"/>
                <table:data-pilot-member table:name="0,000268864" table:display="true" table:show-details="true"/>
                <table:data-pilot-member table:name="0,000269058" table:display="true" table:show-details="true"/>
                <table:data-pilot-member table:name="0,000269083" table:display="true" table:show-details="true"/>
                <table:data-pilot-member table:name="0,000269132" table:display="true" table:show-details="true"/>
                <table:data-pilot-member table:name="0,000269495" table:display="true" table:show-details="true"/>
                <table:data-pilot-member table:name="0,000269671" table:display="true" table:show-details="true"/>
                <table:data-pilot-member table:name="0,000271298" table:display="true" table:show-details="true"/>
                <table:data-pilot-member table:name="0,000271452" table:display="true" table:show-details="true"/>
                <table:data-pilot-member table:name="0,000272066" table:display="true" table:show-details="true"/>
                <table:data-pilot-member table:name="0,000272459" table:display="true" table:show-details="true"/>
                <table:data-pilot-member table:name="0,000272935" table:display="true" table:show-details="true"/>
                <table:data-pilot-member table:name="0,000273193" table:display="true" table:show-details="true"/>
                <table:data-pilot-member table:name="0,000273236" table:display="true" table:show-details="true"/>
                <table:data-pilot-member table:name="0,000273541" table:display="true" table:show-details="true"/>
                <table:data-pilot-member table:name="0,00027378" table:display="true" table:show-details="true"/>
                <table:data-pilot-member table:name="0,000274107" table:display="true" table:show-details="true"/>
                <table:data-pilot-member table:name="0,000275038" table:display="true" table:show-details="true"/>
                <table:data-pilot-member table:name="0,000275277" table:display="true" table:show-details="true"/>
                <table:data-pilot-member table:name="0,000275338" table:display="true" table:show-details="true"/>
                <table:data-pilot-member table:name="0,000275346" table:display="true" table:show-details="true"/>
                <table:data-pilot-member table:name="0,000275677" table:display="true" table:show-details="true"/>
                <table:data-pilot-member table:name="0,000276156" table:display="true" table:show-details="true"/>
                <table:data-pilot-member table:name="0,000276255" table:display="true" table:show-details="true"/>
                <table:data-pilot-member table:name="0,000276282" table:display="true" table:show-details="true"/>
                <table:data-pilot-member table:name="0,000276286" table:display="true" table:show-details="true"/>
                <table:data-pilot-member table:name="0,000276486" table:display="true" table:show-details="true"/>
                <table:data-pilot-member table:name="0,000276985" table:display="true" table:show-details="true"/>
                <table:data-pilot-member table:name="0,000277618" table:display="true" table:show-details="true"/>
                <table:data-pilot-member table:name="0,000277693" table:display="true" table:show-details="true"/>
                <table:data-pilot-member table:name="0,000278143" table:display="true" table:show-details="true"/>
                <table:data-pilot-member table:name="0,000278782" table:display="true" table:show-details="true"/>
                <table:data-pilot-member table:name="0,000278923" table:display="true" table:show-details="true"/>
                <table:data-pilot-member table:name="0,000278964" table:display="true" table:show-details="true"/>
                <table:data-pilot-member table:name="0,000278976" table:display="true" table:show-details="true"/>
                <table:data-pilot-member table:name="0,000279102" table:display="true" table:show-details="true"/>
                <table:data-pilot-member table:name="0,000279437" table:display="true" table:show-details="true"/>
                <table:data-pilot-member table:name="0,000280318" table:display="true" table:show-details="true"/>
                <table:data-pilot-member table:name="0,000280657" table:display="true" table:show-details="true"/>
                <table:data-pilot-member table:name="0,000280773" table:display="true" table:show-details="true"/>
                <table:data-pilot-member table:name="0,00028092" table:display="true" table:show-details="true"/>
                <table:data-pilot-member table:name="0,000281089" table:display="true" table:show-details="true"/>
                <table:data-pilot-member table:name="0,000281128" table:display="true" table:show-details="true"/>
                <table:data-pilot-member table:name="0,000282099" table:display="true" table:show-details="true"/>
                <table:data-pilot-member table:name="0,000282124" table:display="true" table:show-details="true"/>
                <table:data-pilot-member table:name="0,000282638" table:display="true" table:show-details="true"/>
                <table:data-pilot-member table:name="0,000282948" table:display="true" table:show-details="true"/>
                <table:data-pilot-member table:name="0,000283073" table:display="true" table:show-details="true"/>
                <table:data-pilot-member table:name="0,000283721" table:display="true" table:show-details="true"/>
                <table:data-pilot-member table:name="0,000283932" table:display="true" table:show-details="true"/>
                <table:data-pilot-member table:name="0,000284405" table:display="true" table:show-details="true"/>
                <table:data-pilot-member table:name="0,000284559" table:display="true" table:show-details="true"/>
                <table:data-pilot-member table:name="0,00028478" table:display="true" table:show-details="true"/>
                <table:data-pilot-member table:name="0,000284878" table:display="true" table:show-details="true"/>
                <table:data-pilot-member table:name="0,000284986" table:display="true" table:show-details="true"/>
                <table:data-pilot-member table:name="0,00028529" table:display="true" table:show-details="true"/>
                <table:data-pilot-member table:name="0,000285691" table:display="true" table:show-details="true"/>
                <table:data-pilot-member table:name="0,000285973" table:display="true" table:show-details="true"/>
                <table:data-pilot-member table:name="0,000286001" table:display="true" table:show-details="true"/>
                <table:data-pilot-member table:name="0,000286033" table:display="true" table:show-details="true"/>
                <table:data-pilot-member table:name="0,000286649" table:display="true" table:show-details="true"/>
                <table:data-pilot-member table:name="0,000286657" table:display="true" table:show-details="true"/>
                <table:data-pilot-member table:name="0,000286676" table:display="true" table:show-details="true"/>
                <table:data-pilot-member table:name="0,000287754" table:display="true" table:show-details="true"/>
                <table:data-pilot-member table:name="0,000287832" table:display="true" table:show-details="true"/>
                <table:data-pilot-member table:name="0,00028793" table:display="true" table:show-details="true"/>
                <table:data-pilot-member table:name="0,000288275" table:display="true" table:show-details="true"/>
                <table:data-pilot-member table:name="0,000288475" table:display="true" table:show-details="true"/>
                <table:data-pilot-member table:name="0,000288488" table:display="true" table:show-details="true"/>
                <table:data-pilot-member table:name="0,000288818" table:display="true" table:show-details="true"/>
                <table:data-pilot-member table:name="0,000289126" table:display="true" table:show-details="true"/>
                <table:data-pilot-member table:name="0,000289156" table:display="true" table:show-details="true"/>
                <table:data-pilot-member table:name="0,000289293" table:display="true" table:show-details="true"/>
                <table:data-pilot-member table:name="0,000289324" table:display="true" table:show-details="true"/>
                <table:data-pilot-member table:name="0,00028949" table:display="true" table:show-details="true"/>
                <table:data-pilot-member table:name="0,00028969" table:display="true" table:show-details="true"/>
                <table:data-pilot-member table:name="0,00029058" table:display="true" table:show-details="true"/>
                <table:data-pilot-member table:name="0,000291154" table:display="true" table:show-details="true"/>
                <table:data-pilot-member table:name="0,000291185" table:display="true" table:show-details="true"/>
                <table:data-pilot-member table:name="0,000291728" table:display="true" table:show-details="true"/>
                <table:data-pilot-member table:name="0,000293191" table:display="true" table:show-details="true"/>
                <table:data-pilot-member table:name="0,000293407" table:display="true" table:show-details="true"/>
                <table:data-pilot-member table:name="0,000294012" table:display="true" table:show-details="true"/>
                <table:data-pilot-member table:name="0,000294457" table:display="true" table:show-details="true"/>
                <table:data-pilot-member table:name="0,00029495" table:display="true" table:show-details="true"/>
                <table:data-pilot-member table:name="0,000295239" table:display="true" table:show-details="true"/>
                <table:data-pilot-member table:name="0,000295542" table:display="true" table:show-details="true"/>
                <table:data-pilot-member table:name="0,000296068" table:display="true" table:show-details="true"/>
                <table:data-pilot-member table:name="0,000296248" table:display="true" table:show-details="true"/>
                <table:data-pilot-member table:name="0,000296589" table:display="true" table:show-details="true"/>
                <table:data-pilot-member table:name="0,000296867" table:display="true" table:show-details="true"/>
                <table:data-pilot-member table:name="0,000297649" table:display="true" table:show-details="true"/>
                <table:data-pilot-member table:name="0,000297717" table:display="true" table:show-details="true"/>
                <table:data-pilot-member table:name="0,000298077" table:display="true" table:show-details="true"/>
                <table:data-pilot-member table:name="0,000298493" table:display="true" table:show-details="true"/>
                <table:data-pilot-member table:name="0,000299047" table:display="true" table:show-details="true"/>
                <table:data-pilot-member table:name="0,000299173" table:display="true" table:show-details="true"/>
                <table:data-pilot-member table:name="0,000299295" table:display="true" table:show-details="true"/>
                <table:data-pilot-member table:name="0,000299315" table:display="true" table:show-details="true"/>
                <table:data-pilot-member table:name="0,000299356" table:display="true" table:show-details="true"/>
                <table:data-pilot-member table:name="0,000299681" table:display="true" table:show-details="true"/>
                <table:data-pilot-member table:name="0,000300215" table:display="true" table:show-details="true"/>
                <table:data-pilot-member table:name="0,000300306" table:display="true" table:show-details="true"/>
                <table:data-pilot-member table:name="0,000300625" table:display="true" table:show-details="true"/>
                <table:data-pilot-member table:name="0,000300721" table:display="true" table:show-details="true"/>
                <table:data-pilot-member table:name="0,000301421" table:display="true" table:show-details="true"/>
                <table:data-pilot-member table:name="0,000301662" table:display="true" table:show-details="true"/>
                <table:data-pilot-member table:name="0,000301717" table:display="true" table:show-details="true"/>
                <table:data-pilot-member table:name="0,00030297" table:display="true" table:show-details="true"/>
                <table:data-pilot-member table:name="0,000303101" table:display="true" table:show-details="true"/>
                <table:data-pilot-member table:name="0,000303289" table:display="true" table:show-details="true"/>
                <table:data-pilot-member table:name="0,000303296" table:display="true" table:show-details="true"/>
                <table:data-pilot-member table:name="0,000304156" table:display="true" table:show-details="true"/>
                <table:data-pilot-member table:name="0,000304319" table:display="true" table:show-details="true"/>
                <table:data-pilot-member table:name="0,000305275" table:display="true" table:show-details="true"/>
                <table:data-pilot-member table:name="0,000305323" table:display="true" table:show-details="true"/>
                <table:data-pilot-member table:name="0,000306169" table:display="true" table:show-details="true"/>
                <table:data-pilot-member table:name="0,000306789" table:display="true" table:show-details="true"/>
                <table:data-pilot-member table:name="0,000307338" table:display="true" table:show-details="true"/>
                <table:data-pilot-member table:name="0,00030746" table:display="true" table:show-details="true"/>
                <table:data-pilot-member table:name="0,000307914" table:display="true" table:show-details="true"/>
                <table:data-pilot-member table:name="0,000308947" table:display="true" table:show-details="true"/>
                <table:data-pilot-member table:name="0,000309626" table:display="true" table:show-details="true"/>
                <table:data-pilot-member table:name="0,000310034" table:display="true" table:show-details="true"/>
                <table:data-pilot-member table:name="0,000310785" table:display="true" table:show-details="true"/>
                <table:data-pilot-member table:name="0,000310819" table:display="true" table:show-details="true"/>
                <table:data-pilot-member table:name="0,000311023" table:display="true" table:show-details="true"/>
                <table:data-pilot-member table:name="0,000311042" table:display="true" table:show-details="true"/>
                <table:data-pilot-member table:name="0,00031114" table:display="true" table:show-details="true"/>
                <table:data-pilot-member table:name="0,000311348" table:display="true" table:show-details="true"/>
                <table:data-pilot-member table:name="0,000311767" table:display="true" table:show-details="true"/>
                <table:data-pilot-member table:name="0,000311812" table:display="true" table:show-details="true"/>
                <table:data-pilot-member table:name="0,000312381" table:display="true" table:show-details="true"/>
                <table:data-pilot-member table:name="0,000312493" table:display="true" table:show-details="true"/>
                <table:data-pilot-member table:name="0,000312931" table:display="true" table:show-details="true"/>
                <table:data-pilot-member table:name="0,000312993" table:display="true" table:show-details="true"/>
                <table:data-pilot-member table:name="0,000313315" table:display="true" table:show-details="true"/>
                <table:data-pilot-member table:name="0,000313738" table:display="true" table:show-details="true"/>
                <table:data-pilot-member table:name="0,000313748" table:display="true" table:show-details="true"/>
                <table:data-pilot-member table:name="0,000314305" table:display="true" table:show-details="true"/>
                <table:data-pilot-member table:name="0,000314374" table:display="true" table:show-details="true"/>
                <table:data-pilot-member table:name="0,000314943" table:display="true" table:show-details="true"/>
                <table:data-pilot-member table:name="0,000315711" table:display="true" table:show-details="true"/>
                <table:data-pilot-member table:name="0,000316035" table:display="true" table:show-details="true"/>
                <table:data-pilot-member table:name="0,000316621" table:display="true" table:show-details="true"/>
                <table:data-pilot-member table:name="0,000318479" table:display="true" table:show-details="true"/>
                <table:data-pilot-member table:name="0,000318611" table:display="true" table:show-details="true"/>
                <table:data-pilot-member table:name="0,000318912" table:display="true" table:show-details="true"/>
                <table:data-pilot-member table:name="0,000318964" table:display="true" table:show-details="true"/>
                <table:data-pilot-member table:name="0,000319457" table:display="true" table:show-details="true"/>
                <table:data-pilot-member table:name="0,000320384" table:display="true" table:show-details="true"/>
                <table:data-pilot-member table:name="0,000320902" table:display="true" table:show-details="true"/>
                <table:data-pilot-member table:name="0,000320931" table:display="true" table:show-details="true"/>
                <table:data-pilot-member table:name="0,00032116" table:display="true" table:show-details="true"/>
                <table:data-pilot-member table:name="0,000321313" table:display="true" table:show-details="true"/>
                <table:data-pilot-member table:name="0,000322703" table:display="true" table:show-details="true"/>
                <table:data-pilot-member table:name="0,000323303" table:display="true" table:show-details="true"/>
                <table:data-pilot-member table:name="0,00032457" table:display="true" table:show-details="true"/>
                <table:data-pilot-member table:name="0,00032553" table:display="true" table:show-details="true"/>
                <table:data-pilot-member table:name="0,000325618" table:display="true" table:show-details="true"/>
                <table:data-pilot-member table:name="0,000325795" table:display="true" table:show-details="true"/>
                <table:data-pilot-member table:name="0,000325919" table:display="true" table:show-details="true"/>
                <table:data-pilot-member table:name="0,000326145" table:display="true" table:show-details="true"/>
                <table:data-pilot-member table:name="0,000326213" table:display="true" table:show-details="true"/>
                <table:data-pilot-member table:name="0,000326318" table:display="true" table:show-details="true"/>
                <table:data-pilot-member table:name="0,000326788" table:display="true" table:show-details="true"/>
                <table:data-pilot-member table:name="0,000326791" table:display="true" table:show-details="true"/>
                <table:data-pilot-member table:name="0,000326797" table:display="true" table:show-details="true"/>
                <table:data-pilot-member table:name="0,000326898" table:display="true" table:show-details="true"/>
                <table:data-pilot-member table:name="0,000327181" table:display="true" table:show-details="true"/>
                <table:data-pilot-member table:name="0,000327586" table:display="true" table:show-details="true"/>
                <table:data-pilot-member table:name="0,000327734" table:display="true" table:show-details="true"/>
                <table:data-pilot-member table:name="0,000328017" table:display="true" table:show-details="true"/>
                <table:data-pilot-member table:name="0,000328687" table:display="true" table:show-details="true"/>
                <table:data-pilot-member table:name="0,000329082" table:display="true" table:show-details="true"/>
                <table:data-pilot-member table:name="0,000329811" table:display="true" table:show-details="true"/>
                <table:data-pilot-member table:name="0,000331012" table:display="true" table:show-details="true"/>
                <table:data-pilot-member table:name="0,000331383" table:display="true" table:show-details="true"/>
                <table:data-pilot-member table:name="0,000331566" table:display="true" table:show-details="true"/>
                <table:data-pilot-member table:name="0,000331731" table:display="true" table:show-details="true"/>
                <table:data-pilot-member table:name="0,000331838" table:display="true" table:show-details="true"/>
                <table:data-pilot-member table:name="0,000332397" table:display="true" table:show-details="true"/>
                <table:data-pilot-member table:name="0,000332565" table:display="true" table:show-details="true"/>
                <table:data-pilot-member table:name="0,000332814" table:display="true" table:show-details="true"/>
                <table:data-pilot-member table:name="0,000332935" table:display="true" table:show-details="true"/>
                <table:data-pilot-member table:name="0,000333063" table:display="true" table:show-details="true"/>
                <table:data-pilot-member table:name="0,000333127" table:display="true" table:show-details="true"/>
                <table:data-pilot-member table:name="0,000333311" table:display="true" table:show-details="true"/>
                <table:data-pilot-member table:name="0,000333568" table:display="true" table:show-details="true"/>
                <table:data-pilot-member table:name="0,000333639" table:display="true" table:show-details="true"/>
                <table:data-pilot-member table:name="0,000334448" table:display="true" table:show-details="true"/>
                <table:data-pilot-member table:name="0,000334904" table:display="true" table:show-details="true"/>
                <table:data-pilot-member table:name="0,000335219" table:display="true" table:show-details="true"/>
                <table:data-pilot-member table:name="0,000337108" table:display="true" table:show-details="true"/>
                <table:data-pilot-member table:name="0,000337109" table:display="true" table:show-details="true"/>
                <table:data-pilot-member table:name="0,000337165" table:display="true" table:show-details="true"/>
                <table:data-pilot-member table:name="0,000337565" table:display="true" table:show-details="true"/>
                <table:data-pilot-member table:name="0,000338123" table:display="true" table:show-details="true"/>
                <table:data-pilot-member table:name="0,000339163" table:display="true" table:show-details="true"/>
                <table:data-pilot-member table:name="0,000339999" table:display="true" table:show-details="true"/>
                <table:data-pilot-member table:name="0,000340666" table:display="true" table:show-details="true"/>
                <table:data-pilot-member table:name="0,000341024" table:display="true" table:show-details="true"/>
                <table:data-pilot-member table:name="0,000341151" table:display="true" table:show-details="true"/>
                <table:data-pilot-member table:name="0,000341302" table:display="true" table:show-details="true"/>
                <table:data-pilot-member table:name="0,000341813" table:display="true" table:show-details="true"/>
                <table:data-pilot-member table:name="0,000342122" table:display="true" table:show-details="true"/>
                <table:data-pilot-member table:name="0,000343085" table:display="true" table:show-details="true"/>
                <table:data-pilot-member table:name="0,0003432" table:display="true" table:show-details="true"/>
                <table:data-pilot-member table:name="0,000344497" table:display="true" table:show-details="true"/>
                <table:data-pilot-member table:name="0,000344723" table:display="true" table:show-details="true"/>
                <table:data-pilot-member table:name="0,000345763" table:display="true" table:show-details="true"/>
                <table:data-pilot-member table:name="0,000347292" table:display="true" table:show-details="true"/>
                <table:data-pilot-member table:name="0,00034775" table:display="true" table:show-details="true"/>
                <table:data-pilot-member table:name="0,000348387" table:display="true" table:show-details="true"/>
                <table:data-pilot-member table:name="0,000348527" table:display="true" table:show-details="true"/>
                <table:data-pilot-member table:name="0,000349007" table:display="true" table:show-details="true"/>
                <table:data-pilot-member table:name="0,000349624" table:display="true" table:show-details="true"/>
                <table:data-pilot-member table:name="0,000350209" table:display="true" table:show-details="true"/>
                <table:data-pilot-member table:name="0,000350758" table:display="true" table:show-details="true"/>
                <table:data-pilot-member table:name="0,000350915" table:display="true" table:show-details="true"/>
                <table:data-pilot-member table:name="0,000350916" table:display="true" table:show-details="true"/>
                <table:data-pilot-member table:name="0,000351174" table:display="true" table:show-details="true"/>
                <table:data-pilot-member table:name="0,000352279" table:display="true" table:show-details="true"/>
                <table:data-pilot-member table:name="0,000352766" table:display="true" table:show-details="true"/>
                <table:data-pilot-member table:name="0,00035332" table:display="true" table:show-details="true"/>
                <table:data-pilot-member table:name="0,000355975" table:display="true" table:show-details="true"/>
                <table:data-pilot-member table:name="0,000356012" table:display="true" table:show-details="true"/>
                <table:data-pilot-member table:name="0,000358905" table:display="true" table:show-details="true"/>
                <table:data-pilot-member table:name="0,000359821" table:display="true" table:show-details="true"/>
                <table:data-pilot-member table:name="0,000360114" table:display="true" table:show-details="true"/>
                <table:data-pilot-member table:name="0,000361438" table:display="true" table:show-details="true"/>
                <table:data-pilot-member table:name="0,000361706" table:display="true" table:show-details="true"/>
                <table:data-pilot-member table:name="0,000362227" table:display="true" table:show-details="true"/>
                <table:data-pilot-member table:name="0,000362438" table:display="true" table:show-details="true"/>
                <table:data-pilot-member table:name="0,000362533" table:display="true" table:show-details="true"/>
                <table:data-pilot-member table:name="0,0003634" table:display="true" table:show-details="true"/>
                <table:data-pilot-member table:name="0,000363486" table:display="true" table:show-details="true"/>
                <table:data-pilot-member table:name="0,000363491" table:display="true" table:show-details="true"/>
                <table:data-pilot-member table:name="0,000364789" table:display="true" table:show-details="true"/>
                <table:data-pilot-member table:name="0,000365633" table:display="true" table:show-details="true"/>
                <table:data-pilot-member table:name="0,000365895" table:display="true" table:show-details="true"/>
                <table:data-pilot-member table:name="0,000366208" table:display="true" table:show-details="true"/>
                <table:data-pilot-member table:name="0,000366594" table:display="true" table:show-details="true"/>
                <table:data-pilot-member table:name="0,000367151" table:display="true" table:show-details="true"/>
                <table:data-pilot-member table:name="0,000367496" table:display="true" table:show-details="true"/>
                <table:data-pilot-member table:name="0,000367853" table:display="true" table:show-details="true"/>
                <table:data-pilot-member table:name="0,000368054" table:display="true" table:show-details="true"/>
                <table:data-pilot-member table:name="0,000369048" table:display="true" table:show-details="true"/>
                <table:data-pilot-member table:name="0,000370984" table:display="true" table:show-details="true"/>
                <table:data-pilot-member table:name="0,000371847" table:display="true" table:show-details="true"/>
                <table:data-pilot-member table:name="0,000372144" table:display="true" table:show-details="true"/>
                <table:data-pilot-member table:name="0,000373434" table:display="true" table:show-details="true"/>
                <table:data-pilot-member table:name="0,000374073" table:display="true" table:show-details="true"/>
                <table:data-pilot-member table:name="0,000374531" table:display="true" table:show-details="true"/>
                <table:data-pilot-member table:name="0,000374587" table:display="true" table:show-details="true"/>
                <table:data-pilot-member table:name="0,000374969" table:display="true" table:show-details="true"/>
                <table:data-pilot-member table:name="0,000376485" table:display="true" table:show-details="true"/>
                <table:data-pilot-member table:name="0,000376939" table:display="true" table:show-details="true"/>
                <table:data-pilot-member table:name="0,000377223" table:display="true" table:show-details="true"/>
                <table:data-pilot-member table:name="0,000377478" table:display="true" table:show-details="true"/>
                <table:data-pilot-member table:name="0,000377607" table:display="true" table:show-details="true"/>
                <table:data-pilot-member table:name="0,000378162" table:display="true" table:show-details="true"/>
                <table:data-pilot-member table:name="0,000378415" table:display="true" table:show-details="true"/>
                <table:data-pilot-member table:name="0,00037843" table:display="true" table:show-details="true"/>
                <table:data-pilot-member table:name="0,000379397" table:display="true" table:show-details="true"/>
                <table:data-pilot-member table:name="0,00037997" table:display="true" table:show-details="true"/>
                <table:data-pilot-member table:name="0,000384663" table:display="true" table:show-details="true"/>
                <table:data-pilot-member table:name="0,000384918" table:display="true" table:show-details="true"/>
                <table:data-pilot-member table:name="0,000384949" table:display="true" table:show-details="true"/>
                <table:data-pilot-member table:name="0,000386697" table:display="true" table:show-details="true"/>
                <table:data-pilot-member table:name="0,000386757" table:display="true" table:show-details="true"/>
                <table:data-pilot-member table:name="0,000387184" table:display="true" table:show-details="true"/>
                <table:data-pilot-member table:name="0,000387666" table:display="true" table:show-details="true"/>
                <table:data-pilot-member table:name="0,000389275" table:display="true" table:show-details="true"/>
                <table:data-pilot-member table:name="0,00038954" table:display="true" table:show-details="true"/>
                <table:data-pilot-member table:name="0,000389735" table:display="true" table:show-details="true"/>
                <table:data-pilot-member table:name="0,000390571" table:display="true" table:show-details="true"/>
                <table:data-pilot-member table:name="0,000391431" table:display="true" table:show-details="true"/>
                <table:data-pilot-member table:name="0,000391933" table:display="true" table:show-details="true"/>
                <table:data-pilot-member table:name="0,000392037" table:display="true" table:show-details="true"/>
                <table:data-pilot-member table:name="0,000393044" table:display="true" table:show-details="true"/>
                <table:data-pilot-member table:name="0,000393686" table:display="true" table:show-details="true"/>
                <table:data-pilot-member table:name="0,0003939" table:display="true" table:show-details="true"/>
                <table:data-pilot-member table:name="0,000394148" table:display="true" table:show-details="true"/>
                <table:data-pilot-member table:name="0,00039498" table:display="true" table:show-details="true"/>
                <table:data-pilot-member table:name="0,000395935" table:display="true" table:show-details="true"/>
                <table:data-pilot-member table:name="0,000396936" table:display="true" table:show-details="true"/>
                <table:data-pilot-member table:name="0,000397047" table:display="true" table:show-details="true"/>
                <table:data-pilot-member table:name="0,000398691" table:display="true" table:show-details="true"/>
                <table:data-pilot-member table:name="0,00039927" table:display="true" table:show-details="true"/>
                <table:data-pilot-member table:name="0,000400186" table:display="true" table:show-details="true"/>
                <table:data-pilot-member table:name="0,000401422" table:display="true" table:show-details="true"/>
                <table:data-pilot-member table:name="0,000401569" table:display="true" table:show-details="true"/>
                <table:data-pilot-member table:name="0,000401654" table:display="true" table:show-details="true"/>
                <table:data-pilot-member table:name="0,000402063" table:display="true" table:show-details="true"/>
                <table:data-pilot-member table:name="0,000403055" table:display="true" table:show-details="true"/>
                <table:data-pilot-member table:name="0,000403556" table:display="true" table:show-details="true"/>
                <table:data-pilot-member table:name="0,000403672" table:display="true" table:show-details="true"/>
                <table:data-pilot-member table:name="0,00040378" table:display="true" table:show-details="true"/>
                <table:data-pilot-member table:name="0,00040407" table:display="true" table:show-details="true"/>
                <table:data-pilot-member table:name="0,000406113" table:display="true" table:show-details="true"/>
                <table:data-pilot-member table:name="0,000407565" table:display="true" table:show-details="true"/>
                <table:data-pilot-member table:name="0,000409679" table:display="true" table:show-details="true"/>
                <table:data-pilot-member table:name="0,000409902" table:display="true" table:show-details="true"/>
                <table:data-pilot-member table:name="0,000409993" table:display="true" table:show-details="true"/>
                <table:data-pilot-member table:name="0,000411115" table:display="true" table:show-details="true"/>
                <table:data-pilot-member table:name="0,000412615" table:display="true" table:show-details="true"/>
                <table:data-pilot-member table:name="0,000414916" table:display="true" table:show-details="true"/>
                <table:data-pilot-member table:name="0,000415158" table:display="true" table:show-details="true"/>
                <table:data-pilot-member table:name="0,000416256" table:display="true" table:show-details="true"/>
                <table:data-pilot-member table:name="0,000416355" table:display="true" table:show-details="true"/>
                <table:data-pilot-member table:name="0,000419153" table:display="true" table:show-details="true"/>
                <table:data-pilot-member table:name="0,000419336" table:display="true" table:show-details="true"/>
                <table:data-pilot-member table:name="0,000420445" table:display="true" table:show-details="true"/>
                <table:data-pilot-member table:name="0,000420958" table:display="true" table:show-details="true"/>
                <table:data-pilot-member table:name="0,00042234" table:display="true" table:show-details="true"/>
                <table:data-pilot-member table:name="0,000423259" table:display="true" table:show-details="true"/>
                <table:data-pilot-member table:name="0,00042411" table:display="true" table:show-details="true"/>
                <table:data-pilot-member table:name="0,000425944" table:display="true" table:show-details="true"/>
                <table:data-pilot-member table:name="0,000426393" table:display="true" table:show-details="true"/>
                <table:data-pilot-member table:name="0,000426995" table:display="true" table:show-details="true"/>
                <table:data-pilot-member table:name="0,000428158" table:display="true" table:show-details="true"/>
                <table:data-pilot-member table:name="0,000428727" table:display="true" table:show-details="true"/>
                <table:data-pilot-member table:name="0,00042895" table:display="true" table:show-details="true"/>
                <table:data-pilot-member table:name="0,000429056" table:display="true" table:show-details="true"/>
                <table:data-pilot-member table:name="0,000429825" table:display="true" table:show-details="true"/>
                <table:data-pilot-member table:name="0,000430331" table:display="true" table:show-details="true"/>
                <table:data-pilot-member table:name="0,000430547" table:display="true" table:show-details="true"/>
                <table:data-pilot-member table:name="0,000431141" table:display="true" table:show-details="true"/>
                <table:data-pilot-member table:name="0,000433919" table:display="true" table:show-details="true"/>
                <table:data-pilot-member table:name="0,000433976" table:display="true" table:show-details="true"/>
                <table:data-pilot-member table:name="0,000434795" table:display="true" table:show-details="true"/>
                <table:data-pilot-member table:name="0,000436151" table:display="true" table:show-details="true"/>
                <table:data-pilot-member table:name="0,000439529" table:display="true" table:show-details="true"/>
                <table:data-pilot-member table:name="0,000440534" table:display="true" table:show-details="true"/>
                <table:data-pilot-member table:name="0,000441211" table:display="true" table:show-details="true"/>
                <table:data-pilot-member table:name="0,000441458" table:display="true" table:show-details="true"/>
                <table:data-pilot-member table:name="0,000441551" table:display="true" table:show-details="true"/>
                <table:data-pilot-member table:name="0,000442017" table:display="true" table:show-details="true"/>
                <table:data-pilot-member table:name="0,000443187" table:display="true" table:show-details="true"/>
                <table:data-pilot-member table:name="0,000444524" table:display="true" table:show-details="true"/>
                <table:data-pilot-member table:name="0,000444646" table:display="true" table:show-details="true"/>
                <table:data-pilot-member table:name="0,000445129" table:display="true" table:show-details="true"/>
                <table:data-pilot-member table:name="0,000445803" table:display="true" table:show-details="true"/>
                <table:data-pilot-member table:name="0,000446087" table:display="true" table:show-details="true"/>
                <table:data-pilot-member table:name="0,000448158" table:display="true" table:show-details="true"/>
                <table:data-pilot-member table:name="0,000449974" table:display="true" table:show-details="true"/>
                <table:data-pilot-member table:name="0,00045078" table:display="true" table:show-details="true"/>
                <table:data-pilot-member table:name="0,000451755" table:display="true" table:show-details="true"/>
                <table:data-pilot-member table:name="0,00045306" table:display="true" table:show-details="true"/>
                <table:data-pilot-member table:name="0,000454005" table:display="true" table:show-details="true"/>
                <table:data-pilot-member table:name="0,000454314" table:display="true" table:show-details="true"/>
                <table:data-pilot-member table:name="0,000456352" table:display="true" table:show-details="true"/>
                <table:data-pilot-member table:name="0,000456685" table:display="true" table:show-details="true"/>
                <table:data-pilot-member table:name="0,000457259" table:display="true" table:show-details="true"/>
                <table:data-pilot-member table:name="0,000459197" table:display="true" table:show-details="true"/>
                <table:data-pilot-member table:name="0,0004597" table:display="true" table:show-details="true"/>
                <table:data-pilot-member table:name="0,000459942" table:display="true" table:show-details="true"/>
                <table:data-pilot-member table:name="0,000461723" table:display="true" table:show-details="true"/>
                <table:data-pilot-member table:name="0,000462828" table:display="true" table:show-details="true"/>
                <table:data-pilot-member table:name="0,000463304" table:display="true" table:show-details="true"/>
                <table:data-pilot-member table:name="0,000463895" table:display="true" table:show-details="true"/>
                <table:data-pilot-member table:name="0,000466309" table:display="true" table:show-details="true"/>
                <table:data-pilot-member table:name="0,000466676" table:display="true" table:show-details="true"/>
                <table:data-pilot-member table:name="0,000468218" table:display="true" table:show-details="true"/>
                <table:data-pilot-member table:name="0,000469397" table:display="true" table:show-details="true"/>
                <table:data-pilot-member table:name="0,0004706" table:display="true" table:show-details="true"/>
                <table:data-pilot-member table:name="0,000472173" table:display="true" table:show-details="true"/>
                <table:data-pilot-member table:name="0,000473459" table:display="true" table:show-details="true"/>
                <table:data-pilot-member table:name="0,000473866" table:display="true" table:show-details="true"/>
                <table:data-pilot-member table:name="0,000474662" table:display="true" table:show-details="true"/>
                <table:data-pilot-member table:name="0,000475286" table:display="true" table:show-details="true"/>
                <table:data-pilot-member table:name="0,000475442" table:display="true" table:show-details="true"/>
                <table:data-pilot-member table:name="0,000476522" table:display="true" table:show-details="true"/>
                <table:data-pilot-member table:name="0,000476785" table:display="true" table:show-details="true"/>
                <table:data-pilot-member table:name="0,000477395" table:display="true" table:show-details="true"/>
                <table:data-pilot-member table:name="0,000477788" table:display="true" table:show-details="true"/>
                <table:data-pilot-member table:name="0,00047804" table:display="true" table:show-details="true"/>
                <table:data-pilot-member table:name="0,000478521" table:display="true" table:show-details="true"/>
                <table:data-pilot-member table:name="0,000479219" table:display="true" table:show-details="true"/>
                <table:data-pilot-member table:name="0,000480084" table:display="true" table:show-details="true"/>
                <table:data-pilot-member table:name="0,000482468" table:display="true" table:show-details="true"/>
                <table:data-pilot-member table:name="0,000484146" table:display="true" table:show-details="true"/>
                <table:data-pilot-member table:name="0,000484361" table:display="true" table:show-details="true"/>
                <table:data-pilot-member table:name="0,000487082" table:display="true" table:show-details="true"/>
                <table:data-pilot-member table:name="0,000487799" table:display="true" table:show-details="true"/>
                <table:data-pilot-member table:name="0,000488113" table:display="true" table:show-details="true"/>
                <table:data-pilot-member table:name="0,000489546" table:display="true" table:show-details="true"/>
                <table:data-pilot-member table:name="0,000490505" table:display="true" table:show-details="true"/>
                <table:data-pilot-member table:name="0,000492062" table:display="true" table:show-details="true"/>
                <table:data-pilot-member table:name="0,000492684" table:display="true" table:show-details="true"/>
                <table:data-pilot-member table:name="0,000493224" table:display="true" table:show-details="true"/>
                <table:data-pilot-member table:name="0,000493698" table:display="true" table:show-details="true"/>
                <table:data-pilot-member table:name="0,000494301" table:display="true" table:show-details="true"/>
                <table:data-pilot-member table:name="0,00049432" table:display="true" table:show-details="true"/>
                <table:data-pilot-member table:name="0,000494584" table:display="true" table:show-details="true"/>
                <table:data-pilot-member table:name="0,000494727" table:display="true" table:show-details="true"/>
                <table:data-pilot-member table:name="0,000495787" table:display="true" table:show-details="true"/>
                <table:data-pilot-member table:name="0,000496336" table:display="true" table:show-details="true"/>
                <table:data-pilot-member table:name="0,000497074" table:display="true" table:show-details="true"/>
                <table:data-pilot-member table:name="0,000497141" table:display="true" table:show-details="true"/>
                <table:data-pilot-member table:name="0,000497192" table:display="true" table:show-details="true"/>
                <table:data-pilot-member table:name="0,00049796" table:display="true" table:show-details="true"/>
                <table:data-pilot-member table:name="0,000498802" table:display="true" table:show-details="true"/>
                <table:data-pilot-member table:name="0,000499221" table:display="true" table:show-details="true"/>
                <table:data-pilot-member table:name="0,000499383" table:display="true" table:show-details="true"/>
                <table:data-pilot-member table:name="0,000500623" table:display="true" table:show-details="true"/>
                <table:data-pilot-member table:name="0,000501235" table:display="true" table:show-details="true"/>
                <table:data-pilot-member table:name="0,000501566" table:display="true" table:show-details="true"/>
                <table:data-pilot-member table:name="0,000502448" table:display="true" table:show-details="true"/>
                <table:data-pilot-member table:name="0,000503438" table:display="true" table:show-details="true"/>
                <table:data-pilot-member table:name="0,000503827" table:display="true" table:show-details="true"/>
                <table:data-pilot-member table:name="0,000505215" table:display="true" table:show-details="true"/>
                <table:data-pilot-member table:name="0,00050592" table:display="true" table:show-details="true"/>
                <table:data-pilot-member table:name="0,000506824" table:display="true" table:show-details="true"/>
                <table:data-pilot-member table:name="0,000506863" table:display="true" table:show-details="true"/>
                <table:data-pilot-member table:name="0,000506936" table:display="true" table:show-details="true"/>
                <table:data-pilot-member table:name="0,000507068" table:display="true" table:show-details="true"/>
                <table:data-pilot-member table:name="0,0005085" table:display="true" table:show-details="true"/>
                <table:data-pilot-member table:name="0,000508616" table:display="true" table:show-details="true"/>
                <table:data-pilot-member table:name="0,000508746" table:display="true" table:show-details="true"/>
                <table:data-pilot-member table:name="0,00050928" table:display="true" table:show-details="true"/>
                <table:data-pilot-member table:name="0,000509665" table:display="true" table:show-details="true"/>
                <table:data-pilot-member table:name="0,000509688" table:display="true" table:show-details="true"/>
                <table:data-pilot-member table:name="0,000509865" table:display="true" table:show-details="true"/>
                <table:data-pilot-member table:name="0,000510094" table:display="true" table:show-details="true"/>
                <table:data-pilot-member table:name="0,000510958" table:display="true" table:show-details="true"/>
                <table:data-pilot-member table:name="0,000511283" table:display="true" table:show-details="true"/>
                <table:data-pilot-member table:name="0,000511602" table:display="true" table:show-details="true"/>
                <table:data-pilot-member table:name="0,000511909" table:display="true" table:show-details="true"/>
                <table:data-pilot-member table:name="0,000513621" table:display="true" table:show-details="true"/>
                <table:data-pilot-member table:name="0,000513821" table:display="true" table:show-details="true"/>
                <table:data-pilot-member table:name="0,000514979" table:display="true" table:show-details="true"/>
                <table:data-pilot-member table:name="0,000516219" table:display="true" table:show-details="true"/>
                <table:data-pilot-member table:name="0,000518547" table:display="true" table:show-details="true"/>
                <table:data-pilot-member table:name="0,000518947" table:display="true" table:show-details="true"/>
                <table:data-pilot-member table:name="0,000519193" table:display="true" table:show-details="true"/>
                <table:data-pilot-member table:name="0,000519439" table:display="true" table:show-details="true"/>
                <table:data-pilot-member table:name="0,00052125" table:display="true" table:show-details="true"/>
                <table:data-pilot-member table:name="0,000522018" table:display="true" table:show-details="true"/>
                <table:data-pilot-member table:name="0,000522036" table:display="true" table:show-details="true"/>
                <table:data-pilot-member table:name="0,000523657" table:display="true" table:show-details="true"/>
                <table:data-pilot-member table:name="0,00052494" table:display="true" table:show-details="true"/>
                <table:data-pilot-member table:name="0,000525328" table:display="true" table:show-details="true"/>
                <table:data-pilot-member table:name="0,0005254" table:display="true" table:show-details="true"/>
                <table:data-pilot-member table:name="0,000525424" table:display="true" table:show-details="true"/>
                <table:data-pilot-member table:name="0,000525638" table:display="true" table:show-details="true"/>
                <table:data-pilot-member table:name="0,00052579" table:display="true" table:show-details="true"/>
                <table:data-pilot-member table:name="0,000527095" table:display="true" table:show-details="true"/>
                <table:data-pilot-member table:name="0,000527613" table:display="true" table:show-details="true"/>
                <table:data-pilot-member table:name="0,000527694" table:display="true" table:show-details="true"/>
                <table:data-pilot-member table:name="0,000528088" table:display="true" table:show-details="true"/>
                <table:data-pilot-member table:name="0,0005281" table:display="true" table:show-details="true"/>
                <table:data-pilot-member table:name="0,000529203" table:display="true" table:show-details="true"/>
                <table:data-pilot-member table:name="0,000529258" table:display="true" table:show-details="true"/>
                <table:data-pilot-member table:name="0,000529463" table:display="true" table:show-details="true"/>
                <table:data-pilot-member table:name="0,000529483" table:display="true" table:show-details="true"/>
                <table:data-pilot-member table:name="0,000531041" table:display="true" table:show-details="true"/>
                <table:data-pilot-member table:name="0,000531662" table:display="true" table:show-details="true"/>
                <table:data-pilot-member table:name="0,000532934" table:display="true" table:show-details="true"/>
                <table:data-pilot-member table:name="0,000533042" table:display="true" table:show-details="true"/>
                <table:data-pilot-member table:name="0,000535518" table:display="true" table:show-details="true"/>
                <table:data-pilot-member table:name="0,000536376" table:display="true" table:show-details="true"/>
                <table:data-pilot-member table:name="0,000536633" table:display="true" table:show-details="true"/>
                <table:data-pilot-member table:name="0,00053678" table:display="true" table:show-details="true"/>
                <table:data-pilot-member table:name="0,000537246" table:display="true" table:show-details="true"/>
                <table:data-pilot-member table:name="0,00053774" table:display="true" table:show-details="true"/>
                <table:data-pilot-member table:name="0,00053821" table:display="true" table:show-details="true"/>
                <table:data-pilot-member table:name="0,000539068" table:display="true" table:show-details="true"/>
                <table:data-pilot-member table:name="0,000540479" table:display="true" table:show-details="true"/>
                <table:data-pilot-member table:name="0,00054069" table:display="true" table:show-details="true"/>
                <table:data-pilot-member table:name="0,000540993" table:display="true" table:show-details="true"/>
                <table:data-pilot-member table:name="0,000541427" table:display="true" table:show-details="true"/>
                <table:data-pilot-member table:name="0,000542396" table:display="true" table:show-details="true"/>
                <table:data-pilot-member table:name="0,000542989" table:display="true" table:show-details="true"/>
                <table:data-pilot-member table:name="0,00054486" table:display="true" table:show-details="true"/>
                <table:data-pilot-member table:name="0,000545583" table:display="true" table:show-details="true"/>
                <table:data-pilot-member table:name="0,000546837" table:display="true" table:show-details="true"/>
                <table:data-pilot-member table:name="0,000547037" table:display="true" table:show-details="true"/>
                <table:data-pilot-member table:name="0,000547343" table:display="true" table:show-details="true"/>
                <table:data-pilot-member table:name="0,000548926" table:display="true" table:show-details="true"/>
                <table:data-pilot-member table:name="0,000550437" table:display="true" table:show-details="true"/>
                <table:data-pilot-member table:name="0,000551568" table:display="true" table:show-details="true"/>
                <table:data-pilot-member table:name="0,000551734" table:display="true" table:show-details="true"/>
                <table:data-pilot-member table:name="0,000551841" table:display="true" table:show-details="true"/>
                <table:data-pilot-member table:name="0,000552846" table:display="true" table:show-details="true"/>
                <table:data-pilot-member table:name="0,000553358" table:display="true" table:show-details="true"/>
                <table:data-pilot-member table:name="0,000554438" table:display="true" table:show-details="true"/>
                <table:data-pilot-member table:name="0,000554832" table:display="true" table:show-details="true"/>
                <table:data-pilot-member table:name="0,00055559" table:display="true" table:show-details="true"/>
                <table:data-pilot-member table:name="0,000557958" table:display="true" table:show-details="true"/>
                <table:data-pilot-member table:name="0,000558396" table:display="true" table:show-details="true"/>
                <table:data-pilot-member table:name="0,000558626" table:display="true" table:show-details="true"/>
                <table:data-pilot-member table:name="0,000558826" table:display="true" table:show-details="true"/>
                <table:data-pilot-member table:name="0,000559573" table:display="true" table:show-details="true"/>
                <table:data-pilot-member table:name="0,000560355" table:display="true" table:show-details="true"/>
                <table:data-pilot-member table:name="0,000560789" table:display="true" table:show-details="true"/>
                <table:data-pilot-member table:name="0,000560981" table:display="true" table:show-details="true"/>
                <table:data-pilot-member table:name="0,000561345" table:display="true" table:show-details="true"/>
                <table:data-pilot-member table:name="0,000562022" table:display="true" table:show-details="true"/>
                <table:data-pilot-member table:name="0,000562176" table:display="true" table:show-details="true"/>
                <table:data-pilot-member table:name="0,000562509" table:display="true" table:show-details="true"/>
                <table:data-pilot-member table:name="0,00056305" table:display="true" table:show-details="true"/>
                <table:data-pilot-member table:name="0,000564626" table:display="true" table:show-details="true"/>
                <table:data-pilot-member table:name="0,000565837" table:display="true" table:show-details="true"/>
                <table:data-pilot-member table:name="0,000566093" table:display="true" table:show-details="true"/>
                <table:data-pilot-member table:name="0,000566789" table:display="true" table:show-details="true"/>
                <table:data-pilot-member table:name="0,000567405" table:display="true" table:show-details="true"/>
                <table:data-pilot-member table:name="0,000567546" table:display="true" table:show-details="true"/>
                <table:data-pilot-member table:name="0,000569357" table:display="true" table:show-details="true"/>
                <table:data-pilot-member table:name="0,000569477" table:display="true" table:show-details="true"/>
                <table:data-pilot-member table:name="0,000570443" table:display="true" table:show-details="true"/>
                <table:data-pilot-member table:name="0,000571519" table:display="true" table:show-details="true"/>
                <table:data-pilot-member table:name="0,000573028" table:display="true" table:show-details="true"/>
                <table:data-pilot-member table:name="0,000573433" table:display="true" table:show-details="true"/>
                <table:data-pilot-member table:name="0,000574785" table:display="true" table:show-details="true"/>
                <table:data-pilot-member table:name="0,000574957" table:display="true" table:show-details="true"/>
                <table:data-pilot-member table:name="0,000575673" table:display="true" table:show-details="true"/>
                <table:data-pilot-member table:name="0,000575708" table:display="true" table:show-details="true"/>
                <table:data-pilot-member table:name="0,000576342" table:display="true" table:show-details="true"/>
                <table:data-pilot-member table:name="0,00057717" table:display="true" table:show-details="true"/>
                <table:data-pilot-member table:name="0,000577647" table:display="true" table:show-details="true"/>
                <table:data-pilot-member table:name="0,000578788" table:display="true" table:show-details="true"/>
                <table:data-pilot-member table:name="0,000579982" table:display="true" table:show-details="true"/>
                <table:data-pilot-member table:name="0,000580028" table:display="true" table:show-details="true"/>
                <table:data-pilot-member table:name="0,000581462" table:display="true" table:show-details="true"/>
                <table:data-pilot-member table:name="0,00058265" table:display="true" table:show-details="true"/>
                <table:data-pilot-member table:name="0,000583734" table:display="true" table:show-details="true"/>
                <table:data-pilot-member table:name="0,000584174" table:display="true" table:show-details="true"/>
                <table:data-pilot-member table:name="0,000585797" table:display="true" table:show-details="true"/>
                <table:data-pilot-member table:name="0,000586403" table:display="true" table:show-details="true"/>
                <table:data-pilot-member table:name="0,000586753" table:display="true" table:show-details="true"/>
                <table:data-pilot-member table:name="0,000588074" table:display="true" table:show-details="true"/>
                <table:data-pilot-member table:name="0,00059038" table:display="true" table:show-details="true"/>
                <table:data-pilot-member table:name="0,000592779" table:display="true" table:show-details="true"/>
                <table:data-pilot-member table:name="0,000594465" table:display="true" table:show-details="true"/>
                <table:data-pilot-member table:name="0,000595502" table:display="true" table:show-details="true"/>
                <table:data-pilot-member table:name="0,000597219" table:display="true" table:show-details="true"/>
                <table:data-pilot-member table:name="0,000597742" table:display="true" table:show-details="true"/>
                <table:data-pilot-member table:name="0,000601297" table:display="true" table:show-details="true"/>
                <table:data-pilot-member table:name="0,000602653" table:display="true" table:show-details="true"/>
                <table:data-pilot-member table:name="0,00060267" table:display="true" table:show-details="true"/>
                <table:data-pilot-member table:name="0,000604062" table:display="true" table:show-details="true"/>
                <table:data-pilot-member table:name="0,000604931" table:display="true" table:show-details="true"/>
                <table:data-pilot-member table:name="0,000605164" table:display="true" table:show-details="true"/>
                <table:data-pilot-member table:name="0,000606104" table:display="true" table:show-details="true"/>
                <table:data-pilot-member table:name="0,000607644" table:display="true" table:show-details="true"/>
                <table:data-pilot-member table:name="0,000608571" table:display="true" table:show-details="true"/>
                <table:data-pilot-member table:name="0,0006119" table:display="true" table:show-details="true"/>
                <table:data-pilot-member table:name="0,000614447" table:display="true" table:show-details="true"/>
                <table:data-pilot-member table:name="0,000616874" table:display="true" table:show-details="true"/>
                <table:data-pilot-member table:name="0,000617376" table:display="true" table:show-details="true"/>
                <table:data-pilot-member table:name="0,000619816" table:display="true" table:show-details="true"/>
                <table:data-pilot-member table:name="0,000622708" table:display="true" table:show-details="true"/>
                <table:data-pilot-member table:name="0,000622717" table:display="true" table:show-details="true"/>
                <table:data-pilot-member table:name="0,000623302" table:display="true" table:show-details="true"/>
                <table:data-pilot-member table:name="0,000625113" table:display="true" table:show-details="true"/>
                <table:data-pilot-member table:name="0,000625191" table:display="true" table:show-details="true"/>
                <table:data-pilot-member table:name="0,000625517" table:display="true" table:show-details="true"/>
                <table:data-pilot-member table:name="0,000625898" table:display="true" table:show-details="true"/>
                <table:data-pilot-member table:name="0,000627324" table:display="true" table:show-details="true"/>
                <table:data-pilot-member table:name="0,000628029" table:display="true" table:show-details="true"/>
                <table:data-pilot-member table:name="0,000630115" table:display="true" table:show-details="true"/>
                <table:data-pilot-member table:name="0,000630801" table:display="true" table:show-details="true"/>
                <table:data-pilot-member table:name="0,000632823" table:display="true" table:show-details="true"/>
                <table:data-pilot-member table:name="0,000633097" table:display="true" table:show-details="true"/>
                <table:data-pilot-member table:name="0,000633167" table:display="true" table:show-details="true"/>
                <table:data-pilot-member table:name="0,000633958" table:display="true" table:show-details="true"/>
                <table:data-pilot-member table:name="0,000634265" table:display="true" table:show-details="true"/>
                <table:data-pilot-member table:name="0,000634301" table:display="true" table:show-details="true"/>
                <table:data-pilot-member table:name="0,000635775" table:display="true" table:show-details="true"/>
                <table:data-pilot-member table:name="0,000636018" table:display="true" table:show-details="true"/>
                <table:data-pilot-member table:name="0,000637717" table:display="true" table:show-details="true"/>
                <table:data-pilot-member table:name="0,000638389" table:display="true" table:show-details="true"/>
                <table:data-pilot-member table:name="0,000642066" table:display="true" table:show-details="true"/>
                <table:data-pilot-member table:name="0,000642144" table:display="true" table:show-details="true"/>
                <table:data-pilot-member table:name="0,000642212" table:display="true" table:show-details="true"/>
                <table:data-pilot-member table:name="0,000643707" table:display="true" table:show-details="true"/>
                <table:data-pilot-member table:name="0,000644374" table:display="true" table:show-details="true"/>
                <table:data-pilot-member table:name="0,000645023" table:display="true" table:show-details="true"/>
                <table:data-pilot-member table:name="0,000648964" table:display="true" table:show-details="true"/>
                <table:data-pilot-member table:name="0,000649955" table:display="true" table:show-details="true"/>
                <table:data-pilot-member table:name="0,000650532" table:display="true" table:show-details="true"/>
                <table:data-pilot-member table:name="0,000651073" table:display="true" table:show-details="true"/>
                <table:data-pilot-member table:name="0,00065199" table:display="true" table:show-details="true"/>
                <table:data-pilot-member table:name="0,000652937" table:display="true" table:show-details="true"/>
                <table:data-pilot-member table:name="0,00065444" table:display="true" table:show-details="true"/>
                <table:data-pilot-member table:name="0,000655269" table:display="true" table:show-details="true"/>
                <table:data-pilot-member table:name="0,000656057" table:display="true" table:show-details="true"/>
                <table:data-pilot-member table:name="0,00065943" table:display="true" table:show-details="true"/>
                <table:data-pilot-member table:name="0,000659743" table:display="true" table:show-details="true"/>
                <table:data-pilot-member table:name="0,000664467" table:display="true" table:show-details="true"/>
                <table:data-pilot-member table:name="0,000665034" table:display="true" table:show-details="true"/>
                <table:data-pilot-member table:name="0,00066603" table:display="true" table:show-details="true"/>
                <table:data-pilot-member table:name="0,000666277" table:display="true" table:show-details="true"/>
                <table:data-pilot-member table:name="0,000666936" table:display="true" table:show-details="true"/>
                <table:data-pilot-member table:name="0,000667456" table:display="true" table:show-details="true"/>
                <table:data-pilot-member table:name="0,000668524" table:display="true" table:show-details="true"/>
                <table:data-pilot-member table:name="0,000670607" table:display="true" table:show-details="true"/>
                <table:data-pilot-member table:name="0,000672079" table:display="true" table:show-details="true"/>
                <table:data-pilot-member table:name="0,000673304" table:display="true" table:show-details="true"/>
                <table:data-pilot-member table:name="0,000674058" table:display="true" table:show-details="true"/>
                <table:data-pilot-member table:name="0,000674703" table:display="true" table:show-details="true"/>
                <table:data-pilot-member table:name="0,000675536" table:display="true" table:show-details="true"/>
                <table:data-pilot-member table:name="0,000678722" table:display="true" table:show-details="true"/>
                <table:data-pilot-member table:name="0,000679945" table:display="true" table:show-details="true"/>
                <table:data-pilot-member table:name="0,000685064" table:display="true" table:show-details="true"/>
                <table:data-pilot-member table:name="0,000686191" table:display="true" table:show-details="true"/>
                <table:data-pilot-member table:name="0,000687586" table:display="true" table:show-details="true"/>
                <table:data-pilot-member table:name="0,000687859" table:display="true" table:show-details="true"/>
                <table:data-pilot-member table:name="0,00069135" table:display="true" table:show-details="true"/>
                <table:data-pilot-member table:name="0,000691742" table:display="true" table:show-details="true"/>
                <table:data-pilot-member table:name="0,000694066" table:display="true" table:show-details="true"/>
                <table:data-pilot-member table:name="0,000694743" table:display="true" table:show-details="true"/>
                <table:data-pilot-member table:name="0,000696378" table:display="true" table:show-details="true"/>
                <table:data-pilot-member table:name="0,000698709" table:display="true" table:show-details="true"/>
                <table:data-pilot-member table:name="0,000699942" table:display="true" table:show-details="true"/>
                <table:data-pilot-member table:name="0,000701394" table:display="true" table:show-details="true"/>
                <table:data-pilot-member table:name="0,000703689" table:display="true" table:show-details="true"/>
                <table:data-pilot-member table:name="0,000703766" table:display="true" table:show-details="true"/>
                <table:data-pilot-member table:name="0,000704994" table:display="true" table:show-details="true"/>
                <table:data-pilot-member table:name="0,000705107" table:display="true" table:show-details="true"/>
                <table:data-pilot-member table:name="0,000705737" table:display="true" table:show-details="true"/>
                <table:data-pilot-member table:name="0,000708909" table:display="true" table:show-details="true"/>
                <table:data-pilot-member table:name="0,000712572" table:display="true" table:show-details="true"/>
                <table:data-pilot-member table:name="0,000716119" table:display="true" table:show-details="true"/>
                <table:data-pilot-member table:name="0,000717009" table:display="true" table:show-details="true"/>
                <table:data-pilot-member table:name="0,000717269" table:display="true" table:show-details="true"/>
                <table:data-pilot-member table:name="0,000717582" table:display="true" table:show-details="true"/>
                <table:data-pilot-member table:name="0,000719374" table:display="true" table:show-details="true"/>
                <table:data-pilot-member table:name="0,000721074" table:display="true" table:show-details="true"/>
                <table:data-pilot-member table:name="0,000725713" table:display="true" table:show-details="true"/>
                <table:data-pilot-member table:name="0,000725925" table:display="true" table:show-details="true"/>
                <table:data-pilot-member table:name="0,000726097" table:display="true" table:show-details="true"/>
                <table:data-pilot-member table:name="0,000727752" table:display="true" table:show-details="true"/>
                <table:data-pilot-member table:name="0,000728644" table:display="true" table:show-details="true"/>
                <table:data-pilot-member table:name="0,000729208" table:display="true" table:show-details="true"/>
                <table:data-pilot-member table:name="0,000729887" table:display="true" table:show-details="true"/>
                <table:data-pilot-member table:name="0,000729903" table:display="true" table:show-details="true"/>
                <table:data-pilot-member table:name="0,000737595" table:display="true" table:show-details="true"/>
                <table:data-pilot-member table:name="0,000739524" table:display="true" table:show-details="true"/>
                <table:data-pilot-member table:name="0,000740276" table:display="true" table:show-details="true"/>
                <table:data-pilot-member table:name="0,000743392" table:display="true" table:show-details="true"/>
                <table:data-pilot-member table:name="0,000745567" table:display="true" table:show-details="true"/>
                <table:data-pilot-member table:name="0,000745928" table:display="true" table:show-details="true"/>
                <table:data-pilot-member table:name="0,000749825" table:display="true" table:show-details="true"/>
                <table:data-pilot-member table:name="0,000752379" table:display="true" table:show-details="true"/>
                <table:data-pilot-member table:name="0,000754942" table:display="true" table:show-details="true"/>
                <table:data-pilot-member table:name="0,000757712" table:display="true" table:show-details="true"/>
                <table:data-pilot-member table:name="0,000762125" table:display="true" table:show-details="true"/>
                <table:data-pilot-member table:name="0,000763425" table:display="true" table:show-details="true"/>
                <table:data-pilot-member table:name="0,000764474" table:display="true" table:show-details="true"/>
                <table:data-pilot-member table:name="0,000769169" table:display="true" table:show-details="true"/>
                <table:data-pilot-member table:name="0,000771939" table:display="true" table:show-details="true"/>
                <table:data-pilot-member table:name="0,00077524" table:display="true" table:show-details="true"/>
                <table:data-pilot-member table:name="0,000775897" table:display="true" table:show-details="true"/>
                <table:data-pilot-member table:name="0,000778095" table:display="true" table:show-details="true"/>
                <table:data-pilot-member table:name="0,000780881" table:display="true" table:show-details="true"/>
                <table:data-pilot-member table:name="0,000785818" table:display="true" table:show-details="true"/>
                <table:data-pilot-member table:name="0,000786797" table:display="true" table:show-details="true"/>
                <table:data-pilot-member table:name="0,00078842" table:display="true" table:show-details="true"/>
                <table:data-pilot-member table:name="0,000790001" table:display="true" table:show-details="true"/>
                <table:data-pilot-member table:name="0,000792314" table:display="true" table:show-details="true"/>
                <table:data-pilot-member table:name="0,000799633" table:display="true" table:show-details="true"/>
                <table:data-pilot-member table:name="0,000803324" table:display="true" table:show-details="true"/>
                <table:data-pilot-member table:name="0,000807919" table:display="true" table:show-details="true"/>
                <table:data-pilot-member table:name="0,00080934" table:display="true" table:show-details="true"/>
                <table:data-pilot-member table:name="0,00081017" table:display="true" table:show-details="true"/>
                <table:data-pilot-member table:name="0,000811617" table:display="true" table:show-details="true"/>
                <table:data-pilot-member table:name="0,00081474" table:display="true" table:show-details="true"/>
                <table:data-pilot-member table:name="0,000816112" table:display="true" table:show-details="true"/>
                <table:data-pilot-member table:name="0,000817062" table:display="true" table:show-details="true"/>
                <table:data-pilot-member table:name="0,000818233" table:display="true" table:show-details="true"/>
                <table:data-pilot-member table:name="0,000818386" table:display="true" table:show-details="true"/>
                <table:data-pilot-member table:name="0,000821757" table:display="true" table:show-details="true"/>
                <table:data-pilot-member table:name="0,000821759" table:display="true" table:show-details="true"/>
                <table:data-pilot-member table:name="0,000822138" table:display="true" table:show-details="true"/>
                <table:data-pilot-member table:name="0,000826126" table:display="true" table:show-details="true"/>
                <table:data-pilot-member table:name="0,000826941" table:display="true" table:show-details="true"/>
                <table:data-pilot-member table:name="0,00083254" table:display="true" table:show-details="true"/>
                <table:data-pilot-member table:name="0,000833883" table:display="true" table:show-details="true"/>
                <table:data-pilot-member table:name="0,00083621" table:display="true" table:show-details="true"/>
                <table:data-pilot-member table:name="0,000838527" table:display="true" table:show-details="true"/>
                <table:data-pilot-member table:name="0,000841909" table:display="true" table:show-details="true"/>
                <table:data-pilot-member table:name="0,000843171" table:display="true" table:show-details="true"/>
                <table:data-pilot-member table:name="0,00084372" table:display="true" table:show-details="true"/>
                <table:data-pilot-member table:name="0,000845392" table:display="true" table:show-details="true"/>
                <table:data-pilot-member table:name="0,000850366" table:display="true" table:show-details="true"/>
                <table:data-pilot-member table:name="0,000850423" table:display="true" table:show-details="true"/>
                <table:data-pilot-member table:name="0,000850639" table:display="true" table:show-details="true"/>
                <table:data-pilot-member table:name="0,000853238" table:display="true" table:show-details="true"/>
                <table:data-pilot-member table:name="0,000855233" table:display="true" table:show-details="true"/>
                <table:data-pilot-member table:name="0,000856704" table:display="true" table:show-details="true"/>
                <table:data-pilot-member table:name="0,000857549" table:display="true" table:show-details="true"/>
                <table:data-pilot-member table:name="0,000858695" table:display="true" table:show-details="true"/>
                <table:data-pilot-member table:name="0,000859546" table:display="true" table:show-details="true"/>
                <table:data-pilot-member table:name="0,00086051" table:display="true" table:show-details="true"/>
                <table:data-pilot-member table:name="0,000860825" table:display="true" table:show-details="true"/>
                <table:data-pilot-member table:name="0,000861626" table:display="true" table:show-details="true"/>
                <table:data-pilot-member table:name="0,000863537" table:display="true" table:show-details="true"/>
                <table:data-pilot-member table:name="0,000863819" table:display="true" table:show-details="true"/>
                <table:data-pilot-member table:name="0,000864594" table:display="true" table:show-details="true"/>
                <table:data-pilot-member table:name="0,000864688" table:display="true" table:show-details="true"/>
                <table:data-pilot-member table:name="0,000866493" table:display="true" table:show-details="true"/>
                <table:data-pilot-member table:name="0,000866665" table:display="true" table:show-details="true"/>
                <table:data-pilot-member table:name="0,000867296" table:display="true" table:show-details="true"/>
                <table:data-pilot-member table:name="0,000869246" table:display="true" table:show-details="true"/>
                <table:data-pilot-member table:name="0,000871507" table:display="true" table:show-details="true"/>
                <table:data-pilot-member table:name="0,000872204" table:display="true" table:show-details="true"/>
                <table:data-pilot-member table:name="0,000873322" table:display="true" table:show-details="true"/>
                <table:data-pilot-member table:name="0,000874353" table:display="true" table:show-details="true"/>
                <table:data-pilot-member table:name="0,000874743" table:display="true" table:show-details="true"/>
                <table:data-pilot-member table:name="0,000874864" table:display="true" table:show-details="true"/>
                <table:data-pilot-member table:name="0,000876026" table:display="true" table:show-details="true"/>
                <table:data-pilot-member table:name="0,00087607" table:display="true" table:show-details="true"/>
                <table:data-pilot-member table:name="0,000877084" table:display="true" table:show-details="true"/>
                <table:data-pilot-member table:name="0,000879059" table:display="true" table:show-details="true"/>
                <table:data-pilot-member table:name="0,000880418" table:display="true" table:show-details="true"/>
                <table:data-pilot-member table:name="0,000882128" table:display="true" table:show-details="true"/>
                <table:data-pilot-member table:name="0,000883216" table:display="true" table:show-details="true"/>
                <table:data-pilot-member table:name="0,000883275" table:display="true" table:show-details="true"/>
                <table:data-pilot-member table:name="0,000884688" table:display="true" table:show-details="true"/>
                <table:data-pilot-member table:name="0,000884777" table:display="true" table:show-details="true"/>
                <table:data-pilot-member table:name="0,000889119" table:display="true" table:show-details="true"/>
                <table:data-pilot-member table:name="0,00089012" table:display="true" table:show-details="true"/>
                <table:data-pilot-member table:name="0,000890906" table:display="true" table:show-details="true"/>
                <table:data-pilot-member table:name="0,000892215" table:display="true" table:show-details="true"/>
                <table:data-pilot-member table:name="0,000892378" table:display="true" table:show-details="true"/>
                <table:data-pilot-member table:name="0,000892434" table:display="true" table:show-details="true"/>
                <table:data-pilot-member table:name="0,000892786" table:display="true" table:show-details="true"/>
                <table:data-pilot-member table:name="0,000892888" table:display="true" table:show-details="true"/>
                <table:data-pilot-member table:name="0,000895176" table:display="true" table:show-details="true"/>
                <table:data-pilot-member table:name="0,000895219" table:display="true" table:show-details="true"/>
                <table:data-pilot-member table:name="0,00089697" table:display="true" table:show-details="true"/>
                <table:data-pilot-member table:name="0,000897585" table:display="true" table:show-details="true"/>
                <table:data-pilot-member table:name="0,00090093" table:display="true" table:show-details="true"/>
                <table:data-pilot-member table:name="0,000901099" table:display="true" table:show-details="true"/>
                <table:data-pilot-member table:name="0,000901759" table:display="true" table:show-details="true"/>
                <table:data-pilot-member table:name="0,000901972" table:display="true" table:show-details="true"/>
                <table:data-pilot-member table:name="0,000902749" table:display="true" table:show-details="true"/>
                <table:data-pilot-member table:name="0,00090365" table:display="true" table:show-details="true"/>
                <table:data-pilot-member table:name="0,00090557" table:display="true" table:show-details="true"/>
                <table:data-pilot-member table:name="0,000908696" table:display="true" table:show-details="true"/>
                <table:data-pilot-member table:name="0,000909683" table:display="true" table:show-details="true"/>
                <table:data-pilot-member table:name="0,000911667" table:display="true" table:show-details="true"/>
                <table:data-pilot-member table:name="0,000913975" table:display="true" table:show-details="true"/>
                <table:data-pilot-member table:name="0,000914024" table:display="true" table:show-details="true"/>
                <table:data-pilot-member table:name="0,000914883" table:display="true" table:show-details="true"/>
                <table:data-pilot-member table:name="0,000916182" table:display="true" table:show-details="true"/>
                <table:data-pilot-member table:name="0,000916959" table:display="true" table:show-details="true"/>
                <table:data-pilot-member table:name="0,000917277" table:display="true" table:show-details="true"/>
                <table:data-pilot-member table:name="0,000918072" table:display="true" table:show-details="true"/>
                <table:data-pilot-member table:name="0,000919885" table:display="true" table:show-details="true"/>
                <table:data-pilot-member table:name="0,000920838" table:display="true" table:show-details="true"/>
                <table:data-pilot-member table:name="0,000921781" table:display="true" table:show-details="true"/>
                <table:data-pilot-member table:name="0,000922334" table:display="true" table:show-details="true"/>
                <table:data-pilot-member table:name="0,000923961" table:display="true" table:show-details="true"/>
                <table:data-pilot-member table:name="0,000924386" table:display="true" table:show-details="true"/>
                <table:data-pilot-member table:name="0,000927069" table:display="true" table:show-details="true"/>
                <table:data-pilot-member table:name="0,000928421" table:display="true" table:show-details="true"/>
                <table:data-pilot-member table:name="0,000929003" table:display="true" table:show-details="true"/>
                <table:data-pilot-member table:name="0,000935166" table:display="true" table:show-details="true"/>
                <table:data-pilot-member table:name="0,000935223" table:display="true" table:show-details="true"/>
                <table:data-pilot-member table:name="0,000936629" table:display="true" table:show-details="true"/>
                <table:data-pilot-member table:name="0,000938174" table:display="true" table:show-details="true"/>
                <table:data-pilot-member table:name="0,00093828" table:display="true" table:show-details="true"/>
                <table:data-pilot-member table:name="0,000938341" table:display="true" table:show-details="true"/>
                <table:data-pilot-member table:name="0,000939445" table:display="true" table:show-details="true"/>
                <table:data-pilot-member table:name="0,000939771" table:display="true" table:show-details="true"/>
                <table:data-pilot-member table:name="0,000940338" table:display="true" table:show-details="true"/>
                <table:data-pilot-member table:name="0,000942307" table:display="true" table:show-details="true"/>
                <table:data-pilot-member table:name="0,000946521" table:display="true" table:show-details="true"/>
                <table:data-pilot-member table:name="0,000946677" table:display="true" table:show-details="true"/>
                <table:data-pilot-member table:name="0,000948236" table:display="true" table:show-details="true"/>
                <table:data-pilot-member table:name="0,000948388" table:display="true" table:show-details="true"/>
                <table:data-pilot-member table:name="0,000949569" table:display="true" table:show-details="true"/>
                <table:data-pilot-member table:name="0,000950083" table:display="true" table:show-details="true"/>
                <table:data-pilot-member table:name="0,000951434" table:display="true" table:show-details="true"/>
                <table:data-pilot-member table:name="0,000951825" table:display="true" table:show-details="true"/>
                <table:data-pilot-member table:name="0,000952118" table:display="true" table:show-details="true"/>
                <table:data-pilot-member table:name="0,000955395" table:display="true" table:show-details="true"/>
                <table:data-pilot-member table:name="0,000958589" table:display="true" table:show-details="true"/>
                <table:data-pilot-member table:name="0,000962123" table:display="true" table:show-details="true"/>
                <table:data-pilot-member table:name="0,000962393" table:display="true" table:show-details="true"/>
                <table:data-pilot-member table:name="0,000962741" table:display="true" table:show-details="true"/>
                <table:data-pilot-member table:name="0,000963147" table:display="true" table:show-details="true"/>
                <table:data-pilot-member table:name="0,00096417" table:display="true" table:show-details="true"/>
                <table:data-pilot-member table:name="0,000967145" table:display="true" table:show-details="true"/>
                <table:data-pilot-member table:name="0,000969362" table:display="true" table:show-details="true"/>
                <table:data-pilot-member table:name="0,00096988" table:display="true" table:show-details="true"/>
                <table:data-pilot-member table:name="0,000970971" table:display="true" table:show-details="true"/>
                <table:data-pilot-member table:name="0,000971469" table:display="true" table:show-details="true"/>
                <table:data-pilot-member table:name="0,000971721" table:display="true" table:show-details="true"/>
                <table:data-pilot-member table:name="0,000971891" table:display="true" table:show-details="true"/>
                <table:data-pilot-member table:name="0,000972452" table:display="true" table:show-details="true"/>
                <table:data-pilot-member table:name="0,00097274" table:display="true" table:show-details="true"/>
                <table:data-pilot-member table:name="0,000973385" table:display="true" table:show-details="true"/>
                <table:data-pilot-member table:name="0,000974659" table:display="true" table:show-details="true"/>
                <table:data-pilot-member table:name="0,000975031" table:display="true" table:show-details="true"/>
                <table:data-pilot-member table:name="0,000981343" table:display="true" table:show-details="true"/>
                <table:data-pilot-member table:name="0,000982051" table:display="true" table:show-details="true"/>
                <table:data-pilot-member table:name="0,000982162" table:display="true" table:show-details="true"/>
                <table:data-pilot-member table:name="0,000982441" table:display="true" table:show-details="true"/>
                <table:data-pilot-member table:name="0,000985028" table:display="true" table:show-details="true"/>
                <table:data-pilot-member table:name="0,000989286" table:display="true" table:show-details="true"/>
                <table:data-pilot-member table:name="0,000990054" table:display="true" table:show-details="true"/>
                <table:data-pilot-member table:name="0,000990187" table:display="true" table:show-details="true"/>
                <table:data-pilot-member table:name="0,000994997" table:display="true" table:show-details="true"/>
                <table:data-pilot-member table:name="0,00099645" table:display="true" table:show-details="true"/>
                <table:data-pilot-member table:name="0,000999036" table:display="true" table:show-details="true"/>
                <table:data-pilot-member table:name="0,00100193" table:display="true" table:show-details="true"/>
                <table:data-pilot-member table:name="0,00100269" table:display="true" table:show-details="true"/>
                <table:data-pilot-member table:name="0,0010049" table:display="true" table:show-details="true"/>
                <table:data-pilot-member table:name="0,00100714" table:display="true" table:show-details="true"/>
                <table:data-pilot-member table:name="0,00101249" table:display="true" table:show-details="true"/>
                <table:data-pilot-member table:name="0,00101318" table:display="true" table:show-details="true"/>
                <table:data-pilot-member table:name="0,00101379" table:display="true" table:show-details="true"/>
                <table:data-pilot-member table:name="0,00101575" table:display="true" table:show-details="true"/>
                <table:data-pilot-member table:name="0,00101586" table:display="true" table:show-details="true"/>
                <table:data-pilot-member table:name="0,00101804" table:display="true" table:show-details="true"/>
                <table:data-pilot-member table:name="0,00101973" table:display="true" table:show-details="true"/>
                <table:data-pilot-member table:name="0,00102089" table:display="true" table:show-details="true"/>
                <table:data-pilot-member table:name="0,00102242" table:display="true" table:show-details="true"/>
                <table:data-pilot-member table:name="0,00102408" table:display="true" table:show-details="true"/>
                <table:data-pilot-member table:name="0,0010254" table:display="true" table:show-details="true"/>
                <table:data-pilot-member table:name="0,0010283" table:display="true" table:show-details="true"/>
                <table:data-pilot-member table:name="0,00103051" table:display="true" table:show-details="true"/>
                <table:data-pilot-member table:name="0,00103053" table:display="true" table:show-details="true"/>
                <table:data-pilot-member table:name="0,0010325" table:display="true" table:show-details="true"/>
                <table:data-pilot-member table:name="0,00103369" table:display="true" table:show-details="true"/>
                <table:data-pilot-member table:name="0,00103769" table:display="true" table:show-details="true"/>
                <table:data-pilot-member table:name="0,00103789" table:display="true" table:show-details="true"/>
                <table:data-pilot-member table:name="0,00103905" table:display="true" table:show-details="true"/>
                <table:data-pilot-member table:name="0,00103943" table:display="true" table:show-details="true"/>
                <table:data-pilot-member table:name="0,00103946" table:display="true" table:show-details="true"/>
                <table:data-pilot-member table:name="0,0010404" table:display="true" table:show-details="true"/>
                <table:data-pilot-member table:name="0,00104048" table:display="true" table:show-details="true"/>
                <table:data-pilot-member table:name="0,00104097" table:display="true" table:show-details="true"/>
                <table:data-pilot-member table:name="0,00104111" table:display="true" table:show-details="true"/>
                <table:data-pilot-member table:name="0,00104164" table:display="true" table:show-details="true"/>
                <table:data-pilot-member table:name="0,00104462" table:display="true" table:show-details="true"/>
                <table:data-pilot-member table:name="0,00104551" table:display="true" table:show-details="true"/>
                <table:data-pilot-member table:name="0,00104709" table:display="true" table:show-details="true"/>
                <table:data-pilot-member table:name="0,00104921" table:display="true" table:show-details="true"/>
                <table:data-pilot-member table:name="0,00105263" table:display="true" table:show-details="true"/>
                <table:data-pilot-member table:name="0,00105357" table:display="true" table:show-details="true"/>
                <table:data-pilot-member table:name="0,00105377" table:display="true" table:show-details="true"/>
                <table:data-pilot-member table:name="0,00105566" table:display="true" table:show-details="true"/>
                <table:data-pilot-member table:name="0,00106553" table:display="true" table:show-details="true"/>
                <table:data-pilot-member table:name="0,00106781" table:display="true" table:show-details="true"/>
                <table:data-pilot-member table:name="0,00106955" table:display="true" table:show-details="true"/>
                <table:data-pilot-member table:name="0,00107073" table:display="true" table:show-details="true"/>
                <table:data-pilot-member table:name="0,0010713" table:display="true" table:show-details="true"/>
                <table:data-pilot-member table:name="0,00107148" table:display="true" table:show-details="true"/>
                <table:data-pilot-member table:name="0,00107423" table:display="true" table:show-details="true"/>
                <table:data-pilot-member table:name="0,00107552" table:display="true" table:show-details="true"/>
                <table:data-pilot-member table:name="0,00107556" table:display="true" table:show-details="true"/>
                <table:data-pilot-member table:name="0,00107559" table:display="true" table:show-details="true"/>
                <table:data-pilot-member table:name="0,00107795" table:display="true" table:show-details="true"/>
                <table:data-pilot-member table:name="0,00107802" table:display="true" table:show-details="true"/>
                <table:data-pilot-member table:name="0,00108075" table:display="true" table:show-details="true"/>
                <table:data-pilot-member table:name="0,00108274" table:display="true" table:show-details="true"/>
                <table:data-pilot-member table:name="0,00108337" table:display="true" table:show-details="true"/>
                <table:data-pilot-member table:name="0,00108572" table:display="true" table:show-details="true"/>
                <table:data-pilot-member table:name="0,00108632" table:display="true" table:show-details="true"/>
                <table:data-pilot-member table:name="0,00108646" table:display="true" table:show-details="true"/>
                <table:data-pilot-member table:name="0,00108721" table:display="true" table:show-details="true"/>
                <table:data-pilot-member table:name="0,00108766" table:display="true" table:show-details="true"/>
                <table:data-pilot-member table:name="0,00108801" table:display="true" table:show-details="true"/>
                <table:data-pilot-member table:name="0,00108894" table:display="true" table:show-details="true"/>
                <table:data-pilot-member table:name="0,00109082" table:display="true" table:show-details="true"/>
                <table:data-pilot-member table:name="0,00109115" table:display="true" table:show-details="true"/>
                <table:data-pilot-member table:name="0,00109121" table:display="true" table:show-details="true"/>
                <table:data-pilot-member table:name="0,00109816" table:display="true" table:show-details="true"/>
                <table:data-pilot-member table:name="0,00109949" table:display="true" table:show-details="true"/>
                <table:data-pilot-member table:name="0,00109975" table:display="true" table:show-details="true"/>
                <table:data-pilot-member table:name="0,00110001" table:display="true" table:show-details="true"/>
                <table:data-pilot-member table:name="0,00110196" table:display="true" table:show-details="true"/>
                <table:data-pilot-member table:name="0,00110278" table:display="true" table:show-details="true"/>
                <table:data-pilot-member table:name="0,00110415" table:display="true" table:show-details="true"/>
                <table:data-pilot-member table:name="0,00110642" table:display="true" table:show-details="true"/>
                <table:data-pilot-member table:name="0,00110728" table:display="true" table:show-details="true"/>
                <table:data-pilot-member table:name="0,00110836" table:display="true" table:show-details="true"/>
                <table:data-pilot-member table:name="0,00110913" table:display="true" table:show-details="true"/>
                <table:data-pilot-member table:name="0,00111035" table:display="true" table:show-details="true"/>
                <table:data-pilot-member table:name="0,00111059" table:display="true" table:show-details="true"/>
                <table:data-pilot-member table:name="0,00111265" table:display="true" table:show-details="true"/>
                <table:data-pilot-member table:name="0,00111318" table:display="true" table:show-details="true"/>
                <table:data-pilot-member table:name="0,0011148" table:display="true" table:show-details="true"/>
                <table:data-pilot-member table:name="0,00111656" table:display="true" table:show-details="true"/>
                <table:data-pilot-member table:name="0,00111959" table:display="true" table:show-details="true"/>
                <table:data-pilot-member table:name="0,0011219" table:display="true" table:show-details="true"/>
                <table:data-pilot-member table:name="0,00112457" table:display="true" table:show-details="true"/>
                <table:data-pilot-member table:name="0,00112473" table:display="true" table:show-details="true"/>
                <table:data-pilot-member table:name="0,00112543" table:display="true" table:show-details="true"/>
                <table:data-pilot-member table:name="0,00112614" table:display="true" table:show-details="true"/>
                <table:data-pilot-member table:name="0,0011268" table:display="true" table:show-details="true"/>
                <table:data-pilot-member table:name="0,00112892" table:display="true" table:show-details="true"/>
                <table:data-pilot-member table:name="0,00113053" table:display="true" table:show-details="true"/>
                <table:data-pilot-member table:name="0,001132" table:display="true" table:show-details="true"/>
                <table:data-pilot-member table:name="0,00113412" table:display="true" table:show-details="true"/>
                <table:data-pilot-member table:name="0,00113416" table:display="true" table:show-details="true"/>
                <table:data-pilot-member table:name="0,00113427" table:display="true" table:show-details="true"/>
                <table:data-pilot-member table:name="0,0011349" table:display="true" table:show-details="true"/>
                <table:data-pilot-member table:name="0,00113532" table:display="true" table:show-details="true"/>
                <table:data-pilot-member table:name="0,00113965" table:display="true" table:show-details="true"/>
                <table:data-pilot-member table:name="0,00114053" table:display="true" table:show-details="true"/>
                <table:data-pilot-member table:name="0,0011426" table:display="true" table:show-details="true"/>
                <table:data-pilot-member table:name="0,00114431" table:display="true" table:show-details="true"/>
                <table:data-pilot-member table:name="0,0011487" table:display="true" table:show-details="true"/>
                <table:data-pilot-member table:name="0,00114878" table:display="true" table:show-details="true"/>
                <table:data-pilot-member table:name="0,00115121" table:display="true" table:show-details="true"/>
                <table:data-pilot-member table:name="0,00115371" table:display="true" table:show-details="true"/>
                <table:data-pilot-member table:name="0,00115404" table:display="true" table:show-details="true"/>
                <table:data-pilot-member table:name="0,00115416" table:display="true" table:show-details="true"/>
                <table:data-pilot-member table:name="0,00115823" table:display="true" table:show-details="true"/>
                <table:data-pilot-member table:name="0,00115891" table:display="true" table:show-details="true"/>
                <table:data-pilot-member table:name="0,00115913" table:display="true" table:show-details="true"/>
                <table:data-pilot-member table:name="0,00115987" table:display="true" table:show-details="true"/>
                <table:data-pilot-member table:name="0,00116486" table:display="true" table:show-details="true"/>
                <table:data-pilot-member table:name="0,00116774" table:display="true" table:show-details="true"/>
                <table:data-pilot-member table:name="0,00116852" table:display="true" table:show-details="true"/>
                <table:data-pilot-member table:name="0,00117582" table:display="true" table:show-details="true"/>
                <table:data-pilot-member table:name="0,00117665" table:display="true" table:show-details="true"/>
                <table:data-pilot-member table:name="0,00117732" table:display="true" table:show-details="true"/>
                <table:data-pilot-member table:name="0,00117854" table:display="true" table:show-details="true"/>
                <table:data-pilot-member table:name="0,00118056" table:display="true" table:show-details="true"/>
                <table:data-pilot-member table:name="0,00118325" table:display="true" table:show-details="true"/>
                <table:data-pilot-member table:name="0,0011839" table:display="true" table:show-details="true"/>
                <table:data-pilot-member table:name="0,00119289" table:display="true" table:show-details="true"/>
                <table:data-pilot-member table:name="0,00119386" table:display="true" table:show-details="true"/>
                <table:data-pilot-member table:name="0,00119591" table:display="true" table:show-details="true"/>
                <table:data-pilot-member table:name="0,00119909" table:display="true" table:show-details="true"/>
                <table:data-pilot-member table:name="0,00120194" table:display="true" table:show-details="true"/>
                <table:data-pilot-member table:name="0,00120312" table:display="true" table:show-details="true"/>
                <table:data-pilot-member table:name="0,00121317" table:display="true" table:show-details="true"/>
                <table:data-pilot-member table:name="0,0012145" table:display="true" table:show-details="true"/>
                <table:data-pilot-member table:name="0,00121451" table:display="true" table:show-details="true"/>
                <table:data-pilot-member table:name="0,00121593" table:display="true" table:show-details="true"/>
                <table:data-pilot-member table:name="0,0012189" table:display="true" table:show-details="true"/>
                <table:data-pilot-member table:name="0,00122139" table:display="true" table:show-details="true"/>
                <table:data-pilot-member table:name="0,00122286" table:display="true" table:show-details="true"/>
                <table:data-pilot-member table:name="0,00122507" table:display="true" table:show-details="true"/>
                <table:data-pilot-member table:name="0,00122842" table:display="true" table:show-details="true"/>
                <table:data-pilot-member table:name="0,00123434" table:display="true" table:show-details="true"/>
                <table:data-pilot-member table:name="0,00123478" table:display="true" table:show-details="true"/>
                <table:data-pilot-member table:name="0,00123543" table:display="true" table:show-details="true"/>
                <table:data-pilot-member table:name="0,0012399" table:display="true" table:show-details="true"/>
                <table:data-pilot-member table:name="0,00124019" table:display="true" table:show-details="true"/>
                <table:data-pilot-member table:name="0,00124118" table:display="true" table:show-details="true"/>
                <table:data-pilot-member table:name="0,00124449" table:display="true" table:show-details="true"/>
                <table:data-pilot-member table:name="0,00125487" table:display="true" table:show-details="true"/>
                <table:data-pilot-member table:name="0,00125713" table:display="true" table:show-details="true"/>
                <table:data-pilot-member table:name="0,00125848" table:display="true" table:show-details="true"/>
                <table:data-pilot-member table:name="0,0012641" table:display="true" table:show-details="true"/>
                <table:data-pilot-member table:name="0,00126667" table:display="true" table:show-details="true"/>
                <table:data-pilot-member table:name="0,00127127" table:display="true" table:show-details="true"/>
                <table:data-pilot-member table:name="0,00127205" table:display="true" table:show-details="true"/>
                <table:data-pilot-member table:name="0,00128041" table:display="true" table:show-details="true"/>
                <table:data-pilot-member table:name="0,00128385" table:display="true" table:show-details="true"/>
                <table:data-pilot-member table:name="0,00128976" table:display="true" table:show-details="true"/>
                <table:data-pilot-member table:name="0,00129747" table:display="true" table:show-details="true"/>
                <table:data-pilot-member table:name="0,00130023" table:display="true" table:show-details="true"/>
                <table:data-pilot-member table:name="0,00130044" table:display="true" table:show-details="true"/>
                <table:data-pilot-member table:name="0,00130584" table:display="true" table:show-details="true"/>
                <table:data-pilot-member table:name="0,00130773" table:display="true" table:show-details="true"/>
                <table:data-pilot-member table:name="0,00130985" table:display="true" table:show-details="true"/>
                <table:data-pilot-member table:name="0,00131103" table:display="true" table:show-details="true"/>
                <table:data-pilot-member table:name="0,00131238" table:display="true" table:show-details="true"/>
                <table:data-pilot-member table:name="0,00131364" table:display="true" table:show-details="true"/>
                <table:data-pilot-member table:name="0,00132259" table:display="true" table:show-details="true"/>
                <table:data-pilot-member table:name="0,00133028" table:display="true" table:show-details="true"/>
                <table:data-pilot-member table:name="0,00133812" table:display="true" table:show-details="true"/>
                <table:data-pilot-member table:name="0,00133962" table:display="true" table:show-details="true"/>
                <table:data-pilot-member table:name="0,00134049" table:display="true" table:show-details="true"/>
                <table:data-pilot-member table:name="0,00134476" table:display="true" table:show-details="true"/>
                <table:data-pilot-member table:name="0,00135082" table:display="true" table:show-details="true"/>
                <table:data-pilot-member table:name="0,00135209" table:display="true" table:show-details="true"/>
                <table:data-pilot-member table:name="0,00135735" table:display="true" table:show-details="true"/>
                <table:data-pilot-member table:name="0,00136088" table:display="true" table:show-details="true"/>
                <table:data-pilot-member table:name="0,00137881" table:display="true" table:show-details="true"/>
                <table:data-pilot-member table:name="0,00138948" table:display="true" table:show-details="true"/>
                <table:data-pilot-member table:name="0,00139014" table:display="true" table:show-details="true"/>
                <table:data-pilot-member table:name="0,00139106" table:display="true" table:show-details="true"/>
                <table:data-pilot-member table:name="0,00139938" table:display="true" table:show-details="true"/>
                <table:data-pilot-member table:name="0,00141747" table:display="true" table:show-details="true"/>
                <table:data-pilot-member table:name="0,00142488" table:display="true" table:show-details="true"/>
                <table:data-pilot-member table:name="0,00142602" table:display="true" table:show-details="true"/>
                <table:data-pilot-member table:name="0,00142654" table:display="true" table:show-details="true"/>
                <table:data-pilot-member table:name="0,00142841" table:display="true" table:show-details="true"/>
                <table:data-pilot-member table:name="0,00142956" table:display="true" table:show-details="true"/>
                <table:data-pilot-member table:name="0,00143169" table:display="true" table:show-details="true"/>
                <table:data-pilot-member table:name="0,00143243" table:display="true" table:show-details="true"/>
                <table:data-pilot-member table:name="0,00143877" table:display="true" table:show-details="true"/>
                <table:data-pilot-member table:name="0,00144716" table:display="true" table:show-details="true"/>
                <table:data-pilot-member table:name="0,0014509" table:display="true" table:show-details="true"/>
                <table:data-pilot-member table:name="0,00146255" table:display="true" table:show-details="true"/>
                <table:data-pilot-member table:name="0,00146486" table:display="true" table:show-details="true"/>
                <table:data-pilot-member table:name="0,00146637" table:display="true" table:show-details="true"/>
                <table:data-pilot-member table:name="0,00147357" table:display="true" table:show-details="true"/>
                <table:data-pilot-member table:name="0,00147369" table:display="true" table:show-details="true"/>
                <table:data-pilot-member table:name="0,00147777" table:display="true" table:show-details="true"/>
                <table:data-pilot-member table:name="0,00147852" table:display="true" table:show-details="true"/>
                <table:data-pilot-member table:name="0,00148976" table:display="true" table:show-details="true"/>
                <table:data-pilot-member table:name="0,00149116" table:display="true" table:show-details="true"/>
                <table:data-pilot-member table:name="0,00150153" table:display="true" table:show-details="true"/>
                <table:data-pilot-member table:name="0,00150294" table:display="true" table:show-details="true"/>
                <table:data-pilot-member table:name="0,00150844" table:display="true" table:show-details="true"/>
                <table:data-pilot-member table:name="0,00150887" table:display="true" table:show-details="true"/>
                <table:data-pilot-member table:name="0,00151849" table:display="true" table:show-details="true"/>
                <table:data-pilot-member table:name="0,00151908" table:display="true" table:show-details="true"/>
                <table:data-pilot-member table:name="0,00152139" table:display="true" table:show-details="true"/>
                <table:data-pilot-member table:name="0,0015225" table:display="true" table:show-details="true"/>
                <table:data-pilot-member table:name="0,00152735" table:display="true" table:show-details="true"/>
                <table:data-pilot-member table:name="0,00152744" table:display="true" table:show-details="true"/>
                <table:data-pilot-member table:name="0,0015301" table:display="true" table:show-details="true"/>
                <table:data-pilot-member table:name="0,00153502" table:display="true" table:show-details="true"/>
                <table:data-pilot-member table:name="0,00153523" table:display="true" table:show-details="true"/>
                <table:data-pilot-member table:name="0,00153755" table:display="true" table:show-details="true"/>
                <table:data-pilot-member table:name="0,00154173" table:display="true" table:show-details="true"/>
                <table:data-pilot-member table:name="0,00154259" table:display="true" table:show-details="true"/>
                <table:data-pilot-member table:name="0,00154764" table:display="true" table:show-details="true"/>
                <table:data-pilot-member table:name="0,00155034" table:display="true" table:show-details="true"/>
                <table:data-pilot-member table:name="0,00155318" table:display="true" table:show-details="true"/>
                <table:data-pilot-member table:name="0,00155763" table:display="true" table:show-details="true"/>
                <table:data-pilot-member table:name="0,00155832" table:display="true" table:show-details="true"/>
                <table:data-pilot-member table:name="0,00155908" table:display="true" table:show-details="true"/>
                <table:data-pilot-member table:name="0,0015619" table:display="true" table:show-details="true"/>
                <table:data-pilot-member table:name="0,00156341" table:display="true" table:show-details="true"/>
                <table:data-pilot-member table:name="0,00156666" table:display="true" table:show-details="true"/>
                <table:data-pilot-member table:name="0,00156694" table:display="true" table:show-details="true"/>
                <table:data-pilot-member table:name="0,00156794" table:display="true" table:show-details="true"/>
                <table:data-pilot-member table:name="0,00156882" table:display="true" table:show-details="true"/>
                <table:data-pilot-member table:name="0,00157024" table:display="true" table:show-details="true"/>
                <table:data-pilot-member table:name="0,00157348" table:display="true" table:show-details="true"/>
                <table:data-pilot-member table:name="0,00157916" table:display="true" table:show-details="true"/>
                <table:data-pilot-member table:name="0,00157963" table:display="true" table:show-details="true"/>
                <table:data-pilot-member table:name="0,00158227" table:display="true" table:show-details="true"/>
                <table:data-pilot-member table:name="0,00158821" table:display="true" table:show-details="true"/>
                <table:data-pilot-member table:name="0,00159002" table:display="true" table:show-details="true"/>
                <table:data-pilot-member table:name="0,00159056" table:display="true" table:show-details="true"/>
                <table:data-pilot-member table:name="0,00159219" table:display="true" table:show-details="true"/>
                <table:data-pilot-member table:name="0,00159278" table:display="true" table:show-details="true"/>
                <table:data-pilot-member table:name="0,00160268" table:display="true" table:show-details="true"/>
                <table:data-pilot-member table:name="0,00160501" table:display="true" table:show-details="true"/>
                <table:data-pilot-member table:name="0,00160711" table:display="true" table:show-details="true"/>
                <table:data-pilot-member table:name="0,00160724" table:display="true" table:show-details="true"/>
                <table:data-pilot-member table:name="0,00160743" table:display="true" table:show-details="true"/>
                <table:data-pilot-member table:name="0,00161172" table:display="true" table:show-details="true"/>
                <table:data-pilot-member table:name="0,00161272" table:display="true" table:show-details="true"/>
                <table:data-pilot-member table:name="0,00161278" table:display="true" table:show-details="true"/>
                <table:data-pilot-member table:name="0,00161305" table:display="true" table:show-details="true"/>
                <table:data-pilot-member table:name="0,00161347" table:display="true" table:show-details="true"/>
                <table:data-pilot-member table:name="0,00161363" table:display="true" table:show-details="true"/>
                <table:data-pilot-member table:name="0,00161482" table:display="true" table:show-details="true"/>
                <table:data-pilot-member table:name="0,00161581" table:display="true" table:show-details="true"/>
                <table:data-pilot-member table:name="0,00161943" table:display="true" table:show-details="true"/>
                <table:data-pilot-member table:name="0,00161974" table:display="true" table:show-details="true"/>
                <table:data-pilot-member table:name="0,00162009" table:display="true" table:show-details="true"/>
                <table:data-pilot-member table:name="0,00162268" table:display="true" table:show-details="true"/>
                <table:data-pilot-member table:name="0,00162297" table:display="true" table:show-details="true"/>
                <table:data-pilot-member table:name="0,00162451" table:display="true" table:show-details="true"/>
                <table:data-pilot-member table:name="0,00162514" table:display="true" table:show-details="true"/>
                <table:data-pilot-member table:name="0,00162883" table:display="true" table:show-details="true"/>
                <table:data-pilot-member table:name="0,00163209" table:display="true" table:show-details="true"/>
                <table:data-pilot-member table:name="0,00163738" table:display="true" table:show-details="true"/>
                <table:data-pilot-member table:name="0,00163794" table:display="true" table:show-details="true"/>
                <table:data-pilot-member table:name="0,00163812" table:display="true" table:show-details="true"/>
                <table:data-pilot-member table:name="0,00163928" table:display="true" table:show-details="true"/>
                <table:data-pilot-member table:name="0,00164045" table:display="true" table:show-details="true"/>
                <table:data-pilot-member table:name="0,00164149" table:display="true" table:show-details="true"/>
                <table:data-pilot-member table:name="0,00164179" table:display="true" table:show-details="true"/>
                <table:data-pilot-member table:name="0,00164769" table:display="true" table:show-details="true"/>
                <table:data-pilot-member table:name="0,00165713" table:display="true" table:show-details="true"/>
                <table:data-pilot-member table:name="0,00165783" table:display="true" table:show-details="true"/>
                <table:data-pilot-member table:name="0,00165864" table:display="true" table:show-details="true"/>
                <table:data-pilot-member table:name="0,00166045" table:display="true" table:show-details="true"/>
                <table:data-pilot-member table:name="0,00166063" table:display="true" table:show-details="true"/>
                <table:data-pilot-member table:name="0,00166113" table:display="true" table:show-details="true"/>
                <table:data-pilot-member table:name="0,00166181" table:display="true" table:show-details="true"/>
                <table:data-pilot-member table:name="0,00166211" table:display="true" table:show-details="true"/>
                <table:data-pilot-member table:name="0,00166299" table:display="true" table:show-details="true"/>
                <table:data-pilot-member table:name="0,00166364" table:display="true" table:show-details="true"/>
                <table:data-pilot-member table:name="0,00166619" table:display="true" table:show-details="true"/>
                <table:data-pilot-member table:name="0,00166744" table:display="true" table:show-details="true"/>
                <table:data-pilot-member table:name="0,0016687" table:display="true" table:show-details="true"/>
                <table:data-pilot-member table:name="0,00167079" table:display="true" table:show-details="true"/>
                <table:data-pilot-member table:name="0,00167165" table:display="true" table:show-details="true"/>
                <table:data-pilot-member table:name="0,00167323" table:display="true" table:show-details="true"/>
                <table:data-pilot-member table:name="0,00167352" table:display="true" table:show-details="true"/>
                <table:data-pilot-member table:name="0,00167469" table:display="true" table:show-details="true"/>
                <table:data-pilot-member table:name="0,00167567" table:display="true" table:show-details="true"/>
                <table:data-pilot-member table:name="0,00167893" table:display="true" table:show-details="true"/>
                <table:data-pilot-member table:name="0,00168409" table:display="true" table:show-details="true"/>
                <table:data-pilot-member table:name="0,00168921" table:display="true" table:show-details="true"/>
                <table:data-pilot-member table:name="0,00168978" table:display="true" table:show-details="true"/>
                <table:data-pilot-member table:name="0,00169131" table:display="true" table:show-details="true"/>
                <table:data-pilot-member table:name="0,00169132" table:display="true" table:show-details="true"/>
                <table:data-pilot-member table:name="0,00169428" table:display="true" table:show-details="true"/>
                <table:data-pilot-member table:name="0,00169736" table:display="true" table:show-details="true"/>
                <table:data-pilot-member table:name="0,00169982" table:display="true" table:show-details="true"/>
                <table:data-pilot-member table:name="0,00170283" table:display="true" table:show-details="true"/>
                <table:data-pilot-member table:name="0,00170389" table:display="true" table:show-details="true"/>
                <table:data-pilot-member table:name="0,00170483" table:display="true" table:show-details="true"/>
                <table:data-pilot-member table:name="0,0017058" table:display="true" table:show-details="true"/>
                <table:data-pilot-member table:name="0,00170735" table:display="true" table:show-details="true"/>
                <table:data-pilot-member table:name="0,00171027" table:display="true" table:show-details="true"/>
                <table:data-pilot-member table:name="0,00171235" table:display="true" table:show-details="true"/>
                <table:data-pilot-member table:name="0,00171368" table:display="true" table:show-details="true"/>
                <table:data-pilot-member table:name="0,00171418" table:display="true" table:show-details="true"/>
                <table:data-pilot-member table:name="0,00171768" table:display="true" table:show-details="true"/>
                <table:data-pilot-member table:name="0,00171915" table:display="true" table:show-details="true"/>
                <table:data-pilot-member table:name="0,00171966" table:display="true" table:show-details="true"/>
                <table:data-pilot-member table:name="0,00172144" table:display="true" table:show-details="true"/>
                <table:data-pilot-member table:name="0,00172203" table:display="true" table:show-details="true"/>
                <table:data-pilot-member table:name="0,00172303" table:display="true" table:show-details="true"/>
                <table:data-pilot-member table:name="0,00172388" table:display="true" table:show-details="true"/>
                <table:data-pilot-member table:name="0,00172602" table:display="true" table:show-details="true"/>
                <table:data-pilot-member table:name="0,00172708" table:display="true" table:show-details="true"/>
                <table:data-pilot-member table:name="0,00172769" table:display="true" table:show-details="true"/>
                <table:data-pilot-member table:name="0,0017297" table:display="true" table:show-details="true"/>
                <table:data-pilot-member table:name="0,00173202" table:display="true" table:show-details="true"/>
                <table:data-pilot-member table:name="0,00173411" table:display="true" table:show-details="true"/>
                <table:data-pilot-member table:name="0,00173464" table:display="true" table:show-details="true"/>
                <table:data-pilot-member table:name="0,00173649" table:display="true" table:show-details="true"/>
                <table:data-pilot-member table:name="0,00173697" table:display="true" table:show-details="true"/>
                <table:data-pilot-member table:name="0,00173875" table:display="true" table:show-details="true"/>
                <table:data-pilot-member table:name="0,00174136" table:display="true" table:show-details="true"/>
                <table:data-pilot-member table:name="0,00174182" table:display="true" table:show-details="true"/>
                <table:data-pilot-member table:name="0,00174197" table:display="true" table:show-details="true"/>
                <table:data-pilot-member table:name="0,00174415" table:display="true" table:show-details="true"/>
                <table:data-pilot-member table:name="0,0017442" table:display="true" table:show-details="true"/>
                <table:data-pilot-member table:name="0,00174583" table:display="true" table:show-details="true"/>
                <table:data-pilot-member table:name="0,00174883" table:display="true" table:show-details="true"/>
                <table:data-pilot-member table:name="0,00175112" table:display="true" table:show-details="true"/>
                <table:data-pilot-member table:name="0,00175387" table:display="true" table:show-details="true"/>
                <table:data-pilot-member table:name="0,00175419" table:display="true" table:show-details="true"/>
                <table:data-pilot-member table:name="0,00175452" table:display="true" table:show-details="true"/>
                <table:data-pilot-member table:name="0,00175634" table:display="true" table:show-details="true"/>
                <table:data-pilot-member table:name="0,00175925" table:display="true" table:show-details="true"/>
                <table:data-pilot-member table:name="0,00176165" table:display="true" table:show-details="true"/>
                <table:data-pilot-member table:name="0,00176331" table:display="true" table:show-details="true"/>
                <table:data-pilot-member table:name="0,00176406" table:display="true" table:show-details="true"/>
                <table:data-pilot-member table:name="0,00176419" table:display="true" table:show-details="true"/>
                <table:data-pilot-member table:name="0,00176469" table:display="true" table:show-details="true"/>
                <table:data-pilot-member table:name="0,00176486" table:display="true" table:show-details="true"/>
                <table:data-pilot-member table:name="0,00176672" table:display="true" table:show-details="true"/>
                <table:data-pilot-member table:name="0,00176689" table:display="true" table:show-details="true"/>
                <table:data-pilot-member table:name="0,00176805" table:display="true" table:show-details="true"/>
                <table:data-pilot-member table:name="0,00177047" table:display="true" table:show-details="true"/>
                <table:data-pilot-member table:name="0,00177256" table:display="true" table:show-details="true"/>
                <table:data-pilot-member table:name="0,00177431" table:display="true" table:show-details="true"/>
                <table:data-pilot-member table:name="0,00177479" table:display="true" table:show-details="true"/>
                <table:data-pilot-member table:name="0,00177793" table:display="true" table:show-details="true"/>
                <table:data-pilot-member table:name="0,00178068" table:display="true" table:show-details="true"/>
                <table:data-pilot-member table:name="0,00178193" table:display="true" table:show-details="true"/>
                <table:data-pilot-member table:name="0,00178964" table:display="true" table:show-details="true"/>
                <table:data-pilot-member table:name="0,00179014" table:display="true" table:show-details="true"/>
                <table:data-pilot-member table:name="0,00179442" table:display="true" table:show-details="true"/>
                <table:data-pilot-member table:name="0,001795" table:display="true" table:show-details="true"/>
                <table:data-pilot-member table:name="0,0017972" table:display="true" table:show-details="true"/>
                <table:data-pilot-member table:name="0,0017974" table:display="true" table:show-details="true"/>
                <table:data-pilot-member table:name="0,00179757" table:display="true" table:show-details="true"/>
                <table:data-pilot-member table:name="0,00179772" table:display="true" table:show-details="true"/>
                <table:data-pilot-member table:name="0,00179981" table:display="true" table:show-details="true"/>
                <table:data-pilot-member table:name="0,00180085" table:display="true" table:show-details="true"/>
                <table:data-pilot-member table:name="0,00180194" table:display="true" table:show-details="true"/>
                <table:data-pilot-member table:name="0,00180405" table:display="true" table:show-details="true"/>
                <table:data-pilot-member table:name="0,00180652" table:display="true" table:show-details="true"/>
                <table:data-pilot-member table:name="0,00180695" table:display="true" table:show-details="true"/>
                <table:data-pilot-member table:name="0,00181001" table:display="true" table:show-details="true"/>
                <table:data-pilot-member table:name="0,00181239" table:display="true" table:show-details="true"/>
                <table:data-pilot-member table:name="0,00181355" table:display="true" table:show-details="true"/>
                <table:data-pilot-member table:name="0,00181641" table:display="true" table:show-details="true"/>
                <table:data-pilot-member table:name="0,00182028" table:display="true" table:show-details="true"/>
                <table:data-pilot-member table:name="0,00182106" table:display="true" table:show-details="true"/>
                <table:data-pilot-member table:name="0,00182172" table:display="true" table:show-details="true"/>
                <table:data-pilot-member table:name="0,00182281" table:display="true" table:show-details="true"/>
                <table:data-pilot-member table:name="0,00182563" table:display="true" table:show-details="true"/>
                <table:data-pilot-member table:name="0,00182819" table:display="true" table:show-details="true"/>
                <table:data-pilot-member table:name="0,00182822" table:display="true" table:show-details="true"/>
                <table:data-pilot-member table:name="0,00183039" table:display="true" table:show-details="true"/>
                <table:data-pilot-member table:name="0,00183455" table:display="true" table:show-details="true"/>
                <table:data-pilot-member table:name="0,00183636" table:display="true" table:show-details="true"/>
                <table:data-pilot-member table:name="0,0018369" table:display="true" table:show-details="true"/>
                <table:data-pilot-member table:name="0,00183796" table:display="true" table:show-details="true"/>
                <table:data-pilot-member table:name="0,00184074" table:display="true" table:show-details="true"/>
                <table:data-pilot-member table:name="0,00184097" table:display="true" table:show-details="true"/>
                <table:data-pilot-member table:name="0,00184099" table:display="true" table:show-details="true"/>
                <table:data-pilot-member table:name="0,00184133" table:display="true" table:show-details="true"/>
                <table:data-pilot-member table:name="0,00184188" table:display="true" table:show-details="true"/>
                <table:data-pilot-member table:name="0,0018449" table:display="true" table:show-details="true"/>
                <table:data-pilot-member table:name="0,00184502" table:display="true" table:show-details="true"/>
                <table:data-pilot-member table:name="0,00184735" table:display="true" table:show-details="true"/>
                <table:data-pilot-member table:name="0,00184894" table:display="true" table:show-details="true"/>
                <table:data-pilot-member table:name="0,00184945" table:display="true" table:show-details="true"/>
                <table:data-pilot-member table:name="0,0018535" table:display="true" table:show-details="true"/>
                <table:data-pilot-member table:name="0,00185526" table:display="true" table:show-details="true"/>
                <table:data-pilot-member table:name="0,00185577" table:display="true" table:show-details="true"/>
                <table:data-pilot-member table:name="0,00185749" table:display="true" table:show-details="true"/>
                <table:data-pilot-member table:name="0,00185919" table:display="true" table:show-details="true"/>
                <table:data-pilot-member table:name="0,00186075" table:display="true" table:show-details="true"/>
                <table:data-pilot-member table:name="0,00186266" table:display="true" table:show-details="true"/>
                <table:data-pilot-member table:name="0,00186551" table:display="true" table:show-details="true"/>
                <table:data-pilot-member table:name="0,00186642" table:display="true" table:show-details="true"/>
                <table:data-pilot-member table:name="0,0018673" table:display="true" table:show-details="true"/>
                <table:data-pilot-member table:name="0,0018703" table:display="true" table:show-details="true"/>
                <table:data-pilot-member table:name="0,00187142" table:display="true" table:show-details="true"/>
                <table:data-pilot-member table:name="0,00187268" table:display="true" table:show-details="true"/>
                <table:data-pilot-member table:name="0,00187272" table:display="true" table:show-details="true"/>
                <table:data-pilot-member table:name="0,00187341" table:display="true" table:show-details="true"/>
                <table:data-pilot-member table:name="0,00187535" table:display="true" table:show-details="true"/>
                <table:data-pilot-member table:name="0,00187649" table:display="true" table:show-details="true"/>
                <table:data-pilot-member table:name="0,00188062" table:display="true" table:show-details="true"/>
                <table:data-pilot-member table:name="0,00188153" table:display="true" table:show-details="true"/>
                <table:data-pilot-member table:name="0,00188263" table:display="true" table:show-details="true"/>
                <table:data-pilot-member table:name="0,00188414" table:display="true" table:show-details="true"/>
                <table:data-pilot-member table:name="0,00188415" table:display="true" table:show-details="true"/>
                <table:data-pilot-member table:name="0,0018842" table:display="true" table:show-details="true"/>
                <table:data-pilot-member table:name="0,00188483" table:display="true" table:show-details="true"/>
                <table:data-pilot-member table:name="0,00188621" table:display="true" table:show-details="true"/>
                <table:data-pilot-member table:name="0,00188684" table:display="true" table:show-details="true"/>
                <table:data-pilot-member table:name="0,00188807" table:display="true" table:show-details="true"/>
                <table:data-pilot-member table:name="0,0018889" table:display="true" table:show-details="true"/>
                <table:data-pilot-member table:name="0,00189306" table:display="true" table:show-details="true"/>
                <table:data-pilot-member table:name="0,00189513" table:display="true" table:show-details="true"/>
                <table:data-pilot-member table:name="0,00189781" table:display="true" table:show-details="true"/>
                <table:data-pilot-member table:name="0,00189821" table:display="true" table:show-details="true"/>
                <table:data-pilot-member table:name="0,00190102" table:display="true" table:show-details="true"/>
                <table:data-pilot-member table:name="0,00190306" table:display="true" table:show-details="true"/>
                <table:data-pilot-member table:name="0,0019035" table:display="true" table:show-details="true"/>
                <table:data-pilot-member table:name="0,00190472" table:display="true" table:show-details="true"/>
                <table:data-pilot-member table:name="0,00190711" table:display="true" table:show-details="true"/>
                <table:data-pilot-member table:name="0,00190714" table:display="true" table:show-details="true"/>
                <table:data-pilot-member table:name="0,00190746" table:display="true" table:show-details="true"/>
                <table:data-pilot-member table:name="0,00190802" table:display="true" table:show-details="true"/>
                <table:data-pilot-member table:name="0,00190887" table:display="true" table:show-details="true"/>
                <table:data-pilot-member table:name="0,00191364" table:display="true" table:show-details="true"/>
                <table:data-pilot-member table:name="0,00191596" table:display="true" table:show-details="true"/>
                <table:data-pilot-member table:name="0,00191623" table:display="true" table:show-details="true"/>
                <table:data-pilot-member table:name="0,00191723" table:display="true" table:show-details="true"/>
                <table:data-pilot-member table:name="0,00191849" table:display="true" table:show-details="true"/>
                <table:data-pilot-member table:name="0,00192637" table:display="true" table:show-details="true"/>
                <table:data-pilot-member table:name="0,0019273" table:display="true" table:show-details="true"/>
                <table:data-pilot-member table:name="0,00192839" table:display="true" table:show-details="true"/>
                <table:data-pilot-member table:name="0,00192857" table:display="true" table:show-details="true"/>
                <table:data-pilot-member table:name="0,00192965" table:display="true" table:show-details="true"/>
                <table:data-pilot-member table:name="0,00193223" table:display="true" table:show-details="true"/>
                <table:data-pilot-member table:name="0,00193453" table:display="true" table:show-details="true"/>
                <table:data-pilot-member table:name="0,00193641" table:display="true" table:show-details="true"/>
                <table:data-pilot-member table:name="0,00193742" table:display="true" table:show-details="true"/>
                <table:data-pilot-member table:name="0,00193971" table:display="true" table:show-details="true"/>
                <table:data-pilot-member table:name="0,00194043" table:display="true" table:show-details="true"/>
                <table:data-pilot-member table:name="0,00194334" table:display="true" table:show-details="true"/>
                <table:data-pilot-member table:name="0,00194401" table:display="true" table:show-details="true"/>
                <table:data-pilot-member table:name="0,00194446" table:display="true" table:show-details="true"/>
                <table:data-pilot-member table:name="0,00194498" table:display="true" table:show-details="true"/>
                <table:data-pilot-member table:name="0,00194981" table:display="true" table:show-details="true"/>
                <table:data-pilot-member table:name="0,0019534" table:display="true" table:show-details="true"/>
                <table:data-pilot-member table:name="0,00195361" table:display="true" table:show-details="true"/>
                <table:data-pilot-member table:name="0,00195587" table:display="true" table:show-details="true"/>
                <table:data-pilot-member table:name="0,0019614" table:display="true" table:show-details="true"/>
                <table:data-pilot-member table:name="0,001962" table:display="true" table:show-details="true"/>
                <table:data-pilot-member table:name="0,00196276" table:display="true" table:show-details="true"/>
                <table:data-pilot-member table:name="0,00196452" table:display="true" table:show-details="true"/>
                <table:data-pilot-member table:name="0,00196641" table:display="true" table:show-details="true"/>
                <table:data-pilot-member table:name="0,00196655" table:display="true" table:show-details="true"/>
                <table:data-pilot-member table:name="0,00196689" table:display="true" table:show-details="true"/>
                <table:data-pilot-member table:name="0,00196722" table:display="true" table:show-details="true"/>
                <table:data-pilot-member table:name="0,0019676" table:display="true" table:show-details="true"/>
                <table:data-pilot-member table:name="0,00197006" table:display="true" table:show-details="true"/>
                <table:data-pilot-member table:name="0,00197276" table:display="true" table:show-details="true"/>
                <table:data-pilot-member table:name="0,00197332" table:display="true" table:show-details="true"/>
                <table:data-pilot-member table:name="0,00197362" table:display="true" table:show-details="true"/>
                <table:data-pilot-member table:name="0,00197842" table:display="true" table:show-details="true"/>
                <table:data-pilot-member table:name="0,00198074" table:display="true" table:show-details="true"/>
                <table:data-pilot-member table:name="0,00198086" table:display="true" table:show-details="true"/>
                <table:data-pilot-member table:name="0,0019822" table:display="true" table:show-details="true"/>
                <table:data-pilot-member table:name="0,00198414" table:display="true" table:show-details="true"/>
                <table:data-pilot-member table:name="0,00198491" table:display="true" table:show-details="true"/>
                <table:data-pilot-member table:name="0,00198497" table:display="true" table:show-details="true"/>
                <table:data-pilot-member table:name="0,00198678" table:display="true" table:show-details="true"/>
                <table:data-pilot-member table:name="0,00198845" table:display="true" table:show-details="true"/>
                <table:data-pilot-member table:name="0,00198853" table:display="true" table:show-details="true"/>
                <table:data-pilot-member table:name="0,00198855" table:display="true" table:show-details="true"/>
                <table:data-pilot-member table:name="0,00198907" table:display="true" table:show-details="true"/>
                <table:data-pilot-member table:name="0,00198957" table:display="true" table:show-details="true"/>
                <table:data-pilot-member table:name="0,00198965" table:display="true" table:show-details="true"/>
                <table:data-pilot-member table:name="0,0019916" table:display="true" table:show-details="true"/>
                <table:data-pilot-member table:name="0,00199342" table:display="true" table:show-details="true"/>
                <table:data-pilot-member table:name="0,0019965" table:display="true" table:show-details="true"/>
                <table:data-pilot-member table:name="0,0019993" table:display="true" table:show-details="true"/>
                <table:data-pilot-member table:name="0,00200605" table:display="true" table:show-details="true"/>
                <table:data-pilot-member table:name="0,00200611" table:display="true" table:show-details="true"/>
                <table:data-pilot-member table:name="0,00200718" table:display="true" table:show-details="true"/>
                <table:data-pilot-member table:name="0,00200825" table:display="true" table:show-details="true"/>
                <table:data-pilot-member table:name="0,00200974" table:display="true" table:show-details="true"/>
                <table:data-pilot-member table:name="0,0020113" table:display="true" table:show-details="true"/>
                <table:data-pilot-member table:name="0,00201181" table:display="true" table:show-details="true"/>
                <table:data-pilot-member table:name="0,00201254" table:display="true" table:show-details="true"/>
                <table:data-pilot-member table:name="0,00201332" table:display="true" table:show-details="true"/>
                <table:data-pilot-member table:name="0,00201485" table:display="true" table:show-details="true"/>
                <table:data-pilot-member table:name="0,00201649" table:display="true" table:show-details="true"/>
                <table:data-pilot-member table:name="0,00201715" table:display="true" table:show-details="true"/>
                <table:data-pilot-member table:name="0,00201837" table:display="true" table:show-details="true"/>
                <table:data-pilot-member table:name="0,00201841" table:display="true" table:show-details="true"/>
                <table:data-pilot-member table:name="0,00201945" table:display="true" table:show-details="true"/>
                <table:data-pilot-member table:name="0,00201947" table:display="true" table:show-details="true"/>
                <table:data-pilot-member table:name="0,00202468" table:display="true" table:show-details="true"/>
                <table:data-pilot-member table:name="0,00202737" table:display="true" table:show-details="true"/>
                <table:data-pilot-member table:name="0,00202816" table:display="true" table:show-details="true"/>
                <table:data-pilot-member table:name="0,00202847" table:display="true" table:show-details="true"/>
                <table:data-pilot-member table:name="0,00202906" table:display="true" table:show-details="true"/>
                <table:data-pilot-member table:name="0,00203221" table:display="true" table:show-details="true"/>
                <table:data-pilot-member table:name="0,00203596" table:display="true" table:show-details="true"/>
                <table:data-pilot-member table:name="0,00203729" table:display="true" table:show-details="true"/>
                <table:data-pilot-member table:name="0,00203899" table:display="true" table:show-details="true"/>
                <table:data-pilot-member table:name="0,00204844" table:display="true" table:show-details="true"/>
                <table:data-pilot-member table:name="0,00204862" table:display="true" table:show-details="true"/>
                <table:data-pilot-member table:name="0,0020487" table:display="true" table:show-details="true"/>
                <table:data-pilot-member table:name="0,00205018" table:display="true" table:show-details="true"/>
                <table:data-pilot-member table:name="0,00205069" table:display="true" table:show-details="true"/>
                <table:data-pilot-member table:name="0,00205078" table:display="true" table:show-details="true"/>
                <table:data-pilot-member table:name="0,00205184" table:display="true" table:show-details="true"/>
                <table:data-pilot-member table:name="0,00205435" table:display="true" table:show-details="true"/>
                <table:data-pilot-member table:name="0,00205439" table:display="true" table:show-details="true"/>
                <table:data-pilot-member table:name="0,00205857" table:display="true" table:show-details="true"/>
                <table:data-pilot-member table:name="0,00205966" table:display="true" table:show-details="true"/>
                <table:data-pilot-member table:name="0,00205994" table:display="true" table:show-details="true"/>
                <table:data-pilot-member table:name="0,00206039" table:display="true" table:show-details="true"/>
                <table:data-pilot-member table:name="0,0020623" table:display="true" table:show-details="true"/>
                <table:data-pilot-member table:name="0,00206359" table:display="true" table:show-details="true"/>
                <table:data-pilot-member table:name="0,0020645" table:display="true" table:show-details="true"/>
                <table:data-pilot-member table:name="0,00206661" table:display="true" table:show-details="true"/>
                <table:data-pilot-member table:name="0,00206753" table:display="true" table:show-details="true"/>
                <table:data-pilot-member table:name="0,00206895" table:display="true" table:show-details="true"/>
                <table:data-pilot-member table:name="0,00207126" table:display="true" table:show-details="true"/>
                <table:data-pilot-member table:name="0,00207181" table:display="true" table:show-details="true"/>
                <table:data-pilot-member table:name="0,00207283" table:display="true" table:show-details="true"/>
                <table:data-pilot-member table:name="0,00207327" table:display="true" table:show-details="true"/>
                <table:data-pilot-member table:name="0,00207394" table:display="true" table:show-details="true"/>
                <table:data-pilot-member table:name="0,00207487" table:display="true" table:show-details="true"/>
                <table:data-pilot-member table:name="0,00207609" table:display="true" table:show-details="true"/>
                <table:data-pilot-member table:name="0,00207702" table:display="true" table:show-details="true"/>
                <table:data-pilot-member table:name="0,00208048" table:display="true" table:show-details="true"/>
                <table:data-pilot-member table:name="0,0020813" table:display="true" table:show-details="true"/>
                <table:data-pilot-member table:name="0,00208139" table:display="true" table:show-details="true"/>
                <table:data-pilot-member table:name="0,00208388" table:display="true" table:show-details="true"/>
                <table:data-pilot-member table:name="0,00208511" table:display="true" table:show-details="true"/>
                <table:data-pilot-member table:name="0,00208572" table:display="true" table:show-details="true"/>
                <table:data-pilot-member table:name="0,00208703" table:display="true" table:show-details="true"/>
                <table:data-pilot-member table:name="0,00208819" table:display="true" table:show-details="true"/>
                <table:data-pilot-member table:name="0,0020883" table:display="true" table:show-details="true"/>
                <table:data-pilot-member table:name="0,00208859" table:display="true" table:show-details="true"/>
                <table:data-pilot-member table:name="0,00208872" table:display="true" table:show-details="true"/>
                <table:data-pilot-member table:name="0,00208946" table:display="true" table:show-details="true"/>
                <table:data-pilot-member table:name="0,00209066" table:display="true" table:show-details="true"/>
                <table:data-pilot-member table:name="0,00209382" table:display="true" table:show-details="true"/>
                <table:data-pilot-member table:name="0,00209403" table:display="true" table:show-details="true"/>
                <table:data-pilot-member table:name="0,00209506" table:display="true" table:show-details="true"/>
                <table:data-pilot-member table:name="0,00210061" table:display="true" table:show-details="true"/>
                <table:data-pilot-member table:name="0,00210155" table:display="true" table:show-details="true"/>
                <table:data-pilot-member table:name="0,00210224" table:display="true" table:show-details="true"/>
                <table:data-pilot-member table:name="0,00210591" table:display="true" table:show-details="true"/>
                <table:data-pilot-member table:name="0,00210864" table:display="true" table:show-details="true"/>
                <table:data-pilot-member table:name="0,00210944" table:display="true" table:show-details="true"/>
                <table:data-pilot-member table:name="0,0021111" table:display="true" table:show-details="true"/>
                <table:data-pilot-member table:name="0,00211206" table:display="true" table:show-details="true"/>
                <table:data-pilot-member table:name="0,00211396" table:display="true" table:show-details="true"/>
                <table:data-pilot-member table:name="0,00211503" table:display="true" table:show-details="true"/>
                <table:data-pilot-member table:name="0,00211663" table:display="true" table:show-details="true"/>
                <table:data-pilot-member table:name="0,00211723" table:display="true" table:show-details="true"/>
                <table:data-pilot-member table:name="0,00212013" table:display="true" table:show-details="true"/>
                <table:data-pilot-member table:name="0,0021211" table:display="true" table:show-details="true"/>
                <table:data-pilot-member table:name="0,0021227" table:display="true" table:show-details="true"/>
                <table:data-pilot-member table:name="0,00212309" table:display="true" table:show-details="true"/>
                <table:data-pilot-member table:name="0,00212352" table:display="true" table:show-details="true"/>
                <table:data-pilot-member table:name="0,0021263" table:display="true" table:show-details="true"/>
                <table:data-pilot-member table:name="0,00212641" table:display="true" table:show-details="true"/>
                <table:data-pilot-member table:name="0,00212718" table:display="true" table:show-details="true"/>
                <table:data-pilot-member table:name="0,00212849" table:display="true" table:show-details="true"/>
                <table:data-pilot-member table:name="0,0021289" table:display="true" table:show-details="true"/>
                <table:data-pilot-member table:name="0,00212995" table:display="true" table:show-details="true"/>
                <table:data-pilot-member table:name="0,00213161" table:display="true" table:show-details="true"/>
                <table:data-pilot-member table:name="0,00213241" table:display="true" table:show-details="true"/>
                <table:data-pilot-member table:name="0,00213323" table:display="true" table:show-details="true"/>
                <table:data-pilot-member table:name="0,00213455" table:display="true" table:show-details="true"/>
                <table:data-pilot-member table:name="0,00213887" table:display="true" table:show-details="true"/>
                <table:data-pilot-member table:name="0,00213959" table:display="true" table:show-details="true"/>
                <table:data-pilot-member table:name="0,00214052" table:display="true" table:show-details="true"/>
                <table:data-pilot-member table:name="0,00214563" table:display="true" table:show-details="true"/>
                <table:data-pilot-member table:name="0,00214628" table:display="true" table:show-details="true"/>
                <table:data-pilot-member table:name="0,00214738" table:display="true" table:show-details="true"/>
                <table:data-pilot-member table:name="0,00215273" table:display="true" table:show-details="true"/>
                <table:data-pilot-member table:name="0,00215408" table:display="true" table:show-details="true"/>
                <table:data-pilot-member table:name="0,00215943" table:display="true" table:show-details="true"/>
                <table:data-pilot-member table:name="0,00215944" table:display="true" table:show-details="true"/>
                <table:data-pilot-member table:name="0,00216009" table:display="true" table:show-details="true"/>
                <table:data-pilot-member table:name="0,00216053" table:display="true" table:show-details="true"/>
                <table:data-pilot-member table:name="0,00216193" table:display="true" table:show-details="true"/>
                <table:data-pilot-member table:name="0,00216228" table:display="true" table:show-details="true"/>
                <table:data-pilot-member table:name="0,00216503" table:display="true" table:show-details="true"/>
                <table:data-pilot-member table:name="0,00216549" table:display="true" table:show-details="true"/>
                <table:data-pilot-member table:name="0,00216757" table:display="true" table:show-details="true"/>
                <table:data-pilot-member table:name="0,00216789" table:display="true" table:show-details="true"/>
                <table:data-pilot-member table:name="0,00216826" table:display="true" table:show-details="true"/>
                <table:data-pilot-member table:name="0,00216877" table:display="true" table:show-details="true"/>
                <table:data-pilot-member table:name="0,00217282" table:display="true" table:show-details="true"/>
                <table:data-pilot-member table:name="0,00217624" table:display="true" table:show-details="true"/>
                <table:data-pilot-member table:name="0,002177" table:display="true" table:show-details="true"/>
                <table:data-pilot-member table:name="0,00217745" table:display="true" table:show-details="true"/>
                <table:data-pilot-member table:name="0,00217812" table:display="true" table:show-details="true"/>
                <table:data-pilot-member table:name="0,00217893" table:display="true" table:show-details="true"/>
                <table:data-pilot-member table:name="0,0021793" table:display="true" table:show-details="true"/>
                <table:data-pilot-member table:name="0,00217974" table:display="true" table:show-details="true"/>
                <table:data-pilot-member table:name="0,00218327" table:display="true" table:show-details="true"/>
                <table:data-pilot-member table:name="0,00218641" table:display="true" table:show-details="true"/>
                <table:data-pilot-member table:name="0,00218828" table:display="true" table:show-details="true"/>
                <table:data-pilot-member table:name="0,0021888" table:display="true" table:show-details="true"/>
                <table:data-pilot-member table:name="0,00219137" table:display="true" table:show-details="true"/>
                <table:data-pilot-member table:name="0,00219233" table:display="true" table:show-details="true"/>
                <table:data-pilot-member table:name="0,00219368" table:display="true" table:show-details="true"/>
                <table:data-pilot-member table:name="0,00219418" table:display="true" table:show-details="true"/>
                <table:data-pilot-member table:name="0,00219428" table:display="true" table:show-details="true"/>
                <table:data-pilot-member table:name="0,00219596" table:display="true" table:show-details="true"/>
                <table:data-pilot-member table:name="0,00219826" table:display="true" table:show-details="true"/>
                <table:data-pilot-member table:name="0,00219857" table:display="true" table:show-details="true"/>
                <table:data-pilot-member table:name="0,00220211" table:display="true" table:show-details="true"/>
                <table:data-pilot-member table:name="0,00220225" table:display="true" table:show-details="true"/>
                <table:data-pilot-member table:name="0,00220239" table:display="true" table:show-details="true"/>
                <table:data-pilot-member table:name="0,00220374" table:display="true" table:show-details="true"/>
                <table:data-pilot-member table:name="0,00220426" table:display="true" table:show-details="true"/>
                <table:data-pilot-member table:name="0,00220723" table:display="true" table:show-details="true"/>
                <table:data-pilot-member table:name="0,002211" table:display="true" table:show-details="true"/>
                <table:data-pilot-member table:name="0,00221249" table:display="true" table:show-details="true"/>
                <table:data-pilot-member table:name="0,00221425" table:display="true" table:show-details="true"/>
                <table:data-pilot-member table:name="0,00221437" table:display="true" table:show-details="true"/>
                <table:data-pilot-member table:name="0,00221647" table:display="true" table:show-details="true"/>
                <table:data-pilot-member table:name="0,00221808" table:display="true" table:show-details="true"/>
                <table:data-pilot-member table:name="0,00221822" table:display="true" table:show-details="true"/>
                <table:data-pilot-member table:name="0,00221923" table:display="true" table:show-details="true"/>
                <table:data-pilot-member table:name="0,00222058" table:display="true" table:show-details="true"/>
                <table:data-pilot-member table:name="0,00222225" table:display="true" table:show-details="true"/>
                <table:data-pilot-member table:name="0,00222411" table:display="true" table:show-details="true"/>
                <table:data-pilot-member table:name="0,00222498" table:display="true" table:show-details="true"/>
                <table:data-pilot-member table:name="0,00222553" table:display="true" table:show-details="true"/>
                <table:data-pilot-member table:name="0,00222886" table:display="true" table:show-details="true"/>
                <table:data-pilot-member table:name="0,00222902" table:display="true" table:show-details="true"/>
                <table:data-pilot-member table:name="0,00222993" table:display="true" table:show-details="true"/>
                <table:data-pilot-member table:name="0,00223014" table:display="true" table:show-details="true"/>
                <table:data-pilot-member table:name="0,00223071" table:display="true" table:show-details="true"/>
                <table:data-pilot-member table:name="0,00223173" table:display="true" table:show-details="true"/>
                <table:data-pilot-member table:name="0,00223502" table:display="true" table:show-details="true"/>
                <table:data-pilot-member table:name="0,00223909" table:display="true" table:show-details="true"/>
                <table:data-pilot-member table:name="0,00224597" table:display="true" table:show-details="true"/>
                <table:data-pilot-member table:name="0,00224601" table:display="true" table:show-details="true"/>
                <table:data-pilot-member table:name="0,00224889" table:display="true" table:show-details="true"/>
                <table:data-pilot-member table:name="0,0022493" table:display="true" table:show-details="true"/>
                <table:data-pilot-member table:name="0,00225171" table:display="true" table:show-details="true"/>
                <table:data-pilot-member table:name="0,00225258" table:display="true" table:show-details="true"/>
                <table:data-pilot-member table:name="0,00225274" table:display="true" table:show-details="true"/>
                <table:data-pilot-member table:name="0,00225303" table:display="true" table:show-details="true"/>
                <table:data-pilot-member table:name="0,00225447" table:display="true" table:show-details="true"/>
                <table:data-pilot-member table:name="0,0022545" table:display="true" table:show-details="true"/>
                <table:data-pilot-member table:name="0,00225591" table:display="true" table:show-details="true"/>
                <table:data-pilot-member table:name="0,00225668" table:display="true" table:show-details="true"/>
                <table:data-pilot-member table:name="0,00225669" table:display="true" table:show-details="true"/>
                <table:data-pilot-member table:name="0,00225871" table:display="true" table:show-details="true"/>
                <table:data-pilot-member table:name="0,0022604" table:display="true" table:show-details="true"/>
                <table:data-pilot-member table:name="0,00226178" table:display="true" table:show-details="true"/>
                <table:data-pilot-member table:name="0,00226203" table:display="true" table:show-details="true"/>
                <table:data-pilot-member table:name="0,00226208" table:display="true" table:show-details="true"/>
                <table:data-pilot-member table:name="0,0022635" table:display="true" table:show-details="true"/>
                <table:data-pilot-member table:name="0,00226423" table:display="true" table:show-details="true"/>
                <table:data-pilot-member table:name="0,00226458" table:display="true" table:show-details="true"/>
                <table:data-pilot-member table:name="0,00227077" table:display="true" table:show-details="true"/>
                <table:data-pilot-member table:name="0,00227252" table:display="true" table:show-details="true"/>
                <table:data-pilot-member table:name="0,00227373" table:display="true" table:show-details="true"/>
                <table:data-pilot-member table:name="0,00227451" table:display="true" table:show-details="true"/>
                <table:data-pilot-member table:name="0,00227464" table:display="true" table:show-details="true"/>
                <table:data-pilot-member table:name="0,00227479" table:display="true" table:show-details="true"/>
                <table:data-pilot-member table:name="0,0022748" table:display="true" table:show-details="true"/>
                <table:data-pilot-member table:name="0,00227573" table:display="true" table:show-details="true"/>
                <table:data-pilot-member table:name="0,00227643" table:display="true" table:show-details="true"/>
                <table:data-pilot-member table:name="0,00227714" table:display="true" table:show-details="true"/>
                <table:data-pilot-member table:name="0,0022773" table:display="true" table:show-details="true"/>
                <table:data-pilot-member table:name="0,00227746" table:display="true" table:show-details="true"/>
                <table:data-pilot-member table:name="0,00227833" table:display="true" table:show-details="true"/>
                <table:data-pilot-member table:name="0,00227918" table:display="true" table:show-details="true"/>
                <table:data-pilot-member table:name="0,00227964" table:display="true" table:show-details="true"/>
                <table:data-pilot-member table:name="0,00227977" table:display="true" table:show-details="true"/>
                <table:data-pilot-member table:name="0,00227995" table:display="true" table:show-details="true"/>
                <table:data-pilot-member table:name="0,0022833" table:display="true" table:show-details="true"/>
                <table:data-pilot-member table:name="0,00228487" table:display="true" table:show-details="true"/>
                <table:data-pilot-member table:name="0,00228592" table:display="true" table:show-details="true"/>
                <table:data-pilot-member table:name="0,00228612" table:display="true" table:show-details="true"/>
                <table:data-pilot-member table:name="0,00228642" table:display="true" table:show-details="true"/>
                <table:data-pilot-member table:name="0,00228664" table:display="true" table:show-details="true"/>
                <table:data-pilot-member table:name="0,00229207" table:display="true" table:show-details="true"/>
                <table:data-pilot-member table:name="0,0022924" table:display="true" table:show-details="true"/>
                <table:data-pilot-member table:name="0,00229262" table:display="true" table:show-details="true"/>
                <table:data-pilot-member table:name="0,00229283" table:display="true" table:show-details="true"/>
                <table:data-pilot-member table:name="0,00229333" table:display="true" table:show-details="true"/>
                <table:data-pilot-member table:name="0,00229347" table:display="true" table:show-details="true"/>
                <table:data-pilot-member table:name="0,00229397" table:display="true" table:show-details="true"/>
                <table:data-pilot-member table:name="0,00229399" table:display="true" table:show-details="true"/>
                <table:data-pilot-member table:name="0,00229555" table:display="true" table:show-details="true"/>
                <table:data-pilot-member table:name="0,0022966" table:display="true" table:show-details="true"/>
                <table:data-pilot-member table:name="0,00229753" table:display="true" table:show-details="true"/>
                <table:data-pilot-member table:name="0,00229854" table:display="true" table:show-details="true"/>
                <table:data-pilot-member table:name="0,00230296" table:display="true" table:show-details="true"/>
                <table:data-pilot-member table:name="0,00230424" table:display="true" table:show-details="true"/>
                <table:data-pilot-member table:name="0,0023045" table:display="true" table:show-details="true"/>
                <table:data-pilot-member table:name="0,00230516" table:display="true" table:show-details="true"/>
                <table:data-pilot-member table:name="0,00230653" table:display="true" table:show-details="true"/>
                <table:data-pilot-member table:name="0,0023066" table:display="true" table:show-details="true"/>
                <table:data-pilot-member table:name="0,00230724" table:display="true" table:show-details="true"/>
                <table:data-pilot-member table:name="0,00230758" table:display="true" table:show-details="true"/>
                <table:data-pilot-member table:name="0,00230971" table:display="true" table:show-details="true"/>
                <table:data-pilot-member table:name="0,00231063" table:display="true" table:show-details="true"/>
                <table:data-pilot-member table:name="0,00231271" table:display="true" table:show-details="true"/>
                <table:data-pilot-member table:name="0,00231652" table:display="true" table:show-details="true"/>
                <table:data-pilot-member table:name="0,00231694" table:display="true" table:show-details="true"/>
                <table:data-pilot-member table:name="0,00231853" table:display="true" table:show-details="true"/>
                <table:data-pilot-member table:name="0,00231973" table:display="true" table:show-details="true"/>
                <table:data-pilot-member table:name="0,00231983" table:display="true" table:show-details="true"/>
                <table:data-pilot-member table:name="0,00232091" table:display="true" table:show-details="true"/>
                <table:data-pilot-member table:name="0,00232178" table:display="true" table:show-details="true"/>
                <table:data-pilot-member table:name="0,00232347" table:display="true" table:show-details="true"/>
                <table:data-pilot-member table:name="0,00232408" table:display="true" table:show-details="true"/>
                <table:data-pilot-member table:name="0,00232661" table:display="true" table:show-details="true"/>
                <table:data-pilot-member table:name="0,00232803" table:display="true" table:show-details="true"/>
                <table:data-pilot-member table:name="0,00232871" table:display="true" table:show-details="true"/>
                <table:data-pilot-member table:name="0,00232946" table:display="true" table:show-details="true"/>
                <table:data-pilot-member table:name="0,00232957" table:display="true" table:show-details="true"/>
                <table:data-pilot-member table:name="0,00233281" table:display="true" table:show-details="true"/>
                <table:data-pilot-member table:name="0,00233358" table:display="true" table:show-details="true"/>
                <table:data-pilot-member table:name="0,00233364" table:display="true" table:show-details="true"/>
                <table:data-pilot-member table:name="0,00234335" table:display="true" table:show-details="true"/>
                <table:data-pilot-member table:name="0,00234458" table:display="true" table:show-details="true"/>
                <table:data-pilot-member table:name="0,00235075" table:display="true" table:show-details="true"/>
                <table:data-pilot-member table:name="0,00235155" table:display="true" table:show-details="true"/>
                <table:data-pilot-member table:name="0,00235174" table:display="true" table:show-details="true"/>
                <table:data-pilot-member table:name="0,00235236" table:display="true" table:show-details="true"/>
                <table:data-pilot-member table:name="0,0023527" table:display="true" table:show-details="true"/>
                <table:data-pilot-member table:name="0,00235509" table:display="true" table:show-details="true"/>
                <table:data-pilot-member table:name="0,00235552" table:display="true" table:show-details="true"/>
                <table:data-pilot-member table:name="0,00235619" table:display="true" table:show-details="true"/>
                <table:data-pilot-member table:name="0,00236032" table:display="true" table:show-details="true"/>
                <table:data-pilot-member table:name="0,002365" table:display="true" table:show-details="true"/>
                <table:data-pilot-member table:name="0,0023663" table:display="true" table:show-details="true"/>
                <table:data-pilot-member table:name="0,00236765" table:display="true" table:show-details="true"/>
                <table:data-pilot-member table:name="0,00236916" table:display="true" table:show-details="true"/>
                <table:data-pilot-member table:name="0,00236955" table:display="true" table:show-details="true"/>
                <table:data-pilot-member table:name="0,00236973" table:display="true" table:show-details="true"/>
                <table:data-pilot-member table:name="0,00237116" table:display="true" table:show-details="true"/>
                <table:data-pilot-member table:name="0,0023715" table:display="true" table:show-details="true"/>
                <table:data-pilot-member table:name="0,00237178" table:display="true" table:show-details="true"/>
                <table:data-pilot-member table:name="0,00237246" table:display="true" table:show-details="true"/>
                <table:data-pilot-member table:name="0,00237573" table:display="true" table:show-details="true"/>
                <table:data-pilot-member table:name="0,00237601" table:display="true" table:show-details="true"/>
                <table:data-pilot-member table:name="0,00237747" table:display="true" table:show-details="true"/>
                <table:data-pilot-member table:name="0,00237781" table:display="true" table:show-details="true"/>
                <table:data-pilot-member table:name="0,00238167" table:display="true" table:show-details="true"/>
                <table:data-pilot-member table:name="0,00238359" table:display="true" table:show-details="true"/>
                <table:data-pilot-member table:name="0,00238435" table:display="true" table:show-details="true"/>
                <table:data-pilot-member table:name="0,00238492" table:display="true" table:show-details="true"/>
                <table:data-pilot-member table:name="0,00238531" table:display="true" table:show-details="true"/>
                <table:data-pilot-member table:name="0,00238585" table:display="true" table:show-details="true"/>
                <table:data-pilot-member table:name="0,00238616" table:display="true" table:show-details="true"/>
                <table:data-pilot-member table:name="0,00238848" table:display="true" table:show-details="true"/>
                <table:data-pilot-member table:name="0,00239046" table:display="true" table:show-details="true"/>
                <table:data-pilot-member table:name="0,00239152" table:display="true" table:show-details="true"/>
                <table:data-pilot-member table:name="0,00239274" table:display="true" table:show-details="true"/>
                <table:data-pilot-member table:name="0,00239476" table:display="true" table:show-details="true"/>
                <table:data-pilot-member table:name="0,0023952" table:display="true" table:show-details="true"/>
                <table:data-pilot-member table:name="0,00239535" table:display="true" table:show-details="true"/>
                <table:data-pilot-member table:name="0,00239648" table:display="true" table:show-details="true"/>
                <table:data-pilot-member table:name="0,00239655" table:display="true" table:show-details="true"/>
                <table:data-pilot-member table:name="0,00239898" table:display="true" table:show-details="true"/>
                <table:data-pilot-member table:name="0,0023994" table:display="true" table:show-details="true"/>
                <table:data-pilot-member table:name="0,00240179" table:display="true" table:show-details="true"/>
                <table:data-pilot-member table:name="0,00240344" table:display="true" table:show-details="true"/>
                <table:data-pilot-member table:name="0,00240393" table:display="true" table:show-details="true"/>
                <table:data-pilot-member table:name="0,00240533" table:display="true" table:show-details="true"/>
                <table:data-pilot-member table:name="0,00240867" table:display="true" table:show-details="true"/>
                <table:data-pilot-member table:name="0,00241029" table:display="true" table:show-details="true"/>
                <table:data-pilot-member table:name="0,00241087" table:display="true" table:show-details="true"/>
                <table:data-pilot-member table:name="0,00241194" table:display="true" table:show-details="true"/>
                <table:data-pilot-member table:name="0,00241656" table:display="true" table:show-details="true"/>
                <table:data-pilot-member table:name="0,00241818" table:display="true" table:show-details="true"/>
                <table:data-pilot-member table:name="0,00242143" table:display="true" table:show-details="true"/>
                <table:data-pilot-member table:name="0,00242211" table:display="true" table:show-details="true"/>
                <table:data-pilot-member table:name="0,00242249" table:display="true" table:show-details="true"/>
                <table:data-pilot-member table:name="0,00242349" table:display="true" table:show-details="true"/>
                <table:data-pilot-member table:name="0,00242553" table:display="true" table:show-details="true"/>
                <table:data-pilot-member table:name="0,00242685" table:display="true" table:show-details="true"/>
                <table:data-pilot-member table:name="0,00242962" table:display="true" table:show-details="true"/>
                <table:data-pilot-member table:name="0,00243012" table:display="true" table:show-details="true"/>
                <table:data-pilot-member table:name="0,00243161" table:display="true" table:show-details="true"/>
                <table:data-pilot-member table:name="0,00243198" table:display="true" table:show-details="true"/>
                <table:data-pilot-member table:name="0,00243213" table:display="true" table:show-details="true"/>
                <table:data-pilot-member table:name="0,00243233" table:display="true" table:show-details="true"/>
                <table:data-pilot-member table:name="0,00243293" table:display="true" table:show-details="true"/>
                <table:data-pilot-member table:name="0,00243304" table:display="true" table:show-details="true"/>
                <table:data-pilot-member table:name="0,00243346" table:display="true" table:show-details="true"/>
                <table:data-pilot-member table:name="0,00243409" table:display="true" table:show-details="true"/>
                <table:data-pilot-member table:name="0,00243418" table:display="true" table:show-details="true"/>
                <table:data-pilot-member table:name="0,00243424" table:display="true" table:show-details="true"/>
                <table:data-pilot-member table:name="0,00243521" table:display="true" table:show-details="true"/>
                <table:data-pilot-member table:name="0,00243531" table:display="true" table:show-details="true"/>
                <table:data-pilot-member table:name="0,00243839" table:display="true" table:show-details="true"/>
                <table:data-pilot-member table:name="0,0024385" table:display="true" table:show-details="true"/>
                <table:data-pilot-member table:name="0,00244388" table:display="true" table:show-details="true"/>
                <table:data-pilot-member table:name="0,00244396" table:display="true" table:show-details="true"/>
                <table:data-pilot-member table:name="0,00244409" table:display="true" table:show-details="true"/>
                <table:data-pilot-member table:name="0,00244427" table:display="true" table:show-details="true"/>
                <table:data-pilot-member table:name="0,00244592" table:display="true" table:show-details="true"/>
                <table:data-pilot-member table:name="0,00244668" table:display="true" table:show-details="true"/>
                <table:data-pilot-member table:name="0,00244858" table:display="true" table:show-details="true"/>
                <table:data-pilot-member table:name="0,00244948" table:display="true" table:show-details="true"/>
                <table:data-pilot-member table:name="0,00245334" table:display="true" table:show-details="true"/>
                <table:data-pilot-member table:name="0,00245555" table:display="true" table:show-details="true"/>
                <table:data-pilot-member table:name="0,0024581" table:display="true" table:show-details="true"/>
                <table:data-pilot-member table:name="0,00246026" table:display="true" table:show-details="true"/>
                <table:data-pilot-member table:name="0,00246174" table:display="true" table:show-details="true"/>
                <table:data-pilot-member table:name="0,00246179" table:display="true" table:show-details="true"/>
                <table:data-pilot-member table:name="0,0024618" table:display="true" table:show-details="true"/>
                <table:data-pilot-member table:name="0,00246228" table:display="true" table:show-details="true"/>
                <table:data-pilot-member table:name="0,00246337" table:display="true" table:show-details="true"/>
                <table:data-pilot-member table:name="0,00246725" table:display="true" table:show-details="true"/>
                <table:data-pilot-member table:name="0,00246819" table:display="true" table:show-details="true"/>
                <table:data-pilot-member table:name="0,00246904" table:display="true" table:show-details="true"/>
                <table:data-pilot-member table:name="0,00246906" table:display="true" table:show-details="true"/>
                <table:data-pilot-member table:name="0,00246989" table:display="true" table:show-details="true"/>
                <table:data-pilot-member table:name="0,00247007" table:display="true" table:show-details="true"/>
                <table:data-pilot-member table:name="0,00247195" table:display="true" table:show-details="true"/>
                <table:data-pilot-member table:name="0,00247386" table:display="true" table:show-details="true"/>
                <table:data-pilot-member table:name="0,00247459" table:display="true" table:show-details="true"/>
                <table:data-pilot-member table:name="0,00247478" table:display="true" table:show-details="true"/>
                <table:data-pilot-member table:name="0,00247925" table:display="true" table:show-details="true"/>
                <table:data-pilot-member table:name="0,00248523" table:display="true" table:show-details="true"/>
                <table:data-pilot-member table:name="0,00248545" table:display="true" table:show-details="true"/>
                <table:data-pilot-member table:name="0,00248645" table:display="true" table:show-details="true"/>
                <table:data-pilot-member table:name="0,00248687" table:display="true" table:show-details="true"/>
                <table:data-pilot-member table:name="0,00248724" table:display="true" table:show-details="true"/>
                <table:data-pilot-member table:name="0,00248925" table:display="true" table:show-details="true"/>
                <table:data-pilot-member table:name="0,00249397" table:display="true" table:show-details="true"/>
                <table:data-pilot-member table:name="0,00249428" table:display="true" table:show-details="true"/>
                <table:data-pilot-member table:name="0,0024944" table:display="true" table:show-details="true"/>
                <table:data-pilot-member table:name="0,00249502" table:display="true" table:show-details="true"/>
                <table:data-pilot-member table:name="0,0024952" table:display="true" table:show-details="true"/>
                <table:data-pilot-member table:name="0,00249565" table:display="true" table:show-details="true"/>
                <table:data-pilot-member table:name="0,00249898" table:display="true" table:show-details="true"/>
                <table:data-pilot-member table:name="0,00249944" table:display="true" table:show-details="true"/>
                <table:data-pilot-member table:name="0,00249961" table:display="true" table:show-details="true"/>
                <table:data-pilot-member table:name="0,00249969" table:display="true" table:show-details="true"/>
                <table:data-pilot-member table:name="0,00249975" table:display="true" table:show-details="true"/>
                <table:data-pilot-member table:name="0,00250013" table:display="true" table:show-details="true"/>
                <table:data-pilot-member table:name="0,00250145" table:display="true" table:show-details="true"/>
                <table:data-pilot-member table:name="0,00250174" table:display="true" table:show-details="true"/>
                <table:data-pilot-member table:name="0,00250231" table:display="true" table:show-details="true"/>
                <table:data-pilot-member table:name="0,00250297" table:display="true" table:show-details="true"/>
                <table:data-pilot-member table:name="0,00250298" table:display="true" table:show-details="true"/>
                <table:data-pilot-member table:name="0,00250512" table:display="true" table:show-details="true"/>
                <table:data-pilot-member table:name="0,00250798" table:display="true" table:show-details="true"/>
                <table:data-pilot-member table:name="0,00250843" table:display="true" table:show-details="true"/>
                <table:data-pilot-member table:name="0,00250897" table:display="true" table:show-details="true"/>
                <table:data-pilot-member table:name="0,00250944" table:display="true" table:show-details="true"/>
                <table:data-pilot-member table:name="0,00251413" table:display="true" table:show-details="true"/>
                <table:data-pilot-member table:name="0,00251659" table:display="true" table:show-details="true"/>
                <table:data-pilot-member table:name="0,00251714" table:display="true" table:show-details="true"/>
                <table:data-pilot-member table:name="0,00251748" table:display="true" table:show-details="true"/>
                <table:data-pilot-member table:name="0,0025175" table:display="true" table:show-details="true"/>
                <table:data-pilot-member table:name="0,00251831" table:display="true" table:show-details="true"/>
                <table:data-pilot-member table:name="0,00251888" table:display="true" table:show-details="true"/>
                <table:data-pilot-member table:name="0,00251968" table:display="true" table:show-details="true"/>
                <table:data-pilot-member table:name="0,00252001" table:display="true" table:show-details="true"/>
                <table:data-pilot-member table:name="0,00252012" table:display="true" table:show-details="true"/>
                <table:data-pilot-member table:name="0,00252094" table:display="true" table:show-details="true"/>
                <table:data-pilot-member table:name="0,00252188" table:display="true" table:show-details="true"/>
                <table:data-pilot-member table:name="0,00252316" table:display="true" table:show-details="true"/>
                <table:data-pilot-member table:name="0,00252461" table:display="true" table:show-details="true"/>
                <table:data-pilot-member table:name="0,00252662" table:display="true" table:show-details="true"/>
                <table:data-pilot-member table:name="0,0025289" table:display="true" table:show-details="true"/>
                <table:data-pilot-member table:name="0,00252942" table:display="true" table:show-details="true"/>
                <table:data-pilot-member table:name="0,00253037" table:display="true" table:show-details="true"/>
                <table:data-pilot-member table:name="0,00253208" table:display="true" table:show-details="true"/>
                <table:data-pilot-member table:name="0,0025339" table:display="true" table:show-details="true"/>
                <table:data-pilot-member table:name="0,00253481" table:display="true" table:show-details="true"/>
                <table:data-pilot-member table:name="0,0025358" table:display="true" table:show-details="true"/>
                <table:data-pilot-member table:name="0,00253665" table:display="true" table:show-details="true"/>
                <table:data-pilot-member table:name="0,00253841" table:display="true" table:show-details="true"/>
                <table:data-pilot-member table:name="0,00254099" table:display="true" table:show-details="true"/>
                <table:data-pilot-member table:name="0,00254112" table:display="true" table:show-details="true"/>
                <table:data-pilot-member table:name="0,00254222" table:display="true" table:show-details="true"/>
                <table:data-pilot-member table:name="0,00254239" table:display="true" table:show-details="true"/>
                <table:data-pilot-member table:name="0,0025426" table:display="true" table:show-details="true"/>
                <table:data-pilot-member table:name="0,00254362" table:display="true" table:show-details="true"/>
                <table:data-pilot-member table:name="0,00254366" table:display="true" table:show-details="true"/>
                <table:data-pilot-member table:name="0,00254409" table:display="true" table:show-details="true"/>
                <table:data-pilot-member table:name="0,00254652" table:display="true" table:show-details="true"/>
                <table:data-pilot-member table:name="0,00254682" table:display="true" table:show-details="true"/>
                <table:data-pilot-member table:name="0,00254775" table:display="true" table:show-details="true"/>
                <table:data-pilot-member table:name="0,00254779" table:display="true" table:show-details="true"/>
                <table:data-pilot-member table:name="0,00254886" table:display="true" table:show-details="true"/>
                <table:data-pilot-member table:name="0,00254964" table:display="true" table:show-details="true"/>
                <table:data-pilot-member table:name="0,00255065" table:display="true" table:show-details="true"/>
                <table:data-pilot-member table:name="0,00255189" table:display="true" table:show-details="true"/>
                <table:data-pilot-member table:name="0,00255193" table:display="true" table:show-details="true"/>
                <table:data-pilot-member table:name="0,00255201" table:display="true" table:show-details="true"/>
                <table:data-pilot-member table:name="0,00255416" table:display="true" table:show-details="true"/>
                <table:data-pilot-member table:name="0,00255446" table:display="true" table:show-details="true"/>
                <table:data-pilot-member table:name="0,00255558" table:display="true" table:show-details="true"/>
                <table:data-pilot-member table:name="0,0025561" table:display="true" table:show-details="true"/>
                <table:data-pilot-member table:name="0,00255684" table:display="true" table:show-details="true"/>
                <table:data-pilot-member table:name="0,00255799" table:display="true" table:show-details="true"/>
                <table:data-pilot-member table:name="0,00255888" table:display="true" table:show-details="true"/>
                <table:data-pilot-member table:name="0,00255973" table:display="true" table:show-details="true"/>
                <table:data-pilot-member table:name="0,00255992" table:display="true" table:show-details="true"/>
                <table:data-pilot-member table:name="0,00256066" table:display="true" table:show-details="true"/>
                <table:data-pilot-member table:name="0,00256199" table:display="true" table:show-details="true"/>
                <table:data-pilot-member table:name="0,00256283" table:display="true" table:show-details="true"/>
                <table:data-pilot-member table:name="0,00256404" table:display="true" table:show-details="true"/>
                <table:data-pilot-member table:name="0,00256774" table:display="true" table:show-details="true"/>
                <table:data-pilot-member table:name="0,00256826" table:display="true" table:show-details="true"/>
                <table:data-pilot-member table:name="0,00256831" table:display="true" table:show-details="true"/>
                <table:data-pilot-member table:name="0,00256867" table:display="true" table:show-details="true"/>
                <table:data-pilot-member table:name="0,00256994" table:display="true" table:show-details="true"/>
                <table:data-pilot-member table:name="0,00257478" table:display="true" table:show-details="true"/>
                <table:data-pilot-member table:name="0,00257524" table:display="true" table:show-details="true"/>
                <table:data-pilot-member table:name="0,00257618" table:display="true" table:show-details="true"/>
                <table:data-pilot-member table:name="0,00257634" table:display="true" table:show-details="true"/>
                <table:data-pilot-member table:name="0,00257754" table:display="true" table:show-details="true"/>
                <table:data-pilot-member table:name="0,00258058" table:display="true" table:show-details="true"/>
                <table:data-pilot-member table:name="0,00258121" table:display="true" table:show-details="true"/>
                <table:data-pilot-member table:name="0,00258174" table:display="true" table:show-details="true"/>
                <table:data-pilot-member table:name="0,00258343" table:display="true" table:show-details="true"/>
                <table:data-pilot-member table:name="0,00258396" table:display="true" table:show-details="true"/>
                <table:data-pilot-member table:name="0,00258455" table:display="true" table:show-details="true"/>
                <table:data-pilot-member table:name="0,00258716" table:display="true" table:show-details="true"/>
                <table:data-pilot-member table:name="0,00258835" table:display="true" table:show-details="true"/>
                <table:data-pilot-member table:name="0,00258983" table:display="true" table:show-details="true"/>
                <table:data-pilot-member table:name="0,00259226" table:display="true" table:show-details="true"/>
                <table:data-pilot-member table:name="0,00259282" table:display="true" table:show-details="true"/>
                <table:data-pilot-member table:name="0,00259506" table:display="true" table:show-details="true"/>
                <table:data-pilot-member table:name="0,00259788" table:display="true" table:show-details="true"/>
                <table:data-pilot-member table:name="0,0025994" table:display="true" table:show-details="true"/>
                <table:data-pilot-member table:name="0,00259997" table:display="true" table:show-details="true"/>
                <table:data-pilot-member table:name="0,00260175" table:display="true" table:show-details="true"/>
                <table:data-pilot-member table:name="0,00260372" table:display="true" table:show-details="true"/>
                <table:data-pilot-member table:name="0,00260434" table:display="true" table:show-details="true"/>
                <table:data-pilot-member table:name="0,00260437" table:display="true" table:show-details="true"/>
                <table:data-pilot-member table:name="0,00260839" table:display="true" table:show-details="true"/>
                <table:data-pilot-member table:name="0,00260928" table:display="true" table:show-details="true"/>
                <table:data-pilot-member table:name="0,0026099" table:display="true" table:show-details="true"/>
                <table:data-pilot-member table:name="0,00261117" table:display="true" table:show-details="true"/>
                <table:data-pilot-member table:name="0,00261264" table:display="true" table:show-details="true"/>
                <table:data-pilot-member table:name="0,00261303" table:display="true" table:show-details="true"/>
                <table:data-pilot-member table:name="0,0026132" table:display="true" table:show-details="true"/>
                <table:data-pilot-member table:name="0,00261377" table:display="true" table:show-details="true"/>
                <table:data-pilot-member table:name="0,00261646" table:display="true" table:show-details="true"/>
                <table:data-pilot-member table:name="0,00261721" table:display="true" table:show-details="true"/>
                <table:data-pilot-member table:name="0,00261765" table:display="true" table:show-details="true"/>
                <table:data-pilot-member table:name="0,00261793" table:display="true" table:show-details="true"/>
                <table:data-pilot-member table:name="0,002618" table:display="true" table:show-details="true"/>
                <table:data-pilot-member table:name="0,00261988" table:display="true" table:show-details="true"/>
                <table:data-pilot-member table:name="0,00262167" table:display="true" table:show-details="true"/>
                <table:data-pilot-member table:name="0,00262231" table:display="true" table:show-details="true"/>
                <table:data-pilot-member table:name="0,00262234" table:display="true" table:show-details="true"/>
                <table:data-pilot-member table:name="0,00262308" table:display="true" table:show-details="true"/>
                <table:data-pilot-member table:name="0,00262354" table:display="true" table:show-details="true"/>
                <table:data-pilot-member table:name="0,00262486" table:display="true" table:show-details="true"/>
                <table:data-pilot-member table:name="0,00262526" table:display="true" table:show-details="true"/>
                <table:data-pilot-member table:name="0,00262567" table:display="true" table:show-details="true"/>
                <table:data-pilot-member table:name="0,00262606" table:display="true" table:show-details="true"/>
                <table:data-pilot-member table:name="0,0026261" table:display="true" table:show-details="true"/>
                <table:data-pilot-member table:name="0,00262673" table:display="true" table:show-details="true"/>
                <table:data-pilot-member table:name="0,00262761" table:display="true" table:show-details="true"/>
                <table:data-pilot-member table:name="0,00262975" table:display="true" table:show-details="true"/>
                <table:data-pilot-member table:name="0,00263007" table:display="true" table:show-details="true"/>
                <table:data-pilot-member table:name="0,00263176" table:display="true" table:show-details="true"/>
                <table:data-pilot-member table:name="0,00264178" table:display="true" table:show-details="true"/>
                <table:data-pilot-member table:name="0,00264289" table:display="true" table:show-details="true"/>
                <table:data-pilot-member table:name="0,00264322" table:display="true" table:show-details="true"/>
                <table:data-pilot-member table:name="0,00264378" table:display="true" table:show-details="true"/>
                <table:data-pilot-member table:name="0,00264404" table:display="true" table:show-details="true"/>
                <table:data-pilot-member table:name="0,00264445" table:display="true" table:show-details="true"/>
                <table:data-pilot-member table:name="0,00264681" table:display="true" table:show-details="true"/>
                <table:data-pilot-member table:name="0,00264683" table:display="true" table:show-details="true"/>
                <table:data-pilot-member table:name="0,0026474" table:display="true" table:show-details="true"/>
                <table:data-pilot-member table:name="0,00264792" table:display="true" table:show-details="true"/>
                <table:data-pilot-member table:name="0,00264854" table:display="true" table:show-details="true"/>
                <table:data-pilot-member table:name="0,00265069" table:display="true" table:show-details="true"/>
                <table:data-pilot-member table:name="0,002652" table:display="true" table:show-details="true"/>
                <table:data-pilot-member table:name="0,0026528" table:display="true" table:show-details="true"/>
                <table:data-pilot-member table:name="0,00265358" table:display="true" table:show-details="true"/>
                <table:data-pilot-member table:name="0,00265401" table:display="true" table:show-details="true"/>
                <table:data-pilot-member table:name="0,00265445" table:display="true" table:show-details="true"/>
                <table:data-pilot-member table:name="0,00265462" table:display="true" table:show-details="true"/>
                <table:data-pilot-member table:name="0,0026548" table:display="true" table:show-details="true"/>
                <table:data-pilot-member table:name="0,0026554" table:display="true" table:show-details="true"/>
                <table:data-pilot-member table:name="0,00265657" table:display="true" table:show-details="true"/>
                <table:data-pilot-member table:name="0,00265727" table:display="true" table:show-details="true"/>
                <table:data-pilot-member table:name="0,00265849" table:display="true" table:show-details="true"/>
                <table:data-pilot-member table:name="0,00265934" table:display="true" table:show-details="true"/>
                <table:data-pilot-member table:name="0,00266033" table:display="true" table:show-details="true"/>
                <table:data-pilot-member table:name="0,00266127" table:display="true" table:show-details="true"/>
                <table:data-pilot-member table:name="0,00266128" table:display="true" table:show-details="true"/>
                <table:data-pilot-member table:name="0,00266186" table:display="true" table:show-details="true"/>
                <table:data-pilot-member table:name="0,00266456" table:display="true" table:show-details="true"/>
                <table:data-pilot-member table:name="0,00266485" table:display="true" table:show-details="true"/>
                <table:data-pilot-member table:name="0,00266573" table:display="true" table:show-details="true"/>
                <table:data-pilot-member table:name="0,00266628" table:display="true" table:show-details="true"/>
                <table:data-pilot-member table:name="0,0026663" table:display="true" table:show-details="true"/>
                <table:data-pilot-member table:name="0,00266642" table:display="true" table:show-details="true"/>
                <table:data-pilot-member table:name="0,0026666" table:display="true" table:show-details="true"/>
                <table:data-pilot-member table:name="0,00266722" table:display="true" table:show-details="true"/>
                <table:data-pilot-member table:name="0,00266838" table:display="true" table:show-details="true"/>
                <table:data-pilot-member table:name="0,00266946" table:display="true" table:show-details="true"/>
                <table:data-pilot-member table:name="0,00267014" table:display="true" table:show-details="true"/>
                <table:data-pilot-member table:name="0,00267177" table:display="true" table:show-details="true"/>
                <table:data-pilot-member table:name="0,00267436" table:display="true" table:show-details="true"/>
                <table:data-pilot-member table:name="0,00267453" table:display="true" table:show-details="true"/>
                <table:data-pilot-member table:name="0,00267521" table:display="true" table:show-details="true"/>
                <table:data-pilot-member table:name="0,00267535" table:display="true" table:show-details="true"/>
                <table:data-pilot-member table:name="0,00267632" table:display="true" table:show-details="true"/>
                <table:data-pilot-member table:name="0,00267677" table:display="true" table:show-details="true"/>
                <table:data-pilot-member table:name="0,00267761" table:display="true" table:show-details="true"/>
                <table:data-pilot-member table:name="0,00267857" table:display="true" table:show-details="true"/>
                <table:data-pilot-member table:name="0,00268124" table:display="true" table:show-details="true"/>
                <table:data-pilot-member table:name="0,00268254" table:display="true" table:show-details="true"/>
                <table:data-pilot-member table:name="0,00268357" table:display="true" table:show-details="true"/>
                <table:data-pilot-member table:name="0,00268534" table:display="true" table:show-details="true"/>
                <table:data-pilot-member table:name="0,00268657" table:display="true" table:show-details="true"/>
                <table:data-pilot-member table:name="0,00268832" table:display="true" table:show-details="true"/>
                <table:data-pilot-member table:name="0,00269016" table:display="true" table:show-details="true"/>
                <table:data-pilot-member table:name="0,00269042" table:display="true" table:show-details="true"/>
                <table:data-pilot-member table:name="0,0026915" table:display="true" table:show-details="true"/>
                <table:data-pilot-member table:name="0,00269221" table:display="true" table:show-details="true"/>
                <table:data-pilot-member table:name="0,00269362" table:display="true" table:show-details="true"/>
                <table:data-pilot-member table:name="0,00269442" table:display="true" table:show-details="true"/>
                <table:data-pilot-member table:name="0,0026946" table:display="true" table:show-details="true"/>
                <table:data-pilot-member table:name="0,00269494" table:display="true" table:show-details="true"/>
                <table:data-pilot-member table:name="0,00269499" table:display="true" table:show-details="true"/>
                <table:data-pilot-member table:name="0,00269548" table:display="true" table:show-details="true"/>
                <table:data-pilot-member table:name="0,00269698" table:display="true" table:show-details="true"/>
                <table:data-pilot-member table:name="0,00269741" table:display="true" table:show-details="true"/>
                <table:data-pilot-member table:name="0,00269757" table:display="true" table:show-details="true"/>
                <table:data-pilot-member table:name="0,00270138" table:display="true" table:show-details="true"/>
                <table:data-pilot-member table:name="0,00270171" table:display="true" table:show-details="true"/>
                <table:data-pilot-member table:name="0,00270673" table:display="true" table:show-details="true"/>
                <table:data-pilot-member table:name="0,00270732" table:display="true" table:show-details="true"/>
                <table:data-pilot-member table:name="0,00270776" table:display="true" table:show-details="true"/>
                <table:data-pilot-member table:name="0,00271179" table:display="true" table:show-details="true"/>
                <table:data-pilot-member table:name="0,00271492" table:display="true" table:show-details="true"/>
                <table:data-pilot-member table:name="0,00271636" table:display="true" table:show-details="true"/>
                <table:data-pilot-member table:name="0,00271658" table:display="true" table:show-details="true"/>
                <table:data-pilot-member table:name="0,00271675" table:display="true" table:show-details="true"/>
                <table:data-pilot-member table:name="0,00272249" table:display="true" table:show-details="true"/>
                <table:data-pilot-member table:name="0,00272272" table:display="true" table:show-details="true"/>
                <table:data-pilot-member table:name="0,00272305" table:display="true" table:show-details="true"/>
                <table:data-pilot-member table:name="0,0027232" table:display="true" table:show-details="true"/>
                <table:data-pilot-member table:name="0,00272327" table:display="true" table:show-details="true"/>
                <table:data-pilot-member table:name="0,00272404" table:display="true" table:show-details="true"/>
                <table:data-pilot-member table:name="0,00272708" table:display="true" table:show-details="true"/>
                <table:data-pilot-member table:name="0,00272773" table:display="true" table:show-details="true"/>
                <table:data-pilot-member table:name="0,0027282" table:display="true" table:show-details="true"/>
                <table:data-pilot-member table:name="0,00272875" table:display="true" table:show-details="true"/>
                <table:data-pilot-member table:name="0,00273543" table:display="true" table:show-details="true"/>
                <table:data-pilot-member table:name="0,00273792" table:display="true" table:show-details="true"/>
                <table:data-pilot-member table:name="0,00273904" table:display="true" table:show-details="true"/>
                <table:data-pilot-member table:name="0,00274056" table:display="true" table:show-details="true"/>
                <table:data-pilot-member table:name="0,00274234" table:display="true" table:show-details="true"/>
                <table:data-pilot-member table:name="0,0027431" table:display="true" table:show-details="true"/>
                <table:data-pilot-member table:name="0,00274764" table:display="true" table:show-details="true"/>
                <table:data-pilot-member table:name="0,00274773" table:display="true" table:show-details="true"/>
                <table:data-pilot-member table:name="0,00274783" table:display="true" table:show-details="true"/>
                <table:data-pilot-member table:name="0,00274889" table:display="true" table:show-details="true"/>
                <table:data-pilot-member table:name="0,0027508" table:display="true" table:show-details="true"/>
                <table:data-pilot-member table:name="0,00275253" table:display="true" table:show-details="true"/>
                <table:data-pilot-member table:name="0,0027533" table:display="true" table:show-details="true"/>
                <table:data-pilot-member table:name="0,00275341" table:display="true" table:show-details="true"/>
                <table:data-pilot-member table:name="0,00275396" table:display="true" table:show-details="true"/>
                <table:data-pilot-member table:name="0,00275569" table:display="true" table:show-details="true"/>
                <table:data-pilot-member table:name="0,00275631" table:display="true" table:show-details="true"/>
                <table:data-pilot-member table:name="0,00275669" table:display="true" table:show-details="true"/>
                <table:data-pilot-member table:name="0,00275816" table:display="true" table:show-details="true"/>
                <table:data-pilot-member table:name="0,00276103" table:display="true" table:show-details="true"/>
                <table:data-pilot-member table:name="0,0027612" table:display="true" table:show-details="true"/>
                <table:data-pilot-member table:name="0,00276162" table:display="true" table:show-details="true"/>
                <table:data-pilot-member table:name="0,00276172" table:display="true" table:show-details="true"/>
                <table:data-pilot-member table:name="0,00276722" table:display="true" table:show-details="true"/>
                <table:data-pilot-member table:name="0,0027692" table:display="true" table:show-details="true"/>
                <table:data-pilot-member table:name="0,00277143" table:display="true" table:show-details="true"/>
                <table:data-pilot-member table:name="0,00277223" table:display="true" table:show-details="true"/>
                <table:data-pilot-member table:name="0,00277248" table:display="true" table:show-details="true"/>
                <table:data-pilot-member table:name="0,0027733" table:display="true" table:show-details="true"/>
                <table:data-pilot-member table:name="0,00277416" table:display="true" table:show-details="true"/>
                <table:data-pilot-member table:name="0,00277587" table:display="true" table:show-details="true"/>
                <table:data-pilot-member table:name="0,00277815" table:display="true" table:show-details="true"/>
                <table:data-pilot-member table:name="0,00277879" table:display="true" table:show-details="true"/>
                <table:data-pilot-member table:name="0,00277917" table:display="true" table:show-details="true"/>
                <table:data-pilot-member table:name="0,00278033" table:display="true" table:show-details="true"/>
                <table:data-pilot-member table:name="0,00278246" table:display="true" table:show-details="true"/>
                <table:data-pilot-member table:name="0,00278301" table:display="true" table:show-details="true"/>
                <table:data-pilot-member table:name="0,00278323" table:display="true" table:show-details="true"/>
                <table:data-pilot-member table:name="0,00278779" table:display="true" table:show-details="true"/>
                <table:data-pilot-member table:name="0,00278821" table:display="true" table:show-details="true"/>
                <table:data-pilot-member table:name="0,00278924" table:display="true" table:show-details="true"/>
                <table:data-pilot-member table:name="0,00279115" table:display="true" table:show-details="true"/>
                <table:data-pilot-member table:name="0,00279121" table:display="true" table:show-details="true"/>
                <table:data-pilot-member table:name="0,00279239" table:display="true" table:show-details="true"/>
                <table:data-pilot-member table:name="0,00279506" table:display="true" table:show-details="true"/>
                <table:data-pilot-member table:name="0,00279721" table:display="true" table:show-details="true"/>
                <table:data-pilot-member table:name="0,00279793" table:display="true" table:show-details="true"/>
                <table:data-pilot-member table:name="0,00280023" table:display="true" table:show-details="true"/>
                <table:data-pilot-member table:name="0,0028008" table:display="true" table:show-details="true"/>
                <table:data-pilot-member table:name="0,00280157" table:display="true" table:show-details="true"/>
                <table:data-pilot-member table:name="0,00280302" table:display="true" table:show-details="true"/>
                <table:data-pilot-member table:name="0,00280514" table:display="true" table:show-details="true"/>
                <table:data-pilot-member table:name="0,00280644" table:display="true" table:show-details="true"/>
                <table:data-pilot-member table:name="0,00280867" table:display="true" table:show-details="true"/>
                <table:data-pilot-member table:name="0,0028092" table:display="true" table:show-details="true"/>
                <table:data-pilot-member table:name="0,00281052" table:display="true" table:show-details="true"/>
                <table:data-pilot-member table:name="0,00281121" table:display="true" table:show-details="true"/>
                <table:data-pilot-member table:name="0,0028113" table:display="true" table:show-details="true"/>
                <table:data-pilot-member table:name="0,00281333" table:display="true" table:show-details="true"/>
                <table:data-pilot-member table:name="0,0028137" table:display="true" table:show-details="true"/>
                <table:data-pilot-member table:name="0,00281523" table:display="true" table:show-details="true"/>
                <table:data-pilot-member table:name="0,0028194" table:display="true" table:show-details="true"/>
                <table:data-pilot-member table:name="0,00282011" table:display="true" table:show-details="true"/>
                <table:data-pilot-member table:name="0,00282214" table:display="true" table:show-details="true"/>
                <table:data-pilot-member table:name="0,00282673" table:display="true" table:show-details="true"/>
                <table:data-pilot-member table:name="0,00282755" table:display="true" table:show-details="true"/>
                <table:data-pilot-member table:name="0,0028286" table:display="true" table:show-details="true"/>
                <table:data-pilot-member table:name="0,00283099" table:display="true" table:show-details="true"/>
                <table:data-pilot-member table:name="0,00283279" table:display="true" table:show-details="true"/>
                <table:data-pilot-member table:name="0,00283362" table:display="true" table:show-details="true"/>
                <table:data-pilot-member table:name="0,00283443" table:display="true" table:show-details="true"/>
                <table:data-pilot-member table:name="0,00283495" table:display="true" table:show-details="true"/>
                <table:data-pilot-member table:name="0,00283597" table:display="true" table:show-details="true"/>
                <table:data-pilot-member table:name="0,00284009" table:display="true" table:show-details="true"/>
                <table:data-pilot-member table:name="0,00284035" table:display="true" table:show-details="true"/>
                <table:data-pilot-member table:name="0,0028433" table:display="true" table:show-details="true"/>
                <table:data-pilot-member table:name="0,00284353" table:display="true" table:show-details="true"/>
                <table:data-pilot-member table:name="0,00284553" table:display="true" table:show-details="true"/>
                <table:data-pilot-member table:name="0,00284641" table:display="true" table:show-details="true"/>
                <table:data-pilot-member table:name="0,00284668" table:display="true" table:show-details="true"/>
                <table:data-pilot-member table:name="0,00284921" table:display="true" table:show-details="true"/>
                <table:data-pilot-member table:name="0,00285092" table:display="true" table:show-details="true"/>
                <table:data-pilot-member table:name="0,00285109" table:display="true" table:show-details="true"/>
                <table:data-pilot-member table:name="0,0028515" table:display="true" table:show-details="true"/>
                <table:data-pilot-member table:name="0,00285301" table:display="true" table:show-details="true"/>
                <table:data-pilot-member table:name="0,00285359" table:display="true" table:show-details="true"/>
                <table:data-pilot-member table:name="0,00285514" table:display="true" table:show-details="true"/>
                <table:data-pilot-member table:name="0,00285527" table:display="true" table:show-details="true"/>
                <table:data-pilot-member table:name="0,0028559" table:display="true" table:show-details="true"/>
                <table:data-pilot-member table:name="0,00285612" table:display="true" table:show-details="true"/>
                <table:data-pilot-member table:name="0,00285686" table:display="true" table:show-details="true"/>
                <table:data-pilot-member table:name="0,00285793" table:display="true" table:show-details="true"/>
                <table:data-pilot-member table:name="0,00285955" table:display="true" table:show-details="true"/>
                <table:data-pilot-member table:name="0,00285968" table:display="true" table:show-details="true"/>
                <table:data-pilot-member table:name="0,00286076" table:display="true" table:show-details="true"/>
                <table:data-pilot-member table:name="0,00286097" table:display="true" table:show-details="true"/>
                <table:data-pilot-member table:name="0,00286102" table:display="true" table:show-details="true"/>
                <table:data-pilot-member table:name="0,00286143" table:display="true" table:show-details="true"/>
                <table:data-pilot-member table:name="0,00286327" table:display="true" table:show-details="true"/>
                <table:data-pilot-member table:name="0,00286616" table:display="true" table:show-details="true"/>
                <table:data-pilot-member table:name="0,00287096" table:display="true" table:show-details="true"/>
                <table:data-pilot-member table:name="0,00287346" table:display="true" table:show-details="true"/>
                <table:data-pilot-member table:name="0,00287756" table:display="true" table:show-details="true"/>
                <table:data-pilot-member table:name="0,00287834" table:display="true" table:show-details="true"/>
                <table:data-pilot-member table:name="0,00288023" table:display="true" table:show-details="true"/>
                <table:data-pilot-member table:name="0,00288136" table:display="true" table:show-details="true"/>
                <table:data-pilot-member table:name="0,00288175" table:display="true" table:show-details="true"/>
                <table:data-pilot-member table:name="0,00288269" table:display="true" table:show-details="true"/>
                <table:data-pilot-member table:name="0,00288369" table:display="true" table:show-details="true"/>
                <table:data-pilot-member table:name="0,00288385" table:display="true" table:show-details="true"/>
                <table:data-pilot-member table:name="0,0028847" table:display="true" table:show-details="true"/>
                <table:data-pilot-member table:name="0,00288512" table:display="true" table:show-details="true"/>
                <table:data-pilot-member table:name="0,00288618" table:display="true" table:show-details="true"/>
                <table:data-pilot-member table:name="0,00288681" table:display="true" table:show-details="true"/>
                <table:data-pilot-member table:name="0,00288695" table:display="true" table:show-details="true"/>
                <table:data-pilot-member table:name="0,00288748" table:display="true" table:show-details="true"/>
                <table:data-pilot-member table:name="0,00288844" table:display="true" table:show-details="true"/>
                <table:data-pilot-member table:name="0,00289044" table:display="true" table:show-details="true"/>
                <table:data-pilot-member table:name="0,00289184" table:display="true" table:show-details="true"/>
                <table:data-pilot-member table:name="0,00289192" table:display="true" table:show-details="true"/>
                <table:data-pilot-member table:name="0,00289463" table:display="true" table:show-details="true"/>
                <table:data-pilot-member table:name="0,00289643" table:display="true" table:show-details="true"/>
                <table:data-pilot-member table:name="0,00289659" table:display="true" table:show-details="true"/>
                <table:data-pilot-member table:name="0,00289668" table:display="true" table:show-details="true"/>
                <table:data-pilot-member table:name="0,00289704" table:display="true" table:show-details="true"/>
                <table:data-pilot-member table:name="0,0028982" table:display="true" table:show-details="true"/>
                <table:data-pilot-member table:name="0,00289854" table:display="true" table:show-details="true"/>
                <table:data-pilot-member table:name="0,00290157" table:display="true" table:show-details="true"/>
                <table:data-pilot-member table:name="0,00290275" table:display="true" table:show-details="true"/>
                <table:data-pilot-member table:name="0,00290288" table:display="true" table:show-details="true"/>
                <table:data-pilot-member table:name="0,00290355" table:display="true" table:show-details="true"/>
                <table:data-pilot-member table:name="0,00290512" table:display="true" table:show-details="true"/>
                <table:data-pilot-member table:name="0,0029068" table:display="true" table:show-details="true"/>
                <table:data-pilot-member table:name="0,0029071" table:display="true" table:show-details="true"/>
                <table:data-pilot-member table:name="0,00290803" table:display="true" table:show-details="true"/>
                <table:data-pilot-member table:name="0,00290874" table:display="true" table:show-details="true"/>
                <table:data-pilot-member table:name="0,00291075" table:display="true" table:show-details="true"/>
                <table:data-pilot-member table:name="0,00291148" table:display="true" table:show-details="true"/>
                <table:data-pilot-member table:name="0,00291166" table:display="true" table:show-details="true"/>
                <table:data-pilot-member table:name="0,00291195" table:display="true" table:show-details="true"/>
                <table:data-pilot-member table:name="0,002913" table:display="true" table:show-details="true"/>
                <table:data-pilot-member table:name="0,00291343" table:display="true" table:show-details="true"/>
                <table:data-pilot-member table:name="0,00291493" table:display="true" table:show-details="true"/>
                <table:data-pilot-member table:name="0,00291521" table:display="true" table:show-details="true"/>
                <table:data-pilot-member table:name="0,00291523" table:display="true" table:show-details="true"/>
                <table:data-pilot-member table:name="0,0029164" table:display="true" table:show-details="true"/>
                <table:data-pilot-member table:name="0,00291809" table:display="true" table:show-details="true"/>
                <table:data-pilot-member table:name="0,00291999" table:display="true" table:show-details="true"/>
                <table:data-pilot-member table:name="0,00292765" table:display="true" table:show-details="true"/>
                <table:data-pilot-member table:name="0,00292828" table:display="true" table:show-details="true"/>
                <table:data-pilot-member table:name="0,00292866" table:display="true" table:show-details="true"/>
                <table:data-pilot-member table:name="0,00292894" table:display="true" table:show-details="true"/>
                <table:data-pilot-member table:name="0,00292935" table:display="true" table:show-details="true"/>
                <table:data-pilot-member table:name="0,00293258" table:display="true" table:show-details="true"/>
                <table:data-pilot-member table:name="0,00293293" table:display="true" table:show-details="true"/>
                <table:data-pilot-member table:name="0,00293725" table:display="true" table:show-details="true"/>
                <table:data-pilot-member table:name="0,00293948" table:display="true" table:show-details="true"/>
                <table:data-pilot-member table:name="0,00294189" table:display="true" table:show-details="true"/>
                <table:data-pilot-member table:name="0,00295036" table:display="true" table:show-details="true"/>
                <table:data-pilot-member table:name="0,002951" table:display="true" table:show-details="true"/>
                <table:data-pilot-member table:name="0,00295189" table:display="true" table:show-details="true"/>
                <table:data-pilot-member table:name="0,00295379" table:display="true" table:show-details="true"/>
                <table:data-pilot-member table:name="0,00295492" table:display="true" table:show-details="true"/>
                <table:data-pilot-member table:name="0,00295869" table:display="true" table:show-details="true"/>
                <table:data-pilot-member table:name="0,002962" table:display="true" table:show-details="true"/>
                <table:data-pilot-member table:name="0,00296284" table:display="true" table:show-details="true"/>
                <table:data-pilot-member table:name="0,00296321" table:display="true" table:show-details="true"/>
                <table:data-pilot-member table:name="0,00296404" table:display="true" table:show-details="true"/>
                <table:data-pilot-member table:name="0,00296457" table:display="true" table:show-details="true"/>
                <table:data-pilot-member table:name="0,00296472" table:display="true" table:show-details="true"/>
                <table:data-pilot-member table:name="0,00296632" table:display="true" table:show-details="true"/>
                <table:data-pilot-member table:name="0,00296899" table:display="true" table:show-details="true"/>
                <table:data-pilot-member table:name="0,00296908" table:display="true" table:show-details="true"/>
                <table:data-pilot-member table:name="0,00297013" table:display="true" table:show-details="true"/>
                <table:data-pilot-member table:name="0,00297112" table:display="true" table:show-details="true"/>
                <table:data-pilot-member table:name="0,00297262" table:display="true" table:show-details="true"/>
                <table:data-pilot-member table:name="0,00297329" table:display="true" table:show-details="true"/>
                <table:data-pilot-member table:name="0,00297491" table:display="true" table:show-details="true"/>
                <table:data-pilot-member table:name="0,00297556" table:display="true" table:show-details="true"/>
                <table:data-pilot-member table:name="0,00297727" table:display="true" table:show-details="true"/>
                <table:data-pilot-member table:name="0,00297825" table:display="true" table:show-details="true"/>
                <table:data-pilot-member table:name="0,00297831" table:display="true" table:show-details="true"/>
                <table:data-pilot-member table:name="0,00297863" table:display="true" table:show-details="true"/>
                <table:data-pilot-member table:name="0,00298199" table:display="true" table:show-details="true"/>
                <table:data-pilot-member table:name="0,00298265" table:display="true" table:show-details="true"/>
                <table:data-pilot-member table:name="0,00298454" table:display="true" table:show-details="true"/>
                <table:data-pilot-member table:name="0,00298547" table:display="true" table:show-details="true"/>
                <table:data-pilot-member table:name="0,00298674" table:display="true" table:show-details="true"/>
                <table:data-pilot-member table:name="0,0029907" table:display="true" table:show-details="true"/>
                <table:data-pilot-member table:name="0,0029911" table:display="true" table:show-details="true"/>
                <table:data-pilot-member table:name="0,00299241" table:display="true" table:show-details="true"/>
                <table:data-pilot-member table:name="0,00299416" table:display="true" table:show-details="true"/>
                <table:data-pilot-member table:name="0,00299458" table:display="true" table:show-details="true"/>
                <table:data-pilot-member table:name="0,00299668" table:display="true" table:show-details="true"/>
                <table:data-pilot-member table:name="0,00299827" table:display="true" table:show-details="true"/>
                <table:data-pilot-member table:name="0,00299829" table:display="true" table:show-details="true"/>
                <table:data-pilot-member table:name="0,00299892" table:display="true" table:show-details="true"/>
                <table:data-pilot-member table:name="0,00300041" table:display="true" table:show-details="true"/>
                <table:data-pilot-member table:name="0,00300226" table:display="true" table:show-details="true"/>
                <table:data-pilot-member table:name="0,00300344" table:display="true" table:show-details="true"/>
                <table:data-pilot-member table:name="0,00300373" table:display="true" table:show-details="true"/>
                <table:data-pilot-member table:name="0,00300528" table:display="true" table:show-details="true"/>
                <table:data-pilot-member table:name="0,00300623" table:display="true" table:show-details="true"/>
                <table:data-pilot-member table:name="0,00300756" table:display="true" table:show-details="true"/>
                <table:data-pilot-member table:name="0,00300871" table:display="true" table:show-details="true"/>
                <table:data-pilot-member table:name="0,00300873" table:display="true" table:show-details="true"/>
                <table:data-pilot-member table:name="0,00300887" table:display="true" table:show-details="true"/>
                <table:data-pilot-member table:name="0,00300944" table:display="true" table:show-details="true"/>
                <table:data-pilot-member table:name="0,00301144" table:display="true" table:show-details="true"/>
                <table:data-pilot-member table:name="0,00301534" table:display="true" table:show-details="true"/>
                <table:data-pilot-member table:name="0,00301573" table:display="true" table:show-details="true"/>
                <table:data-pilot-member table:name="0,00301774" table:display="true" table:show-details="true"/>
                <table:data-pilot-member table:name="0,00302117" table:display="true" table:show-details="true"/>
                <table:data-pilot-member table:name="0,00302237" table:display="true" table:show-details="true"/>
                <table:data-pilot-member table:name="0,00302434" table:display="true" table:show-details="true"/>
                <table:data-pilot-member table:name="0,0030248" table:display="true" table:show-details="true"/>
                <table:data-pilot-member table:name="0,00302529" table:display="true" table:show-details="true"/>
                <table:data-pilot-member table:name="0,00302543" table:display="true" table:show-details="true"/>
                <table:data-pilot-member table:name="0,00303134" table:display="true" table:show-details="true"/>
                <table:data-pilot-member table:name="0,00303295" table:display="true" table:show-details="true"/>
                <table:data-pilot-member table:name="0,00303482" table:display="true" table:show-details="true"/>
                <table:data-pilot-member table:name="0,00303493" table:display="true" table:show-details="true"/>
                <table:data-pilot-member table:name="0,00303494" table:display="true" table:show-details="true"/>
                <table:data-pilot-member table:name="0,00303577" table:display="true" table:show-details="true"/>
                <table:data-pilot-member table:name="0,00303582" table:display="true" table:show-details="true"/>
                <table:data-pilot-member table:name="0,00303588" table:display="true" table:show-details="true"/>
                <table:data-pilot-member table:name="0,00303714" table:display="true" table:show-details="true"/>
                <table:data-pilot-member table:name="0,00304132" table:display="true" table:show-details="true"/>
                <table:data-pilot-member table:name="0,00304236" table:display="true" table:show-details="true"/>
                <table:data-pilot-member table:name="0,0030429" table:display="true" table:show-details="true"/>
                <table:data-pilot-member table:name="0,00304327" table:display="true" table:show-details="true"/>
                <table:data-pilot-member table:name="0,00304344" table:display="true" table:show-details="true"/>
                <table:data-pilot-member table:name="0,00304616" table:display="true" table:show-details="true"/>
                <table:data-pilot-member table:name="0,00304969" table:display="true" table:show-details="true"/>
                <table:data-pilot-member table:name="0,00305257" table:display="true" table:show-details="true"/>
                <table:data-pilot-member table:name="0,00305761" table:display="true" table:show-details="true"/>
                <table:data-pilot-member table:name="0,00305812" table:display="true" table:show-details="true"/>
                <table:data-pilot-member table:name="0,00305845" table:display="true" table:show-details="true"/>
                <table:data-pilot-member table:name="0,00305874" table:display="true" table:show-details="true"/>
                <table:data-pilot-member table:name="0,00305972" table:display="true" table:show-details="true"/>
                <table:data-pilot-member table:name="0,0030629" table:display="true" table:show-details="true"/>
                <table:data-pilot-member table:name="0,00306505" table:display="true" table:show-details="true"/>
                <table:data-pilot-member table:name="0,00306642" table:display="true" table:show-details="true"/>
                <table:data-pilot-member table:name="0,00306932" table:display="true" table:show-details="true"/>
                <table:data-pilot-member table:name="0,00307075" table:display="true" table:show-details="true"/>
                <table:data-pilot-member table:name="0,00307204" table:display="true" table:show-details="true"/>
                <table:data-pilot-member table:name="0,00307276" table:display="true" table:show-details="true"/>
                <table:data-pilot-member table:name="0,00307284" table:display="true" table:show-details="true"/>
                <table:data-pilot-member table:name="0,00307372" table:display="true" table:show-details="true"/>
                <table:data-pilot-member table:name="0,00307444" table:display="true" table:show-details="true"/>
                <table:data-pilot-member table:name="0,00307447" table:display="true" table:show-details="true"/>
                <table:data-pilot-member table:name="0,00307569" table:display="true" table:show-details="true"/>
                <table:data-pilot-member table:name="0,00307603" table:display="true" table:show-details="true"/>
                <table:data-pilot-member table:name="0,00307666" table:display="true" table:show-details="true"/>
                <table:data-pilot-member table:name="0,00308355" table:display="true" table:show-details="true"/>
                <table:data-pilot-member table:name="0,00308474" table:display="true" table:show-details="true"/>
                <table:data-pilot-member table:name="0,00308999" table:display="true" table:show-details="true"/>
                <table:data-pilot-member table:name="0,003092" table:display="true" table:show-details="true"/>
                <table:data-pilot-member table:name="0,00309211" table:display="true" table:show-details="true"/>
                <table:data-pilot-member table:name="0,00309508" table:display="true" table:show-details="true"/>
                <table:data-pilot-member table:name="0,00309904" table:display="true" table:show-details="true"/>
                <table:data-pilot-member table:name="0,0031001" table:display="true" table:show-details="true"/>
                <table:data-pilot-member table:name="0,00310217" table:display="true" table:show-details="true"/>
                <table:data-pilot-member table:name="0,00310568" table:display="true" table:show-details="true"/>
                <table:data-pilot-member table:name="0,003106" table:display="true" table:show-details="true"/>
                <table:data-pilot-member table:name="0,00311727" table:display="true" table:show-details="true"/>
                <table:data-pilot-member table:name="0,00311788" table:display="true" table:show-details="true"/>
                <table:data-pilot-member table:name="0,00312041" table:display="true" table:show-details="true"/>
                <table:data-pilot-member table:name="0,00312048" table:display="true" table:show-details="true"/>
                <table:data-pilot-member table:name="0,00312152" table:display="true" table:show-details="true"/>
                <table:data-pilot-member table:name="0,00312233" table:display="true" table:show-details="true"/>
                <table:data-pilot-member table:name="0,00312308" table:display="true" table:show-details="true"/>
                <table:data-pilot-member table:name="0,0031232" table:display="true" table:show-details="true"/>
                <table:data-pilot-member table:name="0,0031253" table:display="true" table:show-details="true"/>
                <table:data-pilot-member table:name="0,00312562" table:display="true" table:show-details="true"/>
                <table:data-pilot-member table:name="0,00312664" table:display="true" table:show-details="true"/>
                <table:data-pilot-member table:name="0,00313351" table:display="true" table:show-details="true"/>
                <table:data-pilot-member table:name="0,00313526" table:display="true" table:show-details="true"/>
                <table:data-pilot-member table:name="0,0031362" table:display="true" table:show-details="true"/>
                <table:data-pilot-member table:name="0,0031393" table:display="true" table:show-details="true"/>
                <table:data-pilot-member table:name="0,00314223" table:display="true" table:show-details="true"/>
                <table:data-pilot-member table:name="0,00314343" table:display="true" table:show-details="true"/>
                <table:data-pilot-member table:name="0,00314416" table:display="true" table:show-details="true"/>
                <table:data-pilot-member table:name="0,00314473" table:display="true" table:show-details="true"/>
                <table:data-pilot-member table:name="0,00314711" table:display="true" table:show-details="true"/>
                <table:data-pilot-member table:name="0,00314759" table:display="true" table:show-details="true"/>
                <table:data-pilot-member table:name="0,0031512" table:display="true" table:show-details="true"/>
                <table:data-pilot-member table:name="0,00315213" table:display="true" table:show-details="true"/>
                <table:data-pilot-member table:name="0,00315644" table:display="true" table:show-details="true"/>
                <table:data-pilot-member table:name="0,00315847" table:display="true" table:show-details="true"/>
                <table:data-pilot-member table:name="0,00315876" table:display="true" table:show-details="true"/>
                <table:data-pilot-member table:name="0,00315994" table:display="true" table:show-details="true"/>
                <table:data-pilot-member table:name="0,00316465" table:display="true" table:show-details="true"/>
                <table:data-pilot-member table:name="0,00316912" table:display="true" table:show-details="true"/>
                <table:data-pilot-member table:name="0,00316929" table:display="true" table:show-details="true"/>
                <table:data-pilot-member table:name="0,00317043" table:display="true" table:show-details="true"/>
                <table:data-pilot-member table:name="0,00317094" table:display="true" table:show-details="true"/>
                <table:data-pilot-member table:name="0,00317136" table:display="true" table:show-details="true"/>
                <table:data-pilot-member table:name="0,00317144" table:display="true" table:show-details="true"/>
                <table:data-pilot-member table:name="0,00317193" table:display="true" table:show-details="true"/>
                <table:data-pilot-member table:name="0,00317727" table:display="true" table:show-details="true"/>
                <table:data-pilot-member table:name="0,0031785" table:display="true" table:show-details="true"/>
                <table:data-pilot-member table:name="0,00318205" table:display="true" table:show-details="true"/>
                <table:data-pilot-member table:name="0,00318295" table:display="true" table:show-details="true"/>
                <table:data-pilot-member table:name="0,00318747" table:display="true" table:show-details="true"/>
                <table:data-pilot-member table:name="0,00318976" table:display="true" table:show-details="true"/>
                <table:data-pilot-member table:name="0,00319077" table:display="true" table:show-details="true"/>
                <table:data-pilot-member table:name="0,00319134" table:display="true" table:show-details="true"/>
                <table:data-pilot-member table:name="0,00319597" table:display="true" table:show-details="true"/>
                <table:data-pilot-member table:name="0,00319703" table:display="true" table:show-details="true"/>
                <table:data-pilot-member table:name="0,00319821" table:display="true" table:show-details="true"/>
                <table:data-pilot-member table:name="0,00319918" table:display="true" table:show-details="true"/>
                <table:data-pilot-member table:name="0,00320066" table:display="true" table:show-details="true"/>
                <table:data-pilot-member table:name="0,00320184" table:display="true" table:show-details="true"/>
                <table:data-pilot-member table:name="0,00320261" table:display="true" table:show-details="true"/>
                <table:data-pilot-member table:name="0,00320681" table:display="true" table:show-details="true"/>
                <table:data-pilot-member table:name="0,00321156" table:display="true" table:show-details="true"/>
                <table:data-pilot-member table:name="0,00321222" table:display="true" table:show-details="true"/>
                <table:data-pilot-member table:name="0,00321842" table:display="true" table:show-details="true"/>
                <table:data-pilot-member table:name="0,00321848" table:display="true" table:show-details="true"/>
                <table:data-pilot-member table:name="0,00321895" table:display="true" table:show-details="true"/>
                <table:data-pilot-member table:name="0,0032242" table:display="true" table:show-details="true"/>
                <table:data-pilot-member table:name="0,00322453" table:display="true" table:show-details="true"/>
                <table:data-pilot-member table:name="0,00322773" table:display="true" table:show-details="true"/>
                <table:data-pilot-member table:name="0,00322823" table:display="true" table:show-details="true"/>
                <table:data-pilot-member table:name="0,00322867" table:display="true" table:show-details="true"/>
                <table:data-pilot-member table:name="0,00322889" table:display="true" table:show-details="true"/>
                <table:data-pilot-member table:name="0,00323225" table:display="true" table:show-details="true"/>
                <table:data-pilot-member table:name="0,00323335" table:display="true" table:show-details="true"/>
                <table:data-pilot-member table:name="0,00323717" table:display="true" table:show-details="true"/>
                <table:data-pilot-member table:name="0,00323787" table:display="true" table:show-details="true"/>
                <table:data-pilot-member table:name="0,00323811" table:display="true" table:show-details="true"/>
                <table:data-pilot-member table:name="0,00323918" table:display="true" table:show-details="true"/>
                <table:data-pilot-member table:name="0,00324334" table:display="true" table:show-details="true"/>
                <table:data-pilot-member table:name="0,00324462" table:display="true" table:show-details="true"/>
                <table:data-pilot-member table:name="0,00324485" table:display="true" table:show-details="true"/>
                <table:data-pilot-member table:name="0,0032479" table:display="true" table:show-details="true"/>
                <table:data-pilot-member table:name="0,00325045" table:display="true" table:show-details="true"/>
                <table:data-pilot-member table:name="0,00325167" table:display="true" table:show-details="true"/>
                <table:data-pilot-member table:name="0,00325211" table:display="true" table:show-details="true"/>
                <table:data-pilot-member table:name="0,00325313" table:display="true" table:show-details="true"/>
                <table:data-pilot-member table:name="0,0032554" table:display="true" table:show-details="true"/>
                <table:data-pilot-member table:name="0,00325689" table:display="true" table:show-details="true"/>
                <table:data-pilot-member table:name="0,00325723" table:display="true" table:show-details="true"/>
                <table:data-pilot-member table:name="0,00325735" table:display="true" table:show-details="true"/>
                <table:data-pilot-member table:name="0,00325742" table:display="true" table:show-details="true"/>
                <table:data-pilot-member table:name="0,00325812" table:display="true" table:show-details="true"/>
                <table:data-pilot-member table:name="0,00326077" table:display="true" table:show-details="true"/>
                <table:data-pilot-member table:name="0,00326246" table:display="true" table:show-details="true"/>
                <table:data-pilot-member table:name="0,0032636" table:display="true" table:show-details="true"/>
                <table:data-pilot-member table:name="0,00326456" table:display="true" table:show-details="true"/>
                <table:data-pilot-member table:name="0,00327098" table:display="true" table:show-details="true"/>
                <table:data-pilot-member table:name="0,00327178" table:display="true" table:show-details="true"/>
                <table:data-pilot-member table:name="0,00327225" table:display="true" table:show-details="true"/>
                <table:data-pilot-member table:name="0,00327361" table:display="true" table:show-details="true"/>
                <table:data-pilot-member table:name="0,00327395" table:display="true" table:show-details="true"/>
                <table:data-pilot-member table:name="0,00327562" table:display="true" table:show-details="true"/>
                <table:data-pilot-member table:name="0,00327666" table:display="true" table:show-details="true"/>
                <table:data-pilot-member table:name="0,00327715" table:display="true" table:show-details="true"/>
                <table:data-pilot-member table:name="0,0032783" table:display="true" table:show-details="true"/>
                <table:data-pilot-member table:name="0,00327847" table:display="true" table:show-details="true"/>
                <table:data-pilot-member table:name="0,00328129" table:display="true" table:show-details="true"/>
                <table:data-pilot-member table:name="0,00328742" table:display="true" table:show-details="true"/>
                <table:data-pilot-member table:name="0,00329256" table:display="true" table:show-details="true"/>
                <table:data-pilot-member table:name="0,00329375" table:display="true" table:show-details="true"/>
                <table:data-pilot-member table:name="0,00329434" table:display="true" table:show-details="true"/>
                <table:data-pilot-member table:name="0,00329456" table:display="true" table:show-details="true"/>
                <table:data-pilot-member table:name="0,00329687" table:display="true" table:show-details="true"/>
                <table:data-pilot-member table:name="0,00329753" table:display="true" table:show-details="true"/>
                <table:data-pilot-member table:name="0,00329869" table:display="true" table:show-details="true"/>
                <table:data-pilot-member table:name="0,00330073" table:display="true" table:show-details="true"/>
                <table:data-pilot-member table:name="0,00330313" table:display="true" table:show-details="true"/>
                <table:data-pilot-member table:name="0,00330499" table:display="true" table:show-details="true"/>
                <table:data-pilot-member table:name="0,00330541" table:display="true" table:show-details="true"/>
                <table:data-pilot-member table:name="0,0033063" table:display="true" table:show-details="true"/>
                <table:data-pilot-member table:name="0,00330703" table:display="true" table:show-details="true"/>
                <table:data-pilot-member table:name="0,00330845" table:display="true" table:show-details="true"/>
                <table:data-pilot-member table:name="0,00330854" table:display="true" table:show-details="true"/>
                <table:data-pilot-member table:name="0,00331002" table:display="true" table:show-details="true"/>
                <table:data-pilot-member table:name="0,00331277" table:display="true" table:show-details="true"/>
                <table:data-pilot-member table:name="0,00331344" table:display="true" table:show-details="true"/>
                <table:data-pilot-member table:name="0,00331374" table:display="true" table:show-details="true"/>
                <table:data-pilot-member table:name="0,00331598" table:display="true" table:show-details="true"/>
                <table:data-pilot-member table:name="0,00332119" table:display="true" table:show-details="true"/>
                <table:data-pilot-member table:name="0,00332889" table:display="true" table:show-details="true"/>
                <table:data-pilot-member table:name="0,00333689" table:display="true" table:show-details="true"/>
                <table:data-pilot-member table:name="0,00333753" table:display="true" table:show-details="true"/>
                <table:data-pilot-member table:name="0,00333854" table:display="true" table:show-details="true"/>
                <table:data-pilot-member table:name="0,00333908" table:display="true" table:show-details="true"/>
                <table:data-pilot-member table:name="0,00334316" table:display="true" table:show-details="true"/>
                <table:data-pilot-member table:name="0,00334453" table:display="true" table:show-details="true"/>
                <table:data-pilot-member table:name="0,00334481" table:display="true" table:show-details="true"/>
                <table:data-pilot-member table:name="0,00335375" table:display="true" table:show-details="true"/>
                <table:data-pilot-member table:name="0,00335452" table:display="true" table:show-details="true"/>
                <table:data-pilot-member table:name="0,00335577" table:display="true" table:show-details="true"/>
                <table:data-pilot-member table:name="0,00335703" table:display="true" table:show-details="true"/>
                <table:data-pilot-member table:name="0,00335808" table:display="true" table:show-details="true"/>
                <table:data-pilot-member table:name="0,0033596" table:display="true" table:show-details="true"/>
                <table:data-pilot-member table:name="0,00335975" table:display="true" table:show-details="true"/>
                <table:data-pilot-member table:name="0,00336113" table:display="true" table:show-details="true"/>
                <table:data-pilot-member table:name="0,00336609" table:display="true" table:show-details="true"/>
                <table:data-pilot-member table:name="0,0033665" table:display="true" table:show-details="true"/>
                <table:data-pilot-member table:name="0,00336868" table:display="true" table:show-details="true"/>
                <table:data-pilot-member table:name="0,00336947" table:display="true" table:show-details="true"/>
                <table:data-pilot-member table:name="0,00337349" table:display="true" table:show-details="true"/>
                <table:data-pilot-member table:name="0,00337441" table:display="true" table:show-details="true"/>
                <table:data-pilot-member table:name="0,00338295" table:display="true" table:show-details="true"/>
                <table:data-pilot-member table:name="0,00338872" table:display="true" table:show-details="true"/>
                <table:data-pilot-member table:name="0,00339042" table:display="true" table:show-details="true"/>
                <table:data-pilot-member table:name="0,00339218" table:display="true" table:show-details="true"/>
                <table:data-pilot-member table:name="0,00339339" table:display="true" table:show-details="true"/>
                <table:data-pilot-member table:name="0,00339381" table:display="true" table:show-details="true"/>
                <table:data-pilot-member table:name="0,00339408" table:display="true" table:show-details="true"/>
                <table:data-pilot-member table:name="0,00339702" table:display="true" table:show-details="true"/>
                <table:data-pilot-member table:name="0,00339849" table:display="true" table:show-details="true"/>
                <table:data-pilot-member table:name="0,00340868" table:display="true" table:show-details="true"/>
                <table:data-pilot-member table:name="0,00341116" table:display="true" table:show-details="true"/>
                <table:data-pilot-member table:name="0,00341346" table:display="true" table:show-details="true"/>
                <table:data-pilot-member table:name="0,0034167" table:display="true" table:show-details="true"/>
                <table:data-pilot-member table:name="0,00342161" table:display="true" table:show-details="true"/>
                <table:data-pilot-member table:name="0,00342219" table:display="true" table:show-details="true"/>
                <table:data-pilot-member table:name="0,00342546" table:display="true" table:show-details="true"/>
                <table:data-pilot-member table:name="0,00342702" table:display="true" table:show-details="true"/>
                <table:data-pilot-member table:name="0,00343119" table:display="true" table:show-details="true"/>
                <table:data-pilot-member table:name="0,00343277" table:display="true" table:show-details="true"/>
                <table:data-pilot-member table:name="0,00343384" table:display="true" table:show-details="true"/>
                <table:data-pilot-member table:name="0,00343514" table:display="true" table:show-details="true"/>
                <table:data-pilot-member table:name="0,00344275" table:display="true" table:show-details="true"/>
                <table:data-pilot-member table:name="0,00344848" table:display="true" table:show-details="true"/>
                <table:data-pilot-member table:name="0,00345343" table:display="true" table:show-details="true"/>
                <table:data-pilot-member table:name="0,00345518" table:display="true" table:show-details="true"/>
                <table:data-pilot-member table:name="0,00345999" table:display="true" table:show-details="true"/>
                <table:data-pilot-member table:name="0,00347027" table:display="true" table:show-details="true"/>
                <table:data-pilot-member table:name="0,00348821" table:display="true" table:show-details="true"/>
                <table:data-pilot-member table:name="0,00349178" table:display="true" table:show-details="true"/>
                <table:data-pilot-member table:name="0,00349476" table:display="true" table:show-details="true"/>
                <table:data-pilot-member table:name="0,00350084" table:display="true" table:show-details="true"/>
                <table:data-pilot-member table:name="0,00350271" table:display="true" table:show-details="true"/>
                <table:data-pilot-member table:name="0,00350663" table:display="true" table:show-details="true"/>
                <table:data-pilot-member table:name="0,00350714" table:display="true" table:show-details="true"/>
                <table:data-pilot-member table:name="0,00351157" table:display="true" table:show-details="true"/>
                <table:data-pilot-member table:name="0,00351286" table:display="true" table:show-details="true"/>
                <table:data-pilot-member table:name="0,00351375" table:display="true" table:show-details="true"/>
                <table:data-pilot-member table:name="0,00351641" table:display="true" table:show-details="true"/>
                <table:data-pilot-member table:name="0,00351942" table:display="true" table:show-details="true"/>
                <table:data-pilot-member table:name="0,00352002" table:display="true" table:show-details="true"/>
                <table:data-pilot-member table:name="0,00352127" table:display="true" table:show-details="true"/>
                <table:data-pilot-member table:name="0,00352236" table:display="true" table:show-details="true"/>
                <table:data-pilot-member table:name="0,0035224" table:display="true" table:show-details="true"/>
                <table:data-pilot-member table:name="0,00352437" table:display="true" table:show-details="true"/>
                <table:data-pilot-member table:name="0,00352634" table:display="true" table:show-details="true"/>
                <table:data-pilot-member table:name="0,00353063" table:display="true" table:show-details="true"/>
                <table:data-pilot-member table:name="0,00353289" table:display="true" table:show-details="true"/>
                <table:data-pilot-member table:name="0,00353553" table:display="true" table:show-details="true"/>
                <table:data-pilot-member table:name="0,00354001" table:display="true" table:show-details="true"/>
                <table:data-pilot-member table:name="0,00354348" table:display="true" table:show-details="true"/>
                <table:data-pilot-member table:name="0,00354738" table:display="true" table:show-details="true"/>
                <table:data-pilot-member table:name="0,00355161" table:display="true" table:show-details="true"/>
                <table:data-pilot-member table:name="0,00355332" table:display="true" table:show-details="true"/>
                <table:data-pilot-member table:name="0,0035559" table:display="true" table:show-details="true"/>
                <table:data-pilot-member table:name="0,00356514" table:display="true" table:show-details="true"/>
                <table:data-pilot-member table:name="0,00356612" table:display="true" table:show-details="true"/>
                <table:data-pilot-member table:name="0,00356869" table:display="true" table:show-details="true"/>
                <table:data-pilot-member table:name="0,00356959" table:display="true" table:show-details="true"/>
                <table:data-pilot-member table:name="0,00357431" table:display="true" table:show-details="true"/>
                <table:data-pilot-member table:name="0,00357567" table:display="true" table:show-details="true"/>
                <table:data-pilot-member table:name="0,00358019" table:display="true" table:show-details="true"/>
                <table:data-pilot-member table:name="0,00358182" table:display="true" table:show-details="true"/>
                <table:data-pilot-member table:name="0,00359146" table:display="true" table:show-details="true"/>
                <table:data-pilot-member table:name="0,00359718" table:display="true" table:show-details="true"/>
                <table:data-pilot-member table:name="0,00359793" table:display="true" table:show-details="true"/>
                <table:data-pilot-member table:name="0,00359959" table:display="true" table:show-details="true"/>
                <table:data-pilot-member table:name="0,00360278" table:display="true" table:show-details="true"/>
                <table:data-pilot-member table:name="0,00360871" table:display="true" table:show-details="true"/>
                <table:data-pilot-member table:name="0,00360992" table:display="true" table:show-details="true"/>
                <table:data-pilot-member table:name="0,00360995" table:display="true" table:show-details="true"/>
                <table:data-pilot-member table:name="0,00361041" table:display="true" table:show-details="true"/>
                <table:data-pilot-member table:name="0,00362353" table:display="true" table:show-details="true"/>
                <table:data-pilot-member table:name="0,00362684" table:display="true" table:show-details="true"/>
                <table:data-pilot-member table:name="0,00362818" table:display="true" table:show-details="true"/>
                <table:data-pilot-member table:name="0,00362873" table:display="true" table:show-details="true"/>
                <table:data-pilot-member table:name="0,00363152" table:display="true" table:show-details="true"/>
                <table:data-pilot-member table:name="0,00363827" table:display="true" table:show-details="true"/>
                <table:data-pilot-member table:name="0,00363876" table:display="true" table:show-details="true"/>
                <table:data-pilot-member table:name="0,00364602" table:display="true" table:show-details="true"/>
                <table:data-pilot-member table:name="0,00364893" table:display="true" table:show-details="true"/>
                <table:data-pilot-member table:name="0,00365105" table:display="true" table:show-details="true"/>
                <table:data-pilot-member table:name="0,00365855" table:display="true" table:show-details="true"/>
                <table:data-pilot-member table:name="0,00366358" table:display="true" table:show-details="true"/>
                <table:data-pilot-member table:name="0,00366569" table:display="true" table:show-details="true"/>
                <table:data-pilot-member table:name="0,00366743" table:display="true" table:show-details="true"/>
                <table:data-pilot-member table:name="0,00366752" table:display="true" table:show-details="true"/>
                <table:data-pilot-member table:name="0,00366922" table:display="true" table:show-details="true"/>
                <table:data-pilot-member table:name="0,00367022" table:display="true" table:show-details="true"/>
                <table:data-pilot-member table:name="0,00368214" table:display="true" table:show-details="true"/>
                <table:data-pilot-member table:name="0,00368223" table:display="true" table:show-details="true"/>
                <table:data-pilot-member table:name="0,00368247" table:display="true" table:show-details="true"/>
                <table:data-pilot-member table:name="0,00368771" table:display="true" table:show-details="true"/>
                <table:data-pilot-member table:name="0,0036981" table:display="true" table:show-details="true"/>
                <table:data-pilot-member table:name="0,00369825" table:display="true" table:show-details="true"/>
                <table:data-pilot-member table:name="0,00370258" table:display="true" table:show-details="true"/>
                <table:data-pilot-member table:name="0,00370548" table:display="true" table:show-details="true"/>
                <table:data-pilot-member table:name="0,00370636" table:display="true" table:show-details="true"/>
                <table:data-pilot-member table:name="0,00371179" table:display="true" table:show-details="true"/>
                <table:data-pilot-member table:name="0,00371706" table:display="true" table:show-details="true"/>
                <table:data-pilot-member table:name="0,00372721" table:display="true" table:show-details="true"/>
                <table:data-pilot-member table:name="0,0037329" table:display="true" table:show-details="true"/>
                <table:data-pilot-member table:name="0,00373501" table:display="true" table:show-details="true"/>
                <table:data-pilot-member table:name="0,00374161" table:display="true" table:show-details="true"/>
                <table:data-pilot-member table:name="0,00374357" table:display="true" table:show-details="true"/>
                <table:data-pilot-member table:name="0,00374551" table:display="true" table:show-details="true"/>
                <table:data-pilot-member table:name="0,0037507" table:display="true" table:show-details="true"/>
                <table:data-pilot-member table:name="0,00375405" table:display="true" table:show-details="true"/>
                <table:data-pilot-member table:name="0,00376938" table:display="true" table:show-details="true"/>
                <table:data-pilot-member table:name="0,00377052" table:display="true" table:show-details="true"/>
                <table:data-pilot-member table:name="0,00377195" table:display="true" table:show-details="true"/>
                <table:data-pilot-member table:name="0,00377867" table:display="true" table:show-details="true"/>
                <table:data-pilot-member table:name="0,00378013" table:display="true" table:show-details="true"/>
                <table:data-pilot-member table:name="0,00378494" table:display="true" table:show-details="true"/>
                <table:data-pilot-member table:name="0,00378792" table:display="true" table:show-details="true"/>
                <table:data-pilot-member table:name="0,00378858" table:display="true" table:show-details="true"/>
                <table:data-pilot-member table:name="0,0037924" table:display="true" table:show-details="true"/>
                <table:data-pilot-member table:name="0,00379853" table:display="true" table:show-details="true"/>
                <table:data-pilot-member table:name="0,00380057" table:display="true" table:show-details="true"/>
                <table:data-pilot-member table:name="0,00380442" table:display="true" table:show-details="true"/>
                <table:data-pilot-member table:name="0,00380483" table:display="true" table:show-details="true"/>
                <table:data-pilot-member table:name="0,00380639" table:display="true" table:show-details="true"/>
                <table:data-pilot-member table:name="0,00380975" table:display="true" table:show-details="true"/>
                <table:data-pilot-member table:name="0,0038142" table:display="true" table:show-details="true"/>
                <table:data-pilot-member table:name="0,00381431" table:display="true" table:show-details="true"/>
                <table:data-pilot-member table:name="0,00381504" table:display="true" table:show-details="true"/>
                <table:data-pilot-member table:name="0,00382505" table:display="true" table:show-details="true"/>
                <table:data-pilot-member table:name="0,00383047" table:display="true" table:show-details="true"/>
                <table:data-pilot-member table:name="0,00383052" table:display="true" table:show-details="true"/>
                <table:data-pilot-member table:name="0,00383107" table:display="true" table:show-details="true"/>
                <table:data-pilot-member table:name="0,00383254" table:display="true" table:show-details="true"/>
                <table:data-pilot-member table:name="0,00383408" table:display="true" table:show-details="true"/>
                <table:data-pilot-member table:name="0,00383942" table:display="true" table:show-details="true"/>
                <table:data-pilot-member table:name="0,00384888" table:display="true" table:show-details="true"/>
                <table:data-pilot-member table:name="0,00385127" table:display="true" table:show-details="true"/>
                <table:data-pilot-member table:name="0,00385142" table:display="true" table:show-details="true"/>
                <table:data-pilot-member table:name="0,00385252" table:display="true" table:show-details="true"/>
                <table:data-pilot-member table:name="0,00385548" table:display="true" table:show-details="true"/>
                <table:data-pilot-member table:name="0,00385754" table:display="true" table:show-details="true"/>
                <table:data-pilot-member table:name="0,00386392" table:display="true" table:show-details="true"/>
                <table:data-pilot-member table:name="0,00386563" table:display="true" table:show-details="true"/>
                <table:data-pilot-member table:name="0,00386892" table:display="true" table:show-details="true"/>
                <table:data-pilot-member table:name="0,00387048" table:display="true" table:show-details="true"/>
                <table:data-pilot-member table:name="0,003878" table:display="true" table:show-details="true"/>
                <table:data-pilot-member table:name="0,00388163" table:display="true" table:show-details="true"/>
                <table:data-pilot-member table:name="0,00389008" table:display="true" table:show-details="true"/>
                <table:data-pilot-member table:name="0,0038921" table:display="true" table:show-details="true"/>
                <table:data-pilot-member table:name="0,00390415" table:display="true" table:show-details="true"/>
                <table:data-pilot-member table:name="0,0039061" table:display="true" table:show-details="true"/>
                <table:data-pilot-member table:name="0,00391517" table:display="true" table:show-details="true"/>
                <table:data-pilot-member table:name="0,00391714" table:display="true" table:show-details="true"/>
                <table:data-pilot-member table:name="0,00392349" table:display="true" table:show-details="true"/>
                <table:data-pilot-member table:name="0,00392665" table:display="true" table:show-details="true"/>
                <table:data-pilot-member table:name="0,00392712" table:display="true" table:show-details="true"/>
                <table:data-pilot-member table:name="0,00392902" table:display="true" table:show-details="true"/>
                <table:data-pilot-member table:name="0,00393681" table:display="true" table:show-details="true"/>
                <table:data-pilot-member table:name="0,0039384" table:display="true" table:show-details="true"/>
                <table:data-pilot-member table:name="0,00393919" table:display="true" table:show-details="true"/>
                <table:data-pilot-member table:name="0,00393929" table:display="true" table:show-details="true"/>
                <table:data-pilot-member table:name="0,00395187" table:display="true" table:show-details="true"/>
                <table:data-pilot-member table:name="0,00395276" table:display="true" table:show-details="true"/>
                <table:data-pilot-member table:name="0,00395512" table:display="true" table:show-details="true"/>
                <table:data-pilot-member table:name="0,00395698" table:display="true" table:show-details="true"/>
                <table:data-pilot-member table:name="0,00396248" table:display="true" table:show-details="true"/>
                <table:data-pilot-member table:name="0,00397154" table:display="true" table:show-details="true"/>
                <table:data-pilot-member table:name="0,00397511" table:display="true" table:show-details="true"/>
                <table:data-pilot-member table:name="0,00397865" table:display="true" table:show-details="true"/>
                <table:data-pilot-member table:name="0,00398969" table:display="true" table:show-details="true"/>
                <table:data-pilot-member table:name="0,00403078" table:display="true" table:show-details="true"/>
                <table:data-pilot-member table:name="0,00403645" table:display="true" table:show-details="true"/>
                <table:data-pilot-member table:name="0,00404075" table:display="true" table:show-details="true"/>
                <table:data-pilot-member table:name="0,00404343" table:display="true" table:show-details="true"/>
                <table:data-pilot-member table:name="0,00404441" table:display="true" table:show-details="true"/>
                <table:data-pilot-member table:name="0,00405586" table:display="true" table:show-details="true"/>
                <table:data-pilot-member table:name="0,00406817" table:display="true" table:show-details="true"/>
                <table:data-pilot-member table:name="0,00406851" table:display="true" table:show-details="true"/>
                <table:data-pilot-member table:name="0,00407476" table:display="true" table:show-details="true"/>
                <table:data-pilot-member table:name="0,00407558" table:display="true" table:show-details="true"/>
                <table:data-pilot-member table:name="0,00407589" table:display="true" table:show-details="true"/>
                <table:data-pilot-member table:name="0,00408775" table:display="true" table:show-details="true"/>
                <table:data-pilot-member table:name="0,00409047" table:display="true" table:show-details="true"/>
                <table:data-pilot-member table:name="0,00409684" table:display="true" table:show-details="true"/>
                <table:data-pilot-member table:name="0,0041001" table:display="true" table:show-details="true"/>
                <table:data-pilot-member table:name="0,00410153" table:display="true" table:show-details="true"/>
                <table:data-pilot-member table:name="0,00410495" table:display="true" table:show-details="true"/>
                <table:data-pilot-member table:name="0,00410585" table:display="true" table:show-details="true"/>
                <table:data-pilot-member table:name="0,00410611" table:display="true" table:show-details="true"/>
                <table:data-pilot-member table:name="0,00410916" table:display="true" table:show-details="true"/>
                <table:data-pilot-member table:name="0,00412408" table:display="true" table:show-details="true"/>
                <table:data-pilot-member table:name="0,004128" table:display="true" table:show-details="true"/>
                <table:data-pilot-member table:name="0,00416582" table:display="true" table:show-details="true"/>
                <table:data-pilot-member table:name="0,00417144" table:display="true" table:show-details="true"/>
                <table:data-pilot-member table:name="0,0041765" table:display="true" table:show-details="true"/>
                <table:data-pilot-member table:name="0,00418025" table:display="true" table:show-details="true"/>
                <table:data-pilot-member table:name="0,00418855" table:display="true" table:show-details="true"/>
                <table:data-pilot-member table:name="0,00419973" table:display="true" table:show-details="true"/>
                <table:data-pilot-member table:name="0,00420593" table:display="true" table:show-details="true"/>
                <table:data-pilot-member table:name="0,00420606" table:display="true" table:show-details="true"/>
                <table:data-pilot-member table:name="0,00423049" table:display="true" table:show-details="true"/>
                <table:data-pilot-member table:name="0,00423512" table:display="true" table:show-details="true"/>
                <table:data-pilot-member table:name="0,0042413" table:display="true" table:show-details="true"/>
                <table:data-pilot-member table:name="0,00424383" table:display="true" table:show-details="true"/>
                <table:data-pilot-member table:name="0,00426135" table:display="true" table:show-details="true"/>
                <table:data-pilot-member table:name="0,00428638" table:display="true" table:show-details="true"/>
                <table:data-pilot-member table:name="0,00428665" table:display="true" table:show-details="true"/>
                <table:data-pilot-member table:name="0,00430432" table:display="true" table:show-details="true"/>
                <table:data-pilot-member table:name="0,00430824" table:display="true" table:show-details="true"/>
                <table:data-pilot-member table:name="0,00431144" table:display="true" table:show-details="true"/>
                <table:data-pilot-member table:name="0,0043208" table:display="true" table:show-details="true"/>
                <table:data-pilot-member table:name="0,00436273" table:display="true" table:show-details="true"/>
                <table:data-pilot-member table:name="0,00437613" table:display="true" table:show-details="true"/>
                <table:data-pilot-member table:name="0,00440154" table:display="true" table:show-details="true"/>
                <table:data-pilot-member table:name="0,00443701" table:display="true" table:show-details="true"/>
                <table:data-pilot-member table:name="0,00446815" table:display="true" table:show-details="true"/>
                <table:data-pilot-member table:name="0,00446916" table:display="true" table:show-details="true"/>
                <table:data-pilot-member table:name="0,00451182" table:display="true" table:show-details="true"/>
                <table:data-pilot-member table:name="0,00457461" table:display="true" table:show-details="true"/>
                <table:data-pilot-member table:name="0,00457986" table:display="true" table:show-details="true"/>
                <table:data-pilot-member table:name="0,00461801" table:display="true" table:show-details="true"/>
                <table:data-pilot-member table:name="0,00462001" table:display="true" table:show-details="true"/>
                <table:data-pilot-member table:name="0,00462543" table:display="true" table:show-details="true"/>
                <table:data-pilot-member table:name="0,00462632" table:display="true" table:show-details="true"/>
                <table:data-pilot-member table:name="0,00464259" table:display="true" table:show-details="true"/>
                <table:data-pilot-member table:name="0,00468081" table:display="true" table:show-details="true"/>
                <table:data-pilot-member table:name="0,00469371" table:display="true" table:show-details="true"/>
                <table:data-pilot-member table:name="0,00470082" table:display="true" table:show-details="true"/>
                <table:data-pilot-member table:name="0,00471582" table:display="true" table:show-details="true"/>
                <table:data-pilot-member table:name="0,00472987" table:display="true" table:show-details="true"/>
                <table:data-pilot-member table:name="0,00476114" table:display="true" table:show-details="true"/>
                <table:data-pilot-member table:name="0,0047821" table:display="true" table:show-details="true"/>
                <table:data-pilot-member table:name="0,00479103" table:display="true" table:show-details="true"/>
                <table:data-pilot-member table:name="0,00479819" table:display="true" table:show-details="true"/>
                <table:data-pilot-member table:name="0,00481818" table:display="true" table:show-details="true"/>
                <table:data-pilot-member table:name="0,00484783" table:display="true" table:show-details="true"/>
                <table:data-pilot-member table:name="0,00485517" table:display="true" table:show-details="true"/>
                <table:data-pilot-member table:name="0,0048633" table:display="true" table:show-details="true"/>
                <table:data-pilot-member table:name="0,00486743" table:display="true" table:show-details="true"/>
                <table:data-pilot-member table:name="0,00491959" table:display="true" table:show-details="true"/>
                <table:data-pilot-member table:name="0,00494495" table:display="true" table:show-details="true"/>
                <table:data-pilot-member table:name="0,00503427" table:display="true" table:show-details="true"/>
                <table:data-pilot-member table:name="0,00515346" table:display="true" table:show-details="true"/>
                <table:data-pilot-member table:name="0,00521164" table:display="true" table:show-details="true"/>
                <table:data-pilot-member table:name="0,00522223" table:display="true" table:show-details="true"/>
                <table:data-pilot-member table:name="0,00523085" table:display="true" table:show-details="true"/>
                <table:data-pilot-member table:name="0,00523248" table:display="true" table:show-details="true"/>
                <table:data-pilot-member table:name="0,00537085" table:display="true" table:show-details="true"/>
                <table:data-pilot-member table:name="0,00548024" table:display="true" table:show-details="true"/>
                <table:data-pilot-member table:name="0,00558578" table:display="true" table:show-details="true"/>
                <table:data-pilot-member table:name="0,00564427" table:display="true" table:show-details="true"/>
                <table:data-pilot-member table:name="0,00569395" table:display="true" table:show-details="true"/>
                <table:data-pilot-member table:name="0,00579719" table:display="true" table:show-details="true"/>
                <table:data-pilot-member table:name="0,00585514" table:display="true" table:show-details="true"/>
                <table:data-pilot-member table:name="0,00595129" table:display="true" table:show-details="true"/>
                <table:data-pilot-member table:name="0,00615711" table:display="true" table:show-details="true"/>
                <table:data-pilot-member table:name="0,00640378" table:display="true" table:show-details="true"/>
                <table:data-pilot-member table:name="0,00668614" table:display="true" table:show-details="true"/>
                <table:data-pilot-member table:name="0,006852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3:10:00.040956035</dc:date>
    <meta:editing-duration>PT44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2cm" svg:width="8.99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3943">
                <text:p>0.00000003943</text:p>
                <draw:g>
                  <svg:desc>PT@data 0</svg:desc>
                </draw:g>
              </table:table-cell>
              <table:table-cell office:value-type="float" office:value="0.00034822238">
                <text:p>0.00034822238</text:p>
                <draw:g>
                  <svg:desc>PT@data 1</svg:desc>
                </draw:g>
              </table:table-cell>
              <table:table-cell office:value-type="float" office:value="0.00047508138">
                <text:p>0.00047508138</text:p>
                <draw:g>
                  <svg:desc>PT@data 2</svg:desc>
                </draw:g>
              </table:table-cell>
              <table:table-cell office:value-type="float" office:value="0.00035426225">
                <text:p>0.00035426225</text:p>
                <draw:g>
                  <svg:desc>PT@data 3</svg:desc>
                </draw:g>
              </table:table-cell>
              <table:table-cell office:value-type="float" office:value="0.00002766043">
                <text:p>0.00002766043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2574">
                <text:p>0.00000002574</text:p>
              </table:table-cell>
              <table:table-cell office:value-type="float" office:value="0.0006971841">
                <text:p>0.0006971841</text:p>
              </table:table-cell>
              <table:table-cell office:value-type="float" office:value="0.00081931118">
                <text:p>0.00081931118</text:p>
              </table:table-cell>
              <table:table-cell office:value-type="float" office:value="0.00066843468">
                <text:p>0.00066843468</text:p>
              </table:table-cell>
              <table:table-cell office:value-type="float" office:value="0.00004730128">
                <text:p>0.0000473012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2364">
                <text:p>0.00000002364</text:p>
              </table:table-cell>
              <table:table-cell office:value-type="float" office:value="0.00102053255">
                <text:p>0.00102053255</text:p>
              </table:table-cell>
              <table:table-cell office:value-type="float" office:value="0.00125900542">
                <text:p>0.00125900542</text:p>
              </table:table-cell>
              <table:table-cell office:value-type="float" office:value="0.00104162651">
                <text:p>0.00104162651</text:p>
              </table:table-cell>
              <table:table-cell office:value-type="float" office:value="0.00009009479">
                <text:p>0.0000900947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1925">
                <text:p>0.00000001925</text:p>
              </table:table-cell>
              <table:table-cell office:value-type="float" office:value="0.0018263607">
                <text:p>0.0018263607</text:p>
              </table:table-cell>
              <table:table-cell office:value-type="float" office:value="0.0020896784">
                <text:p>0.0020896784</text:p>
              </table:table-cell>
              <table:table-cell office:value-type="float" office:value="0.0018522233">
                <text:p>0.0018522233</text:p>
              </table:table-cell>
              <table:table-cell office:value-type="float" office:value="0.00017872971">
                <text:p>0.00017872971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2189">
                <text:p>0.00000002189</text:p>
              </table:table-cell>
              <table:table-cell office:value-type="float" office:value="0.0022558026">
                <text:p>0.0022558026</text:p>
              </table:table-cell>
              <table:table-cell office:value-type="float" office:value="0.0025695595">
                <text:p>0.0025695595</text:p>
              </table:table-cell>
              <table:table-cell office:value-type="float" office:value="0.0022972313">
                <text:p>0.0022972313</text:p>
              </table:table-cell>
              <table:table-cell office:value-type="float" office:value="0.00021762729">
                <text:p>0.00021762729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2161">
                <text:p>0.00000002161</text:p>
              </table:table-cell>
              <table:table-cell office:value-type="float" office:value="0.0025564307">
                <text:p>0.0025564307</text:p>
              </table:table-cell>
              <table:table-cell office:value-type="float" office:value="0.0030136532">
                <text:p>0.0030136532</text:p>
              </table:table-cell>
              <table:table-cell office:value-type="float" office:value="0.0026870572">
                <text:p>0.0026870572</text:p>
              </table:table-cell>
              <table:table-cell office:value-type="float" office:value="0.00026591275">
                <text:p>0.00026591275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2063">
                <text:p>0.00000002063</text:p>
              </table:table-cell>
              <table:table-cell office:value-type="float" office:value="0.0028298966">
                <text:p>0.0028298966</text:p>
              </table:table-cell>
              <table:table-cell office:value-type="float" office:value="0.0033692479">
                <text:p>0.0033692479</text:p>
              </table:table-cell>
              <table:table-cell office:value-type="float" office:value="0.0029851465">
                <text:p>0.0029851465</text:p>
              </table:table-cell>
              <table:table-cell office:value-type="float" office:value="0.00029905282">
                <text:p>0.0002990528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00000002505">
                <text:p>0.00000002505</text:p>
              </table:table-cell>
              <table:table-cell office:value-type="float" office:value="0.0032231494">
                <text:p>0.0032231494</text:p>
              </table:table-cell>
              <table:table-cell office:value-type="float" office:value="0.0039032245">
                <text:p>0.0039032245</text:p>
              </table:table-cell>
              <table:table-cell office:value-type="float" office:value="0.0034944313">
                <text:p>0.0034944313</text:p>
              </table:table-cell>
              <table:table-cell office:value-type="float" office:value="0.00035319329">
                <text:p>0.00035319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